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2" svg:font-family="Arial2"/>
    <style:font-face style:name="Arial" svg:font-family="Arial"/>
    <style:font-face style:name="Arial3" svg:font-family="Arial3"/>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fo:background-color="#FFFF00"/>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automatic" fo:background-color="#FFFF00"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hin solid #000000" style:vertical-align="top" fo:wrap-option="wrap" fo:background-color="#FFFF00" style:repeat-content="false"/>
      <style:paragraph-properties fo:text-align="center"/>
      <style:text-properties style:font-name="Arial3" style:font-name-asian="Arial3" style:font-name-complex="Arial3" fo:font-size="10pt" style:font-size-asian="10pt" style:font-size-complex="10pt" fo:font-weight="bold" style:font-weight-asian="bold" style:font-weight-complex="bold"/>
    </style:style>
    <style:style style:name="ce5" style:family="table-cell" style:parent-style-name="Default" style:data-style-name="N0">
      <style:table-cell-properties fo:border="thin solid #000000" style:vertical-align="top" fo:wrap-option="wrap" fo:background-color="#E6E6E6" style:repeat-content="false"/>
      <style:paragraph-properties fo:text-align="center"/>
      <style:text-properties style:font-name="Arial3" style:font-name-asian="Arial3" style:font-name-complex="Arial3" fo:font-size="10pt" style:font-size-asian="10pt" style:font-size-complex="10pt" fo:font-weight="bold" style:font-weight-asian="bold" style:font-weight-complex="bold"/>
    </style:style>
    <style:style style:name="ce6" style:family="table-cell" style:parent-style-name="Default" style:data-style-name="N0">
      <style:table-cell-properties fo:border="thin solid #000000"/>
    </style:style>
    <style:style style:name="ce7" style:family="table-cell" style:parent-style-name="Default" style:data-style-name="N0">
      <style:table-cell-properties fo:border="thin solid #000000" fo:background-color="#F898C8"/>
      <style:text-properties fo:font-size="10pt" style:font-size-asian="10pt" style:font-size-complex="10pt"/>
    </style:style>
    <style:style style:name="ce8" style:family="table-cell" style:parent-style-name="Default" style:data-style-name="N30">
      <style:table-cell-properties fo:border="thin solid #000000" style:vertical-align="top" fo:wrap-option="wrap" fo:background-color="#F898C8"/>
      <style:text-properties fo:font-size="10pt" style:font-size-asian="10pt" style:font-size-complex="10pt"/>
    </style:style>
    <style:style style:name="ce9" style:family="table-cell" style:parent-style-name="Default" style:data-style-name="N0">
      <style:table-cell-properties style:vertical-align="top" fo:wrap-option="wrap"/>
      <style:text-properties fo:font-size="10pt" style:font-size-asian="10pt" style:font-size-complex="10pt"/>
    </style:style>
    <style:style style:name="ce10" style:family="table-cell" style:parent-style-name="Default" style:data-style-name="N0">
      <style:table-cell-properties fo:border-top="none" fo:border-bottom="none" fo:border-left="thin solid #808080" fo:border-right="none" style:vertical-align="top" fo:wrap-option="wrap"/>
      <style:text-properties style:font-name="Arial1" style:font-name-asian="Arial1" style:font-name-complex="Arial1" fo:font-size="10pt" style:font-size-asian="10pt" style:font-size-complex="10pt"/>
    </style:style>
    <style:style style:name="ce11" style:family="table-cell" style:parent-style-name="Default" style:data-style-name="N0">
      <style:table-cell-properties style:vertical-align="top" fo:wrap-option="wrap"/>
      <style:text-properties style:font-name="Arial1" style:font-name-asian="Arial1" style:font-name-complex="Arial1" fo:font-size="10pt" style:font-size-asian="10pt" style:font-size-complex="10pt"/>
    </style:style>
    <style:style style:name="ce12" style:family="table-cell" style:parent-style-name="Default" style:data-style-name="N0">
      <style:table-cell-properties fo:border-top="none" fo:border-bottom="none" fo:border-left="none" fo:border-right="thin solid #808080" style:vertical-align="top" fo:wrap-option="wrap"/>
      <style:text-properties fo:font-size="10pt" style:font-size-asian="10pt" style:font-size-complex="10pt"/>
    </style:style>
    <style:style style:name="ce13" style:family="table-cell" style:parent-style-name="Default" style:data-style-name="N0">
      <style:table-cell-properties fo:border="thin solid #000000"/>
      <style:text-properties fo:font-size="10pt" style:font-size-asian="10pt" style:font-size-complex="10pt"/>
    </style:style>
    <style:style style:name="ce14" style:family="table-cell" style:parent-style-name="Default" style:data-style-name="N0">
      <style:table-cell-properties fo:border="thin solid #000000" style:vertical-align="top" fo:wrap-option="wrap"/>
      <style:text-properties fo:font-size="10pt" style:font-size-asian="10pt" style:font-size-complex="10pt"/>
    </style:style>
    <style:style style:name="ce15" style:family="table-cell" style:parent-style-name="Default" style:data-style-name="N0">
      <style:table-cell-properties fo:border="thin solid #000000" style:vertical-align="top" fo:wrap-option="wrap"/>
      <style:text-properties style:font-name="Arial1" style:font-name-asian="Arial1" style:font-name-complex="Arial1" fo:font-size="10pt" style:font-size-asian="10pt" style:font-size-complex="10pt"/>
    </style:style>
    <style:style style:name="ce16" style:family="table-cell" style:parent-style-name="Default" style:data-style-name="N0">
      <style:table-cell-properties fo:border="thin solid #000000" fo:background-color="#CCFFCC"/>
      <style:text-properties fo:font-size="10pt" style:font-size-asian="10pt" style:font-size-complex="10pt"/>
    </style:style>
    <style:style style:name="ce17" style:family="table-cell" style:parent-style-name="Default" style:data-style-name="N0">
      <style:table-cell-properties fo:border="thin solid #000000" style:vertical-align="top" fo:wrap-option="wrap" fo:background-color="#CCFFCC"/>
      <style:text-properties fo:font-size="10pt" style:font-size-asian="10pt" style:font-size-complex="10pt"/>
    </style:style>
    <style:style style:name="ce18" style:family="table-cell" style:parent-style-name="Default" style:data-style-name="N30">
      <style:table-cell-properties fo:border="thin solid #000000" style:vertical-align="automatic" fo:wrap-option="wrap" style:repeat-content="false"/>
      <style:paragraph-properties fo:text-align="start" fo:margin-left="0cm"/>
    </style:style>
    <style:style style:name="ce19" style:family="table-cell" style:parent-style-name="Default" style:data-style-name="N0">
      <style:table-cell-properties fo:border="thin solid #000000" fo:background-color="#3366FF"/>
    </style:style>
    <style:style style:name="ce20" style:family="table-cell" style:parent-style-name="Default" style:data-style-name="N0">
      <style:table-cell-properties fo:border-top="thin solid #808080" fo:border-bottom="none" fo:border-left="none" fo:border-right="none" style:vertical-align="top" fo:wrap-option="wrap" fo:background-color="#FFFF00" style:repeat-content="false"/>
      <style:paragraph-properties fo:text-align="center"/>
      <style:text-properties style:font-name="Arial3" style:font-name-asian="Arial3" style:font-name-complex="Arial3" fo:font-size="10pt" style:font-size-asian="10pt" style:font-size-complex="10pt" fo:font-weight="bold" style:font-weight-asian="bold" style:font-weight-complex="bold"/>
    </style:style>
    <style:style style:name="ce21" style:family="table-cell" style:parent-style-name="Default" style:data-style-name="N0">
      <style:table-cell-properties fo:border-top="thin solid #808080" fo:border-bottom="none" fo:border-left="thin solid #808080" fo:border-right="none" style:vertical-align="top" fo:wrap-option="wrap" fo:background-color="#FFFF00" style:repeat-content="false"/>
      <style:paragraph-properties fo:text-align="center"/>
      <style:text-properties style:font-name="Arial3" style:font-name-asian="Arial3" style:font-name-complex="Arial3" fo:font-size="10pt" style:font-size-asian="10pt" style:font-size-complex="10pt" fo:font-weight="bold" style:font-weight-asian="bold" style:font-weight-complex="bold"/>
    </style:style>
    <style:style style:name="ce22" style:family="table-cell" style:parent-style-name="Default" style:data-style-name="N0">
      <style:table-cell-properties fo:border-top="thin solid #808080" fo:border-bottom="none" fo:border-left="none" fo:border-right="none" style:vertical-align="top" fo:wrap-option="wrap" fo:background-color="#E6E6E6" style:repeat-content="false"/>
      <style:paragraph-properties fo:text-align="center"/>
      <style:text-properties style:font-name="Arial3" style:font-name-asian="Arial3" style:font-name-complex="Arial3" fo:font-size="10pt" style:font-size-asian="10pt" style:font-size-complex="10pt" fo:font-weight="bold" style:font-weight-asian="bold" style:font-weight-complex="bold"/>
    </style:style>
    <style:style style:name="ce23" style:family="table-cell" style:parent-style-name="Default" style:data-style-name="N0">
      <style:table-cell-properties fo:border-top="thin solid #808080" fo:border-bottom="none" fo:border-left="none" fo:border-right="thin solid #808080" style:vertical-align="top" fo:wrap-option="wrap" fo:background-color="#E6E6E6" style:repeat-content="false"/>
      <style:paragraph-properties fo:text-align="center"/>
      <style:text-properties style:font-name="Arial3" style:font-name-asian="Arial3" style:font-name-complex="Arial3" fo:font-size="10pt" style:font-size-asian="10pt" style:font-size-complex="10pt" fo:font-weight="bold" style:font-weight-asian="bold" style:font-weight-complex="bold"/>
    </style:style>
    <style:style style:name="ce24" style:family="table-cell" style:parent-style-name="Default" style:data-style-name="N30">
      <style:table-cell-properties style:vertical-align="top" fo:wrap-option="wrap" fo:background-color="#F898C8"/>
      <style:text-properties fo:font-size="10pt" style:font-size-asian="10pt" style:font-size-complex="10pt"/>
    </style:style>
    <style:style style:name="ce25" style:family="table-cell" style:parent-style-name="Default" style:data-style-name="N0">
      <style:table-cell-properties fo:border-top="none" fo:border-bottom="none" fo:border-left="thin solid #808080" fo:border-right="none" style:vertical-align="top" fo:wrap-option="wrap" fo:background-color="#F898C8"/>
      <style:text-properties fo:font-size="10pt" style:font-size-asian="10pt" style:font-size-complex="10pt"/>
    </style:style>
    <style:style style:name="ce26" style:family="table-cell" style:parent-style-name="Default" style:data-style-name="N30">
      <style:table-cell-properties fo:border-top="none" fo:border-bottom="none" fo:border-left="none" fo:border-right="thin solid #808080" style:vertical-align="top" fo:wrap-option="wrap" fo:background-color="#F898C8"/>
      <style:text-properties fo:font-size="10pt" style:font-size-asian="10pt" style:font-size-complex="10pt"/>
    </style:style>
    <style:style style:name="ce27" style:family="table-cell" style:parent-style-name="Default" style:data-style-name="N0">
      <style:table-cell-properties fo:border-top="none" fo:border-bottom="thin solid #808080" fo:border-left="none" fo:border-right="none" style:vertical-align="top" fo:wrap-option="wrap" fo:background-color="#CCFFCC"/>
      <style:text-properties fo:font-size="10pt" style:font-size-asian="10pt" style:font-size-complex="10pt"/>
    </style:style>
    <style:style style:name="ce28" style:family="table-cell" style:parent-style-name="Default" style:data-style-name="N0">
      <style:table-cell-properties fo:border-top="none" fo:border-bottom="thin solid #808080" fo:border-left="thin solid #808080" fo:border-right="none" style:vertical-align="top" fo:wrap-option="wrap" fo:background-color="#CCFFCC"/>
      <style:text-properties fo:font-size="10pt" style:font-size-asian="10pt" style:font-size-complex="10pt"/>
    </style:style>
    <style:style style:name="ce29" style:family="table-cell" style:parent-style-name="Default" style:data-style-name="N0">
      <style:table-cell-properties fo:border-top="none" fo:border-bottom="thin solid #808080" fo:border-left="none" fo:border-right="thin solid #808080" style:vertical-align="top" fo:wrap-option="wrap" fo:background-color="#CCFFCC"/>
      <style:text-properties fo:font-size="10pt" style:font-size-asian="10pt" style:font-size-complex="10pt"/>
    </style:style>
    <style:style style:name="ce30" style:family="table-cell" style:parent-style-name="Default" style:data-style-name="N0">
      <style:table-cell-properties style:vertical-align="top" fo:wrap-option="wrap" fo:background-color="#3366FF"/>
      <style:text-properties fo:font-size="10pt" style:font-size-asian="10pt" style:font-size-complex="10pt"/>
    </style:style>
    <style:style style:name="ce31" style:family="table-cell" style:parent-style-name="Default" style:data-style-name="N0">
      <style:table-cell-properties style:vertical-align="top"/>
    </style:style>
    <style:style style:name="ce32" style:family="table-cell" style:parent-style-name="Default" style:data-style-name="N30">
      <style:table-cell-properties fo:border="thin solid #000000" style:vertical-align="top" fo:wrap-option="wrap" fo:background-color="#FFFF00" style:repeat-content="false"/>
      <style:paragraph-properties fo:text-align="start" fo:margin-left="0cm"/>
      <style:text-properties style:font-name="Arial3" style:font-name-asian="Arial3" style:font-name-complex="Arial3" fo:font-size="10pt" style:font-size-asian="10pt" style:font-size-complex="10pt" fo:font-weight="bold" style:font-weight-asian="bold" style:font-weight-complex="bold"/>
    </style:style>
    <style:style style:name="ce33"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4" style:family="table-cell" style:parent-style-name="Normal_32_2" style:data-style-name="N0">
      <style:table-cell-properties fo:border-top="none" fo:border-bottom="none" fo:border-left="thin solid #808080" fo:border-right="none"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35"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36" style:family="table-cell" style:parent-style-name="Normal_32_2" style:data-style-name="N0">
      <style:table-cell-properties fo:border-top="none" fo:border-bottom="none" fo:border-left="none" fo:border-right="thin solid #808080"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37" style:family="table-cell" style:parent-style-name="Normal_32_3" style:data-style-name="N0">
      <style:table-cell-properties fo:border-top="none" fo:border-bottom="none" fo:border-left="thin solid #000000" fo:border-right="thin solid #000000" style:vertical-align="automatic" fo:background-color="#CCFFCC"/>
      <style:text-properties style:font-name="Arial" style:font-name-asian="Arial" style:font-name-complex="Arial" fo:font-size="10pt" style:font-size-asian="10pt" style:font-size-complex="10pt" style:font-family-generic="swiss"/>
    </style:style>
    <style:style style:name="ce38" style:family="table-cell" style:parent-style-name="Normal_32_3" style:data-style-name="N0">
      <style:table-cell-properties fo:border-top="none" fo:border-bottom="thin solid #808080" fo:border-left="thin solid #808080" fo:border-right="none" style:vertical-align="top" fo:wrap-option="wrap" fo:background-color="#CCFFCC"/>
      <style:text-properties style:font-name="Arial2" style:font-name-asian="Arial2" style:font-name-complex="Arial2" fo:font-size="10pt" style:font-size-asian="10pt" style:font-size-complex="10pt"/>
    </style:style>
    <style:style style:name="ce39" style:family="table-cell" style:parent-style-name="Normal_32_3" style:data-style-name="N0">
      <style:table-cell-properties fo:border-top="none" fo:border-bottom="thin solid #808080" fo:border-left="none" fo:border-right="none" style:vertical-align="top" fo:wrap-option="wrap" fo:background-color="#CCFFCC"/>
      <style:text-properties style:font-name="Arial2" style:font-name-asian="Arial2" style:font-name-complex="Arial2" fo:font-size="10pt" style:font-size-asian="10pt" style:font-size-complex="10pt"/>
    </style:style>
    <style:style style:name="ce40" style:family="table-cell" style:parent-style-name="Normal_32_3" style:data-style-name="N0">
      <style:table-cell-properties fo:border-top="none" fo:border-bottom="thin solid #808080" fo:border-left="none" fo:border-right="thin solid #808080" style:vertical-align="top" fo:wrap-option="wrap" fo:background-color="#CCFFCC"/>
      <style:text-properties style:font-name="Arial2" style:font-name-asian="Arial2" style:font-name-complex="Arial2" fo:font-size="10pt" style:font-size-asian="10pt" style:font-size-complex="10pt"/>
    </style:style>
    <style:style style:name="ce41" style:family="table-cell" style:parent-style-name="Normal_32_3" style:data-style-name="N30">
      <style:table-cell-properties style:vertical-align="top" fo:wrap-option="wrap" fo:background-color="#F898C8"/>
      <style:text-properties style:font-name="Arial2" style:font-name-asian="Arial2" style:font-name-complex="Arial2" fo:font-size="10pt" style:font-size-asian="10pt" style:font-size-complex="10pt"/>
    </style:style>
    <style:style style:name="ce42" style:family="table-cell" style:parent-style-name="Normal_32_3" style:data-style-name="N0">
      <style:table-cell-properties fo:border-top="none" fo:border-bottom="none" fo:border-left="thin solid #808080" fo:border-right="none" style:vertical-align="top" fo:wrap-option="wrap" fo:background-color="#F898C8"/>
      <style:text-properties style:font-name="Arial2" style:font-name-asian="Arial2" style:font-name-complex="Arial2" fo:font-size="10pt" style:font-size-asian="10pt" style:font-size-complex="10pt"/>
    </style:style>
    <style:style style:name="ce43" style:family="table-cell" style:parent-style-name="Normal_32_3" style:data-style-name="N30">
      <style:table-cell-properties fo:border-top="none" fo:border-bottom="none" fo:border-left="none" fo:border-right="thin solid #808080" style:vertical-align="top" fo:wrap-option="wrap" fo:background-color="#F898C8"/>
      <style:text-properties style:font-name="Arial2" style:font-name-asian="Arial2" style:font-name-complex="Arial2" fo:font-size="10pt" style:font-size-asian="10pt" style:font-size-complex="10pt"/>
    </style:style>
    <style:style style:name="ce44" style:family="table-cell" style:parent-style-name="Normal_32_3" style:data-style-name="N0">
      <style:table-cell-properties style:vertical-align="top" fo:wrap-option="wrap" fo:background-color="transparent"/>
      <style:text-properties style:font-name="Arial2" style:font-name-asian="Arial2" style:font-name-complex="Arial2" fo:font-size="10pt" style:font-size-asian="10pt" style:font-size-complex="10pt"/>
    </style:style>
    <style:style style:name="ce45" style:family="table-cell" style:parent-style-name="Normal_32_3" style:data-style-name="N0">
      <style:table-cell-properties fo:border-top="none" fo:border-bottom="none" fo:border-left="thin solid #808080" fo:border-right="none" style:vertical-align="top" fo:wrap-option="wrap" fo:background-color="transparent"/>
      <style:text-properties style:font-name="Arial3" style:font-name-asian="Arial3" style:font-name-complex="Arial3" fo:font-size="10pt" style:font-size-asian="10pt" style:font-size-complex="10pt"/>
    </style:style>
    <style:style style:name="ce46" style:family="table-cell" style:parent-style-name="Normal_32_3" style:data-style-name="N0">
      <style:table-cell-properties style:vertical-align="top" fo:wrap-option="wrap" fo:background-color="transparent"/>
      <style:text-properties style:font-name="Arial3" style:font-name-asian="Arial3" style:font-name-complex="Arial3" fo:font-size="10pt" style:font-size-asian="10pt" style:font-size-complex="10pt"/>
    </style:style>
    <style:style style:name="ce47" style:family="table-cell" style:parent-style-name="Normal_32_3" style:data-style-name="N0">
      <style:table-cell-properties fo:border-top="none" fo:border-bottom="none" fo:border-left="none" fo:border-right="thin solid #808080" style:vertical-align="top" fo:wrap-option="wrap" fo:background-color="transparent"/>
      <style:text-properties style:font-name="Arial2" style:font-name-asian="Arial2" style:font-name-complex="Arial2" fo:font-size="10pt" style:font-size-asian="10pt" style:font-size-complex="10pt"/>
    </style:style>
    <style:style style:name="ce48" style:family="table-cell" style:parent-style-name="Default" style:data-style-name="N0">
      <style:table-cell-properties fo:background-color="transparent"/>
      <style:text-properties fo:font-size="10pt" style:font-size-asian="10pt" style:font-size-complex="10pt"/>
    </style:style>
    <style:style style:name="ce49" style:family="table-cell" style:parent-style-name="Default" style:data-style-name="N0">
      <style:table-cell-properties fo:border-top="none" fo:border-bottom="none" fo:border-left="thin solid #808080" fo:border-right="none" style:vertical-align="top" fo:wrap-option="wrap"/>
      <style:text-properties style:font-name="Arial3" style:font-name-asian="Arial3" style:font-name-complex="Arial3" fo:font-size="10pt" style:font-size-asian="10pt" style:font-size-complex="10pt"/>
    </style:style>
    <style:style style:name="ce50" style:family="table-cell" style:parent-style-name="Default" style:data-style-name="N0">
      <style:table-cell-properties style:vertical-align="top" fo:wrap-option="wrap"/>
      <style:text-properties style:font-name="Arial3" style:font-name-asian="Arial3" style:font-name-complex="Arial3" fo:font-size="10pt" style:font-size-asian="10pt" style:font-size-complex="10pt"/>
    </style:style>
    <style:style style:name="ce51" style:family="table-cell" style:parent-style-name="Default" style:data-style-name="N0">
      <style:table-cell-properties fo:border="thin solid #000000" fo:background-color="#FFFF00"/>
      <style:text-properties fo:font-size="10pt" style:font-size-asian="10pt" style:font-size-complex="10pt" fo:font-weight="bold" style:font-weight-asian="bold" style:font-weight-complex="bold"/>
    </style:style>
    <style:style style:name="ce52" style:family="table-cell" style:parent-style-name="Default" style:data-style-name="N0">
      <style:table-cell-properties fo:border="thin solid #000000" style:vertical-align="automatic" fo:background-color="#FFFF00" style:repeat-content="false"/>
      <style:paragraph-properties fo:text-align="center"/>
      <style:text-properties fo:font-size="10pt" style:font-size-asian="10pt" style:font-size-complex="10pt" fo:font-weight="bold" style:font-weight-asian="bold" style:font-weight-complex="bold"/>
    </style:style>
    <style:style style:name="ce53" style:family="table-cell" style:parent-style-name="Default" style:data-style-name="N0">
      <style:table-cell-properties fo:border="thin solid #000000" style:vertical-align="top" fo:wrap-option="wrap" fo:background-color="#FFFF00" style:repeat-content="false"/>
      <style:paragraph-properties fo:text-align="center"/>
      <style:text-properties style:font-name="Arial3" style:font-name-asian="Arial3" style:font-name-complex="Arial3" fo:font-size="10pt" style:font-size-asian="10pt" style:font-size-complex="10pt" fo:font-weight="bold" style:font-weight-asian="bold" style:font-weight-complex="bold"/>
    </style:style>
    <style:style style:name="ce54" style:family="table-cell" style:parent-style-name="Default" style:data-style-name="N30">
      <style:table-cell-properties fo:border="thin solid #000000" style:vertical-align="top" fo:wrap-option="wrap" fo:background-color="#FFFF00"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5" style:family="table-cell" style:parent-style-name="Default" style:data-style-name="N0">
      <style:table-cell-properties fo:border="thin solid #000000" style:vertical-align="top" fo:wrap-option="wrap" fo:background-color="#E6E6E6"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6" style:family="table-cell" style:parent-style-name="Default" style:data-style-name="N0">
      <style:table-cell-properties fo:border="thin solid #000000" style:vertical-align="top" fo:wrap-option="wrap" fo:background-color="#E6E6E6" style:repeat-content="false"/>
      <style:paragraph-properties fo:text-align="center"/>
      <style:text-properties style:font-name="Arial3" style:font-name-asian="Arial3" style:font-name-complex="Arial3" fo:font-size="10pt" style:font-size-asian="10pt" style:font-size-complex="10pt" fo:font-weight="bold" style:font-weight-asian="bold" style:font-weight-complex="bold"/>
    </style:style>
    <style:style style:name="ce57" style:family="table-cell" style:parent-style-name="Default" style:data-style-name="N0">
      <style:table-cell-properties fo:border="thin solid #000000"/>
    </style:style>
    <style:style style:name="ce58" style:family="table-cell" style:parent-style-name="Default" style:data-style-name="N0"/>
    <style:style style:name="ce59" style:family="table-cell" style:parent-style-name="Default" style:data-style-name="N0">
      <style:table-cell-properties fo:border="thin solid #000000" fo:background-color="#F898C8"/>
      <style:text-properties fo:font-size="10pt" style:font-size-asian="10pt" style:font-size-complex="10pt"/>
    </style:style>
    <style:style style:name="ce60" style:family="table-cell" style:parent-style-name="Default" style:data-style-name="N30">
      <style:table-cell-properties fo:border="thin solid #000000" style:vertical-align="top" fo:wrap-option="wrap" fo:background-color="#F898C8"/>
      <style:text-properties fo:font-size="10pt" style:font-size-asian="10pt" style:font-size-complex="10pt"/>
    </style:style>
    <style:style style:name="ce61" style:family="table-cell" style:parent-style-name="Default" style:data-style-name="N30">
      <style:table-cell-properties fo:border-top="thin solid #000000" fo:border-bottom="thin solid #000000" fo:border-left="none" fo:border-right="none" style:vertical-align="top" fo:wrap-option="wrap" fo:background-color="#F898C8"/>
      <style:text-properties fo:font-size="10pt" style:font-size-asian="10pt" style:font-size-complex="10pt"/>
    </style:style>
    <style:style style:name="ce62" style:family="table-cell" style:parent-style-name="Default" style:data-style-name="N30">
      <style:table-cell-properties fo:border="thin solid #000000" style:vertical-align="top" fo:wrap-option="wrap" fo:background-color="#F898C8"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3" style:family="table-cell" style:parent-style-name="Default" style:data-style-name="N30">
      <style:table-cell-properties fo:border="thin solid #000000" style:vertical-align="top" fo:wrap-option="wrap" fo:background-color="#F898C8"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4" style:family="table-cell" style:parent-style-name="Default" style:data-style-name="N0">
      <style:table-cell-properties style:vertical-align="top" fo:wrap-option="wrap"/>
      <style:text-properties fo:font-size="10pt" style:font-size-asian="10pt" style:font-size-complex="10pt"/>
    </style:style>
    <style:style style:name="ce65" style:family="table-cell" style:parent-style-name="Default" style:data-style-name="N0">
      <style:table-cell-properties fo:border-top="none" fo:border-bottom="none" fo:border-left="thin solid #808080" fo:border-right="none" style:vertical-align="top" fo:wrap-option="wrap"/>
      <style:text-properties style:font-name="Arial1" style:font-name-asian="Arial1" style:font-name-complex="Arial1" fo:font-size="10pt" style:font-size-asian="10pt" style:font-size-complex="10pt"/>
    </style:style>
    <style:style style:name="ce66" style:family="table-cell" style:parent-style-name="Default" style:data-style-name="N0">
      <style:table-cell-properties style:vertical-align="top" fo:wrap-option="wrap"/>
      <style:text-properties style:font-name="Arial1" style:font-name-asian="Arial1" style:font-name-complex="Arial1" fo:font-size="10pt" style:font-size-asian="10pt" style:font-size-complex="10pt"/>
    </style:style>
    <style:style style:name="ce67" style:family="table-cell" style:parent-style-name="Default" style:data-style-name="N0">
      <style:table-cell-properties fo:border="thin solid #000000" style:vertical-align="top" fo:wrap-option="wrap"/>
      <style:text-properties style:font-name="Arial" style:font-name-asian="Arial" style:font-name-complex="Arial" fo:font-size="10pt" style:font-size-asian="10pt" style:font-size-complex="10pt" style:font-family-generic="swiss"/>
    </style:style>
    <style:style style:name="ce68" style:family="table-cell" style:parent-style-name="Default" style:data-style-name="N0">
      <style:table-cell-properties style:vertical-align="top" fo:wrap-option="wrap"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9" style:family="table-cell" style:parent-style-name="Default" style:data-style-name="N0">
      <style:table-cell-properties fo:border-top="none" fo:border-bottom="none" fo:border-left="none" fo:border-right="thin solid #808080" style:vertical-align="top" fo:wrap-option="wrap"/>
      <style:text-properties fo:font-size="10pt" style:font-size-asian="10pt" style:font-size-complex="10pt"/>
    </style:style>
    <style:style style:name="ce70"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71" style:family="table-cell" style:parent-style-name="Default" style:data-style-name="N0">
      <style:table-cell-properties fo:border="thin solid #000000"/>
      <style:text-properties fo:font-size="10pt" style:font-size-asian="10pt" style:font-size-complex="10pt"/>
    </style:style>
    <style:style style:name="ce72" style:family="table-cell" style:parent-style-name="Default" style:data-style-name="N0">
      <style:table-cell-properties fo:border="thin solid #000000" style:vertical-align="top" fo:wrap-option="wrap"/>
      <style:text-properties fo:font-size="10pt" style:font-size-asian="10pt" style:font-size-complex="10pt"/>
    </style:style>
    <style:style style:name="ce73" style:family="table-cell" style:parent-style-name="Default" style:data-style-name="N0">
      <style:table-cell-properties fo:border-top="thin solid #000000" fo:border-bottom="thin solid #000000" fo:border-left="none" fo:border-right="none" style:vertical-align="top" fo:wrap-option="wrap"/>
      <style:text-properties fo:font-size="10pt" style:font-size-asian="10pt" style:font-size-complex="10pt"/>
    </style:style>
    <style:style style:name="ce74" style:family="table-cell" style:parent-style-name="Default" style:data-style-name="N0">
      <style:table-cell-properties fo:border="thin solid #000000" style:vertical-align="top" fo:wrap-option="wrap"/>
      <style:text-properties style:font-name="Arial1" style:font-name-asian="Arial1" style:font-name-complex="Arial1" fo:font-size="10pt" style:font-size-asian="10pt" style:font-size-complex="10pt"/>
    </style:style>
    <style:style style:name="ce75" style:family="table-cell" style:parent-style-name="Default" style:data-style-name="N30">
      <style:table-cell-properties fo:border="thin solid #000000" style:vertical-align="top" fo:wrap-option="wrap"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76" style:family="table-cell" style:parent-style-name="Default" style:data-style-name="N0">
      <style:table-cell-properties fo:border="thin solid #000000" style:vertical-align="top" fo:wrap-option="wrap"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77" style:family="table-cell" style:parent-style-name="Default" style:data-style-name="N36">
      <style:table-cell-properties fo:border="thin solid #000000" style:vertical-align="top" fo:wrap-option="wrap"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78" style:family="table-cell" style:parent-style-name="Default" style:data-style-name="N0">
      <style:table-cell-properties fo:border="thin solid #000000" style:vertical-align="top" fo:wrap-option="wrap" style:repeat-content="false"/>
      <style:paragraph-properties fo:text-align="center"/>
      <style:text-properties style:font-name="Arial" style:font-name-asian="Arial" style:font-name-complex="Arial" fo:font-size="9pt" style:font-size-asian="9pt" style:font-size-complex="9pt" style:font-family-generic="swiss"/>
    </style:style>
    <style:style style:name="ce79" style:family="table-cell" style:parent-style-name="Default" style:data-style-name="N0">
      <style:table-cell-properties fo:border="thin solid #000000" fo:background-color="#CCFFCC"/>
      <style:text-properties fo:font-size="10pt" style:font-size-asian="10pt" style:font-size-complex="10pt"/>
    </style:style>
    <style:style style:name="ce80" style:family="table-cell" style:parent-style-name="Default" style:data-style-name="N0">
      <style:table-cell-properties fo:border="thin solid #000000" style:vertical-align="top" fo:wrap-option="wrap" fo:background-color="#CCFFCC"/>
      <style:text-properties fo:font-size="10pt" style:font-size-asian="10pt" style:font-size-complex="10pt"/>
    </style:style>
    <style:style style:name="ce81" style:family="table-cell" style:parent-style-name="Default" style:data-style-name="N30">
      <style:table-cell-properties fo:border="thin solid #000000" style:vertical-align="top" fo:wrap-option="wrap" fo:background-color="#CCFFCC"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82" style:family="table-cell" style:parent-style-name="Default" style:data-style-name="N0">
      <style:table-cell-properties fo:border="thin solid #000000" style:vertical-align="top" fo:wrap-option="wrap" fo:background-color="#CCFFCC"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83" style:family="table-cell" style:parent-style-name="Default" style:data-style-name="N0">
      <style:table-cell-properties fo:border="thin solid #000000" fo:background-color="#3366FF"/>
    </style:style>
    <style:style style:name="ce84" style:family="table-cell" style:parent-style-name="Default" style:data-style-name="N30">
      <style:table-cell-properties fo:border="thin solid #000000" style:vertical-align="automatic" fo:wrap-option="wrap" style:repeat-content="false"/>
      <style:paragraph-properties fo:text-align="start" fo:margin-left="0cm"/>
    </style:style>
    <style:style style:name="ce85" style:family="table-cell" style:parent-style-name="Default" style:data-style-name="N0">
      <style:table-cell-properties fo:border="thin solid #000000" style:vertical-align="automatic" fo:wrap-option="wrap" style:repeat-content="false"/>
      <style:paragraph-properties fo:text-align="center"/>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74145833333333cm"/>
    </style:style>
    <style:style style:name="co2" style:family="table-column">
      <style:table-column-properties fo:break-before="auto" style:column-width="6.99822916666667cm"/>
    </style:style>
    <style:style style:name="co3" style:family="table-column">
      <style:table-column-properties fo:break-before="auto" style:column-width="10.5304166666667cm"/>
    </style:style>
    <style:style style:name="co4" style:family="table-column">
      <style:table-column-properties fo:break-before="auto" style:column-width="2.32833333333333cm"/>
    </style:style>
    <style:style style:name="co5" style:family="table-column">
      <style:table-column-properties fo:break-before="auto" style:column-width="4.27302083333333cm"/>
    </style:style>
    <style:style style:name="co6" style:family="table-column">
      <style:table-column-properties fo:break-before="auto" style:column-width="7.72583333333333cm"/>
    </style:style>
    <style:style style:name="co7" style:family="table-column">
      <style:table-column-properties fo:break-before="auto" style:column-width="3.38666666666667cm"/>
    </style:style>
    <style:style style:name="co8" style:family="table-column">
      <style:table-column-properties fo:break-before="auto" style:column-width="3.01625cm"/>
    </style:style>
    <style:style style:name="co9" style:family="table-column">
      <style:table-column-properties fo:break-before="auto" style:column-width="4.85510416666667cm"/>
    </style:style>
    <style:style style:name="co10" style:family="table-column">
      <style:table-column-properties fo:break-before="auto" style:column-width="4.07458333333333cm"/>
    </style:style>
    <style:style style:name="co11" style:family="table-column">
      <style:table-column-properties fo:break-before="auto" style:column-width="2.69875cm"/>
    </style:style>
    <style:style style:name="co12" style:family="table-column">
      <style:table-column-properties fo:break-before="auto" style:column-width="4.23333333333333cm"/>
    </style:style>
    <style:style style:name="co13" style:family="table-column">
      <style:table-column-properties fo:break-before="auto" style:column-width="2.60614583333333cm"/>
    </style:style>
    <style:style style:name="co14" style:family="table-column">
      <style:table-column-properties fo:break-before="auto" style:column-width="3.79677083333333cm"/>
    </style:style>
    <style:style style:name="co15" style:family="table-column">
      <style:table-column-properties fo:break-before="auto" style:column-width="3.30729166666667cm"/>
    </style:style>
    <style:style style:name="co16" style:family="table-column">
      <style:table-column-properties fo:break-before="auto" style:column-width="2.01083333333333cm"/>
    </style:style>
    <style:style style:name="co17" style:family="table-column">
      <style:table-column-properties fo:break-before="auto" style:column-width="2.143125cm"/>
    </style:style>
    <style:style style:name="co18" style:family="table-column">
      <style:table-column-properties fo:break-before="auto" style:column-width="14.6182291666667cm"/>
    </style:style>
    <style:style style:name="co19" style:family="table-column">
      <style:table-column-properties fo:break-before="auto" style:column-width="10.7288541666667cm"/>
    </style:style>
    <style:style style:name="co20" style:family="table-column">
      <style:table-column-properties fo:break-before="auto" style:column-width="2.80458333333333cm"/>
    </style:style>
    <style:style style:name="co21" style:family="table-column">
      <style:table-column-properties fo:break-before="auto" style:column-width="2.35479166666667cm"/>
    </style:style>
    <style:style style:name="co22" style:family="table-column">
      <style:table-column-properties fo:break-before="auto" style:column-width="6.76010416666667cm"/>
    </style:style>
    <style:style style:name="co23" style:family="table-column">
      <style:table-column-properties fo:break-before="auto" style:column-width="5.49010416666667cm"/>
    </style:style>
    <style:style style:name="co24" style:family="table-column">
      <style:table-column-properties fo:break-before="auto" style:column-width="2.83104166666667cm"/>
    </style:style>
    <style:style style:name="co25" style:family="table-column">
      <style:table-column-properties fo:break-before="auto" style:column-width="12.7132291666667cm"/>
    </style:style>
    <style:style style:name="co26" style:family="table-column">
      <style:table-column-properties fo:break-before="auto" style:column-width="1.75947916666667cm"/>
    </style:style>
    <style:style style:name="co27" style:family="table-column">
      <style:table-column-properties fo:break-before="auto" style:column-width="1.905cm"/>
    </style:style>
    <style:style style:name="co28" style:family="table-column">
      <style:table-column-properties fo:break-before="auto" style:column-width="12.6338541666667cm"/>
    </style:style>
    <style:style style:name="co29" style:family="table-column">
      <style:table-column-properties fo:break-before="auto" style:column-width="5.17260416666667cm"/>
    </style:style>
    <style:style style:name="co30" style:family="table-column">
      <style:table-column-properties fo:break-before="auto" style:column-width="3.65125cm"/>
    </style:style>
    <style:style style:name="co31" style:family="table-column">
      <style:table-column-properties fo:break-before="auto" style:column-width="5.96635416666667cm"/>
    </style:style>
    <style:style style:name="co32" style:family="table-column">
      <style:table-column-properties fo:break-before="auto" style:column-width="3.78354166666667cm"/>
    </style:style>
    <style:style style:name="co33" style:family="table-column">
      <style:table-column-properties fo:break-before="auto" style:column-width="8.54604166666667cm"/>
    </style:style>
    <style:style style:name="co34" style:family="table-column">
      <style:table-column-properties fo:break-before="auto" style:column-width="5.29166666666667cm"/>
    </style:style>
    <style:style style:name="co35" style:family="table-column">
      <style:table-column-properties fo:break-before="auto" style:column-width="4.22010416666667cm"/>
    </style:style>
    <style:style style:name="co36" style:family="table-column">
      <style:table-column-properties fo:break-before="auto" style:column-width="5.6753125cm"/>
    </style:style>
    <style:style style:name="co37" style:family="table-column">
      <style:table-column-properties fo:break-before="auto" style:column-width="4.4846875cm"/>
    </style:style>
    <style:style style:name="co38" style:family="table-column">
      <style:table-column-properties fo:break-before="auto" style:column-width="1.666875cm"/>
    </style:style>
    <style:style style:name="co39" style:family="table-column">
      <style:table-column-properties fo:break-before="auto" style:column-width="1.7859375cm"/>
    </style:style>
    <style:style style:name="co40" style:family="table-column">
      <style:table-column-properties fo:break-before="auto" style:column-width="14.5917708333333cm"/>
    </style:style>
    <style:style style:name="co41" style:family="table-column">
      <style:table-column-properties fo:break-before="auto" style:column-width="8.90322916666667cm"/>
    </style:style>
    <style:style style:name="co42" style:family="table-column">
      <style:table-column-properties fo:break-before="auto" style:column-width="4.445cm"/>
    </style:style>
    <style:style style:name="ro1" style:family="table-row">
      <style:table-row-properties style:row-height="43.25pt" style:use-optimal-row-height="false" fo:break-before="auto"/>
    </style:style>
    <style:style style:name="ro2" style:family="table-row">
      <style:table-row-properties style:row-height="14.1pt" style:use-optimal-row-height="false" fo:break-before="auto"/>
    </style:style>
    <style:style style:name="ro3" style:family="table-row">
      <style:table-row-properties style:row-height="26.75pt" style:use-optimal-row-height="false" fo:break-before="auto"/>
    </style:style>
    <style:style style:name="ro4" style:family="table-row">
      <style:table-row-properties style:row-height="12.2pt" style:use-optimal-row-height="false" fo:break-before="auto"/>
    </style:style>
    <style:style style:name="ro5" style:family="table-row">
      <style:table-row-properties style:row-height="12.85pt" style:use-optimal-row-height="false" fo:break-before="auto"/>
    </style:style>
    <style:style style:name="ro6"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DBC-CoreInvoice-1_0" table:style-name="ta1">
        <table:table-column table:style-name="co1" table:default-cell-style-name="ce57"/>
        <table:table-column table:style-name="co2" table:default-cell-style-name="ce57"/>
        <table:table-column table:style-name="co3" table:default-cell-style-name="ce57"/>
        <table:table-column table:style-name="co4" table:default-cell-style-name="ce57"/>
        <table:table-column table:style-name="co5" table:default-cell-style-name="ce57"/>
        <table:table-column table:style-name="co6" table:default-cell-style-name="ce57"/>
        <table:table-column table:style-name="co7" table:default-cell-style-name="ce57"/>
        <table:table-column table:style-name="co8" table:default-cell-style-name="ce57"/>
        <table:table-column table:style-name="co9" table:default-cell-style-name="ce57"/>
        <table:table-column table:style-name="co10" table:default-cell-style-name="ce57"/>
        <table:table-column table:style-name="co11" table:default-cell-style-name="ce57"/>
        <table:table-column table:style-name="co12" table:default-cell-style-name="ce57"/>
        <table:table-column table:style-name="co13" table:default-cell-style-name="ce57"/>
        <table:table-column table:style-name="co14" table:default-cell-style-name="ce57"/>
        <table:table-column table:style-name="co15" table:default-cell-style-name="ce57"/>
        <table:table-column table:style-name="co16" table:default-cell-style-name="ce57"/>
        <table:table-column table:style-name="co17" table:default-cell-style-name="ce57"/>
        <table:table-column table:style-name="co18" table:default-cell-style-name="ce84"/>
        <table:table-column table:style-name="co19" table:default-cell-style-name="ce85"/>
        <table:table-column table:style-name="co20" table:default-cell-style-name="ce57"/>
        <table:table-column table:style-name="co21" table:default-cell-style-name="ce57"/>
        <table:table-column table:style-name="co22" table:default-cell-style-name="ce57"/>
        <table:table-column table:style-name="co23" table:default-cell-style-name="ce57"/>
        <table:table-column table:style-name="co24" table:number-columns-repeated="8" table:default-cell-style-name="ce57"/>
        <table:table-column table:style-name="co25" table:number-columns-repeated="2" table:default-cell-style-name="ce57"/>
        <table:table-column table:style-name="co26" table:number-columns-repeated="991" table:default-cell-style-name="ce57"/>
        <table:table-column table:style-name="co27" table:number-columns-repeated="15360" table:default-cell-style-name="ce58"/>
        <table:table-row table:style-name="ro1">
          <table:table-cell office:value-type="string" table:style-name="ce51">
            <text:p>Information Element</text:p>
          </table:table-cell>
          <table:table-cell office:value-type="string" table:style-name="ce52">
            <text:p>UBL Name</text:p>
          </table:table-cell>
          <table:table-cell office:value-type="string" table:style-name="ce53">
            <office:annotation draw:style-name="a0" svg:x="9.16666666666667in" svg:y="0.604166666666667in" svg:width="2.65104166666667in" svg:height="1.78125in">
              <dc:creator>GKH</dc:creator>
              <text:p><text:span text:style-name="T2">Dictionary Entry Name</text:span><text:span text:style-name="T2"/></text:p>
              <text:p><text:span text:style-name="T2"/></text:p>
              <text:p><text:span text:style-name="T2">Dictionary Entry Names are assigned according to the rules of the ebXML Core Component Technical Specification, Version 2.01.</text:span><text:span text:style-name="T2"/></text:p>
              <text:p><text:span text:style-name="T2"/></text:p>
              <text:p><text:span text:style-name="T2">The DEN is the unique official name of the Business Information Entity in the data dictionary.</text:span><text:span text:style-name="T2"/></text:p>
              <text:p/>
            </office:annotation>
            <text:p>Dictionary Entry Name</text:p>
          </table:table-cell>
          <table:table-cell office:value-type="string" table:style-name="ce53">
            <office:annotation draw:style-name="a1" svg:x="10.1041666666667in" svg:y="0.572916666666667in" svg:width="2.01041666666667in" svg:height="1.32291666666667in">
              <dc:creator>GKH</dc:creator>
              <text:p><text:span text:style-name="T2">Object Class Qualifier</text:span><text:span text:style-name="T2"/></text:p>
              <text:p><text:span text:style-name="T2"/></text:p>
              <text:p><text:span text:style-name="T2">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53">
            <office:annotation draw:style-name="a2" svg:x="11.7291666666667in" svg:y="0.59375in" svg:width="3.02604166666667in" svg:height="2.40104166666667in">
              <dc:creator>GKH</dc:creator>
              <text:p><text:span text:style-name="T2">Object Class</text:span><text:span text:style-name="T2"/></text:p>
              <text:p><text:span text:style-name="T2"/></text:p>
              <text:p><text:span text:style-name="T2">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2"/></text:p>
              <text:p><text:span text:style-name="T2"/></text:p>
              <text:p><text:span text:style-name="T2">Each Object Class is an ABIE. Object classes are also referred to as Re-usable Types. <text:s/>They are called Classes in UML and Tables/Entities in database contexts.</text:span></text:p>
            </office:annotation>
            <text:p>Object Class</text:p>
          </table:table-cell>
          <table:table-cell office:value-type="string" table:style-name="ce53">
            <text:p>Property Term Qualifier</text:p>
          </table:table-cell>
          <table:table-cell office:value-type="string" table:style-name="ce53">
            <text:p>Property Term Possessive Noun</text:p>
          </table:table-cell>
          <table:table-cell office:value-type="string" table:style-name="ce53">
            <text:p>Property Term Primary Noun</text:p>
          </table:table-cell>
          <table:table-cell office:value-type="string" table:style-name="ce53">
            <text:p>Property Term</text:p>
          </table:table-cell>
          <table:table-cell office:value-type="string" table:style-name="ce53">
            <text:p>Representation Term</text:p>
          </table:table-cell>
          <table:table-cell office:value-type="string" table:style-name="ce53">
            <text:p>Data Type Qualifier</text:p>
          </table:table-cell>
          <table:table-cell office:value-type="string" table:style-name="ce53">
            <text:p>Data Type</text:p>
          </table:table-cell>
          <table:table-cell office:value-type="string" table:style-name="ce53">
            <text:p>Associated Object Class Qualifier</text:p>
          </table:table-cell>
          <table:table-cell office:value-type="string" table:style-name="ce53">
            <text:p>Associated Object Class</text:p>
          </table:table-cell>
          <table:table-cell office:value-type="string" table:style-name="ce53">
            <text:p>Alternative Business Terms</text:p>
          </table:table-cell>
          <table:table-cell office:value-type="string" table:style-name="ce53">
            <text:p>Cardinality</text:p>
          </table:table-cell>
          <table:table-cell office:value-type="string" table:style-name="ce53">
            <text:p>Component Type</text:p>
          </table:table-cell>
          <table:table-cell office:value-type="string" table:style-name="ce54">
            <text:p>Definition</text:p>
          </table:table-cell>
          <table:table-cell office:value-type="string" table:style-name="ce55">
            <text:p>Examples</text:p>
          </table:table-cell>
          <table:table-cell office:value-type="string" table:style-name="ce56">
            <text:p>UN/TDED Code</text:p>
          </table:table-cell>
          <table:table-cell office:value-type="string" table:style-name="ce56">
            <text:p>Current Version</text:p>
          </table:table-cell>
          <table:table-cell office:value-type="string" table:style-name="ce56">
            <text:p>Analyst Notes</text:p>
          </table:table-cell>
          <table:table-cell office:value-type="string" table:style-name="ce56">
            <text:p>CCL Dictionary Entry Name</text:p>
          </table:table-cell>
          <table:table-cell office:value-type="string" table:style-name="ce56">
            <text:p>Context: Business Process</text:p>
          </table:table-cell>
          <table:table-cell office:value-type="string" table:style-name="ce56">
            <text:p>Context: Region (Geopolitical)</text:p>
          </table:table-cell>
          <table:table-cell office:value-type="string" table:style-name="ce56">
            <text:p>Context: Official Constraints</text:p>
          </table:table-cell>
          <table:table-cell office:value-type="string" table:style-name="ce56">
            <text:p>Context: Product</text:p>
          </table:table-cell>
          <table:table-cell office:value-type="string" table:style-name="ce56">
            <text:p>Context: Industry</text:p>
          </table:table-cell>
          <table:table-cell office:value-type="string" table:style-name="ce56">
            <text:p>Context: Role</text:p>
          </table:table-cell>
          <table:table-cell office:value-type="string" table:style-name="ce56">
            <text:p>Context: Supporting Role</text:p>
          </table:table-cell>
          <table:table-cell office:value-type="string" table:style-name="ce56">
            <text:p>Context: System Constraint</text:p>
          </table:table-cell>
          <table:table-cell office:value-type="string" table:style-name="ce56">
            <text:p>Editor's Notes</text:p>
          </table:table-cell>
          <table:table-cell office:value-type="string" table:style-name="ce56">
            <text:p>Changes from Previous Version</text:p>
          </table:table-cell>
          <table:table-cell table:number-columns-repeated="991" table:style-name="ce57"/>
          <table:table-cell table:number-columns-repeated="15360"/>
        </table:table-row>
        <table:table-row table:style-name="ro2">
          <table:table-cell office:value-type="string" table:style-name="ce59">
            <text:p>Core Invoice</text:p>
          </table:table-cell>
          <table:table-cell office:value-type="string" table:style-name="ce59">
            <text:p>Invoice</text:p>
          </table:table-cell>
          <table:table-cell office:value-type="string" table:style-name="ce60">
            <text:p>Invoice. Details</text:p>
          </table:table-cell>
          <table:table-cell table:style-name="ce60"/>
          <table:table-cell office:value-type="string" table:style-name="ce60">
            <text:p>Invoice</text:p>
          </table:table-cell>
          <table:table-cell table:style-name="ce61"/>
          <table:table-cell table:number-columns-repeated="10" table:style-name="ce60"/>
          <table:table-cell office:value-type="string" table:style-name="ce60">
            <text:p>ABIE</text:p>
          </table:table-cell>
          <table:table-cell office:value-type="string" table:style-name="ce62">
            <text:p>A document used to request payment.</text:p>
          </table:table-cell>
          <table:table-cell table:style-name="ce63"/>
          <table:table-cell table:style-name="ce60"/>
          <table:table-cell office:value-type="string" table:style-name="ce60">
            <text:p>2.0</text:p>
          </table:table-cell>
          <table:table-cell table:number-columns-repeated="2" table:style-name="ce60"/>
          <table:table-cell office:value-type="string" table:style-name="ce60">
            <text:p>Procurement</text:p>
          </table:table-cell>
          <table:table-cell office:value-type="string" table:style-name="ce60">
            <text:p>In All Contexts</text:p>
          </table:table-cell>
          <table:table-cell office:value-type="string" table:style-name="ce60">
            <text:p>None</text:p>
          </table:table-cell>
          <table:table-cell office:value-type="string" table:style-name="ce60">
            <text:p>In All Contexts</text:p>
          </table:table-cell>
          <table:table-cell office:value-type="string" table:style-name="ce60">
            <text:p>In All Contexts</text:p>
          </table:table-cell>
          <table:table-cell office:value-type="string" table:style-name="ce60">
            <text:p>In All Contexts</text:p>
          </table:table-cell>
          <table:table-cell office:value-type="string" table:style-name="ce60">
            <text:p>In All Contexts</text:p>
          </table:table-cell>
          <table:table-cell office:value-type="string" table:style-name="ce60">
            <text:p>In All Contexts</text:p>
          </table:table-cell>
          <table:table-cell office:value-type="string" table:style-name="ce60">
            <text:p><text:s/></text:p>
          </table:table-cell>
          <table:table-cell table:style-name="ce60"/>
          <table:table-cell table:number-columns-repeated="991" table:style-name="ce57"/>
          <table:table-cell table:number-columns-repeated="15360"/>
        </table:table-row>
        <table:table-row table:style-name="ro2">
          <table:table-cell office:value-type="string" table:style-name="ce64">
            <text:p>UBL Version</text:p>
          </table:table-cell>
          <table:table-cell office:value-type="string" office:string-value="UBLVersionID" table:formula="of:=IF([.H3]=&quot;UUID&quot;;&quot;UUID&quot;;SUBSTITUTE(SUBSTITUTE(CONCATENATE(IF([.F3]=&quot;Universally Unique&quot;;&quot;UU&quot;;[.F3]);IF([.H3]&lt;&gt;[.J3];[.I3];[.G3]);CONCATENATE(IF([.J3]=&quot;Identifier&quot;;&quot;ID&quot;;IF([.J3]=&quot;Text&quot;;&quot;&quot;;[.J3]))));&quot; &quot;;&quot;&quot;);&quot;'&quot;;&quot;&quot;))" table:style-name="ce65">
            <text:p>UBLVersionID</text:p>
          </table:table-cell>
          <table:table-cell office:value-type="string" table:style-name="ce64">
            <text:p>Invoice. UBL Version Identifier. Identifier</text:p>
          </table:table-cell>
          <table:table-cell table:style-name="ce64"/>
          <table:table-cell office:value-type="string" table:style-name="ce64">
            <text:p>Invoice</text:p>
          </table:table-cell>
          <table:table-cell table:style-name="ce64"/>
          <table:table-cell office:value-type="string" table:style-name="ce64">
            <text:p>UBL Version</text:p>
          </table:table-cell>
          <table:table-cell office:value-type="string" table:style-name="ce64">
            <text:p>Identifier</text:p>
          </table:table-cell>
          <table:table-cell office:value-type="string" office:string-value="UBL Version Identifier" table:formula="of:=IF([.G3]&lt;&gt;&quot;&quot;;CONCATENATE([.G3];&quot; &quot;;[.H3]);[.H3])" table:style-name="ce66">
            <text:p>UBL Version Identifier</text:p>
          </table:table-cell>
          <table:table-cell office:value-type="string" table:style-name="ce64">
            <text:p>Identifier</text:p>
          </table:table-cell>
          <table:table-cell table:style-name="ce64"/>
          <table:table-cell office:value-type="string" office:string-value="Identifier. Type" table:formula="of:=IF([.K3]&lt;&gt;&quot;&quot;;CONCATENATE([.K3];&quot;_ &quot;;[.J3];&quot;. Type&quot;);CONCATENATE([.J3];&quot;. Type&quot;))" table:style-name="ce66">
            <text:p>Identifier. Type</text:p>
          </table:table-cell>
          <table:table-cell table:number-columns-repeated="3" table:style-name="ce64"/>
          <table:table-cell office:value-type="string" table:style-name="ce64">
            <text:p>0..1</text:p>
          </table:table-cell>
          <table:table-cell office:value-type="string" table:style-name="ce64">
            <text:p>BBIE</text:p>
          </table:table-cell>
          <table:table-cell office:value-type="string" table:style-name="ce67">
            <text:p>Identifies the earliest version of the UBL 2 schema for this document type that defines all of the elements that might be encountered in the current instance.</text:p>
          </table:table-cell>
          <table:table-cell office:value-type="float" office:value="2.1" table:style-name="ce68">
            <text:p>2.1</text:p>
          </table:table-cell>
          <table:table-cell table:style-name="ce64"/>
          <table:table-cell office:value-type="string" table:style-name="ce64">
            <text:p>2.0</text:p>
          </table:table-cell>
          <table:table-cell table:number-columns-repeated="2" table:style-name="ce64"/>
          <table:table-cell office:value-type="string" table:style-name="ce64">
            <text:p>Procurement</text:p>
          </table:table-cell>
          <table:table-cell office:value-type="string" table:style-name="ce64">
            <text:p>In All Contexts</text:p>
          </table:table-cell>
          <table:table-cell office:value-type="string" table:style-name="ce64">
            <text:p>None</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text:s/></text:p>
          </table:table-cell>
          <table:table-cell table:style-name="ce69"/>
          <table:table-cell table:number-columns-repeated="3" table:style-name="ce58"/>
          <table:table-cell table:number-columns-repeated="988" table:style-name="ce57"/>
          <table:table-cell table:number-columns-repeated="15360"/>
        </table:table-row>
        <table:table-row table:style-name="ro2">
          <table:table-cell office:value-type="string" table:style-name="ce64">
            <text:p>Council Implementation</text:p>
          </table:table-cell>
          <table:table-cell office:value-type="string" office:string-value="CustomizationID" table:formula="of:=IF([.H4]=&quot;UUID&quot;;&quot;UUID&quot;;SUBSTITUTE(SUBSTITUTE(CONCATENATE(IF([.F4]=&quot;Universally Unique&quot;;&quot;UU&quot;;[.F4]);IF([.H4]&lt;&gt;[.J4];[.I4];[.G4]);CONCATENATE(IF([.J4]=&quot;Identifier&quot;;&quot;ID&quot;;IF([.J4]=&quot;Text&quot;;&quot;&quot;;[.J4]))));&quot; &quot;;&quot;&quot;);&quot;'&quot;;&quot;&quot;))" table:style-name="ce65">
            <text:p>CustomizationID</text:p>
          </table:table-cell>
          <table:table-cell office:value-type="string" table:style-name="ce64">
            <text:p>Invoice. Customization Identifier. Identifier</text:p>
          </table:table-cell>
          <table:table-cell table:style-name="ce64"/>
          <table:table-cell office:value-type="string" table:style-name="ce64">
            <text:p>Invoice</text:p>
          </table:table-cell>
          <table:table-cell table:style-name="ce64"/>
          <table:table-cell office:value-type="string" table:style-name="ce64">
            <text:p>Customization</text:p>
          </table:table-cell>
          <table:table-cell office:value-type="string" table:style-name="ce64">
            <text:p>Identifier</text:p>
          </table:table-cell>
          <table:table-cell office:value-type="string" office:string-value="Customization Identifier" table:formula="of:=IF([.G4]&lt;&gt;&quot;&quot;;CONCATENATE([.G4];&quot; &quot;;[.H4]);[.H4])" table:style-name="ce66">
            <text:p>Customization Identifier</text:p>
          </table:table-cell>
          <table:table-cell office:value-type="string" table:style-name="ce64">
            <text:p>Identifier</text:p>
          </table:table-cell>
          <table:table-cell table:style-name="ce64"/>
          <table:table-cell office:value-type="string" office:string-value="Identifier. Type" table:formula="of:=IF([.K4]&lt;&gt;&quot;&quot;;CONCATENATE([.K4];&quot;_ &quot;;[.J4];&quot;. Type&quot;);CONCATENATE([.J4];&quot;. Type&quot;))" table:style-name="ce66">
            <text:p>Identifier. Type</text:p>
          </table:table-cell>
          <table:table-cell table:number-columns-repeated="3" table:style-name="ce64"/>
          <table:table-cell office:value-type="string" table:style-name="ce64">
            <text:p>0..1</text:p>
          </table:table-cell>
          <table:table-cell office:value-type="string" table:style-name="ce64">
            <text:p>BBIE</text:p>
          </table:table-cell>
          <table:table-cell office:value-type="string" table:style-name="ce67">
            <text:p>Identifies a user-defined customization of UBL for a specific use. Identifies the specification of content and rules that apply to the transaction.</text:p>
            <text:p>Identifying the customisation/implementation guide/contextualization of the syntax message and its extension that applies to the invoice transaction, enables <text:s/>the receiver to apply the correct validation to the received document as well as to route the document to an appropriate service for processing</text:p>
          </table:table-cell>
          <table:table-cell office:value-type="string" table:style-name="ce70">
            <text:p>urn:resources.digitalbusinesscouncil.com.au:dbc:invoicing:documents:core invoice:xsd::core invoice 1##urn:resources.digitalbusinesscouncil.com.au:dbc:einvoicing:process:einvoicing01:ver1.0</text:p>
          </table:table-cell>
          <table:table-cell table:style-name="ce64"/>
          <table:table-cell office:value-type="string" table:style-name="ce64">
            <text:p>2.0</text:p>
          </table:table-cell>
          <table:table-cell table:number-columns-repeated="2" table:style-name="ce64"/>
          <table:table-cell office:value-type="string" table:style-name="ce64">
            <text:p>Procurement</text:p>
          </table:table-cell>
          <table:table-cell office:value-type="string" table:style-name="ce64">
            <text:p>In All Contexts</text:p>
          </table:table-cell>
          <table:table-cell office:value-type="string" table:style-name="ce64">
            <text:p>None</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text:s/></text:p>
          </table:table-cell>
          <table:table-cell table:style-name="ce69"/>
          <table:table-cell table:number-columns-repeated="3" table:style-name="ce58"/>
          <table:table-cell table:number-columns-repeated="988" table:style-name="ce57"/>
          <table:table-cell table:number-columns-repeated="15360"/>
        </table:table-row>
        <table:table-row table:style-name="ro2">
          <table:table-cell office:value-type="string" table:style-name="ce64">
            <text:p>Council Profile</text:p>
          </table:table-cell>
          <table:table-cell office:value-type="string" office:string-value="ProfileID" table:formula="of:=IF([.H5]=&quot;UUID&quot;;&quot;UUID&quot;;SUBSTITUTE(SUBSTITUTE(CONCATENATE(IF([.F5]=&quot;Universally Unique&quot;;&quot;UU&quot;;[.F5]);IF([.H5]&lt;&gt;[.J5];[.I5];[.G5]);CONCATENATE(IF([.J5]=&quot;Identifier&quot;;&quot;ID&quot;;IF([.J5]=&quot;Text&quot;;&quot;&quot;;[.J5]))));&quot; &quot;;&quot;&quot;);&quot;'&quot;;&quot;&quot;))" table:style-name="ce65">
            <text:p>ProfileID</text:p>
          </table:table-cell>
          <table:table-cell office:value-type="string" table:style-name="ce64">
            <text:p>Invoice. Profile Identifier. Identifier</text:p>
          </table:table-cell>
          <table:table-cell table:style-name="ce64"/>
          <table:table-cell office:value-type="string" table:style-name="ce64">
            <text:p>Invoice</text:p>
          </table:table-cell>
          <table:table-cell table:style-name="ce64"/>
          <table:table-cell office:value-type="string" table:style-name="ce64">
            <text:p>Profile</text:p>
          </table:table-cell>
          <table:table-cell office:value-type="string" table:style-name="ce64">
            <text:p>Identifier</text:p>
          </table:table-cell>
          <table:table-cell office:value-type="string" office:string-value="Profile Identifier" table:formula="of:=IF([.G5]&lt;&gt;&quot;&quot;;CONCATENATE([.G5];&quot; &quot;;[.H5]);[.H5])" table:style-name="ce66">
            <text:p>Profile Identifier</text:p>
          </table:table-cell>
          <table:table-cell office:value-type="string" table:style-name="ce64">
            <text:p>Identifier</text:p>
          </table:table-cell>
          <table:table-cell table:style-name="ce64"/>
          <table:table-cell office:value-type="string" office:string-value="Identifier. Type" table:formula="of:=IF([.K5]&lt;&gt;&quot;&quot;;CONCATENATE([.K5];&quot;_ &quot;;[.J5];&quot;. Type&quot;);CONCATENATE([.J5];&quot;. Type&quot;))" table:style-name="ce66">
            <text:p>Identifier. Type</text:p>
          </table:table-cell>
          <table:table-cell table:number-columns-repeated="3" table:style-name="ce64"/>
          <table:table-cell office:value-type="string" table:style-name="ce64">
            <text:p>0..1</text:p>
          </table:table-cell>
          <table:table-cell office:value-type="string" table:style-name="ce64">
            <text:p>BBIE</text:p>
          </table:table-cell>
          <table:table-cell office:value-type="string" table:style-name="ce67">
            <text:p>Identifies a user-defined profile of the customization of UBL being used. Identifies the DBC profile or business process context in which the transaction appears.</text:p>
          </table:table-cell>
          <table:table-cell office:value-type="string" table:style-name="ce70">
            <text:p>urn:resources.digitalbusinesscouncil.com.au:dbc:invoicing:ver1.0</text:p>
          </table:table-cell>
          <table:table-cell table:style-name="ce64"/>
          <table:table-cell office:value-type="string" table:style-name="ce64">
            <text:p>2.0</text:p>
          </table:table-cell>
          <table:table-cell table:number-columns-repeated="2" table:style-name="ce64"/>
          <table:table-cell office:value-type="string" table:style-name="ce64">
            <text:p>Procurement</text:p>
          </table:table-cell>
          <table:table-cell office:value-type="string" table:style-name="ce64">
            <text:p>In All Contexts</text:p>
          </table:table-cell>
          <table:table-cell office:value-type="string" table:style-name="ce64">
            <text:p>None</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text:s/></text:p>
          </table:table-cell>
          <table:table-cell table:style-name="ce69"/>
          <table:table-cell table:number-columns-repeated="3" table:style-name="ce58"/>
          <table:table-cell table:number-columns-repeated="988" table:style-name="ce57"/>
          <table:table-cell table:number-columns-repeated="15360"/>
        </table:table-row>
        <table:table-row table:style-name="ro2">
          <table:table-cell office:value-type="string" table:style-name="ce64">
            <text:p>Transaction</text:p>
          </table:table-cell>
          <table:table-cell office:value-type="string" office:string-value="ProfileExecutionID" table:formula="of:=IF([.H6]=&quot;UUID&quot;;&quot;UUID&quot;;SUBSTITUTE(SUBSTITUTE(CONCATENATE(IF([.F6]=&quot;Universally Unique&quot;;&quot;UU&quot;;[.F6]);IF([.H6]&lt;&gt;[.J6];[.I6];[.G6]);CONCATENATE(IF([.J6]=&quot;Identifier&quot;;&quot;ID&quot;;IF([.J6]=&quot;Text&quot;;&quot;&quot;;[.J6]))));&quot; &quot;;&quot;&quot;);&quot;'&quot;;&quot;&quot;))" table:style-name="ce65">
            <text:p>ProfileExecutionID</text:p>
          </table:table-cell>
          <table:table-cell office:value-type="string" table:style-name="ce64">
            <text:p>Invoice. Profile Execution Identifier. Identifier</text:p>
          </table:table-cell>
          <table:table-cell table:style-name="ce64"/>
          <table:table-cell office:value-type="string" table:style-name="ce64">
            <text:p>Invoice</text:p>
          </table:table-cell>
          <table:table-cell table:style-name="ce64"/>
          <table:table-cell office:value-type="string" table:style-name="ce64">
            <text:p>Profile Execution</text:p>
          </table:table-cell>
          <table:table-cell office:value-type="string" table:style-name="ce64">
            <text:p>Identifier</text:p>
          </table:table-cell>
          <table:table-cell office:value-type="string" office:string-value="Profile Execution Identifier" table:formula="of:=IF([.G6]&lt;&gt;&quot;&quot;;CONCATENATE([.G6];&quot; &quot;;[.H6]);[.H6])" table:style-name="ce66">
            <text:p>Profile Execution Identifier</text:p>
          </table:table-cell>
          <table:table-cell office:value-type="string" table:style-name="ce64">
            <text:p>Identifier</text:p>
          </table:table-cell>
          <table:table-cell table:style-name="ce64"/>
          <table:table-cell office:value-type="string" office:string-value="Identifier. Type" table:formula="of:=IF([.K6]&lt;&gt;&quot;&quot;;CONCATENATE([.K6];&quot;_ &quot;;[.J6];&quot;. Type&quot;);CONCATENATE([.J6];&quot;. Type&quot;))" table:style-name="ce66">
            <text:p>Identifier. Type</text:p>
          </table:table-cell>
          <table:table-cell table:number-columns-repeated="3" table:style-name="ce64"/>
          <table:table-cell office:value-type="string" table:style-name="ce64">
            <text:p>0..1</text:p>
          </table:table-cell>
          <table:table-cell office:value-type="string" table:style-name="ce64">
            <text:p>BBIE</text:p>
          </table:table-cell>
          <table:table-cell office:value-type="string" table:style-name="ce67">
            <text:p>Identifies an instance of executing a profile, to associate all transactions in a collaboration allowing control of its relation to other documents exchanged as part of the same process.</text:p>
          </table:table-cell>
          <table:table-cell office:value-type="string" table:style-name="ce68">
            <text:p>BPP-1001</text:p>
          </table:table-cell>
          <table:table-cell table:style-name="ce64"/>
          <table:table-cell office:value-type="string" table:style-name="ce64">
            <text:p>2.1</text:p>
          </table:table-cell>
          <table:table-cell table:number-columns-repeated="2" table:style-name="ce64"/>
          <table:table-cell office:value-type="string" table:style-name="ce64">
            <text:p>Procurement</text:p>
          </table:table-cell>
          <table:table-cell office:value-type="string" table:style-name="ce64">
            <text:p>In All Contexts</text:p>
          </table:table-cell>
          <table:table-cell office:value-type="string" table:style-name="ce64">
            <text:p>None</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text:s/></text:p>
          </table:table-cell>
          <table:table-cell table:style-name="ce69"/>
          <table:table-cell table:number-columns-repeated="3" table:style-name="ce58"/>
          <table:table-cell table:number-columns-repeated="988" table:style-name="ce57"/>
          <table:table-cell table:number-columns-repeated="15360"/>
        </table:table-row>
        <table:table-row table:style-name="ro2">
          <table:table-cell office:value-type="string" table:style-name="ce71">
            <text:p>Identifier</text:p>
          </table:table-cell>
          <table:table-cell office:value-type="string" table:style-name="ce71">
            <text:p>ID</text:p>
          </table:table-cell>
          <table:table-cell office:value-type="string" table:style-name="ce72">
            <text:p>Invoice. Identifier</text:p>
          </table:table-cell>
          <table:table-cell table:style-name="ce72"/>
          <table:table-cell office:value-type="string" table:style-name="ce72">
            <text:p>Invoice</text:p>
          </table:table-cell>
          <table:table-cell table:style-name="ce73"/>
          <table:table-cell table:style-name="ce72"/>
          <table:table-cell office:value-type="string" table:style-name="ce72">
            <text:p>Identifier</text:p>
          </table:table-cell>
          <table:table-cell office:value-type="string" office:string-value="Identifier" table:formula="of:=IF([.G7]&lt;&gt;&quot;&quot;;CONCATENATE([.G7];&quot; &quot;;[.H7]);[.H7])" table:style-name="ce74">
            <text:p>Identifier</text:p>
          </table:table-cell>
          <table:table-cell office:value-type="string" table:style-name="ce72">
            <text:p>Identifier</text:p>
          </table:table-cell>
          <table:table-cell table:style-name="ce72"/>
          <table:table-cell office:value-type="string" office:string-value="Identifier. Type" table:formula="of:=IF([.K7]&lt;&gt;&quot;&quot;;CONCATENATE([.K7];&quot;_ &quot;;[.J7];&quot;. Type&quot;);CONCATENATE([.J7];&quot;. Type&quot;))" table:style-name="ce74">
            <text:p>Identifier. Type</text:p>
          </table:table-cell>
          <table:table-cell table:number-columns-repeated="2" table:style-name="ce72"/>
          <table:table-cell office:value-type="string" table:style-name="ce72">
            <text:p>Invoice Number</text:p>
          </table:table-cell>
          <table:table-cell office:value-type="string" table:style-name="ce72">
            <text:p>1</text:p>
          </table:table-cell>
          <table:table-cell office:value-type="string" table:style-name="ce72">
            <text:p>BBIE</text:p>
          </table:table-cell>
          <table:table-cell office:value-type="string" table:style-name="ce75">
            <text:p>An identifier for this document, assigned by the sender. An invoice identifier enables positive referencing the document instance for various purposes including referencing between documents <text:s/>that are part of the same process.</text:p>
          </table:table-cell>
          <table:table-cell table:style-name="ce76"/>
          <table:table-cell office:value-type="string" table:style-name="ce72">
            <text:p>1334</text:p>
          </table:table-cell>
          <table:table-cell office:value-type="string" table:style-name="ce72">
            <text:p>1.0</text:p>
          </table:table-cell>
          <table:table-cell table:number-columns-repeated="2" table:style-name="ce72"/>
          <table:table-cell office:value-type="string" table:style-name="ce72">
            <text:p>Procurement</text:p>
          </table:table-cell>
          <table:table-cell office:value-type="string" table:style-name="ce72">
            <text:p>In All Contexts</text:p>
          </table:table-cell>
          <table:table-cell office:value-type="string" table:style-name="ce72">
            <text:p>None</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table:style-name="ce72"/>
          <table:table-cell office:value-type="string" table:style-name="ce72">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1">
            <text:p>Copy Indicator</text:p>
          </table:table-cell>
          <table:table-cell office:value-type="string" office:string-value="CopyIndicator" table:formula="of:=IF([.H8]=&quot;UUID&quot;;&quot;UUID&quot;;SUBSTITUTE(SUBSTITUTE(CONCATENATE(IF([.F8]=&quot;Universally Unique&quot;;&quot;UU&quot;;[.F8]);IF([.H8]&lt;&gt;[.J8];[.I8];[.G8]);CONCATENATE(IF([.J8]=&quot;Identifier&quot;;&quot;ID&quot;;IF([.J8]=&quot;Text&quot;;&quot;&quot;;[.J8]))));&quot; &quot;;&quot;&quot;);&quot;'&quot;;&quot;&quot;))" table:style-name="ce65">
            <text:p>CopyIndicator</text:p>
          </table:table-cell>
          <table:table-cell office:value-type="string" table:style-name="ce64">
            <text:p>Invoice. Copy_ Indicator. Indicator</text:p>
          </table:table-cell>
          <table:table-cell table:style-name="ce64"/>
          <table:table-cell office:value-type="string" table:style-name="ce64">
            <text:p>Invoice</text:p>
          </table:table-cell>
          <table:table-cell office:value-type="string" table:style-name="ce64">
            <text:p>Copy</text:p>
          </table:table-cell>
          <table:table-cell table:style-name="ce64"/>
          <table:table-cell office:value-type="string" table:style-name="ce64">
            <text:p>Indicator</text:p>
          </table:table-cell>
          <table:table-cell office:value-type="string" office:string-value="Indicator" table:formula="of:=IF([.G8]&lt;&gt;&quot;&quot;;CONCATENATE([.G8];&quot; &quot;;[.H8]);[.H8])" table:style-name="ce66">
            <text:p>Indicator</text:p>
          </table:table-cell>
          <table:table-cell office:value-type="string" table:style-name="ce64">
            <text:p>Indicator</text:p>
          </table:table-cell>
          <table:table-cell table:style-name="ce64"/>
          <table:table-cell office:value-type="string" office:string-value="Indicator. Type" table:formula="of:=IF([.K8]&lt;&gt;&quot;&quot;;CONCATENATE([.K8];&quot;_ &quot;;[.J8];&quot;. Type&quot;);CONCATENATE([.J8];&quot;. Type&quot;))" table:style-name="ce66">
            <text:p>Indicator. Type</text:p>
          </table:table-cell>
          <table:table-cell table:number-columns-repeated="3" table:style-name="ce64"/>
          <table:table-cell office:value-type="string" table:style-name="ce64">
            <text:p>0..1</text:p>
          </table:table-cell>
          <table:table-cell office:value-type="string" table:style-name="ce64">
            <text:p>BBIE</text:p>
          </table:table-cell>
          <table:table-cell office:value-type="string" table:style-name="ce67">
            <text:p>Indicates whether this document is a copy (true) or not (false). A copy indicator is used as part of duplicate detection detailing that this is a copy of a document previously and not a duplicate.</text:p>
          </table:table-cell>
          <table:table-cell table:style-name="ce68"/>
          <table:table-cell table:style-name="ce64"/>
          <table:table-cell office:value-type="string" table:style-name="ce64">
            <text:p>2.0</text:p>
          </table:table-cell>
          <table:table-cell table:number-columns-repeated="2" table:style-name="ce64"/>
          <table:table-cell office:value-type="string" table:style-name="ce64">
            <text:p>Procurement</text:p>
          </table:table-cell>
          <table:table-cell office:value-type="string" table:style-name="ce64">
            <text:p>In All Contexts</text:p>
          </table:table-cell>
          <table:table-cell office:value-type="string" table:style-name="ce64">
            <text:p>None</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office:value-type="string" table:style-name="ce64">
            <text:p>In All Contexts</text:p>
          </table:table-cell>
          <table:table-cell table:style-name="ce64"/>
          <table:table-cell office:value-type="string" table:style-name="ce69">
            <text:p>Change from Previous Version: made qualifer in property term possesive noun + made mandatory</text:p>
          </table:table-cell>
          <table:table-cell table:number-columns-repeated="8" table:style-name="ce58"/>
          <table:table-cell table:number-columns-repeated="16343"/>
        </table:table-row>
        <table:table-row table:style-name="ro2">
          <table:table-cell office:value-type="string" table:style-name="ce71">
            <text:p>Issue Date</text:p>
          </table:table-cell>
          <table:table-cell office:value-type="string" table:style-name="ce71">
            <text:p>IssueDate</text:p>
          </table:table-cell>
          <table:table-cell office:value-type="string" table:style-name="ce72">
            <text:p>Invoice. Issue Date. Date</text:p>
          </table:table-cell>
          <table:table-cell table:style-name="ce72"/>
          <table:table-cell office:value-type="string" table:style-name="ce72">
            <text:p>Invoice</text:p>
          </table:table-cell>
          <table:table-cell table:style-name="ce73"/>
          <table:table-cell office:value-type="string" table:style-name="ce72">
            <text:p>Issue</text:p>
          </table:table-cell>
          <table:table-cell office:value-type="string" table:style-name="ce72">
            <text:p>Date</text:p>
          </table:table-cell>
          <table:table-cell office:value-type="string" office:string-value="Issue Date" table:formula="of:=IF([.G9]&lt;&gt;&quot;&quot;;CONCATENATE([.G9];&quot; &quot;;[.H9]);[.H9])" table:style-name="ce74">
            <text:p>Issue Date</text:p>
          </table:table-cell>
          <table:table-cell office:value-type="string" table:style-name="ce72">
            <text:p>Date</text:p>
          </table:table-cell>
          <table:table-cell table:style-name="ce72"/>
          <table:table-cell office:value-type="string" office:string-value="Date. Type" table:formula="of:=IF([.K9]&lt;&gt;&quot;&quot;;CONCATENATE([.K9];&quot;_ &quot;;[.J9];&quot;. Type&quot;);CONCATENATE([.J9];&quot;. Type&quot;))" table:style-name="ce74">
            <text:p>Date. Type</text:p>
          </table:table-cell>
          <table:table-cell table:number-columns-repeated="2" table:style-name="ce72"/>
          <table:table-cell office:value-type="string" table:style-name="ce72">
            <text:p>Invoice Date</text:p>
          </table:table-cell>
          <table:table-cell office:value-type="string" table:style-name="ce72">
            <text:p>1</text:p>
          </table:table-cell>
          <table:table-cell office:value-type="string" table:style-name="ce72">
            <text:p>BBIE</text:p>
          </table:table-cell>
          <table:table-cell office:value-type="string" table:style-name="ce75">
            <text:p>The date, assigned by the sender, on which this document was issued. The date on which the Invoice was created.</text:p>
          </table:table-cell>
          <table:table-cell office:value-type="string" table:style-name="ce77">
            <text:p>2016-11-31</text:p>
          </table:table-cell>
          <table:table-cell office:value-type="string" table:style-name="ce72">
            <text:p>2377</text:p>
          </table:table-cell>
          <table:table-cell office:value-type="string" table:style-name="ce72">
            <text:p>2.0</text:p>
          </table:table-cell>
          <table:table-cell table:number-columns-repeated="2" table:style-name="ce72"/>
          <table:table-cell office:value-type="string" table:style-name="ce72">
            <text:p>Procurement</text:p>
          </table:table-cell>
          <table:table-cell office:value-type="string" table:style-name="ce72">
            <text:p>In All Contexts</text:p>
          </table:table-cell>
          <table:table-cell office:value-type="string" table:style-name="ce72">
            <text:p>None</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table:style-name="ce72"/>
          <table:table-cell office:value-type="string" table:style-name="ce72">
            <text:p>Change from Previous Version: Split Date Time into Date and Time</text:p>
          </table:table-cell>
          <table:table-cell table:number-columns-repeated="991" table:style-name="ce57"/>
          <table:table-cell table:number-columns-repeated="15360"/>
        </table:table-row>
        <table:table-row table:style-name="ro2">
          <table:table-cell office:value-type="string" table:style-name="ce71">
            <text:p>Due Date</text:p>
          </table:table-cell>
          <table:table-cell office:value-type="string" table:style-name="ce71">
            <text:p>DueDate</text:p>
          </table:table-cell>
          <table:table-cell office:value-type="string" table:style-name="ce72">
            <text:p>Invoice. Due Date. Date</text:p>
          </table:table-cell>
          <table:table-cell table:style-name="ce72"/>
          <table:table-cell office:value-type="string" table:style-name="ce72">
            <text:p>Invoice</text:p>
          </table:table-cell>
          <table:table-cell table:style-name="ce73"/>
          <table:table-cell office:value-type="string" table:style-name="ce72">
            <text:p>Due</text:p>
          </table:table-cell>
          <table:table-cell office:value-type="string" table:style-name="ce72">
            <text:p>Date</text:p>
          </table:table-cell>
          <table:table-cell office:value-type="string" office:string-value="Due Date" table:formula="of:=IF([.G10]&lt;&gt;&quot;&quot;;CONCATENATE([.G10];&quot; &quot;;[.H10]);[.H10])" table:style-name="ce74">
            <text:p>Due Date</text:p>
          </table:table-cell>
          <table:table-cell office:value-type="string" table:style-name="ce72">
            <text:p>Date</text:p>
          </table:table-cell>
          <table:table-cell table:style-name="ce72"/>
          <table:table-cell office:value-type="string" office:string-value="Date. Type" table:formula="of:=IF([.K10]&lt;&gt;&quot;&quot;;CONCATENATE([.K10];&quot;_ &quot;;[.J10];&quot;. Type&quot;);CONCATENATE([.J10];&quot;. Type&quot;))" table:style-name="ce74">
            <text:p>Date. Type</text:p>
          </table:table-cell>
          <table:table-cell table:number-columns-repeated="3" table:style-name="ce72"/>
          <table:table-cell office:value-type="string" table:style-name="ce72">
            <text:p>0..1</text:p>
          </table:table-cell>
          <table:table-cell office:value-type="string" table:style-name="ce72">
            <text:p>BBIE</text:p>
          </table:table-cell>
          <table:table-cell office:value-type="string" table:style-name="ce75">
            <text:p>The date on which Invoice is due.</text:p>
          </table:table-cell>
          <table:table-cell office:value-type="string" table:style-name="ce77">
            <text:p>2016-12-31</text:p>
          </table:table-cell>
          <table:table-cell table:style-name="ce72"/>
          <table:table-cell office:value-type="string" table:style-name="ce72">
            <text:p>2.1</text:p>
          </table:table-cell>
          <table:table-cell table:number-columns-repeated="2" table:style-name="ce72"/>
          <table:table-cell office:value-type="string" table:style-name="ce72">
            <text:p>Procurement</text:p>
          </table:table-cell>
          <table:table-cell office:value-type="string" table:style-name="ce72">
            <text:p>In All Contexts</text:p>
          </table:table-cell>
          <table:table-cell office:value-type="string" table:style-name="ce72">
            <text:p>None</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text:s/></text:p>
          </table:table-cell>
          <table:table-cell table:style-name="ce72"/>
          <table:table-cell table:number-columns-repeated="991" table:style-name="ce57"/>
          <table:table-cell table:number-columns-repeated="15360"/>
        </table:table-row>
        <table:table-row table:style-name="ro2">
          <table:table-cell office:value-type="string" table:style-name="ce71">
            <text:p>Document Type Code</text:p>
          </table:table-cell>
          <table:table-cell office:value-type="string" table:style-name="ce71">
            <text:p>InvoiceTypeCode</text:p>
          </table:table-cell>
          <table:table-cell office:value-type="string" table:style-name="ce72">
            <text:p>Invoice. Invoice Type Code. Code</text:p>
          </table:table-cell>
          <table:table-cell table:style-name="ce72"/>
          <table:table-cell office:value-type="string" table:style-name="ce72">
            <text:p>Invoice</text:p>
          </table:table-cell>
          <table:table-cell table:style-name="ce73"/>
          <table:table-cell office:value-type="string" table:style-name="ce72">
            <text:p>Invoice Type</text:p>
          </table:table-cell>
          <table:table-cell office:value-type="string" table:style-name="ce72">
            <text:p>Code</text:p>
          </table:table-cell>
          <table:table-cell office:value-type="string" office:string-value="Invoice Type Code" table:formula="of:=IF([.G11]&lt;&gt;&quot;&quot;;CONCATENATE([.G11];&quot; &quot;;[.H11]);[.H11])" table:style-name="ce74">
            <text:p>Invoice Type Code</text:p>
          </table:table-cell>
          <table:table-cell office:value-type="string" table:style-name="ce72">
            <text:p>Code</text:p>
          </table:table-cell>
          <table:table-cell office:value-type="string" table:style-name="ce72">
            <text:p>Document Type</text:p>
          </table:table-cell>
          <table:table-cell office:value-type="string" office:string-value="Document Type_ Code. Type" table:formula="of:=IF([.K11]&lt;&gt;&quot;&quot;;CONCATENATE([.K11];&quot;_ &quot;;[.J11];&quot;. Type&quot;);CONCATENATE([.J11];&quot;. Type&quot;))" table:style-name="ce74">
            <text:p>Document Type_ Code. Type</text:p>
          </table:table-cell>
          <table:table-cell table:number-columns-repeated="3" table:style-name="ce72"/>
          <table:table-cell office:value-type="string" table:style-name="ce72">
            <text:p>1</text:p>
          </table:table-cell>
          <table:table-cell office:value-type="string" table:style-name="ce72">
            <text:p>BBIE</text:p>
          </table:table-cell>
          <table:table-cell office:value-type="string" table:style-name="ce75">
            <text:p>A code signifying the type of the Invoice. The code used must be easily accessible and converted to English in accordance with terminology required by GST legislation.</text:p>
          </table:table-cell>
          <table:table-cell table:style-name="ce76"/>
          <table:table-cell office:value-type="string" table:style-name="ce72">
            <text:p>1027</text:p>
          </table:table-cell>
          <table:table-cell office:value-type="string" table:style-name="ce72">
            <text:p>1.0</text:p>
          </table:table-cell>
          <table:table-cell table:number-columns-repeated="2" table:style-name="ce72"/>
          <table:table-cell office:value-type="string" table:style-name="ce72">
            <text:p>Procurement</text:p>
          </table:table-cell>
          <table:table-cell office:value-type="string" table:style-name="ce72">
            <text:p>In All Contexts</text:p>
          </table:table-cell>
          <table:table-cell office:value-type="string" table:style-name="ce72">
            <text:p>None</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table:style-name="ce72"/>
          <table:table-cell office:value-type="string" table:style-name="ce72">
            <text:p>Change from Previous Version: Modified definition text</text:p>
          </table:table-cell>
          <table:table-cell table:number-columns-repeated="991" table:style-name="ce57"/>
          <table:table-cell table:number-columns-repeated="15360"/>
        </table:table-row>
        <table:table-row table:style-name="ro3">
          <table:table-cell office:value-type="string" table:style-name="ce71">
            <text:p>Description</text:p>
          </table:table-cell>
          <table:table-cell office:value-type="string" table:style-name="ce71">
            <text:p>Note</text:p>
          </table:table-cell>
          <table:table-cell office:value-type="string" table:style-name="ce72">
            <text:p>Invoice. Note. Text</text:p>
          </table:table-cell>
          <table:table-cell table:style-name="ce72"/>
          <table:table-cell office:value-type="string" table:style-name="ce72">
            <text:p>Invoice</text:p>
          </table:table-cell>
          <table:table-cell table:style-name="ce73"/>
          <table:table-cell table:style-name="ce72"/>
          <table:table-cell office:value-type="string" table:style-name="ce72">
            <text:p>Note</text:p>
          </table:table-cell>
          <table:table-cell office:value-type="string" office:string-value="Note" table:formula="of:=IF([.G12]&lt;&gt;&quot;&quot;;CONCATENATE([.G12];&quot; &quot;;[.H12]);[.H12])" table:style-name="ce74">
            <text:p>Note</text:p>
          </table:table-cell>
          <table:table-cell office:value-type="string" table:style-name="ce72">
            <text:p>Text</text:p>
          </table:table-cell>
          <table:table-cell table:style-name="ce72"/>
          <table:table-cell office:value-type="string" office:string-value="Text. Type" table:formula="of:=IF([.K12]&lt;&gt;&quot;&quot;;CONCATENATE([.K12];&quot;_ &quot;;[.J12];&quot;. Type&quot;);CONCATENATE([.J12];&quot;. Type&quot;))" table:style-name="ce74">
            <text:p>Text. Type</text:p>
          </table:table-cell>
          <table:table-cell table:number-columns-repeated="3" table:style-name="ce72"/>
          <table:table-cell office:value-type="string" table:style-name="ce72">
            <text:p>0..n</text:p>
          </table:table-cell>
          <table:table-cell office:value-type="string" table:style-name="ce72">
            <text:p>BBIE</text:p>
          </table:table-cell>
          <table:table-cell office:value-type="string" table:style-name="ce75">
            <text:p>Free-form text pertinent to this document, conveying information that is not contained explicitly in other structures. This can be notes or other similar information for which the invoice specification does not contain suitable qualified elements such as the terms of agreement for an RCTI.</text:p>
          </table:table-cell>
          <table:table-cell table:style-name="ce76"/>
          <table:table-cell table:style-name="ce72"/>
          <table:table-cell office:value-type="string" table:style-name="ce72">
            <text:p>1.0</text:p>
          </table:table-cell>
          <table:table-cell table:number-columns-repeated="2" table:style-name="ce72"/>
          <table:table-cell office:value-type="string" table:style-name="ce72">
            <text:p>Procurement</text:p>
          </table:table-cell>
          <table:table-cell office:value-type="string" table:style-name="ce72">
            <text:p>In All Contexts</text:p>
          </table:table-cell>
          <table:table-cell office:value-type="string" table:style-name="ce72">
            <text:p>None</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table:style-name="ce72"/>
          <table:table-cell office:value-type="string" table:style-name="ce72">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1">
            <text:p>Invoice Currency</text:p>
          </table:table-cell>
          <table:table-cell office:value-type="string" table:style-name="ce71">
            <text:p>DocumentCurrencyCode</text:p>
          </table:table-cell>
          <table:table-cell office:value-type="string" table:style-name="ce72">
            <text:p>Invoice. Document_ Currency Code. Code</text:p>
          </table:table-cell>
          <table:table-cell table:style-name="ce72"/>
          <table:table-cell office:value-type="string" table:style-name="ce72">
            <text:p>Invoice</text:p>
          </table:table-cell>
          <table:table-cell office:value-type="string" table:style-name="ce73">
            <text:p>Document</text:p>
          </table:table-cell>
          <table:table-cell office:value-type="string" table:style-name="ce72">
            <text:p>Currency</text:p>
          </table:table-cell>
          <table:table-cell office:value-type="string" table:style-name="ce72">
            <text:p>Code</text:p>
          </table:table-cell>
          <table:table-cell office:value-type="string" office:string-value="Currency Code" table:formula="of:=IF([.G13]&lt;&gt;&quot;&quot;;CONCATENATE([.G13];&quot; &quot;;[.H13]);[.H13])" table:style-name="ce74">
            <text:p>Currency Code</text:p>
          </table:table-cell>
          <table:table-cell office:value-type="string" table:style-name="ce72">
            <text:p>Code</text:p>
          </table:table-cell>
          <table:table-cell office:value-type="string" table:style-name="ce72">
            <text:p>Currency</text:p>
          </table:table-cell>
          <table:table-cell office:value-type="string" office:string-value="Currency_ Code. Type" table:formula="of:=IF([.K13]&lt;&gt;&quot;&quot;;CONCATENATE([.K13];&quot;_ &quot;;[.J13];&quot;. Type&quot;);CONCATENATE([.J13];&quot;. Type&quot;))" table:style-name="ce74">
            <text:p>Currency_ Code. Type</text:p>
          </table:table-cell>
          <table:table-cell table:number-columns-repeated="3" table:style-name="ce72"/>
          <table:table-cell office:value-type="string" table:style-name="ce72">
            <text:p>0..1</text:p>
          </table:table-cell>
          <table:table-cell office:value-type="string" table:style-name="ce72">
            <text:p>BBIE</text:p>
          </table:table-cell>
          <table:table-cell office:value-type="string" table:style-name="ce75">
            <text:p>A code signifying the default currency for this document. For domestic Invoicing this will be Australian Dollars in the majority of cases, but it is possible to use other currencies.</text:p>
          </table:table-cell>
          <table:table-cell office:value-type="string" table:style-name="ce78">
            <text:p>AUD</text:p>
          </table:table-cell>
          <table:table-cell table:style-name="ce72"/>
          <table:table-cell office:value-type="string" table:style-name="ce72">
            <text:p>2.0</text:p>
          </table:table-cell>
          <table:table-cell table:number-columns-repeated="2" table:style-name="ce72"/>
          <table:table-cell office:value-type="string" table:style-name="ce72">
            <text:p>Procurement</text:p>
          </table:table-cell>
          <table:table-cell office:value-type="string" table:style-name="ce72">
            <text:p>In All Contexts</text:p>
          </table:table-cell>
          <table:table-cell office:value-type="string" table:style-name="ce72">
            <text:p>None</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table:style-name="ce72"/>
          <table:table-cell office:value-type="string" table:style-name="ce72">
            <text:p>Change from Previous Version: Modified definition text + made mandatory</text:p>
          </table:table-cell>
          <table:table-cell table:number-columns-repeated="991" table:style-name="ce57"/>
          <table:table-cell table:number-columns-repeated="15360"/>
        </table:table-row>
        <table:table-row table:style-name="ro2">
          <table:table-cell office:value-type="string" table:style-name="ce71">
            <text:p>Buyer Accounting Reference</text:p>
          </table:table-cell>
          <table:table-cell office:value-type="string" table:style-name="ce71">
            <text:p>BuyerReference</text:p>
          </table:table-cell>
          <table:table-cell office:value-type="string" table:style-name="ce72">
            <text:p>Invoice. Buyer_ Reference. Text</text:p>
          </table:table-cell>
          <table:table-cell table:style-name="ce72"/>
          <table:table-cell office:value-type="string" table:style-name="ce72">
            <text:p>Invoice</text:p>
          </table:table-cell>
          <table:table-cell office:value-type="string" table:style-name="ce72">
            <text:p>Buyer</text:p>
          </table:table-cell>
          <table:table-cell table:style-name="ce72"/>
          <table:table-cell office:value-type="string" table:style-name="ce72">
            <text:p>Reference</text:p>
          </table:table-cell>
          <table:table-cell office:value-type="string" office:string-value="Reference" table:formula="of:=IF([.G14]&lt;&gt;&quot;&quot;;CONCATENATE([.G14];&quot; &quot;;[.H14]);[.H14])" table:style-name="ce74">
            <text:p>Reference</text:p>
          </table:table-cell>
          <table:table-cell office:value-type="string" table:style-name="ce72">
            <text:p>Text</text:p>
          </table:table-cell>
          <table:table-cell table:style-name="ce72"/>
          <table:table-cell office:value-type="string" office:string-value="Text. Type" table:formula="of:=IF([.K14]&lt;&gt;&quot;&quot;;CONCATENATE([.K14];&quot;_ &quot;;[.J14];&quot;. Type&quot;);CONCATENATE([.J14];&quot;. Type&quot;))" table:style-name="ce74">
            <text:p>Text. Type</text:p>
          </table:table-cell>
          <table:table-cell table:number-columns-repeated="3" table:style-name="ce72"/>
          <table:table-cell office:value-type="string" table:style-name="ce72">
            <text:p>0..1</text:p>
          </table:table-cell>
          <table:table-cell office:value-type="string" table:style-name="ce72">
            <text:p>BBIE</text:p>
          </table:table-cell>
          <table:table-cell office:value-type="string" table:style-name="ce75">
            <text:p>A reference provided by the buyer used for internal routing of the document. Identifies where the Buyer may allocate the relevant transaction in their financial reports.</text:p>
          </table:table-cell>
          <table:table-cell table:style-name="ce76"/>
          <table:table-cell table:style-name="ce72"/>
          <table:table-cell office:value-type="string" table:style-name="ce72">
            <text:p>2.1</text:p>
          </table:table-cell>
          <table:table-cell table:number-columns-repeated="2" table:style-name="ce72"/>
          <table:table-cell office:value-type="string" table:style-name="ce72">
            <text:p>Procurement</text:p>
          </table:table-cell>
          <table:table-cell office:value-type="string" table:style-name="ce72">
            <text:p>In All Contexts</text:p>
          </table:table-cell>
          <table:table-cell office:value-type="string" table:style-name="ce72">
            <text:p>None</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In All Contexts</text:p>
          </table:table-cell>
          <table:table-cell office:value-type="string" table:style-name="ce72">
            <text:p><text:s/></text:p>
          </table:table-cell>
          <table:table-cell table:style-name="ce72"/>
          <table:table-cell table:number-columns-repeated="991" table:style-name="ce57"/>
          <table:table-cell table:number-columns-repeated="15360"/>
        </table:table-row>
        <table:table-row table:style-name="ro2">
          <table:table-cell office:value-type="string" table:style-name="ce79">
            <text:p>Invoice Period</text:p>
          </table:table-cell>
          <table:table-cell office:value-type="string" table:style-name="ce79">
            <text:p>InvoicePeriod</text:p>
          </table:table-cell>
          <table:table-cell office:value-type="string" table:style-name="ce80">
            <text:p>Invoice. Invoice_ Period. Period</text:p>
          </table:table-cell>
          <table:table-cell table:style-name="ce80"/>
          <table:table-cell office:value-type="string" table:style-name="ce80">
            <text:p>Invoice</text:p>
          </table:table-cell>
          <table:table-cell office:value-type="string" table:style-name="ce80">
            <text:p>Invoice</text:p>
          </table:table-cell>
          <table:table-cell table:number-columns-repeated="2" table:style-name="ce80"/>
          <table:table-cell office:value-type="string" office:string-value="Period" table:formula="of:=[.N15]" table:style-name="ce80">
            <text:p>Period</text:p>
          </table:table-cell>
          <table:table-cell office:value-type="string" table:style-name="ce80">
            <text:p>Period</text:p>
          </table:table-cell>
          <table:table-cell table:number-columns-repeated="3" table:style-name="ce80"/>
          <table:table-cell office:value-type="string" table:style-name="ce80">
            <text:p>Period</text:p>
          </table:table-cell>
          <table:table-cell table:style-name="ce80"/>
          <table:table-cell office:value-type="string" table:style-name="ce80">
            <text:p>0..n</text:p>
          </table:table-cell>
          <table:table-cell office:value-type="string" table:style-name="ce80">
            <text:p>ASBIE</text:p>
          </table:table-cell>
          <table:table-cell office:value-type="string" table:style-name="ce81">
            <text:p>A period to which the Invoice applies.</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Purchase Order Reference</text:p>
          </table:table-cell>
          <table:table-cell office:value-type="string" table:style-name="ce79">
            <text:p>OrderReference</text:p>
          </table:table-cell>
          <table:table-cell office:value-type="string" table:style-name="ce80">
            <text:p>Invoice. Order Reference</text:p>
          </table:table-cell>
          <table:table-cell table:style-name="ce80"/>
          <table:table-cell office:value-type="string" table:style-name="ce80">
            <text:p>Invoice</text:p>
          </table:table-cell>
          <table:table-cell table:number-columns-repeated="3" table:style-name="ce80"/>
          <table:table-cell office:value-type="string" office:string-value="Order Reference" table:formula="of:=[.N16]" table:style-name="ce80">
            <text:p>Order Reference</text:p>
          </table:table-cell>
          <table:table-cell office:value-type="string" table:style-name="ce80">
            <text:p>Order Reference</text:p>
          </table:table-cell>
          <table:table-cell table:number-columns-repeated="3" table:style-name="ce80"/>
          <table:table-cell office:value-type="string" table:style-name="ce80">
            <text:p>Order Reference</text:p>
          </table:table-cell>
          <table:table-cell table:style-name="ce80"/>
          <table:table-cell office:value-type="string" table:style-name="ce80">
            <text:p>0..1</text:p>
          </table:table-cell>
          <table:table-cell office:value-type="string" table:style-name="ce80">
            <text:p>ASBIE</text:p>
          </table:table-cell>
          <table:table-cell office:value-type="string" table:style-name="ce81">
            <text:p>A reference to the Order with which this Invoice is associated. An Order is a Document used to order Items issued by the Buyer. To facilitate Invoice matching an Invoice may contain a reference to the Order that the invoice relates to. <text:s/>An invoice may only reference one Order.</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Despatch Document Reference</text:p>
          </table:table-cell>
          <table:table-cell office:value-type="string" table:style-name="ce79">
            <text:p>DespatchDocumentReference</text:p>
          </table:table-cell>
          <table:table-cell office:value-type="string" table:style-name="ce80">
            <text:p>Invoice. Despatch_ Document Reference. Document Reference</text:p>
          </table:table-cell>
          <table:table-cell table:style-name="ce80"/>
          <table:table-cell office:value-type="string" table:style-name="ce80">
            <text:p>Invoice</text:p>
          </table:table-cell>
          <table:table-cell office:value-type="string" table:style-name="ce80">
            <text:p>Despatch</text:p>
          </table:table-cell>
          <table:table-cell table:number-columns-repeated="2" table:style-name="ce80"/>
          <table:table-cell office:value-type="string" office:string-value="Document Reference" table:formula="of:=[.N17]" table:style-name="ce80">
            <text:p>Document Reference</text:p>
          </table:table-cell>
          <table:table-cell office:value-type="string" table:style-name="ce80">
            <text:p>Document Reference</text:p>
          </table:table-cell>
          <table:table-cell table:number-columns-repeated="3" table:style-name="ce80"/>
          <table:table-cell office:value-type="string" table:style-name="ce80">
            <text:p>Document Reference</text:p>
          </table:table-cell>
          <table:table-cell table:style-name="ce80"/>
          <table:table-cell office:value-type="string" table:style-name="ce80">
            <text:p>0..n</text:p>
          </table:table-cell>
          <table:table-cell office:value-type="string" table:style-name="ce80">
            <text:p>ASBIE</text:p>
          </table:table-cell>
          <table:table-cell office:value-type="string" table:style-name="ce81">
            <text:p>A reference to a Despatch Advice associated with this document. A Document used to describe the sending of a delivery of Items.</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Receipt Document Reference</text:p>
          </table:table-cell>
          <table:table-cell office:value-type="string" table:style-name="ce79">
            <text:p>ReceiptDocumentReference</text:p>
          </table:table-cell>
          <table:table-cell office:value-type="string" table:style-name="ce80">
            <text:p>Invoice. Receipt_ Document Reference. Document Reference</text:p>
          </table:table-cell>
          <table:table-cell table:style-name="ce80"/>
          <table:table-cell office:value-type="string" table:style-name="ce80">
            <text:p>Invoice</text:p>
          </table:table-cell>
          <table:table-cell office:value-type="string" table:style-name="ce80">
            <text:p>Receipt</text:p>
          </table:table-cell>
          <table:table-cell table:number-columns-repeated="2" table:style-name="ce80"/>
          <table:table-cell office:value-type="string" office:string-value="Document Reference" table:formula="of:=[.N18]" table:style-name="ce80">
            <text:p>Document Reference</text:p>
          </table:table-cell>
          <table:table-cell office:value-type="string" table:style-name="ce80">
            <text:p>Document Reference</text:p>
          </table:table-cell>
          <table:table-cell table:number-columns-repeated="3" table:style-name="ce80"/>
          <table:table-cell office:value-type="string" table:style-name="ce80">
            <text:p>Document Reference</text:p>
          </table:table-cell>
          <table:table-cell table:style-name="ce80"/>
          <table:table-cell office:value-type="string" table:style-name="ce80">
            <text:p>0..n</text:p>
          </table:table-cell>
          <table:table-cell office:value-type="string" table:style-name="ce80">
            <text:p>ASBIE</text:p>
          </table:table-cell>
          <table:table-cell office:value-type="string" table:style-name="ce81">
            <text:p>A reference to a Receipt Advice associated with this document. A Document used to describe the acceptance of delivery of Items.</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Contract Reference</text:p>
          </table:table-cell>
          <table:table-cell office:value-type="string" table:style-name="ce79">
            <text:p>ContractDocumentReference</text:p>
          </table:table-cell>
          <table:table-cell office:value-type="string" table:style-name="ce80">
            <text:p>Invoice. Contract_ Document Reference. Document Reference</text:p>
          </table:table-cell>
          <table:table-cell table:style-name="ce80"/>
          <table:table-cell office:value-type="string" table:style-name="ce80">
            <text:p>Invoice</text:p>
          </table:table-cell>
          <table:table-cell office:value-type="string" table:style-name="ce80">
            <text:p>Contract</text:p>
          </table:table-cell>
          <table:table-cell table:number-columns-repeated="2" table:style-name="ce80"/>
          <table:table-cell office:value-type="string" office:string-value="Document Reference" table:formula="of:=[.N19]" table:style-name="ce80">
            <text:p>Document Reference</text:p>
          </table:table-cell>
          <table:table-cell office:value-type="string" table:style-name="ce80">
            <text:p>Document Reference</text:p>
          </table:table-cell>
          <table:table-cell table:number-columns-repeated="3" table:style-name="ce80"/>
          <table:table-cell office:value-type="string" table:style-name="ce80">
            <text:p>Document Reference</text:p>
          </table:table-cell>
          <table:table-cell table:style-name="ce80"/>
          <table:table-cell office:value-type="string" table:style-name="ce80">
            <text:p>0..n</text:p>
          </table:table-cell>
          <table:table-cell office:value-type="string" table:style-name="ce80">
            <text:p>ASBIE</text:p>
          </table:table-cell>
          <table:table-cell office:value-type="string" table:style-name="ce81">
            <text:p>A reference to a contract associated with this document. A business or trading agreement.</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Related Invoice</text:p>
          </table:table-cell>
          <table:table-cell office:value-type="string" table:style-name="ce79">
            <text:p>AdditionalDocumentReference</text:p>
          </table:table-cell>
          <table:table-cell office:value-type="string" table:style-name="ce80">
            <text:p>Invoice. Additional_ Document Reference. Document Reference</text:p>
          </table:table-cell>
          <table:table-cell table:style-name="ce80"/>
          <table:table-cell office:value-type="string" table:style-name="ce80">
            <text:p>Invoice</text:p>
          </table:table-cell>
          <table:table-cell office:value-type="string" table:style-name="ce80">
            <text:p>Additional</text:p>
          </table:table-cell>
          <table:table-cell table:number-columns-repeated="2" table:style-name="ce80"/>
          <table:table-cell office:value-type="string" office:string-value="Document Reference" table:formula="of:=[.N20]" table:style-name="ce80">
            <text:p>Document Reference</text:p>
          </table:table-cell>
          <table:table-cell office:value-type="string" table:style-name="ce80">
            <text:p>Document Reference</text:p>
          </table:table-cell>
          <table:table-cell table:number-columns-repeated="3" table:style-name="ce80"/>
          <table:table-cell office:value-type="string" table:style-name="ce80">
            <text:p>Document Reference</text:p>
          </table:table-cell>
          <table:table-cell table:style-name="ce80"/>
          <table:table-cell office:value-type="string" table:style-name="ce80">
            <text:p>0..n</text:p>
          </table:table-cell>
          <table:table-cell office:value-type="string" table:style-name="ce80">
            <text:p>ASBIE</text:p>
          </table:table-cell>
          <table:table-cell office:value-type="string" table:style-name="ce81">
            <text:p>A reference to an additional document associated with this document. A previously issued Invoice.</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Accounts Receivable</text:p>
          </table:table-cell>
          <table:table-cell office:value-type="string" table:style-name="ce79">
            <text:p>AccountingSupplierParty</text:p>
          </table:table-cell>
          <table:table-cell office:value-type="string" table:style-name="ce80">
            <text:p>Invoice. Accounting_ Supplier Party. Supplier Party</text:p>
          </table:table-cell>
          <table:table-cell table:style-name="ce80"/>
          <table:table-cell office:value-type="string" table:style-name="ce80">
            <text:p>Invoice</text:p>
          </table:table-cell>
          <table:table-cell office:value-type="string" table:style-name="ce80">
            <text:p>Accounting</text:p>
          </table:table-cell>
          <table:table-cell table:number-columns-repeated="2" table:style-name="ce80"/>
          <table:table-cell office:value-type="string" office:string-value="Supplier Party" table:formula="of:=[.N21]" table:style-name="ce80">
            <text:p>Supplier Party</text:p>
          </table:table-cell>
          <table:table-cell office:value-type="string" table:style-name="ce80">
            <text:p>Supplier Party</text:p>
          </table:table-cell>
          <table:table-cell table:number-columns-repeated="3" table:style-name="ce80"/>
          <table:table-cell office:value-type="string" table:style-name="ce80">
            <text:p>Supplier Party</text:p>
          </table:table-cell>
          <table:table-cell table:style-name="ce80"/>
          <table:table-cell office:value-type="string" table:style-name="ce80">
            <text:p>1</text:p>
          </table:table-cell>
          <table:table-cell office:value-type="string" table:style-name="ce80">
            <text:p>ASBIE</text:p>
          </table:table-cell>
          <table:table-cell office:value-type="string" table:style-name="ce81">
            <text:p>The accounting supplier party. The Party responsible for providing goods or services to the Buyer.</text:p>
          </table:table-cell>
          <table:table-cell table:style-name="ce82"/>
          <table:table-cell office:value-type="string" table:style-name="ce80">
            <text:p>3029</text:p>
          </table:table-cell>
          <table:table-cell office:value-type="string" table:style-name="ce80">
            <text:p>2.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Accounts Payable</text:p>
          </table:table-cell>
          <table:table-cell office:value-type="string" table:style-name="ce79">
            <text:p>AccountingCustomerParty</text:p>
          </table:table-cell>
          <table:table-cell office:value-type="string" table:style-name="ce80">
            <text:p>Invoice. Accounting_ Customer Party. Customer Party</text:p>
          </table:table-cell>
          <table:table-cell table:style-name="ce80"/>
          <table:table-cell office:value-type="string" table:style-name="ce80">
            <text:p>Invoice</text:p>
          </table:table-cell>
          <table:table-cell office:value-type="string" table:style-name="ce80">
            <text:p>Accounting</text:p>
          </table:table-cell>
          <table:table-cell table:number-columns-repeated="2" table:style-name="ce80"/>
          <table:table-cell office:value-type="string" office:string-value="Customer Party" table:formula="of:=[.N22]" table:style-name="ce80">
            <text:p>Customer Party</text:p>
          </table:table-cell>
          <table:table-cell office:value-type="string" table:style-name="ce80">
            <text:p>Customer Party</text:p>
          </table:table-cell>
          <table:table-cell table:number-columns-repeated="3" table:style-name="ce80"/>
          <table:table-cell office:value-type="string" table:style-name="ce80">
            <text:p>Customer Party</text:p>
          </table:table-cell>
          <table:table-cell table:style-name="ce80"/>
          <table:table-cell office:value-type="string" table:style-name="ce80">
            <text:p>1</text:p>
          </table:table-cell>
          <table:table-cell office:value-type="string" table:style-name="ce80">
            <text:p>ASBIE</text:p>
          </table:table-cell>
          <table:table-cell office:value-type="string" table:style-name="ce81">
            <text:p>The accounting customer party. The Party that procures goods or services.</text:p>
          </table:table-cell>
          <table:table-cell table:style-name="ce82"/>
          <table:table-cell office:value-type="string" table:style-name="ce80">
            <text:p>3007</text:p>
          </table:table-cell>
          <table:table-cell office:value-type="string" table:style-name="ce80">
            <text:p>2.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Payee</text:p>
          </table:table-cell>
          <table:table-cell office:value-type="string" table:style-name="ce79">
            <text:p>PayeeParty</text:p>
          </table:table-cell>
          <table:table-cell office:value-type="string" table:style-name="ce80">
            <text:p>Invoice. Payee_ Party. Party</text:p>
          </table:table-cell>
          <table:table-cell table:style-name="ce80"/>
          <table:table-cell office:value-type="string" table:style-name="ce80">
            <text:p>Invoice</text:p>
          </table:table-cell>
          <table:table-cell office:value-type="string" table:style-name="ce80">
            <text:p>Payee</text:p>
          </table:table-cell>
          <table:table-cell table:number-columns-repeated="2" table:style-name="ce80"/>
          <table:table-cell office:value-type="string" office:string-value="Party" table:formula="of:=[.N23]" table:style-name="ce80">
            <text:p>Party</text:p>
          </table:table-cell>
          <table:table-cell office:value-type="string" table:style-name="ce80">
            <text:p>Party</text:p>
          </table:table-cell>
          <table:table-cell table:number-columns-repeated="3" table:style-name="ce80"/>
          <table:table-cell office:value-type="string" table:style-name="ce80">
            <text:p>Party</text:p>
          </table:table-cell>
          <table:table-cell table:style-name="ce80"/>
          <table:table-cell office:value-type="string" table:style-name="ce80">
            <text:p>0..1</text:p>
          </table:table-cell>
          <table:table-cell office:value-type="string" table:style-name="ce80">
            <text:p>ASBIE</text:p>
          </table:table-cell>
          <table:table-cell office:value-type="string" table:style-name="ce81">
            <text:p>The payee. The Party that receives the Payment.</text:p>
          </table:table-cell>
          <table:table-cell table:style-name="ce82"/>
          <table:table-cell table:style-name="ce80"/>
          <table:table-cell office:value-type="string" table:style-name="ce80">
            <text:p>2.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Delivery</text:p>
          </table:table-cell>
          <table:table-cell office:value-type="string" table:style-name="ce79">
            <text:p>Delivery</text:p>
          </table:table-cell>
          <table:table-cell office:value-type="string" table:style-name="ce80">
            <text:p>Invoice. Delivery</text:p>
          </table:table-cell>
          <table:table-cell table:style-name="ce80"/>
          <table:table-cell office:value-type="string" table:style-name="ce80">
            <text:p>Invoice</text:p>
          </table:table-cell>
          <table:table-cell table:number-columns-repeated="3" table:style-name="ce80"/>
          <table:table-cell office:value-type="string" office:string-value="Delivery" table:formula="of:=[.N24]" table:style-name="ce80">
            <text:p>Delivery</text:p>
          </table:table-cell>
          <table:table-cell office:value-type="string" table:style-name="ce80">
            <text:p>Delivery</text:p>
          </table:table-cell>
          <table:table-cell table:number-columns-repeated="3" table:style-name="ce80"/>
          <table:table-cell office:value-type="string" table:style-name="ce80">
            <text:p>Delivery</text:p>
          </table:table-cell>
          <table:table-cell table:style-name="ce80"/>
          <table:table-cell office:value-type="string" table:style-name="ce80">
            <text:p>0..n</text:p>
          </table:table-cell>
          <table:table-cell office:value-type="string" table:style-name="ce80">
            <text:p>ASBIE</text:p>
          </table:table-cell>
          <table:table-cell office:value-type="string" table:style-name="ce81">
            <text:p>A delivery associated with this document.</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Payment Means</text:p>
          </table:table-cell>
          <table:table-cell office:value-type="string" table:style-name="ce79">
            <text:p>PaymentMeans</text:p>
          </table:table-cell>
          <table:table-cell office:value-type="string" table:style-name="ce80">
            <text:p>Invoice. Payment Means</text:p>
          </table:table-cell>
          <table:table-cell table:style-name="ce80"/>
          <table:table-cell office:value-type="string" table:style-name="ce80">
            <text:p>Invoice</text:p>
          </table:table-cell>
          <table:table-cell table:number-columns-repeated="3" table:style-name="ce80"/>
          <table:table-cell office:value-type="string" office:string-value="Payment Means" table:formula="of:=[.N25]" table:style-name="ce80">
            <text:p>Payment Means</text:p>
          </table:table-cell>
          <table:table-cell office:value-type="string" table:style-name="ce80">
            <text:p>Payment Means</text:p>
          </table:table-cell>
          <table:table-cell table:number-columns-repeated="3" table:style-name="ce80"/>
          <table:table-cell office:value-type="string" table:style-name="ce80">
            <text:p>Payment Means</text:p>
          </table:table-cell>
          <table:table-cell table:style-name="ce80"/>
          <table:table-cell office:value-type="string" table:style-name="ce80">
            <text:p>0..n</text:p>
          </table:table-cell>
          <table:table-cell office:value-type="string" table:style-name="ce80">
            <text:p>ASBIE</text:p>
          </table:table-cell>
          <table:table-cell office:value-type="string" table:style-name="ce81">
            <text:p>Expected means of payment.</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Allowance or Charge</text:p>
          </table:table-cell>
          <table:table-cell office:value-type="string" table:style-name="ce79">
            <text:p>AllowanceCharge</text:p>
          </table:table-cell>
          <table:table-cell office:value-type="string" table:style-name="ce80">
            <text:p>Invoice. Allowance Charge</text:p>
          </table:table-cell>
          <table:table-cell table:style-name="ce80"/>
          <table:table-cell office:value-type="string" table:style-name="ce80">
            <text:p>Invoice</text:p>
          </table:table-cell>
          <table:table-cell table:number-columns-repeated="3" table:style-name="ce80"/>
          <table:table-cell office:value-type="string" office:string-value="Allowance Charge" table:formula="of:=[.N26]" table:style-name="ce80">
            <text:p>Allowance Charge</text:p>
          </table:table-cell>
          <table:table-cell office:value-type="string" table:style-name="ce80">
            <text:p>Allowance Charge</text:p>
          </table:table-cell>
          <table:table-cell table:number-columns-repeated="3" table:style-name="ce80"/>
          <table:table-cell office:value-type="string" table:style-name="ce80">
            <text:p>Allowance Charge</text:p>
          </table:table-cell>
          <table:table-cell table:style-name="ce80"/>
          <table:table-cell office:value-type="string" table:style-name="ce80">
            <text:p>0..n</text:p>
          </table:table-cell>
          <table:table-cell office:value-type="string" table:style-name="ce80">
            <text:p>ASBIE</text:p>
          </table:table-cell>
          <table:table-cell office:value-type="string" table:style-name="ce81">
            <text:p>A discount or charge that applies to a price component.</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Tax Total</text:p>
          </table:table-cell>
          <table:table-cell office:value-type="string" table:style-name="ce79">
            <text:p>TaxTotal</text:p>
          </table:table-cell>
          <table:table-cell office:value-type="string" table:style-name="ce80">
            <text:p>Invoice. Tax Total</text:p>
          </table:table-cell>
          <table:table-cell table:style-name="ce80"/>
          <table:table-cell office:value-type="string" table:style-name="ce80">
            <text:p>Invoice</text:p>
          </table:table-cell>
          <table:table-cell table:number-columns-repeated="3" table:style-name="ce80"/>
          <table:table-cell office:value-type="string" office:string-value="Tax Total" table:formula="of:=[.N27]" table:style-name="ce80">
            <text:p>Tax Total</text:p>
          </table:table-cell>
          <table:table-cell office:value-type="string" table:style-name="ce80">
            <text:p>Tax Total</text:p>
          </table:table-cell>
          <table:table-cell table:number-columns-repeated="3" table:style-name="ce80"/>
          <table:table-cell office:value-type="string" table:style-name="ce80">
            <text:p>Tax Total</text:p>
          </table:table-cell>
          <table:table-cell table:style-name="ce80"/>
          <table:table-cell office:value-type="string" table:style-name="ce80">
            <text:p>0..n</text:p>
          </table:table-cell>
          <table:table-cell office:value-type="string" table:style-name="ce80">
            <text:p>ASBIE</text:p>
          </table:table-cell>
          <table:table-cell office:value-type="string" table:style-name="ce81">
            <text:p>The total amount of a specific type of tax.</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Total Amount</text:p>
          </table:table-cell>
          <table:table-cell office:value-type="string" table:style-name="ce79">
            <text:p>LegalMonetaryTotal</text:p>
          </table:table-cell>
          <table:table-cell office:value-type="string" table:style-name="ce80">
            <text:p>Invoice. Legal_ Monetary Total. Monetary Total</text:p>
          </table:table-cell>
          <table:table-cell table:style-name="ce80"/>
          <table:table-cell office:value-type="string" table:style-name="ce80">
            <text:p>Invoice</text:p>
          </table:table-cell>
          <table:table-cell office:value-type="string" table:style-name="ce80">
            <text:p>Legal</text:p>
          </table:table-cell>
          <table:table-cell table:number-columns-repeated="2" table:style-name="ce80"/>
          <table:table-cell office:value-type="string" office:string-value="Monetary Total" table:formula="of:=[.N28]" table:style-name="ce80">
            <text:p>Monetary Total</text:p>
          </table:table-cell>
          <table:table-cell office:value-type="string" table:style-name="ce80">
            <text:p>Monetary Total</text:p>
          </table:table-cell>
          <table:table-cell table:number-columns-repeated="3" table:style-name="ce80"/>
          <table:table-cell office:value-type="string" table:style-name="ce80">
            <text:p>Monetary Total</text:p>
          </table:table-cell>
          <table:table-cell table:style-name="ce80"/>
          <table:table-cell office:value-type="string" table:style-name="ce80">
            <text:p>1</text:p>
          </table:table-cell>
          <table:table-cell office:value-type="string" table:style-name="ce80">
            <text:p>ASBIE</text:p>
          </table:table-cell>
          <table:table-cell office:value-type="string" table:style-name="ce81">
            <text:p>The total amount payable on the Invoice, including Allowances, Charges, and Taxes.</text:p>
          </table:table-cell>
          <table:table-cell table:style-name="ce82"/>
          <table:table-cell office:value-type="string" table:style-name="ce80">
            <text:p>5214</text:p>
          </table:table-cell>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office:value-type="string" table:style-name="ce79">
            <text:p>Invoice Line</text:p>
          </table:table-cell>
          <table:table-cell office:value-type="string" table:style-name="ce79">
            <text:p>InvoiceLine</text:p>
          </table:table-cell>
          <table:table-cell office:value-type="string" table:style-name="ce80">
            <text:p>Invoice. Invoice Line</text:p>
          </table:table-cell>
          <table:table-cell table:style-name="ce80"/>
          <table:table-cell office:value-type="string" table:style-name="ce80">
            <text:p>Invoice</text:p>
          </table:table-cell>
          <table:table-cell table:number-columns-repeated="3" table:style-name="ce80"/>
          <table:table-cell office:value-type="string" office:string-value="Invoice Line" table:formula="of:=[.N29]" table:style-name="ce80">
            <text:p>Invoice Line</text:p>
          </table:table-cell>
          <table:table-cell office:value-type="string" table:style-name="ce80">
            <text:p>Invoice Line</text:p>
          </table:table-cell>
          <table:table-cell table:number-columns-repeated="3" table:style-name="ce80"/>
          <table:table-cell office:value-type="string" table:style-name="ce80">
            <text:p>Invoice Line</text:p>
          </table:table-cell>
          <table:table-cell table:style-name="ce80"/>
          <table:table-cell office:value-type="string" table:style-name="ce80">
            <text:p>1..n</text:p>
          </table:table-cell>
          <table:table-cell office:value-type="string" table:style-name="ce80">
            <text:p>ASBIE</text:p>
          </table:table-cell>
          <table:table-cell office:value-type="string" table:style-name="ce81">
            <text:p>A line describing an invoice item.</text:p>
          </table:table-cell>
          <table:table-cell table:style-name="ce82"/>
          <table:table-cell table:style-name="ce80"/>
          <table:table-cell office:value-type="string" table:style-name="ce80">
            <text:p>1.0</text:p>
          </table:table-cell>
          <table:table-cell table:number-columns-repeated="2" table:style-name="ce80"/>
          <table:table-cell office:value-type="string" table:style-name="ce80">
            <text:p>Procurement</text:p>
          </table:table-cell>
          <table:table-cell office:value-type="string" table:style-name="ce80">
            <text:p>In All Contexts</text:p>
          </table:table-cell>
          <table:table-cell office:value-type="string" table:style-name="ce80">
            <text:p>None</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office:value-type="string" table:style-name="ce80">
            <text:p>In All Contexts</text:p>
          </table:table-cell>
          <table:table-cell table:style-name="ce80"/>
          <table:table-cell office:value-type="string" table:style-name="ce80">
            <text:p>Change from Previous Version: Modified definition text</text:p>
          </table:table-cell>
          <table:table-cell table:number-columns-repeated="991" table:style-name="ce57"/>
          <table:table-cell table:number-columns-repeated="15360"/>
        </table:table-row>
        <table:table-row table:style-name="ro2">
          <table:table-cell table:number-columns-spanned="1024" table:number-rows-spanned="1" table:style-name="ce83"/>
          <table:covered-table-cell table:number-columns-repeated="1023"/>
          <table:table-cell table:number-columns-repeated="15360"/>
        </table:table-row>
        <table:table-row table:number-rows-repeated="1048118" table:style-name="ro2">
          <table:table-cell table:number-columns-repeated="16384"/>
        </table:table-row>
        <table:table-row table:number-rows-repeated="179" table:style-name="ro4">
          <table:table-cell table:number-columns-repeated="16384"/>
        </table:table-row>
        <table:table-row table:number-rows-repeated="119" table:style-name="ro5">
          <table:table-cell table:number-columns-repeated="16384"/>
        </table:table-row>
        <table:table-row table:number-rows-repeated="130" table:style-name="ro4">
          <table:table-cell table:number-columns-repeated="16384"/>
        </table:table-row>
        <table:named-expressions>
          <table:named-range table:name="Print_Area" table:cell-range-address="DBC-CoreInvoice-1_0.$B$1:DBC-CoreInvoice-1_0.$AG$29" table:base-cell-address="DBC-CoreInvoice-1_0.$A$1"/>
        </table:named-expressions>
      </table:table>
      <table:table table:name="DBC-Response-1_0" table:style-name="ta2">
        <table:table-column table:style-name="co2" table:number-columns-repeated="2" table:default-cell-style-name="ce1"/>
        <table:table-column table:style-name="co28" table:default-cell-style-name="ce1"/>
        <table:table-column table:style-name="co4"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4" table:default-cell-style-name="ce1"/>
        <table:table-column table:style-name="co13"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number-columns-repeated="8" table:default-cell-style-name="ce1"/>
        <table:table-column table:style-name="co25" table:number-columns-repeated="2" table:default-cell-style-name="ce1"/>
        <table:table-column table:style-name="co26" table:number-columns-repeated="991" table:default-cell-style-name="ce1"/>
        <table:table-column table:style-name="co27" table:number-columns-repeated="15360" table:default-cell-style-name="ce1"/>
        <table:table-row table:style-name="ro1">
          <table:table-cell office:value-type="string" table:style-name="ce20">
            <office:annotation draw:style-name="a3" svg:x="2.79166666666667in" svg:y="0.604166666666667in" svg:width="2.65104166666667in" svg:height="1.78125in">
              <dc:creator>GKH</dc:creator>
              <text:p><text:span text:style-name="T2">Dictionary Entry Name</text:span><text:span text:style-name="T2"/></text:p>
              <text:p><text:span text:style-name="T2"/></text:p>
              <text:p><text:span text:style-name="T2">Dictionary Entry Names are assigned according to the rules of the ebXML Core Component Technical Specification, Version 2.01.</text:span><text:span text:style-name="T2"/></text:p>
              <text:p><text:span text:style-name="T2"/></text:p>
              <text:p><text:span text:style-name="T2">The DEN is the unique official name of the Business Information Entity in the data dictionary.</text:span><text:span text:style-name="T2"/></text:p>
              <text:p/>
            </office:annotation>
            <text:p>Information Element</text:p>
          </table:table-cell>
          <table:table-cell office:value-type="string" table:style-name="ce21">
            <office:annotation draw:style-name="a4" svg:x="5.5in" svg:y="0.572916666666667in" svg:width="3.140625in" svg:height="2.40104166666667in">
              <dc:creator>GKH</dc:creator>
              <text:p><text:span text:style-name="T2">UBL Name</text:span><text:span text:style-name="T2"/></text:p>
              <text:p><text:span text:style-name="T2"/></text:p>
              <text:p><text:span text:style-name="T2">The UBL name is derived from the Dictionary Entry Name according to the UBL Naming and Design Rules.</text:span><text:span text:style-name="T2"/></text:p>
              <text:p><text:span text:style-name="T2"/></text:p>
              <text:p><text:span text:style-name="T2">If any disparity exists between the UBL Name listed here and the corresponding UBL Name in the schemas, the version in the schemas should be considered the correct one.</text:span><text:span text:style-name="T2"/></text:p>
              <text:p><text:span text:style-name="T2"/></text:p>
              <text:p><text:span text:style-name="T2">(N.B.: Columns with grey headings are not part of the normative schemas.)</text:span><text:span text:style-name="T2"/></text:p>
              <text:p><text:span text:style-name="T2"/></text:p>
              <text:p><text:span text:style-name="T2">Version: 20131031-1700z-OS</text:span></text:p>
            </office:annotation>
            <text:p>UBL Name</text:p>
          </table:table-cell>
          <table:table-cell office:value-type="string" table:style-name="ce20">
            <office:annotation draw:style-name="a5" svg:x="10.4791666666667in" svg:y="0.604166666666667in" svg:width="2.65104166666667in" svg:height="1.78125in">
              <dc:creator>GKH</dc:creator>
              <text:p><text:span text:style-name="T2">Dictionary Entry Name</text:span><text:span text:style-name="T2"/></text:p>
              <text:p><text:span text:style-name="T2"/></text:p>
              <text:p><text:span text:style-name="T2">Dictionary Entry Names are assigned according to the rules of the ebXML Core Component Technical Specification, Version 2.01.</text:span><text:span text:style-name="T2"/></text:p>
              <text:p><text:span text:style-name="T2"/></text:p>
              <text:p><text:span text:style-name="T2">The DEN is the unique official name of the Business Information Entity in the data dictionary.</text:span><text:span text:style-name="T2"/></text:p>
              <text:p/>
            </office:annotation>
            <text:p>Dictionary Entry Name</text:p>
          </table:table-cell>
          <table:table-cell office:value-type="string" table:style-name="ce20">
            <office:annotation draw:style-name="a6" svg:x="11.4166666666667in" svg:y="0.572916666666667in" svg:width="2.01041666666667in" svg:height="1.32291666666667in">
              <dc:creator>GKH</dc:creator>
              <text:p><text:span text:style-name="T2">Object Class Qualifier</text:span><text:span text:style-name="T2"/></text:p>
              <text:p><text:span text:style-name="T2"/></text:p>
              <text:p><text:span text:style-name="T2">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20">
            <office:annotation draw:style-name="a7" svg:x="13.4010416666667in" svg:y="0.59375in" svg:width="3.02604166666667in" svg:height="2.40104166666667in">
              <dc:creator>GKH</dc:creator>
              <text:p><text:span text:style-name="T2">Object Class</text:span><text:span text:style-name="T2"/></text:p>
              <text:p><text:span text:style-name="T2"/></text:p>
              <text:p><text:span text:style-name="T2">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2"/></text:p>
              <text:p><text:span text:style-name="T2"/></text:p>
              <text:p><text:span text:style-name="T2">Each Object Class is an ABIE. Object classes are also referred to as Re-usable Types. <text:s/>They are called Classes in UML and Tables/Entities in database contexts.</text:span></text:p>
            </office:annotation>
            <text:p>Object Class</text:p>
          </table:table-cell>
          <table:table-cell office:value-type="string" table:style-name="ce20">
            <office:annotation draw:style-name="a8" svg:x="14.859375in" svg:y="0.5625in" svg:width="3.74479166666667in" svg:height="3.02604166666667in">
              <dc:creator>GKH</dc:creator>
              <text:p><text:span text:style-name="T2">Property Term Qualifier</text:span><text:span text:style-name="T2"/></text:p>
              <text:p><text:span text:style-name="T2"/></text:p>
              <text:p><text:span text:style-name="T2">Property Term Qualifier is metadata specified by the ebXML CCTS on the basis of ISO 11179 naming rules.</text:span><text:span text:style-name="T2"/></text:p>
              <text:p><text:span text:style-name="T2"/></text:p>
              <text:p><text:span text:style-name="T2">A qualifier is a word or words which help define and differentiate one Business Information Entity from another -- for example, when the BIE is used in another context.</text:span><text:span text:style-name="T2"/></text:p>
              <text:p><text:span text:style-name="T2"/></text:p>
              <text:p><text:span text:style-name="T2">Property Term Qualifiers specialize or modify the Property Term. For example, when the BIE is used in another context.</text:span><text:span text:style-name="T2"/></text:p>
              <text:p><text:span text:style-name="T2"/></text:p>
              <text:p><text:span text:style-name="T2">If the word (or words) express "a type of" or specialization relationship to the property term, then the word (or words) are qualifiers. This implies that adjectives are likely to be qualifiers. For example: Postal is a type of Zone used in an Address.</text:span><text:span text:style-name="T2"/></text:p>
              <text:p/>
            </office:annotation>
            <text:p>Property Term Qualifier</text:p>
          </table:table-cell>
          <table:table-cell office:value-type="string" table:style-name="ce20">
            <office:annotation draw:style-name="a9" svg:x="17.15625in" svg:y="0.604166666666667in" svg:width="4.203125in" svg:height="3.34375in">
              <dc:creator>GKH</dc:creator>
              <text:p><text:span text:style-name="T2">Property Term Possessive Noun</text:span><text:span text:style-name="T2"/></text:p>
              <text:p><text:span text:style-name="T2"/></text:p>
              <text:p><text:span text:style-name="T2">To improve consistency in naming property terms, UBL explicitly identifies possessive nouns. This is an extension of the ebXML CCTS.</text:span><text:span text:style-name="T2"/></text:p>
              <text:p><text:span text:style-name="T2"/></text:p>
              <text:p><text:span text:style-name="T2">A Property Term may consist of one or more possessive nouns preceding the primary noun. This principle refines the Property Term to make it a more meaningful and consistent business name.</text:span><text:span text:style-name="T2"/></text:p>
              <text:p><text:span text:style-name="T2"/></text:p>
              <text:p><text:span text:style-name="T2">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2"/></text:p>
              <text:p><text:span text:style-name="T2"/></text:p>
              <text:p><text:span text:style-name="T2">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20">
            <office:annotation draw:style-name="a10" svg:x="18.6666666666667in" svg:y="0.578125in" svg:width="3.71875in" svg:height="3.80729166666667in">
              <dc:creator>GKH</dc:creator>
              <text:p><text:span text:style-name="T2">Property Term Primary Noun</text:span><text:span text:style-name="T2"/></text:p>
              <text:p><text:span text:style-name="T2"/></text:p>
              <text:p><text:span text:style-name="T2">To improve consistency in naming property terms, UBL explicitly identifies possessive nouns. This is an extension of the ebXML CCTS.</text:span><text:span text:style-name="T2"/></text:p>
              <text:p><text:span text:style-name="T2"/></text:p>
              <text:p><text:span text:style-name="T2">A Property Term may consist of one or more possessive nouns preceding the primary noun. This principle refines the Property Term to make it a more meaningful and consistent business name.</text:span><text:span text:style-name="T2"/></text:p>
              <text:p><text:span text:style-name="T2"/></text:p>
              <text:p><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2"/></text:p>
              <text:p><text:span text:style-name="T2"/></text:p>
              <text:p><text:span text:style-name="T2">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20">
            <office:annotation draw:style-name="a11" svg:x="22.0104166666667in" svg:y="0.5625in" svg:width="3.27604166666667in" svg:height="2.40104166666667in">
              <dc:creator>GKH</dc:creator>
              <text:p><text:span text:style-name="T2">Property Term</text:span><text:span text:style-name="T2"/></text:p>
              <text:p><text:span text:style-name="T2"/></text:p>
              <text:p><text:span text:style-name="T2">Property Term is metadata specified by the ebXML CCTS on the basis of ISO 11179 naming rules.</text:span><text:span text:style-name="T2"/></text:p>
              <text:p><text:span text:style-name="T2"/></text:p>
              <text:p><text:span text:style-name="T2">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span text:style-name="T2"/></text:p>
              <text:p><text:span text:style-name="T2"/></text:p>
              <text:p><text:span text:style-name="T2">In UBL's implementation, the Property Term is constructed from the Primary Noun preceded by any Possessive Nouns.</text:span></text:p>
            </office:annotation>
            <text:p>Property Term</text:p>
          </table:table-cell>
          <table:table-cell office:value-type="string" table:style-name="ce20">
            <office:annotation draw:style-name="a12" svg:x="24.078125in" svg:y="0.572916666666667in" svg:width="2.28125in" svg:height="1.78125in">
              <dc:creator>GKH</dc:creator>
              <text:p><text:span text:style-name="T2">Representation Term</text:span><text:span text:style-name="T2"/></text:p>
              <text:p><text:span text:style-name="T2"/></text:p>
              <text:p><text:span text:style-name="T2">Representation Term is metadata specified by the ebXML CCTS on the basis of ISO 11179 naming rules.</text:span><text:span text:style-name="T2"/></text:p>
              <text:p><text:span text:style-name="T2"/></text:p>
              <text:p><text:span text:style-name="T2">A Representation Term is an element of the name that describes the form in which the property is represented.</text:span></text:p>
            </office:annotation>
            <text:p>Representation Term</text:p>
          </table:table-cell>
          <table:table-cell office:value-type="string" table:style-name="ce20">
            <office:annotation draw:style-name="a13" svg:x="25.734375in" svg:y="0.5625in" svg:width="2.203125in" svg:height="1.46875in">
              <dc:creator>GKH</dc:creator>
              <text:p><text:span text:style-name="T2">Data Type Qualifier</text:span><text:span text:style-name="T2"/></text:p>
              <text:p><text:span text:style-name="T2"/></text:p>
              <text:p><text:span text:style-name="T2">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20">
            <office:annotation draw:style-name="a14" svg:x="27.828125in" svg:y="0.572916666666667in" svg:width="2.40104166666667in" svg:height="1.625in">
              <dc:creator>GKH</dc:creator>
              <text:p><text:span text:style-name="T2">Data Type</text:span><text:span text:style-name="T2"/></text:p>
              <text:p><text:span text:style-name="T2"/></text:p>
              <text:p><text:span text:style-name="T2">The data type distinguishes the lexical constraints on an item's value, plus any supplemental pieces of distinguishing information.</text:span><text:span text:style-name="T2"/></text:p>
              <text:p><text:span text:style-name="T2"/></text:p>
              <text:p><text:span text:style-name="T2">Unqualified data types in UBL are based on UN/CEFACT core component types.</text:span></text:p>
            </office:annotation>
            <text:p>Data Type</text:p>
          </table:table-cell>
          <table:table-cell office:value-type="string" table:style-name="ce20">
            <office:annotation draw:style-name="a15" svg:x="28.828125in" svg:y="0.546875in" svg:width="2.91666666666667in" svg:height="2.09375in">
              <dc:creator>GKH</dc:creator>
              <text:p><text:span text:style-name="T2">Associated Object Class Qualifier</text:span><text:span text:style-name="T2"/></text:p>
              <text:p><text:span text:style-name="T2"/></text:p>
              <text:p><text:span text:style-name="T2">A qualifier is a word or words which help define and differentiate one Business Information Entity from another -- for example, when the BIE is used in another context.</text:span><text:span text:style-name="T2"/></text:p>
              <text:p><text:span text:style-name="T2"/></text:p>
              <text:p><text:span text:style-name="T2">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20">
            <office:annotation draw:style-name="a16" svg:x="31.0572916666667in" svg:y="0.572916666666667in" svg:width="1.78125in" svg:height="1.01041666666667in">
              <dc:creator>GKH</dc:creator>
              <text:p><text:span text:style-name="T2">Associated Object Class</text:span><text:span text:style-name="T2"/></text:p>
              <text:p><text:span text:style-name="T2"/></text:p>
              <text:p><text:span text:style-name="T2">This is the object class at the other end of this association. <text:s/>It is an ABIE in this model.</text:span></text:p>
            </office:annotation>
            <text:p>Associated Object Class</text:p>
          </table:table-cell>
          <table:table-cell office:value-type="string" table:style-name="ce20">
            <office:annotation draw:style-name="a17" svg:x="32.828125in" svg:y="0.5625in" svg:width="2.640625in" svg:height="1.93229166666667in">
              <dc:creator>GKH</dc:creator>
              <text:p><text:span text:style-name="T2">Alternative Business Terms</text:span><text:span text:style-name="T2"/></text:p>
              <text:p><text:span text:style-name="T2"/></text:p>
              <text:p><text:span text:style-name="T2">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office:value-type="string" table:style-name="ce20">
            <office:annotation draw:style-name="a18" svg:x="33.484375in" svg:y="0.572916666666667in" svg:width="3.28125in" svg:height="2.5625in">
              <dc:creator>GKH</dc:creator>
              <text:p><text:span text:style-name="T2">Cardinality</text:span><text:span text:style-name="T2"/></text:p>
              <text:p><text:span text:style-name="T2"/></text:p>
              <text:p><text:span text:style-name="T2">The optionality and potential occurrences of the BIE.</text:span><text:span text:style-name="T2"/></text:p>
              <text:p><text:span text:style-name="T2"/></text:p>
              <text:p><text:span text:style-name="T2">0..1 – optional and only one</text:span><text:span text:style-name="T2"/></text:p>
              <text:p><text:span text:style-name="T2"/></text:p>
              <text:p><text:span text:style-name="T2">1 – mandatory and only one</text:span><text:span text:style-name="T2"/></text:p>
              <text:p><text:span text:style-name="T2"/></text:p>
              <text:p><text:span text:style-name="T2">0..n – optional and maximum of n</text:span><text:span text:style-name="T2"/></text:p>
              <text:p><text:span text:style-name="T2"/></text:p>
              <text:p><text:span text:style-name="T2">1..n - mandatory and maximum of n</text:span><text:span text:style-name="T2"/></text:p>
              <text:p><text:span text:style-name="T2"/></text:p>
              <text:p><text:span text:style-name="T2">where the letter 'n' represents an unlimited number, and an actual number in place of the letter 'n' is the maximum.</text:span></text:p>
            </office:annotation>
            <text:p>Cardinality</text:p>
          </table:table-cell>
          <table:table-cell office:value-type="string" table:style-name="ce20">
            <office:annotation draw:style-name="a19" svg:x="34.21875in" svg:y="0.572916666666667in" svg:width="2.58854166666667in" svg:height="1.78125in">
              <dc:creator>GKH</dc:creator>
              <text:p><text:span text:style-name="T2">Component Type</text:span><text:span text:style-name="T2"/></text:p>
              <text:p><text:span text:style-name="T2"/></text:p>
              <text:p><text:span text:style-name="T2">There are three BIE Types:</text:span><text:span text:style-name="T2"/></text:p>
              <text:p><text:span text:style-name="T2"/></text:p>
              <text:p><text:span text:style-name="T2">Basic BIE (BBIE -- white rows),</text:span><text:span text:style-name="T2"/></text:p>
              <text:p><text:span text:style-name="T2"/></text:p>
              <text:p><text:span text:style-name="T2">Associate <text:s/>BIE (ASBIE -- green rows; “an association”), and</text:span><text:span text:style-name="T2"/></text:p>
              <text:p><text:span text:style-name="T2"/></text:p>
              <text:p><text:span text:style-name="T2">Aggregate BIE (ABIE -- pink rows; “an aggregate”).</text:span></text:p>
            </office:annotation>
            <text:p>Component Type</text:p>
          </table:table-cell>
          <table:table-cell office:value-type="string" table:style-name="ce20">
            <office:annotation draw:style-name="a20" svg:x="39.90625in" svg:y="0.578125in" svg:width="1.71875in" svg:height="1.01041666666667in">
              <dc:creator>GKH</dc:creator>
              <text:p><text:span text:style-name="T2">Definition</text:span><text:span text:style-name="T2"/></text:p>
              <text:p><text:span text:style-name="T2"/></text:p>
              <text:p><text:span text:style-name="T2">This is the unique semantic business meaning of the Business Information Entity.</text:span></text:p>
            </office:annotation>
            <text:p>Definition</text:p>
          </table:table-cell>
          <table:table-cell office:value-type="string" table:style-name="ce22">
            <office:annotation draw:style-name="a21" svg:x="43.4010416666667in" svg:y="0.578125in" svg:width="1.734375in" svg:height="1.01041666666667in">
              <dc:creator>GKH</dc:creator>
              <text:p><text:span text:style-name="T2">Examples</text:span><text:span text:style-name="T2"/></text:p>
              <text:p><text:span text:style-name="T2"/></text:p>
              <text:p><text:span text:style-name="T2">These are illustrative values that a typical user might utilize, but is under no obligation to to so.</text:span></text:p>
            </office:annotation>
            <text:p>Examples</text:p>
          </table:table-cell>
          <table:table-cell office:value-type="string" table:style-name="ce22">
            <office:annotation draw:style-name="a22" svg:x="44.5260416666667in" svg:y="0.5625in" svg:width="1.5in" svg:height="1.01041666666667in">
              <dc:creator>GKH</dc:creator>
              <text:p><text:span text:style-name="T2">UN/TDED Code</text:span><text:span text:style-name="T2"/></text:p>
              <text:p><text:span text:style-name="T2"/></text:p>
              <text:p><text:span text:style-name="T2">The UN Trade Data Element Dictionary (ISO 7372) code for this BIE.</text:span></text:p>
            </office:annotation>
            <text:p>UN/TDED Code</text:p>
          </table:table-cell>
          <table:table-cell office:value-type="string" table:style-name="ce22">
            <office:annotation draw:style-name="a23" svg:x="45.421875in" svg:y="0.572916666666667in" svg:width="1.5625in" svg:height="1.01041666666667in">
              <dc:creator>GKH</dc:creator>
              <text:p><text:span text:style-name="T2">Current Version</text:span><text:span text:style-name="T2"/></text:p>
              <text:p><text:span text:style-name="T2"/></text:p>
              <text:p><text:span text:style-name="T2">The version number of this BIE. Can be used to generate change logs.</text:span></text:p>
            </office:annotation>
            <text:p>Current Version</text:p>
          </table:table-cell>
          <table:table-cell office:value-type="string" table:style-name="ce22">
            <office:annotation draw:style-name="a24" svg:x="48.0885416666667in" svg:y="0.578125in" svg:width="1.875in" svg:height="1.16666666666667in">
              <dc:creator>GKH</dc:creator>
              <text:p><text:span text:style-name="T2">Analyst Notes</text:span><text:span text:style-name="T2"/></text:p>
              <text:p><text:span text:style-name="T2"/></text:p>
              <text:p><text:span text:style-name="T2">This is a list of comments, queries, and notes made during data modeling. It is not part of the normative schemas.</text:span></text:p>
            </office:annotation>
            <text:p>Analyst Notes</text:p>
          </table:table-cell>
          <table:table-cell office:value-type="string" table:style-name="ce22">
            <office:annotation draw:style-name="a25" svg:x="50.2447916666667in" svg:y="0.5625in" svg:width="2.625in" svg:height="1.625in">
              <dc:creator>GKH</dc:creator>
              <text:p><text:span text:style-name="T2">CCL Dictionary Entry Name</text:span><text:span text:style-name="T2"/></text:p>
              <text:p><text:span text:style-name="T2"/></text:p>
              <text:p><text:span text:style-name="T2">Core Component Dictionary Entry Name:</text:span><text:span text:style-name="T2"/></text:p>
              <text:p><text:span text:style-name="T2"/></text:p>
              <text:p><text:span text:style-name="T2">This is the Dictionary Entry Name of the correlated core component in the UN/CEFACT Core Component Library 08B (in those cases where a direct correlation exists).</text:span></text:p>
            </office:annotation>
            <text:p>CCL Dictionary Entry Name</text:p>
          </table:table-cell>
          <table:table-cell office:value-type="string" table:style-name="ce22">
            <text:p>Context: Business Process</text:p>
          </table:table-cell>
          <table:table-cell office:value-type="string" table:style-name="ce22">
            <text:p>Context: Region (Geopolitical)</text:p>
          </table:table-cell>
          <table:table-cell office:value-type="string" table:style-name="ce22">
            <text:p>Context: Official Constraints</text:p>
          </table:table-cell>
          <table:table-cell office:value-type="string" table:style-name="ce22">
            <text:p>Context: Product</text:p>
          </table:table-cell>
          <table:table-cell office:value-type="string" table:style-name="ce22">
            <text:p>Context: Industry</text:p>
          </table:table-cell>
          <table:table-cell office:value-type="string" table:style-name="ce22">
            <text:p>Context: Role</text:p>
          </table:table-cell>
          <table:table-cell office:value-type="string" table:style-name="ce22">
            <text:p>Context: Supporting Role</text:p>
          </table:table-cell>
          <table:table-cell office:value-type="string" table:style-name="ce22">
            <text:p>Context: System Constraint</text:p>
          </table:table-cell>
          <table:table-cell office:value-type="string" table:style-name="ce22">
            <text:p>Editor's Notes</text:p>
          </table:table-cell>
          <table:table-cell office:value-type="string" table:style-name="ce23">
            <text:p>Changes from Previous Version</text:p>
          </table:table-cell>
          <table:table-cell table:number-columns-repeated="16351"/>
        </table:table-row>
        <table:table-row table:style-name="ro2">
          <table:table-cell office:value-type="string" table:style-name="ce24">
            <text:p>Response</text:p>
          </table:table-cell>
          <table:table-cell office:value-type="string" office:string-value="ApplicationResponse" table:formula="of:=SUBSTITUTE(SUBSTITUTE(CONCATENATE(IF([.D2]=&quot;&quot;;&quot;&quot;;CONCATENATE([.D2];&quot;&quot;));&quot;&quot;;[.E2]);&quot; &quot;;&quot;&quot;);&quot;'&quot;;&quot;&quot;)" table:style-name="ce25">
            <text:p>ApplicationResponse</text:p>
          </table:table-cell>
          <table:table-cell office:value-type="string" table:style-name="ce24">
            <text:p>Application Response. Details</text:p>
          </table:table-cell>
          <table:table-cell table:style-name="ce24"/>
          <table:table-cell office:value-type="string" table:style-name="ce24">
            <text:p>Application Response</text:p>
          </table:table-cell>
          <table:table-cell table:number-columns-repeated="11" table:style-name="ce24"/>
          <table:table-cell office:value-type="string" table:style-name="ce24">
            <text:p>ABIE</text:p>
          </table:table-cell>
          <table:table-cell office:value-type="string" table:style-name="ce24">
            <text:p>A document to indicate the application's response to a transaction. This may be a business response initiated by a user or a technical response sent automatically by an application.</text:p>
          </table:table-cell>
          <table:table-cell table:number-columns-repeated="2" table:style-name="ce24"/>
          <table:table-cell office:value-type="string" table:style-name="ce24">
            <text:p>2.0</text:p>
          </table:table-cell>
          <table:table-cell table:number-columns-repeated="2" table:style-name="ce24"/>
          <table:table-cell office:value-type="string" table:style-name="ce24">
            <text:p>Procurement</text:p>
          </table:table-cell>
          <table:table-cell office:value-type="string" table:style-name="ce24">
            <text:p>In All Contexts</text:p>
          </table:table-cell>
          <table:table-cell office:value-type="string" table:style-name="ce24">
            <text:p>None</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text:s/></text:p>
          </table:table-cell>
          <table:table-cell table:style-name="ce26"/>
          <table:table-cell table:number-columns-repeated="16351"/>
        </table:table-row>
        <table:table-row table:style-name="ro2">
          <table:table-cell office:value-type="string" table:style-name="ce9">
            <text:p>UBL Version Identifier</text:p>
          </table:table-cell>
          <table:table-cell office:value-type="string" office:string-value="UBLVersionID" table:formula="of:=IF([.H3]=&quot;UUID&quot;;&quot;UUID&quot;;SUBSTITUTE(SUBSTITUTE(CONCATENATE(IF([.F3]=&quot;Universally Unique&quot;;&quot;UU&quot;;[.F3]);IF([.H3]&lt;&gt;[.J3];[.I3];[.G3]);CONCATENATE(IF([.J3]=&quot;Identifier&quot;;&quot;ID&quot;;IF([.J3]=&quot;Text&quot;;&quot;&quot;;[.J3]))));&quot; &quot;;&quot;&quot;);&quot;'&quot;;&quot;&quot;))" table:style-name="ce10">
            <text:p>UBLVersionID</text:p>
          </table:table-cell>
          <table:table-cell office:value-type="string" table:style-name="ce9">
            <text:p>Application Response. UBL Version Identifier. Identifier</text:p>
          </table:table-cell>
          <table:table-cell table:style-name="ce9"/>
          <table:table-cell office:value-type="string" table:style-name="ce9">
            <text:p>Application Response</text:p>
          </table:table-cell>
          <table:table-cell table:style-name="ce9"/>
          <table:table-cell office:value-type="string" table:style-name="ce9">
            <text:p>UBL Version</text:p>
          </table:table-cell>
          <table:table-cell office:value-type="string" table:style-name="ce9">
            <text:p>Identifier</text:p>
          </table:table-cell>
          <table:table-cell office:value-type="string" office:string-value="UBL Version Identifier" table:formula="of:=IF([.G3]&lt;&gt;&quot;&quot;;CONCATENATE([.G3];&quot; &quot;;[.H3]);[.H3])" table:style-name="ce11">
            <text:p>UBL Version Identifier</text:p>
          </table:table-cell>
          <table:table-cell office:value-type="string" table:style-name="ce9">
            <text:p>Identifier</text:p>
          </table:table-cell>
          <table:table-cell table:style-name="ce9"/>
          <table:table-cell office:value-type="string" office:string-value="Identifier. Type" table:formula="of:=IF([.K3]&lt;&gt;&quot;&quot;;CONCATENATE([.K3];&quot;_ &quot;;[.J3];&quot;. Type&quot;);CONCATENATE([.J3];&quot;. Type&quot;))" table:style-name="ce11">
            <text:p>Identifier. Type</text:p>
          </table:table-cell>
          <table:table-cell table:number-columns-repeated="3" table:style-name="ce9"/>
          <table:table-cell office:value-type="string" table:style-name="ce9">
            <text:p>0..1</text:p>
          </table:table-cell>
          <table:table-cell office:value-type="string" table:style-name="ce9">
            <text:p>BBIE</text:p>
          </table:table-cell>
          <table:table-cell office:value-type="string" table:style-name="ce9">
            <text:p>Identifies the earliest version of the UBL 2 schema for this document type that defines all of the elements that might be encountered in the current instance.</text:p>
          </table:table-cell>
          <table:table-cell office:value-type="string" table:style-name="ce9">
            <text:p>2.0.5</text:p>
          </table:table-cell>
          <table:table-cell table:style-name="ce9"/>
          <table:table-cell office:value-type="string" table:style-name="ce9">
            <text:p>2.0</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text:s/></text:p>
          </table:table-cell>
          <table:table-cell table:style-name="ce12"/>
          <table:table-cell table:number-columns-repeated="16351"/>
        </table:table-row>
        <table:table-row table:style-name="ro2">
          <table:table-cell office:value-type="string" table:style-name="ce9">
            <text:p>Customization Identifier</text:p>
          </table:table-cell>
          <table:table-cell office:value-type="string" office:string-value="CustomizationID" table:formula="of:=IF([.H4]=&quot;UUID&quot;;&quot;UUID&quot;;SUBSTITUTE(SUBSTITUTE(CONCATENATE(IF([.F4]=&quot;Universally Unique&quot;;&quot;UU&quot;;[.F4]);IF([.H4]&lt;&gt;[.J4];[.I4];[.G4]);CONCATENATE(IF([.J4]=&quot;Identifier&quot;;&quot;ID&quot;;IF([.J4]=&quot;Text&quot;;&quot;&quot;;[.J4]))));&quot; &quot;;&quot;&quot;);&quot;'&quot;;&quot;&quot;))" table:style-name="ce10">
            <text:p>CustomizationID</text:p>
          </table:table-cell>
          <table:table-cell office:value-type="string" table:style-name="ce9">
            <text:p>Application Response. Customization Identifier. Identifier</text:p>
          </table:table-cell>
          <table:table-cell table:style-name="ce9"/>
          <table:table-cell office:value-type="string" table:style-name="ce9">
            <text:p>Application Response</text:p>
          </table:table-cell>
          <table:table-cell table:style-name="ce9"/>
          <table:table-cell office:value-type="string" table:style-name="ce9">
            <text:p>Customization</text:p>
          </table:table-cell>
          <table:table-cell office:value-type="string" table:style-name="ce9">
            <text:p>Identifier</text:p>
          </table:table-cell>
          <table:table-cell office:value-type="string" office:string-value="Customization Identifier" table:formula="of:=IF([.G4]&lt;&gt;&quot;&quot;;CONCATENATE([.G4];&quot; &quot;;[.H4]);[.H4])" table:style-name="ce11">
            <text:p>Customization Identifier</text:p>
          </table:table-cell>
          <table:table-cell office:value-type="string" table:style-name="ce9">
            <text:p>Identifier</text:p>
          </table:table-cell>
          <table:table-cell table:style-name="ce9"/>
          <table:table-cell office:value-type="string" office:string-value="Identifier. Type" table:formula="of:=IF([.K4]&lt;&gt;&quot;&quot;;CONCATENATE([.K4];&quot;_ &quot;;[.J4];&quot;. Type&quot;);CONCATENATE([.J4];&quot;. Type&quot;))" table:style-name="ce11">
            <text:p>Identifier. Type</text:p>
          </table:table-cell>
          <table:table-cell table:number-columns-repeated="3" table:style-name="ce9"/>
          <table:table-cell office:value-type="string" table:style-name="ce9">
            <text:p>0..1</text:p>
          </table:table-cell>
          <table:table-cell office:value-type="string" table:style-name="ce9">
            <text:p>BBIE</text:p>
          </table:table-cell>
          <table:table-cell office:value-type="string" table:style-name="ce9">
            <text:p>Identifies a user-defined customization of UBL for a specific use.</text:p>
          </table:table-cell>
          <table:table-cell office:value-type="string" table:style-name="ce9">
            <text:p>NES</text:p>
          </table:table-cell>
          <table:table-cell table:style-name="ce9"/>
          <table:table-cell office:value-type="string" table:style-name="ce9">
            <text:p>2.0</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table:style-name="ce9"/>
          <table:table-cell office:value-type="string" table:style-name="ce12">
            <text:p>Changes for UBL 2.0 Update Package: H3 formula pasted to H4 and H5</text:p>
          </table:table-cell>
          <table:table-cell table:number-columns-repeated="16351"/>
        </table:table-row>
        <table:table-row table:style-name="ro2">
          <table:table-cell office:value-type="string" table:style-name="ce9">
            <text:p>Profile Identifier</text:p>
          </table:table-cell>
          <table:table-cell office:value-type="string" office:string-value="ProfileID" table:formula="of:=IF([.H5]=&quot;UUID&quot;;&quot;UUID&quot;;SUBSTITUTE(SUBSTITUTE(CONCATENATE(IF([.F5]=&quot;Universally Unique&quot;;&quot;UU&quot;;[.F5]);IF([.H5]&lt;&gt;[.J5];[.I5];[.G5]);CONCATENATE(IF([.J5]=&quot;Identifier&quot;;&quot;ID&quot;;IF([.J5]=&quot;Text&quot;;&quot;&quot;;[.J5]))));&quot; &quot;;&quot;&quot;);&quot;'&quot;;&quot;&quot;))" table:style-name="ce10">
            <text:p>ProfileID</text:p>
          </table:table-cell>
          <table:table-cell office:value-type="string" table:style-name="ce9">
            <text:p>Application Response. Profile Identifier. Identifier</text:p>
          </table:table-cell>
          <table:table-cell table:style-name="ce9"/>
          <table:table-cell office:value-type="string" table:style-name="ce9">
            <text:p>Application Response</text:p>
          </table:table-cell>
          <table:table-cell table:style-name="ce9"/>
          <table:table-cell office:value-type="string" table:style-name="ce9">
            <text:p>Profile</text:p>
          </table:table-cell>
          <table:table-cell office:value-type="string" table:style-name="ce9">
            <text:p>Identifier</text:p>
          </table:table-cell>
          <table:table-cell office:value-type="string" office:string-value="Profile Identifier" table:formula="of:=IF([.G5]&lt;&gt;&quot;&quot;;CONCATENATE([.G5];&quot; &quot;;[.H5]);[.H5])" table:style-name="ce11">
            <text:p>Profile Identifier</text:p>
          </table:table-cell>
          <table:table-cell office:value-type="string" table:style-name="ce9">
            <text:p>Identifier</text:p>
          </table:table-cell>
          <table:table-cell table:style-name="ce9"/>
          <table:table-cell office:value-type="string" office:string-value="Identifier. Type" table:formula="of:=IF([.K5]&lt;&gt;&quot;&quot;;CONCATENATE([.K5];&quot;_ &quot;;[.J5];&quot;. Type&quot;);CONCATENATE([.J5];&quot;. Type&quot;))" table:style-name="ce11">
            <text:p>Identifier. Type</text:p>
          </table:table-cell>
          <table:table-cell table:number-columns-repeated="3" table:style-name="ce9"/>
          <table:table-cell office:value-type="string" table:style-name="ce9">
            <text:p>0..1</text:p>
          </table:table-cell>
          <table:table-cell office:value-type="string" table:style-name="ce9">
            <text:p>BBIE</text:p>
          </table:table-cell>
          <table:table-cell office:value-type="string" table:style-name="ce9">
            <text:p>Identifies a user-defined profile of the customization of UBL being used.</text:p>
          </table:table-cell>
          <table:table-cell office:value-type="string" table:style-name="ce9">
            <text:p>BasicProcurementProcess</text:p>
          </table:table-cell>
          <table:table-cell table:style-name="ce9"/>
          <table:table-cell office:value-type="string" table:style-name="ce9">
            <text:p>2.0</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table:style-name="ce9"/>
          <table:table-cell office:value-type="string" table:style-name="ce12">
            <text:p>Changes for UBL 2.0 Update Package: H3 formula pasted to H4 and H5</text:p>
          </table:table-cell>
          <table:table-cell table:number-columns-repeated="16351"/>
        </table:table-row>
        <table:table-row table:style-name="ro2">
          <table:table-cell office:value-type="string" table:style-name="ce9">
            <text:p>Profile Execution Identifier</text:p>
          </table:table-cell>
          <table:table-cell office:value-type="string" office:string-value="ProfileExecutionID" table:formula="of:=IF([.H6]=&quot;UUID&quot;;&quot;UUID&quot;;SUBSTITUTE(SUBSTITUTE(CONCATENATE(IF([.F6]=&quot;Universally Unique&quot;;&quot;UU&quot;;[.F6]);IF([.H6]&lt;&gt;[.J6];[.I6];[.G6]);CONCATENATE(IF([.J6]=&quot;Identifier&quot;;&quot;ID&quot;;IF([.J6]=&quot;Text&quot;;&quot;&quot;;[.J6]))));&quot; &quot;;&quot;&quot;);&quot;'&quot;;&quot;&quot;))" table:style-name="ce10">
            <text:p>ProfileExecutionID</text:p>
          </table:table-cell>
          <table:table-cell office:value-type="string" table:style-name="ce9">
            <text:p>Application Response. Profile Execution Identifier. Identifier</text:p>
          </table:table-cell>
          <table:table-cell table:style-name="ce9"/>
          <table:table-cell office:value-type="string" table:style-name="ce9">
            <text:p>Application Response</text:p>
          </table:table-cell>
          <table:table-cell table:style-name="ce9"/>
          <table:table-cell office:value-type="string" table:style-name="ce9">
            <text:p>Profile Execution</text:p>
          </table:table-cell>
          <table:table-cell office:value-type="string" table:style-name="ce9">
            <text:p>Identifier</text:p>
          </table:table-cell>
          <table:table-cell office:value-type="string" office:string-value="Profile Execution Identifier" table:formula="of:=IF([.G6]&lt;&gt;&quot;&quot;;CONCATENATE([.G6];&quot; &quot;;[.H6]);[.H6])" table:style-name="ce11">
            <text:p>Profile Execution Identifier</text:p>
          </table:table-cell>
          <table:table-cell office:value-type="string" table:style-name="ce9">
            <text:p>Identifier</text:p>
          </table:table-cell>
          <table:table-cell table:style-name="ce9"/>
          <table:table-cell office:value-type="string" office:string-value="Identifier. Type" table:formula="of:=IF([.K6]&lt;&gt;&quot;&quot;;CONCATENATE([.K6];&quot;_ &quot;;[.J6];&quot;. Type&quot;);CONCATENATE([.J6];&quot;. Type&quot;))" table:style-name="ce11">
            <text:p>Identifier. Type</text:p>
          </table:table-cell>
          <table:table-cell table:number-columns-repeated="3" table:style-name="ce9"/>
          <table:table-cell office:value-type="string" table:style-name="ce9">
            <text:p>0..1</text:p>
          </table:table-cell>
          <table:table-cell office:value-type="string" table:style-name="ce9">
            <text:p>BBIE</text:p>
          </table:table-cell>
          <table:table-cell office:value-type="string" table:style-name="ce9">
            <text:p>Identifies an instance of executing a profile, to associate all transactions in a collaboration.</text:p>
          </table:table-cell>
          <table:table-cell office:value-type="string" table:style-name="ce9">
            <text:p>BPP-1001</text:p>
          </table:table-cell>
          <table:table-cell table:style-name="ce9"/>
          <table:table-cell office:value-type="string" table:style-name="ce9">
            <text:p>2.1</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text:s/></text:p>
          </table:table-cell>
          <table:table-cell table:style-name="ce12"/>
          <table:table-cell table:number-columns-repeated="16351"/>
        </table:table-row>
        <table:table-row table:style-name="ro2">
          <table:table-cell office:value-type="string" table:style-name="ce9">
            <text:p>Identifier</text:p>
          </table:table-cell>
          <table:table-cell office:value-type="string" office:string-value="ID" table:formula="of:=IF([.H7]=&quot;UUID&quot;;&quot;UUID&quot;;SUBSTITUTE(SUBSTITUTE(CONCATENATE(IF([.F7]=&quot;Universally Unique&quot;;&quot;UU&quot;;[.F7]);IF([.H7]&lt;&gt;[.J7];[.I7];[.G7]);CONCATENATE(IF([.J7]=&quot;Identifier&quot;;&quot;ID&quot;;IF([.J7]=&quot;Text&quot;;&quot;&quot;;[.J7]))));&quot; &quot;;&quot;&quot;);&quot;'&quot;;&quot;&quot;))" table:style-name="ce10">
            <text:p>ID</text:p>
          </table:table-cell>
          <table:table-cell office:value-type="string" table:style-name="ce9">
            <text:p>Application Response. Identifier</text:p>
          </table:table-cell>
          <table:table-cell table:style-name="ce9"/>
          <table:table-cell office:value-type="string" table:style-name="ce9">
            <text:p>Application Response</text:p>
          </table:table-cell>
          <table:table-cell table:number-columns-repeated="2" table:style-name="ce9"/>
          <table:table-cell office:value-type="string" table:style-name="ce9">
            <text:p>Identifier</text:p>
          </table:table-cell>
          <table:table-cell office:value-type="string" office:string-value="Identifier" table:formula="of:=IF([.G7]&lt;&gt;&quot;&quot;;CONCATENATE([.G7];&quot; &quot;;[.H7]);[.H7])" table:style-name="ce11">
            <text:p>Identifier</text:p>
          </table:table-cell>
          <table:table-cell office:value-type="string" table:style-name="ce9">
            <text:p>Identifier</text:p>
          </table:table-cell>
          <table:table-cell table:style-name="ce9"/>
          <table:table-cell office:value-type="string" office:string-value="Identifier. Type" table:formula="of:=IF([.K7]&lt;&gt;&quot;&quot;;CONCATENATE([.K7];&quot;_ &quot;;[.J7];&quot;. Type&quot;);CONCATENATE([.J7];&quot;. Type&quot;))" table:style-name="ce11">
            <text:p>Identifier. Type</text:p>
          </table:table-cell>
          <table:table-cell table:number-columns-repeated="3" table:style-name="ce9"/>
          <table:table-cell office:value-type="string" table:style-name="ce9">
            <text:p>1</text:p>
          </table:table-cell>
          <table:table-cell office:value-type="string" table:style-name="ce9">
            <text:p>BBIE</text:p>
          </table:table-cell>
          <table:table-cell office:value-type="string" table:style-name="ce9">
            <text:p>An identifier for this document, assigned by the sender.</text:p>
          </table:table-cell>
          <table:table-cell table:number-columns-repeated="2" table:style-name="ce9"/>
          <table:table-cell office:value-type="string" table:style-name="ce9">
            <text:p>2.0</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text:s/></text:p>
          </table:table-cell>
          <table:table-cell table:style-name="ce12"/>
          <table:table-cell table:number-columns-repeated="16351"/>
        </table:table-row>
        <table:table-row table:style-name="ro2">
          <table:table-cell office:value-type="string" table:style-name="ce9">
            <text:p>Issue Date</text:p>
          </table:table-cell>
          <table:table-cell office:value-type="string" office:string-value="IssueDate" table:formula="of:=IF([.H8]=&quot;UUID&quot;;&quot;UUID&quot;;SUBSTITUTE(SUBSTITUTE(CONCATENATE(IF([.F8]=&quot;Universally Unique&quot;;&quot;UU&quot;;[.F8]);IF([.H8]&lt;&gt;[.J8];[.I8];[.G8]);CONCATENATE(IF([.J8]=&quot;Identifier&quot;;&quot;ID&quot;;IF([.J8]=&quot;Text&quot;;&quot;&quot;;[.J8]))));&quot; &quot;;&quot;&quot;);&quot;'&quot;;&quot;&quot;))" table:style-name="ce10">
            <text:p>IssueDate</text:p>
          </table:table-cell>
          <table:table-cell office:value-type="string" table:style-name="ce9">
            <text:p>Application Response. Issue Date. Date</text:p>
          </table:table-cell>
          <table:table-cell table:style-name="ce9"/>
          <table:table-cell office:value-type="string" table:style-name="ce9">
            <text:p>Application Response</text:p>
          </table:table-cell>
          <table:table-cell table:style-name="ce9"/>
          <table:table-cell office:value-type="string" table:style-name="ce9">
            <text:p>Issue</text:p>
          </table:table-cell>
          <table:table-cell office:value-type="string" table:style-name="ce9">
            <text:p>Date</text:p>
          </table:table-cell>
          <table:table-cell office:value-type="string" office:string-value="Issue Date" table:formula="of:=IF([.G8]&lt;&gt;&quot;&quot;;CONCATENATE([.G8];&quot; &quot;;[.H8]);[.H8])" table:style-name="ce11">
            <text:p>Issue Date</text:p>
          </table:table-cell>
          <table:table-cell office:value-type="string" table:style-name="ce9">
            <text:p>Date</text:p>
          </table:table-cell>
          <table:table-cell table:style-name="ce9"/>
          <table:table-cell office:value-type="string" office:string-value="Date. Type" table:formula="of:=IF([.K8]&lt;&gt;&quot;&quot;;CONCATENATE([.K8];&quot;_ &quot;;[.J8];&quot;. Type&quot;);CONCATENATE([.J8];&quot;. Type&quot;))" table:style-name="ce11">
            <text:p>Date. Type</text:p>
          </table:table-cell>
          <table:table-cell table:number-columns-repeated="3" table:style-name="ce9"/>
          <table:table-cell office:value-type="string" table:style-name="ce9">
            <text:p>1</text:p>
          </table:table-cell>
          <table:table-cell office:value-type="string" table:style-name="ce9">
            <text:p>BBIE</text:p>
          </table:table-cell>
          <table:table-cell office:value-type="string" table:style-name="ce9">
            <text:p>The date, assigned by the sender, on which this document was issued.</text:p>
          </table:table-cell>
          <table:table-cell table:number-columns-repeated="2" table:style-name="ce9"/>
          <table:table-cell office:value-type="string" table:style-name="ce9">
            <text:p>2.0</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text:s/></text:p>
          </table:table-cell>
          <table:table-cell table:style-name="ce12"/>
          <table:table-cell table:number-columns-repeated="16351"/>
        </table:table-row>
        <table:table-row table:style-name="ro2">
          <table:table-cell office:value-type="string" table:style-name="ce9">
            <text:p>Issue Time</text:p>
          </table:table-cell>
          <table:table-cell office:value-type="string" office:string-value="IssueTime" table:formula="of:=IF([.H9]=&quot;UUID&quot;;&quot;UUID&quot;;SUBSTITUTE(SUBSTITUTE(CONCATENATE(IF([.F9]=&quot;Universally Unique&quot;;&quot;UU&quot;;[.F9]);IF([.H9]&lt;&gt;[.J9];[.I9];[.G9]);CONCATENATE(IF([.J9]=&quot;Identifier&quot;;&quot;ID&quot;;IF([.J9]=&quot;Text&quot;;&quot;&quot;;[.J9]))));&quot; &quot;;&quot;&quot;);&quot;'&quot;;&quot;&quot;))" table:style-name="ce10">
            <text:p>IssueTime</text:p>
          </table:table-cell>
          <table:table-cell office:value-type="string" table:style-name="ce9">
            <text:p>Application Response. Issue Time. Time</text:p>
          </table:table-cell>
          <table:table-cell table:style-name="ce9"/>
          <table:table-cell office:value-type="string" table:style-name="ce9">
            <text:p>Application Response</text:p>
          </table:table-cell>
          <table:table-cell table:style-name="ce9"/>
          <table:table-cell office:value-type="string" table:style-name="ce9">
            <text:p>Issue</text:p>
          </table:table-cell>
          <table:table-cell office:value-type="string" table:style-name="ce9">
            <text:p>Time</text:p>
          </table:table-cell>
          <table:table-cell office:value-type="string" office:string-value="Issue Time" table:formula="of:=IF([.G9]&lt;&gt;&quot;&quot;;CONCATENATE([.G9];&quot; &quot;;[.H9]);[.H9])" table:style-name="ce11">
            <text:p>Issue Time</text:p>
          </table:table-cell>
          <table:table-cell office:value-type="string" table:style-name="ce9">
            <text:p>Time</text:p>
          </table:table-cell>
          <table:table-cell table:style-name="ce9"/>
          <table:table-cell office:value-type="string" office:string-value="Time. Type" table:formula="of:=IF([.K9]&lt;&gt;&quot;&quot;;CONCATENATE([.K9];&quot;_ &quot;;[.J9];&quot;. Type&quot;);CONCATENATE([.J9];&quot;. Type&quot;))" table:style-name="ce11">
            <text:p>Time. Type</text:p>
          </table:table-cell>
          <table:table-cell table:number-columns-repeated="3" table:style-name="ce9"/>
          <table:table-cell office:value-type="string" table:style-name="ce9">
            <text:p>0..1</text:p>
          </table:table-cell>
          <table:table-cell office:value-type="string" table:style-name="ce9">
            <text:p>BBIE</text:p>
          </table:table-cell>
          <table:table-cell office:value-type="string" table:style-name="ce9">
            <text:p>The time, assigned by the sender, at which this document was issued.</text:p>
          </table:table-cell>
          <table:table-cell table:number-columns-repeated="2" table:style-name="ce9"/>
          <table:table-cell office:value-type="string" table:style-name="ce9">
            <text:p>2.0</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text:s/></text:p>
          </table:table-cell>
          <table:table-cell table:style-name="ce12"/>
          <table:table-cell table:number-columns-repeated="16351"/>
        </table:table-row>
        <table:table-row table:style-name="ro2">
          <table:table-cell office:value-type="string" table:style-name="ce9">
            <text:p>Note</text:p>
          </table:table-cell>
          <table:table-cell office:value-type="string" office:string-value="Note" table:formula="of:=IF([.H10]=&quot;UUID&quot;;&quot;UUID&quot;;SUBSTITUTE(SUBSTITUTE(CONCATENATE(IF([.F10]=&quot;Universally Unique&quot;;&quot;UU&quot;;[.F10]);IF([.H10]&lt;&gt;[.J10];[.I10];[.G10]);CONCATENATE(IF([.J10]=&quot;Identifier&quot;;&quot;ID&quot;;IF([.J10]=&quot;Text&quot;;&quot;&quot;;[.J10]))));&quot; &quot;;&quot;&quot;);&quot;'&quot;;&quot;&quot;))" table:style-name="ce10">
            <text:p>Note</text:p>
          </table:table-cell>
          <table:table-cell office:value-type="string" table:style-name="ce9">
            <text:p>Application Response. Note. Text</text:p>
          </table:table-cell>
          <table:table-cell table:style-name="ce9"/>
          <table:table-cell office:value-type="string" table:style-name="ce9">
            <text:p>Application Response</text:p>
          </table:table-cell>
          <table:table-cell table:number-columns-repeated="2" table:style-name="ce9"/>
          <table:table-cell office:value-type="string" table:style-name="ce9">
            <text:p>Note</text:p>
          </table:table-cell>
          <table:table-cell office:value-type="string" office:string-value="Note" table:formula="of:=IF([.G10]&lt;&gt;&quot;&quot;;CONCATENATE([.G10];&quot; &quot;;[.H10]);[.H10])" table:style-name="ce11">
            <text:p>Note</text:p>
          </table:table-cell>
          <table:table-cell office:value-type="string" table:style-name="ce9">
            <text:p>Text</text:p>
          </table:table-cell>
          <table:table-cell table:style-name="ce9"/>
          <table:table-cell office:value-type="string" office:string-value="Text. Type" table:formula="of:=IF([.K10]&lt;&gt;&quot;&quot;;CONCATENATE([.K10];&quot;_ &quot;;[.J10];&quot;. Type&quot;);CONCATENATE([.J10];&quot;. Type&quot;))" table:style-name="ce11">
            <text:p>Text. Type</text:p>
          </table:table-cell>
          <table:table-cell table:number-columns-repeated="3" table:style-name="ce9"/>
          <table:table-cell office:value-type="string" table:style-name="ce9">
            <text:p>0..n</text:p>
          </table:table-cell>
          <table:table-cell office:value-type="string" table:style-name="ce9">
            <text:p>BBIE</text:p>
          </table:table-cell>
          <table:table-cell office:value-type="string" table:style-name="ce9">
            <text:p>Free-form text pertinent to this document, conveying information that is not contained explicitly in other structures.</text:p>
          </table:table-cell>
          <table:table-cell table:number-columns-repeated="2" table:style-name="ce9"/>
          <table:table-cell office:value-type="string" table:style-name="ce9">
            <text:p>2.0</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text:s/></text:p>
          </table:table-cell>
          <table:table-cell table:style-name="ce12"/>
          <table:table-cell table:number-columns-repeated="16351"/>
        </table:table-row>
        <table:table-row table:style-name="ro2">
          <table:table-cell office:value-type="string" table:style-name="ce27">
            <text:p>Sender Party</text:p>
          </table:table-cell>
          <table:table-cell office:value-type="string" office:string-value="SenderParty" table:formula="of:=SUBSTITUTE(SUBSTITUTE(CONCATENATE(IF([.F11]=&quot;Universally Unique&quot;;&quot;UU&quot;;[.F11]);[.G11];IF([.I11]&lt;&gt;[.J11];[.I11];&quot;&quot;);CONCATENATE(IF([.J11]=&quot;Identifier&quot;;&quot;ID&quot;;IF([.J11]=&quot;Text&quot;;&quot;&quot;;[.J11]))));&quot; &quot;;&quot;&quot;);&quot;'&quot;;&quot;&quot;)" table:style-name="ce28">
            <text:p>SenderParty</text:p>
          </table:table-cell>
          <table:table-cell office:value-type="string" table:style-name="ce27">
            <text:p>Application Response. Sender_ Party. Party</text:p>
          </table:table-cell>
          <table:table-cell table:style-name="ce27"/>
          <table:table-cell office:value-type="string" table:style-name="ce27">
            <text:p>Application Response</text:p>
          </table:table-cell>
          <table:table-cell office:value-type="string" table:style-name="ce27">
            <text:p>Sender</text:p>
          </table:table-cell>
          <table:table-cell table:number-columns-repeated="2" table:style-name="ce27"/>
          <table:table-cell office:value-type="string" office:string-value="Party" table:formula="of:=[.N11]" table:style-name="ce27">
            <text:p>Party</text:p>
          </table:table-cell>
          <table:table-cell office:value-type="string" table:style-name="ce27">
            <text:p>Party</text:p>
          </table:table-cell>
          <table:table-cell table:number-columns-repeated="3" table:style-name="ce27"/>
          <table:table-cell office:value-type="string" table:style-name="ce27">
            <text:p>Party</text:p>
          </table:table-cell>
          <table:table-cell table:style-name="ce27"/>
          <table:table-cell office:value-type="string" table:style-name="ce27">
            <text:p>1</text:p>
          </table:table-cell>
          <table:table-cell office:value-type="string" table:style-name="ce27">
            <text:p>ASBIE</text:p>
          </table:table-cell>
          <table:table-cell office:value-type="string" table:style-name="ce27">
            <text:p>The party sending this document.</text:p>
          </table:table-cell>
          <table:table-cell table:number-columns-repeated="2" table:style-name="ce27"/>
          <table:table-cell office:value-type="string" table:style-name="ce27">
            <text:p>2.0</text:p>
          </table:table-cell>
          <table:table-cell table:number-columns-repeated="2" table:style-name="ce27"/>
          <table:table-cell office:value-type="string" table:style-name="ce27">
            <text:p>Procurement</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16351"/>
        </table:table-row>
        <table:table-row table:style-name="ro2">
          <table:table-cell office:value-type="string" table:style-name="ce27">
            <text:p>Receiver Party</text:p>
          </table:table-cell>
          <table:table-cell office:value-type="string" office:string-value="ReceiverParty" table:formula="of:=SUBSTITUTE(SUBSTITUTE(CONCATENATE(IF([.F12]=&quot;Universally Unique&quot;;&quot;UU&quot;;[.F12]);[.G12];IF([.I12]&lt;&gt;[.J12];[.I12];&quot;&quot;);CONCATENATE(IF([.J12]=&quot;Identifier&quot;;&quot;ID&quot;;IF([.J12]=&quot;Text&quot;;&quot;&quot;;[.J12]))));&quot; &quot;;&quot;&quot;);&quot;'&quot;;&quot;&quot;)" table:style-name="ce28">
            <text:p>ReceiverParty</text:p>
          </table:table-cell>
          <table:table-cell office:value-type="string" table:style-name="ce27">
            <text:p>Application Response. Receiver_ Party. Party</text:p>
          </table:table-cell>
          <table:table-cell table:style-name="ce27"/>
          <table:table-cell office:value-type="string" table:style-name="ce27">
            <text:p>Application Response</text:p>
          </table:table-cell>
          <table:table-cell office:value-type="string" table:style-name="ce27">
            <text:p>Receiver</text:p>
          </table:table-cell>
          <table:table-cell table:number-columns-repeated="2" table:style-name="ce27"/>
          <table:table-cell office:value-type="string" office:string-value="Party" table:formula="of:=[.N12]" table:style-name="ce27">
            <text:p>Party</text:p>
          </table:table-cell>
          <table:table-cell office:value-type="string" table:style-name="ce27">
            <text:p>Party</text:p>
          </table:table-cell>
          <table:table-cell table:number-columns-repeated="3" table:style-name="ce27"/>
          <table:table-cell office:value-type="string" table:style-name="ce27">
            <text:p>Party</text:p>
          </table:table-cell>
          <table:table-cell table:style-name="ce27"/>
          <table:table-cell office:value-type="string" table:style-name="ce27">
            <text:p>1</text:p>
          </table:table-cell>
          <table:table-cell office:value-type="string" table:style-name="ce27">
            <text:p>ASBIE</text:p>
          </table:table-cell>
          <table:table-cell office:value-type="string" table:style-name="ce27">
            <text:p>The party receiving this document.</text:p>
          </table:table-cell>
          <table:table-cell table:number-columns-repeated="2" table:style-name="ce27"/>
          <table:table-cell office:value-type="string" table:style-name="ce27">
            <text:p>2.0</text:p>
          </table:table-cell>
          <table:table-cell table:number-columns-repeated="2" table:style-name="ce27"/>
          <table:table-cell office:value-type="string" table:style-name="ce27">
            <text:p>Procurement</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16351"/>
        </table:table-row>
        <table:table-row table:style-name="ro2">
          <table:table-cell office:value-type="string" table:style-name="ce27">
            <text:p>Document Response</text:p>
          </table:table-cell>
          <table:table-cell office:value-type="string" office:string-value="DocumentResponse" table:formula="of:=SUBSTITUTE(SUBSTITUTE(CONCATENATE(IF([.F13]=&quot;Universally Unique&quot;;&quot;UU&quot;;[.F13]);[.G13];IF([.I13]&lt;&gt;[.J13];[.I13];&quot;&quot;);CONCATENATE(IF([.J13]=&quot;Identifier&quot;;&quot;ID&quot;;IF([.J13]=&quot;Text&quot;;&quot;&quot;;[.J13]))));&quot; &quot;;&quot;&quot;);&quot;'&quot;;&quot;&quot;)" table:style-name="ce28">
            <text:p>DocumentResponse</text:p>
          </table:table-cell>
          <table:table-cell office:value-type="string" table:style-name="ce27">
            <text:p>Application Response. Document Response</text:p>
          </table:table-cell>
          <table:table-cell table:style-name="ce27"/>
          <table:table-cell office:value-type="string" table:style-name="ce27">
            <text:p>Application Response</text:p>
          </table:table-cell>
          <table:table-cell table:number-columns-repeated="3" table:style-name="ce27"/>
          <table:table-cell office:value-type="string" office:string-value="Document Response" table:formula="of:=[.N13]" table:style-name="ce27">
            <text:p>Document Response</text:p>
          </table:table-cell>
          <table:table-cell office:value-type="string" table:style-name="ce27">
            <text:p>Document Response</text:p>
          </table:table-cell>
          <table:table-cell table:number-columns-repeated="3" table:style-name="ce27"/>
          <table:table-cell office:value-type="string" table:style-name="ce27">
            <text:p>Document Response</text:p>
          </table:table-cell>
          <table:table-cell table:style-name="ce27"/>
          <table:table-cell office:value-type="string" table:style-name="ce27">
            <text:p>0..n</text:p>
          </table:table-cell>
          <table:table-cell office:value-type="string" table:style-name="ce27">
            <text:p>ASBIE</text:p>
          </table:table-cell>
          <table:table-cell office:value-type="string" table:style-name="ce27">
            <text:p>A response to a document.</text:p>
          </table:table-cell>
          <table:table-cell table:number-columns-repeated="2" table:style-name="ce27"/>
          <table:table-cell office:value-type="string" table:style-name="ce27">
            <text:p>2.1</text:p>
          </table:table-cell>
          <table:table-cell table:number-columns-repeated="2" table:style-name="ce27"/>
          <table:table-cell office:value-type="string" table:style-name="ce27">
            <text:p>Procurement</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16351"/>
        </table:table-row>
        <table:table-row table:style-name="ro2">
          <table:table-cell table:number-columns-repeated="16" table:style-name="ce30"/>
          <table:table-cell office:value-type="string" table:style-name="ce30">
            <text:p>END</text:p>
          </table:table-cell>
          <table:table-cell table:number-columns-repeated="16" table:style-name="ce30"/>
          <table:table-cell table:number-columns-repeated="16351" table:style-name="ce31"/>
        </table:table-row>
        <table:table-row table:number-rows-repeated="1048562" table:style-name="ro6">
          <table:table-cell table:number-columns-repeated="16384"/>
        </table:table-row>
      </table:table>
      <table:table table:name="DBC-CommonLibrary-1_0"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40" table:default-cell-style-name="ce18"/>
        <table:table-column table:style-name="co4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number-columns-repeated="8" table:default-cell-style-name="ce6"/>
        <table:table-column table:style-name="co25" table:number-columns-repeated="2" table:default-cell-style-name="ce6"/>
        <table:table-column table:style-name="co26" table:number-columns-repeated="991" table:default-cell-style-name="ce6"/>
        <table:table-column table:style-name="co27" table:number-columns-repeated="15360" table:default-cell-style-name="ce1"/>
        <table:table-row table:style-name="ro1">
          <table:table-cell office:value-type="string" table:style-name="ce2">
            <text:p>Information Element</text:p>
          </table:table-cell>
          <table:table-cell office:value-type="string" table:style-name="ce3">
            <text:p>UBL Name</text:p>
          </table:table-cell>
          <table:table-cell office:value-type="string" table:style-name="ce4">
            <office:annotation draw:style-name="a26" svg:x="9.16666666666667in" svg:y="0.604166666666667in" svg:width="2.65104166666667in" svg:height="1.78125in">
              <dc:creator>GKH</dc:creator>
              <text:p><text:span text:style-name="T2">Dictionary Entry Name</text:span><text:span text:style-name="T2"/></text:p>
              <text:p><text:span text:style-name="T2"/></text:p>
              <text:p><text:span text:style-name="T2">Dictionary Entry Names are assigned according to the rules of the ebXML Core Component Technical Specification, Version 2.01.</text:span><text:span text:style-name="T2"/></text:p>
              <text:p><text:span text:style-name="T2"/></text:p>
              <text:p><text:span text:style-name="T2">The DEN is the unique official name of the Business Information Entity in the data dictionary.</text:span><text:span text:style-name="T2"/></text:p>
              <text:p/>
            </office:annotation>
            <text:p>Dictionary Entry Name</text:p>
          </table:table-cell>
          <table:table-cell office:value-type="string" table:style-name="ce4">
            <office:annotation draw:style-name="a27" svg:x="10.1041666666667in" svg:y="0.572916666666667in" svg:width="2.01041666666667in" svg:height="1.32291666666667in">
              <dc:creator>GKH</dc:creator>
              <text:p><text:span text:style-name="T2">Object Class Qualifier</text:span><text:span text:style-name="T2"/></text:p>
              <text:p><text:span text:style-name="T2"/></text:p>
              <text:p><text:span text:style-name="T2">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4">
            <office:annotation draw:style-name="a28" svg:x="11.7291666666667in" svg:y="0.59375in" svg:width="3.02604166666667in" svg:height="2.40104166666667in">
              <dc:creator>GKH</dc:creator>
              <text:p><text:span text:style-name="T2">Object Class</text:span><text:span text:style-name="T2"/></text:p>
              <text:p><text:span text:style-name="T2"/></text:p>
              <text:p><text:span text:style-name="T2">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2"/></text:p>
              <text:p><text:span text:style-name="T2"/></text:p>
              <text:p><text:span text:style-name="T2">Each Object Class is an ABIE. Object classes are also referred to as Re-usable Types. <text:s/>They are called Classes in UML and Tables/Entities in database contexts.</text:span></text:p>
            </office:annotation>
            <text:p>Object Class</text:p>
          </table:table-cell>
          <table:table-cell office:value-type="string" table:style-name="ce4">
            <office:annotation draw:style-name="a29" svg:x="14.7916666666667in" svg:y="0.557291666666667in" svg:width="3.74479166666667in" svg:height="3.02604166666667in">
              <dc:creator>GKH</dc:creator>
              <text:p><text:span text:style-name="T2">Property Term Qualifier</text:span><text:span text:style-name="T2"/></text:p>
              <text:p><text:span text:style-name="T2"/></text:p>
              <text:p><text:span text:style-name="T2">Property Term Qualifier is metadata specified by the ebXML CCTS on the basis of ISO 11179 naming rules.</text:span><text:span text:style-name="T2"/></text:p>
              <text:p><text:span text:style-name="T2"/></text:p>
              <text:p><text:span text:style-name="T2">A qualifier is a word or words which help define and differentiate one Business Information Entity from another -- for example, when the BIE is used in another context.</text:span><text:span text:style-name="T2"/></text:p>
              <text:p><text:span text:style-name="T2"/></text:p>
              <text:p><text:span text:style-name="T2">Property Term Qualifiers specialize or modify the Property Term. For example, when the BIE is used in another context.</text:span><text:span text:style-name="T2"/></text:p>
              <text:p><text:span text:style-name="T2"/></text:p>
              <text:p><text:span text:style-name="T2">If the word (or words) express "a type of" or specialization relationship to the property term, then the word (or words) are qualifiers. This implies that adjectives are likely to be qualifiers. For example: Postal is a type of Zone used in an Address.</text:span><text:span text:style-name="T2"/></text:p>
              <text:p/>
            </office:annotation>
            <text:p>Property Term Qualifier</text:p>
          </table:table-cell>
          <table:table-cell office:value-type="string" table:style-name="ce4">
            <office:annotation draw:style-name="a30" svg:x="16.078125in" svg:y="0.59375in" svg:width="4.203125in" svg:height="3.34375in">
              <dc:creator>GKH</dc:creator>
              <text:p><text:span text:style-name="T2">Property Term Possessive Noun</text:span><text:span text:style-name="T2"/></text:p>
              <text:p><text:span text:style-name="T2"/></text:p>
              <text:p><text:span text:style-name="T2">To improve consistency in naming property terms, UBL explicitly identifies possessive nouns. This is an extension of the ebXML CCTS.</text:span><text:span text:style-name="T2"/></text:p>
              <text:p><text:span text:style-name="T2"/></text:p>
              <text:p><text:span text:style-name="T2">A Property Term may consist of one or more possessive nouns preceding the primary noun. This principle refines the Property Term to make it a more meaningful and consistent business name.</text:span><text:span text:style-name="T2"/></text:p>
              <text:p><text:span text:style-name="T2"/></text:p>
              <text:p><text:span text:style-name="T2">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2"/></text:p>
              <text:p><text:span text:style-name="T2"/></text:p>
              <text:p><text:span text:style-name="T2">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4">
            <office:annotation draw:style-name="a31" svg:x="17.28125in" svg:y="0.578125in" svg:width="3.71875in" svg:height="3.80729166666667in">
              <dc:creator>GKH</dc:creator>
              <text:p><text:span text:style-name="T2">Property Term Primary Noun</text:span><text:span text:style-name="T2"/></text:p>
              <text:p><text:span text:style-name="T2"/></text:p>
              <text:p><text:span text:style-name="T2">To improve consistency in naming property terms, UBL explicitly identifies possessive nouns. This is an extension of the ebXML CCTS.</text:span><text:span text:style-name="T2"/></text:p>
              <text:p><text:span text:style-name="T2"/></text:p>
              <text:p><text:span text:style-name="T2">A Property Term may consist of one or more possessive nouns preceding the primary noun. This principle refines the Property Term to make it a more meaningful and consistent business name.</text:span><text:span text:style-name="T2"/></text:p>
              <text:p><text:span text:style-name="T2"/></text:p>
              <text:p><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2"/></text:p>
              <text:p><text:span text:style-name="T2"/></text:p>
              <text:p><text:span text:style-name="T2">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4">
            <office:annotation draw:style-name="a32" svg:x="19.171875in" svg:y="0.557291666666667in" svg:width="3.27604166666667in" svg:height="2.40104166666667in">
              <dc:creator>GKH</dc:creator>
              <text:p><text:span text:style-name="T2">Property Term</text:span><text:span text:style-name="T2"/></text:p>
              <text:p><text:span text:style-name="T2"/></text:p>
              <text:p><text:span text:style-name="T2">Property Term is metadata specified by the ebXML CCTS on the basis of ISO 11179 naming rules.</text:span><text:span text:style-name="T2"/></text:p>
              <text:p><text:span text:style-name="T2"/></text:p>
              <text:p><text:span text:style-name="T2">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span text:style-name="T2"/></text:p>
              <text:p><text:span text:style-name="T2"/></text:p>
              <text:p><text:span text:style-name="T2">In UBL's implementation, the Property Term is constructed from the Primary Noun preceded by any Possessive Nouns.</text:span></text:p>
            </office:annotation>
            <text:p>Property Term</text:p>
          </table:table-cell>
          <table:table-cell office:value-type="string" table:style-name="ce4">
            <office:annotation draw:style-name="a33" svg:x="20.7760416666667in" svg:y="0.5625in" svg:width="2.28125in" svg:height="1.78125in">
              <dc:creator>GKH</dc:creator>
              <text:p><text:span text:style-name="T2">Representation Term</text:span><text:span text:style-name="T2"/></text:p>
              <text:p><text:span text:style-name="T2"/></text:p>
              <text:p><text:span text:style-name="T2">Representation Term is metadata specified by the ebXML CCTS on the basis of ISO 11179 naming rules.</text:span><text:span text:style-name="T2"/></text:p>
              <text:p><text:span text:style-name="T2"/></text:p>
              <text:p><text:span text:style-name="T2">A Representation Term is an element of the name that describes the form in which the property is represented.</text:span></text:p>
            </office:annotation>
            <text:p>Representation Term</text:p>
          </table:table-cell>
          <table:table-cell office:value-type="string" table:style-name="ce4">
            <office:annotation draw:style-name="a34" svg:x="21.828125in" svg:y="0.557291666666667in" svg:width="2.203125in" svg:height="1.46875in">
              <dc:creator>GKH</dc:creator>
              <text:p><text:span text:style-name="T2">Data Type Qualifier</text:span><text:span text:style-name="T2"/></text:p>
              <text:p><text:span text:style-name="T2"/></text:p>
              <text:p><text:span text:style-name="T2">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4">
            <office:annotation draw:style-name="a35" svg:x="23.515625in" svg:y="0.5625in" svg:width="2.40104166666667in" svg:height="1.625in">
              <dc:creator>GKH</dc:creator>
              <text:p><text:span text:style-name="T2">Data Type</text:span><text:span text:style-name="T2"/></text:p>
              <text:p><text:span text:style-name="T2"/></text:p>
              <text:p><text:span text:style-name="T2">The data type distinguishes the lexical constraints on an item's value, plus any supplemental pieces of distinguishing information.</text:span><text:span text:style-name="T2"/></text:p>
              <text:p><text:span text:style-name="T2"/></text:p>
              <text:p><text:span text:style-name="T2">Unqualified data types in UBL are based on UN/CEFACT core component types.</text:span></text:p>
            </office:annotation>
            <text:p>Data Type</text:p>
          </table:table-cell>
          <table:table-cell office:value-type="string" table:style-name="ce4">
            <office:annotation draw:style-name="a36" svg:x="24.5in" svg:y="0.546875in" svg:width="2.91666666666667in" svg:height="2.09375in">
              <dc:creator>GKH</dc:creator>
              <text:p><text:span text:style-name="T2">Associated Object Class Qualifier</text:span><text:span text:style-name="T2"/></text:p>
              <text:p><text:span text:style-name="T2"/></text:p>
              <text:p><text:span text:style-name="T2">A qualifier is a word or words which help define and differentiate one Business Information Entity from another -- for example, when the BIE is used in another context.</text:span><text:span text:style-name="T2"/></text:p>
              <text:p><text:span text:style-name="T2"/></text:p>
              <text:p><text:span text:style-name="T2">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4">
            <office:annotation draw:style-name="a37" svg:x="26in" svg:y="0.5625in" svg:width="1.78125in" svg:height="1.01041666666667in">
              <dc:creator>GKH</dc:creator>
              <text:p><text:span text:style-name="T2">Associated Object Class</text:span><text:span text:style-name="T2"/></text:p>
              <text:p><text:span text:style-name="T2"/></text:p>
              <text:p><text:span text:style-name="T2">This is the object class at the other end of this association. <text:s/>It is an ABIE in this model.</text:span></text:p>
            </office:annotation>
            <text:p>Associated Object Class</text:p>
          </table:table-cell>
          <table:table-cell office:value-type="string" table:style-name="ce4">
            <office:annotation draw:style-name="a38" svg:x="27.3125in" svg:y="0.557291666666667in" svg:width="2.640625in" svg:height="1.93229166666667in">
              <dc:creator>GKH</dc:creator>
              <text:p><text:span text:style-name="T2">Alternative Business Terms</text:span><text:span text:style-name="T2"/></text:p>
              <text:p><text:span text:style-name="T2"/></text:p>
              <text:p><text:span text:style-name="T2">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office:value-type="string" table:style-name="ce4">
            <office:annotation draw:style-name="a39" svg:x="28.09375in" svg:y="0.5625in" svg:width="3.28125in" svg:height="2.5625in">
              <dc:creator>GKH</dc:creator>
              <text:p><text:span text:style-name="T2">Cardinality</text:span><text:span text:style-name="T2"/></text:p>
              <text:p><text:span text:style-name="T2"/></text:p>
              <text:p><text:span text:style-name="T2">The optionality and potential occurrences of the BIE.</text:span><text:span text:style-name="T2"/></text:p>
              <text:p><text:span text:style-name="T2"/></text:p>
              <text:p><text:span text:style-name="T2">0..1 – optional and only one</text:span><text:span text:style-name="T2"/></text:p>
              <text:p><text:span text:style-name="T2"/></text:p>
              <text:p><text:span text:style-name="T2">1 – mandatory and only one</text:span><text:span text:style-name="T2"/></text:p>
              <text:p><text:span text:style-name="T2"/></text:p>
              <text:p><text:span text:style-name="T2">0..n – optional and maximum of n</text:span><text:span text:style-name="T2"/></text:p>
              <text:p><text:span text:style-name="T2"/></text:p>
              <text:p><text:span text:style-name="T2">1..n - mandatory and maximum of n</text:span><text:span text:style-name="T2"/></text:p>
              <text:p><text:span text:style-name="T2"/></text:p>
              <text:p><text:span text:style-name="T2">where the letter 'n' represents an unlimited number, and an actual number in place of the letter 'n' is the maximum.</text:span></text:p>
            </office:annotation>
            <text:p>Cardinality</text:p>
          </table:table-cell>
          <table:table-cell office:value-type="string" table:style-name="ce4">
            <office:annotation draw:style-name="a40" svg:x="28.9635416666667in" svg:y="0.5625in" svg:width="2.58854166666667in" svg:height="1.78125in">
              <dc:creator>GKH</dc:creator>
              <text:p><text:span text:style-name="T2">Component Type</text:span><text:span text:style-name="T2"/></text:p>
              <text:p><text:span text:style-name="T2"/></text:p>
              <text:p><text:span text:style-name="T2">There are three BIE Types:</text:span><text:span text:style-name="T2"/></text:p>
              <text:p><text:span text:style-name="T2"/></text:p>
              <text:p><text:span text:style-name="T2">Basic BIE (BBIE -- white rows),</text:span><text:span text:style-name="T2"/></text:p>
              <text:p><text:span text:style-name="T2"/></text:p>
              <text:p><text:span text:style-name="T2">Associate <text:s/>BIE (ASBIE -- green rows; “an association”), and</text:span><text:span text:style-name="T2"/></text:p>
              <text:p><text:span text:style-name="T2"/></text:p>
              <text:p><text:span text:style-name="T2">Aggregate BIE (ABIE -- pink rows; “an aggregate”).</text:span></text:p>
            </office:annotation>
            <text:p>Component Type</text:p>
          </table:table-cell>
          <table:table-cell office:value-type="string" table:style-name="ce32">
            <office:annotation draw:style-name="a41" svg:x="34.6666666666667in" svg:y="0.578125in" svg:width="1.71875in" svg:height="1.01041666666667in">
              <dc:creator>GKH</dc:creator>
              <text:p><text:span text:style-name="T2">Definition</text:span><text:span text:style-name="T2"/></text:p>
              <text:p><text:span text:style-name="T2"/></text:p>
              <text:p><text:span text:style-name="T2">This is the unique semantic business meaning of the Business Information Entity.</text:span></text:p>
            </office:annotation>
            <text:p>Definition</text:p>
          </table:table-cell>
          <table:table-cell office:value-type="string" table:style-name="ce5">
            <office:annotation draw:style-name="a42" svg:x="36.40625in" svg:y="0.578125in" svg:width="1.734375in" svg:height="1.01041666666667in">
              <dc:creator>GKH</dc:creator>
              <text:p><text:span text:style-name="T2">Examples</text:span><text:span text:style-name="T2"/></text:p>
              <text:p><text:span text:style-name="T2"/></text:p>
              <text:p><text:span text:style-name="T2">These are illustrative values that a typical user might utilize, but is under no obligation to to so.</text:span></text:p>
            </office:annotation>
            <text:p>Examples</text:p>
          </table:table-cell>
          <table:table-cell office:value-type="string" table:style-name="ce5">
            <office:annotation draw:style-name="a43" svg:x="37.53125in" svg:y="0.557291666666667in" svg:width="1.5in" svg:height="1.01041666666667in">
              <dc:creator>GKH</dc:creator>
              <text:p><text:span text:style-name="T2">UN/TDED Code</text:span><text:span text:style-name="T2"/></text:p>
              <text:p><text:span text:style-name="T2"/></text:p>
              <text:p><text:span text:style-name="T2">The UN Trade Data Element Dictionary (ISO 7372) code for this BIE.</text:span></text:p>
            </office:annotation>
            <text:p>UN/TDED Code</text:p>
          </table:table-cell>
          <table:table-cell office:value-type="string" table:style-name="ce5">
            <office:annotation draw:style-name="a44" svg:x="38.4322916666667in" svg:y="0.5625in" svg:width="1.5625in" svg:height="1.01041666666667in">
              <dc:creator>GKH</dc:creator>
              <text:p><text:span text:style-name="T2">Current Version</text:span><text:span text:style-name="T2"/></text:p>
              <text:p><text:span text:style-name="T2"/></text:p>
              <text:p><text:span text:style-name="T2">The version number of this BIE. Can be used to generate change logs.</text:span></text:p>
            </office:annotation>
            <text:p>Current Version</text:p>
          </table:table-cell>
          <table:table-cell office:value-type="string" table:style-name="ce5">
            <office:annotation draw:style-name="a45" svg:x="41.09375in" svg:y="0.578125in" svg:width="1.875in" svg:height="1.16666666666667in">
              <dc:creator>GKH</dc:creator>
              <text:p><text:span text:style-name="T2">Analyst Notes</text:span><text:span text:style-name="T2"/></text:p>
              <text:p><text:span text:style-name="T2"/></text:p>
              <text:p><text:span text:style-name="T2">This is a list of comments, queries, and notes made during data modeling. It is not part of the normative schemas.</text:span></text:p>
            </office:annotation>
            <text:p>Analyst Notes</text:p>
          </table:table-cell>
          <table:table-cell office:value-type="string" table:style-name="ce5">
            <office:annotation draw:style-name="a46" svg:x="43.25in" svg:y="0.557291666666667in" svg:width="2.625in" svg:height="1.625in">
              <dc:creator>GKH</dc:creator>
              <text:p><text:span text:style-name="T2">CCL Dictionary Entry Name</text:span><text:span text:style-name="T2"/></text:p>
              <text:p><text:span text:style-name="T2"/></text:p>
              <text:p><text:span text:style-name="T2">Core Component Dictionary Entry Name:</text:span><text:span text:style-name="T2"/></text:p>
              <text:p><text:span text:style-name="T2"/></text:p>
              <text:p><text:span text:style-name="T2">This is the Dictionary Entry Name of the correlated core component in the UN/CEFACT Core Component Library 08B (in those cases where a direct correlation exists).</text:span></text:p>
            </office:annotation>
            <text:p>CCL Dictionary Entry Name</text:p>
          </table:table-cell>
          <table:table-cell office:value-type="string" table:style-name="ce5">
            <text:p>Context: Business Process</text:p>
          </table:table-cell>
          <table:table-cell office:value-type="string" table:style-name="ce5">
            <text:p>Context: Region (Geopolitical)</text:p>
          </table:table-cell>
          <table:table-cell office:value-type="string" table:style-name="ce5">
            <text:p>Context: Official Constraints</text:p>
          </table:table-cell>
          <table:table-cell office:value-type="string" table:style-name="ce5">
            <text:p>Context: Product</text:p>
          </table:table-cell>
          <table:table-cell office:value-type="string" table:style-name="ce5">
            <text:p>Context: Industry</text:p>
          </table:table-cell>
          <table:table-cell office:value-type="string" table:style-name="ce5">
            <text:p>Context: Role</text:p>
          </table:table-cell>
          <table:table-cell office:value-type="string" table:style-name="ce5">
            <text:p>Context: Supporting Role</text:p>
          </table:table-cell>
          <table:table-cell office:value-type="string" table:style-name="ce5">
            <text:p>Context: System Constraint</text:p>
          </table:table-cell>
          <table:table-cell office:value-type="string" table:style-name="ce5">
            <text:p>Editor's Notes</text:p>
          </table:table-cell>
          <table:table-cell office:value-type="string" table:style-name="ce5">
            <text:p>Changes from Previous Version</text:p>
          </table:table-cell>
          <table:table-cell table:number-columns-repeated="16351"/>
        </table:table-row>
        <table:table-row table:style-name="ro2">
          <table:table-cell office:value-type="string" table:style-name="ce7">
            <text:p>Address</text:p>
          </table:table-cell>
          <table:table-cell office:value-type="string" table:style-name="ce7">
            <text:p>Address</text:p>
          </table:table-cell>
          <table:table-cell office:value-type="string" table:style-name="ce8">
            <text:p>Address. Details</text:p>
          </table:table-cell>
          <table:table-cell table:style-name="ce8"/>
          <table:table-cell office:value-type="string" table:style-name="ce8">
            <text:p>Address</text:p>
          </table:table-cell>
          <table:table-cell table:number-columns-repeated="11" table:style-name="ce8"/>
          <table:table-cell office:value-type="string" table:style-name="ce8">
            <text:p>ABIE</text:p>
          </table:table-cell>
          <table:table-cell office:value-type="string" table:style-name="ce8">
            <text:p>A class to define common information related to an address.</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City</text:p>
          </table:table-cell>
          <table:table-cell office:value-type="string" table:style-name="ce13">
            <text:p>CityName</text:p>
          </table:table-cell>
          <table:table-cell office:value-type="string" table:style-name="ce14">
            <text:p>Address. City Name. Name</text:p>
          </table:table-cell>
          <table:table-cell table:style-name="ce14"/>
          <table:table-cell office:value-type="string" table:style-name="ce14">
            <text:p>Address</text:p>
          </table:table-cell>
          <table:table-cell table:style-name="ce14"/>
          <table:table-cell office:value-type="string" table:style-name="ce14">
            <text:p>City</text:p>
          </table:table-cell>
          <table:table-cell office:value-type="string" table:style-name="ce14">
            <text:p>Name</text:p>
          </table:table-cell>
          <table:table-cell office:value-type="string" office:string-value="City Name" table:formula="of:=IF([.G3]&lt;&gt;&quot;&quot;;CONCATENATE([.G3];&quot; &quot;;[.H3]);[.H3])" table:style-name="ce15">
            <text:p>City Name</text:p>
          </table:table-cell>
          <table:table-cell office:value-type="string" table:style-name="ce14">
            <text:p>Name</text:p>
          </table:table-cell>
          <table:table-cell table:style-name="ce14"/>
          <table:table-cell office:value-type="string" office:string-value="Name. Type" table:formula="of:=IF([.K3]&lt;&gt;&quot;&quot;;CONCATENATE([.K3];&quot;_ &quot;;[.J3];&quot;. Type&quot;);CONCATENATE([.J3];&quot;. Type&quot;))" table:style-name="ce15">
            <text:p>Name. Type</text:p>
          </table:table-cell>
          <table:table-cell table:number-columns-repeated="2" table:style-name="ce14"/>
          <table:table-cell office:value-type="string" table:style-name="ce14">
            <text:p>LocalityName</text:p>
          </table:table-cell>
          <table:table-cell office:value-type="string" table:style-name="ce14">
            <text:p>0..1</text:p>
          </table:table-cell>
          <table:table-cell office:value-type="string" table:style-name="ce14">
            <text:p>BBIE</text:p>
          </table:table-cell>
          <table:table-cell office:value-type="string" table:style-name="ce14">
            <text:p>The name of a city, town, or village.</text:p>
          </table:table-cell>
          <table:table-cell office:value-type="string" table:style-name="ce14">
            <text:p>Hong Kong</text:p>
          </table:table-cell>
          <table:table-cell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Postcode</text:p>
          </table:table-cell>
          <table:table-cell office:value-type="string" table:style-name="ce13">
            <text:p>PostalZone</text:p>
          </table:table-cell>
          <table:table-cell office:value-type="string" table:style-name="ce14">
            <text:p>Address. Postal_ Zone. Text</text:p>
          </table:table-cell>
          <table:table-cell table:style-name="ce14"/>
          <table:table-cell office:value-type="string" table:style-name="ce14">
            <text:p>Address</text:p>
          </table:table-cell>
          <table:table-cell office:value-type="string" table:style-name="ce14">
            <text:p>Postal</text:p>
          </table:table-cell>
          <table:table-cell table:style-name="ce14"/>
          <table:table-cell office:value-type="string" table:style-name="ce14">
            <text:p>Zone</text:p>
          </table:table-cell>
          <table:table-cell office:value-type="string" office:string-value="Zone" table:formula="of:=IF([.G4]&lt;&gt;&quot;&quot;;CONCATENATE([.G4];&quot; &quot;;[.H4]);[.H4])" table:style-name="ce15">
            <text:p>Zone</text:p>
          </table:table-cell>
          <table:table-cell office:value-type="string" table:style-name="ce14">
            <text:p>Text</text:p>
          </table:table-cell>
          <table:table-cell table:style-name="ce14"/>
          <table:table-cell office:value-type="string" office:string-value="Text. Type" table:formula="of:=IF([.K4]&lt;&gt;&quot;&quot;;CONCATENATE([.K4];&quot;_ &quot;;[.J4];&quot;. Type&quot;);CONCATENATE([.J4];&quot;. Type&quot;))" table:style-name="ce15">
            <text:p>Text. Type</text:p>
          </table:table-cell>
          <table:table-cell table:number-columns-repeated="2" table:style-name="ce14"/>
          <table:table-cell office:value-type="string" table:style-name="ce14">
            <text:p>PostalCodeNumber</text:p>
          </table:table-cell>
          <table:table-cell office:value-type="string" table:style-name="ce14">
            <text:p>0..1</text:p>
          </table:table-cell>
          <table:table-cell office:value-type="string" table:style-name="ce14">
            <text:p>BBIE</text:p>
          </table:table-cell>
          <table:table-cell office:value-type="string" table:style-name="ce14">
            <text:p>The postal identifier for this address according to the relevant national postal service, such as a ZIP code or Post Code.</text:p>
          </table:table-cell>
          <table:table-cell office:value-type="string" table:style-name="ce14">
            <text:p>SW11 4EW 2500 GG</text:p>
          </table:table-cell>
          <table:table-cell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State</text:p>
          </table:table-cell>
          <table:table-cell office:value-type="string" table:style-name="ce13">
            <text:p>CountrySubentity</text:p>
          </table:table-cell>
          <table:table-cell office:value-type="string" table:style-name="ce14">
            <text:p>Address. Country Subentity. Text</text:p>
          </table:table-cell>
          <table:table-cell table:style-name="ce14"/>
          <table:table-cell office:value-type="string" table:style-name="ce14">
            <text:p>Address</text:p>
          </table:table-cell>
          <table:table-cell table:style-name="ce14"/>
          <table:table-cell office:value-type="string" table:style-name="ce14">
            <text:p>Country</text:p>
          </table:table-cell>
          <table:table-cell office:value-type="string" table:style-name="ce14">
            <text:p>Subentity</text:p>
          </table:table-cell>
          <table:table-cell office:value-type="string" office:string-value="Country Subentity" table:formula="of:=IF([.G5]&lt;&gt;&quot;&quot;;CONCATENATE([.G5];&quot; &quot;;[.H5]);[.H5])" table:style-name="ce15">
            <text:p>Country Subentity</text:p>
          </table:table-cell>
          <table:table-cell office:value-type="string" table:style-name="ce14">
            <text:p>Text</text:p>
          </table:table-cell>
          <table:table-cell table:style-name="ce14"/>
          <table:table-cell office:value-type="string" office:string-value="Text. Type" table:formula="of:=IF([.K5]&lt;&gt;&quot;&quot;;CONCATENATE([.K5];&quot;_ &quot;;[.J5];&quot;. Type&quot;);CONCATENATE([.J5];&quot;. Type&quot;))" table:style-name="ce15">
            <text:p>Text. Type</text:p>
          </table:table-cell>
          <table:table-cell table:number-columns-repeated="2" table:style-name="ce14"/>
          <table:table-cell office:value-type="string" table:style-name="ce14">
            <text:p>AdministrativeArea, State, Country, Shire, Canton</text:p>
          </table:table-cell>
          <table:table-cell office:value-type="string" table:style-name="ce14">
            <text:p>0..1</text:p>
          </table:table-cell>
          <table:table-cell office:value-type="string" table:style-name="ce14">
            <text:p>BBIE</text:p>
          </table:table-cell>
          <table:table-cell office:value-type="string" table:style-name="ce14">
            <text:p>The political or administrative division of a country in which this address is located, such as the name of its county, province, or state, expressed as text.</text:p>
          </table:table-cell>
          <table:table-cell office:value-type="string" table:style-name="ce14">
            <text:p>Florida , Tamilnadu</text:p>
          </table:table-cell>
          <table:table-cell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6">
            <text:p>Address Line</text:p>
          </table:table-cell>
          <table:table-cell office:value-type="string" table:style-name="ce16">
            <text:p>AddressLine</text:p>
          </table:table-cell>
          <table:table-cell office:value-type="string" table:style-name="ce17">
            <text:p>Address. Address Line</text:p>
          </table:table-cell>
          <table:table-cell table:style-name="ce17"/>
          <table:table-cell office:value-type="string" table:style-name="ce17">
            <text:p>Address</text:p>
          </table:table-cell>
          <table:table-cell table:number-columns-repeated="3" table:style-name="ce17"/>
          <table:table-cell office:value-type="string" office:string-value="Address Line" table:formula="of:=[.N6]" table:style-name="ce17">
            <text:p>Address Line</text:p>
          </table:table-cell>
          <table:table-cell office:value-type="string" table:style-name="ce17">
            <text:p>Address Line</text:p>
          </table:table-cell>
          <table:table-cell table:number-columns-repeated="3" table:style-name="ce17"/>
          <table:table-cell office:value-type="string" table:style-name="ce17">
            <text:p>Address Line</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n unstructured address line.</text:p>
          </table:table-cell>
          <table:table-cell table:number-columns-repeated="2" table:style-name="ce17"/>
          <table:table-cell office:value-type="string" table:style-name="ce17">
            <text:p>2.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Change from UBL 1.0: extended cardinality</text:p>
          </table:table-cell>
          <table:table-cell table:style-name="ce17"/>
          <table:table-cell table:number-columns-repeated="16351"/>
        </table:table-row>
        <table:table-row table:style-name="ro2">
          <table:table-cell office:value-type="string" table:style-name="ce16">
            <text:p>Country</text:p>
          </table:table-cell>
          <table:table-cell office:value-type="string" table:style-name="ce16">
            <text:p>Country</text:p>
          </table:table-cell>
          <table:table-cell office:value-type="string" table:style-name="ce17">
            <text:p>Address. Country</text:p>
          </table:table-cell>
          <table:table-cell table:style-name="ce17"/>
          <table:table-cell office:value-type="string" table:style-name="ce17">
            <text:p>Address</text:p>
          </table:table-cell>
          <table:table-cell table:number-columns-repeated="3" table:style-name="ce17"/>
          <table:table-cell office:value-type="string" office:string-value="Country" table:formula="of:=[.N7]" table:style-name="ce17">
            <text:p>Country</text:p>
          </table:table-cell>
          <table:table-cell office:value-type="string" table:style-name="ce17">
            <text:p>Country</text:p>
          </table:table-cell>
          <table:table-cell table:number-columns-repeated="3" table:style-name="ce17"/>
          <table:table-cell office:value-type="string" table:style-name="ce17">
            <text:p>Country</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country in which this address is situated.</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7">
            <text:p>Address Line</text:p>
          </table:table-cell>
          <table:table-cell office:value-type="string" table:style-name="ce7">
            <text:p>AddressLine</text:p>
          </table:table-cell>
          <table:table-cell office:value-type="string" table:style-name="ce8">
            <text:p>Address Line. Details</text:p>
          </table:table-cell>
          <table:table-cell table:style-name="ce8"/>
          <table:table-cell office:value-type="string" table:style-name="ce8">
            <text:p>Address Line</text:p>
          </table:table-cell>
          <table:table-cell table:number-columns-repeated="11" table:style-name="ce8"/>
          <table:table-cell office:value-type="string" table:style-name="ce8">
            <text:p>ABIE</text:p>
          </table:table-cell>
          <table:table-cell office:value-type="string" table:style-name="ce8">
            <text:p>A class to define an unstructured address line.</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Line</text:p>
          </table:table-cell>
          <table:table-cell office:value-type="string" table:style-name="ce13">
            <text:p>Line</text:p>
          </table:table-cell>
          <table:table-cell office:value-type="string" table:style-name="ce14">
            <text:p>Address Line. Line. Text</text:p>
          </table:table-cell>
          <table:table-cell table:style-name="ce14"/>
          <table:table-cell office:value-type="string" table:style-name="ce14">
            <text:p>Address Line</text:p>
          </table:table-cell>
          <table:table-cell table:number-columns-repeated="2" table:style-name="ce14"/>
          <table:table-cell office:value-type="string" table:style-name="ce14">
            <text:p>Line</text:p>
          </table:table-cell>
          <table:table-cell office:value-type="string" office:string-value="Line" table:formula="of:=IF([.G9]&lt;&gt;&quot;&quot;;CONCATENATE([.G9];&quot; &quot;;[.H9]);[.H9])" table:style-name="ce15">
            <text:p>Line</text:p>
          </table:table-cell>
          <table:table-cell office:value-type="string" table:style-name="ce14">
            <text:p>Text</text:p>
          </table:table-cell>
          <table:table-cell table:style-name="ce14"/>
          <table:table-cell office:value-type="string" office:string-value="Text. Type" table:formula="of:=IF([.K9]&lt;&gt;&quot;&quot;;CONCATENATE([.K9];&quot;_ &quot;;[.J9];&quot;. Type&quot;);CONCATENATE([.J9];&quot;. Type&quot;))" table:style-name="ce15">
            <text:p>Text.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An address line expressed as unstructured text.</text:p>
          </table:table-cell>
          <table:table-cell office:value-type="string" table:style-name="ce14">
            <text:p>123 Standard Chartered Tower</text:p>
          </table:table-cell>
          <table:table-cell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Change from UBL 1.0: extended cardinality</text:p>
          </table:table-cell>
          <table:table-cell table:style-name="ce14"/>
          <table:table-cell table:number-columns-repeated="16351"/>
        </table:table-row>
        <table:table-row table:style-name="ro2">
          <table:table-cell office:value-type="string" table:style-name="ce7">
            <text:p>Allowance or Charge</text:p>
          </table:table-cell>
          <table:table-cell office:value-type="string" table:style-name="ce7">
            <text:p>AllowanceCharge</text:p>
          </table:table-cell>
          <table:table-cell office:value-type="string" table:style-name="ce8">
            <text:p>Allowance Charge. Details</text:p>
          </table:table-cell>
          <table:table-cell table:style-name="ce8"/>
          <table:table-cell office:value-type="string" table:style-name="ce8">
            <text:p>Allowance Charge</text:p>
          </table:table-cell>
          <table:table-cell table:number-columns-repeated="11" table:style-name="ce8"/>
          <table:table-cell office:value-type="string" table:style-name="ce8">
            <text:p>ABIE</text:p>
          </table:table-cell>
          <table:table-cell office:value-type="string" table:style-name="ce8">
            <text:p>A class to describe information about a charge or discount as applied to a price component.</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Allowance or Charge Indicator</text:p>
          </table:table-cell>
          <table:table-cell office:value-type="string" table:style-name="ce13">
            <text:p>ChargeIndicator</text:p>
          </table:table-cell>
          <table:table-cell office:value-type="string" table:style-name="ce14">
            <text:p>Allowance Charge. Charge_ Indicator. Indicator</text:p>
          </table:table-cell>
          <table:table-cell table:style-name="ce14"/>
          <table:table-cell office:value-type="string" table:style-name="ce14">
            <text:p>Allowance Charge</text:p>
          </table:table-cell>
          <table:table-cell office:value-type="string" table:style-name="ce14">
            <text:p>Charge</text:p>
          </table:table-cell>
          <table:table-cell table:style-name="ce14"/>
          <table:table-cell office:value-type="string" table:style-name="ce14">
            <text:p>Indicator</text:p>
          </table:table-cell>
          <table:table-cell office:value-type="string" office:string-value="Indicator" table:formula="of:=IF([.G11]&lt;&gt;&quot;&quot;;CONCATENATE([.G11];&quot; &quot;;[.H11]);[.H11])" table:style-name="ce15">
            <text:p>Indicator</text:p>
          </table:table-cell>
          <table:table-cell office:value-type="string" table:style-name="ce14">
            <text:p>Indicator</text:p>
          </table:table-cell>
          <table:table-cell table:style-name="ce14"/>
          <table:table-cell office:value-type="string" office:string-value="Indicator. Type" table:formula="of:=IF([.K11]&lt;&gt;&quot;&quot;;CONCATENATE([.K11];&quot;_ &quot;;[.J11];&quot;. Type&quot;);CONCATENATE([.J11];&quot;. Type&quot;))" table:style-name="ce15">
            <text:p>Indicator.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An indicator that this AllowanceCharge describes a charge (true) or a discount (false).</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Reason Code</text:p>
          </table:table-cell>
          <table:table-cell office:value-type="string" table:style-name="ce13">
            <text:p>AllowanceChargeReasonCode</text:p>
          </table:table-cell>
          <table:table-cell office:value-type="string" table:style-name="ce14">
            <text:p>Allowance Charge. Allowance Charge Reason Code. Code</text:p>
          </table:table-cell>
          <table:table-cell table:style-name="ce14"/>
          <table:table-cell office:value-type="string" table:style-name="ce14">
            <text:p>Allowance Charge</text:p>
          </table:table-cell>
          <table:table-cell table:style-name="ce14"/>
          <table:table-cell office:value-type="string" table:style-name="ce14">
            <text:p>Allowance Charge Reason</text:p>
          </table:table-cell>
          <table:table-cell office:value-type="string" table:style-name="ce14">
            <text:p>Code</text:p>
          </table:table-cell>
          <table:table-cell office:value-type="string" office:string-value="Allowance Charge Reason Code" table:formula="of:=IF([.G12]&lt;&gt;&quot;&quot;;CONCATENATE([.G12];&quot; &quot;;[.H12]);[.H12])" table:style-name="ce15">
            <text:p>Allowance Charge Reason Code</text:p>
          </table:table-cell>
          <table:table-cell office:value-type="string" table:style-name="ce14">
            <text:p>Code</text:p>
          </table:table-cell>
          <table:table-cell office:value-type="string" table:style-name="ce14">
            <text:p>Allowance Charge Reason</text:p>
          </table:table-cell>
          <table:table-cell office:value-type="string" office:string-value="Allowance Charge Reason_ Code. Type" table:formula="of:=IF([.K12]&lt;&gt;&quot;&quot;;CONCATENATE([.K12];&quot;_ &quot;;[.J12];&quot;. Type&quot;);CONCATENATE([.J12];&quot;. Type&quot;))" table:style-name="ce15">
            <text:p>Allowance Charge Reason_ Code.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 mutually agreed code signifying the reason for this allowance or charge.</text:p>
          </table:table-cell>
          <table:table-cell table:number-columns-repeated="2" table:style-name="ce14"/>
          <table:table-cell office:value-type="string" table:style-name="ce14">
            <text:p>2.1</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Change from UBL 1.0: Extended code list</text:p>
          </table:table-cell>
          <table:table-cell table:style-name="ce14"/>
          <table:table-cell table:number-columns-repeated="16351"/>
        </table:table-row>
        <table:table-row table:style-name="ro2">
          <table:table-cell office:value-type="string" table:style-name="ce13">
            <text:p>Reason Description</text:p>
          </table:table-cell>
          <table:table-cell office:value-type="string" table:style-name="ce13">
            <text:p>AllowanceChargeReason</text:p>
          </table:table-cell>
          <table:table-cell office:value-type="string" table:style-name="ce14">
            <text:p>Allowance Charge. Allowance Charge_ Reason. Text</text:p>
          </table:table-cell>
          <table:table-cell table:style-name="ce14"/>
          <table:table-cell office:value-type="string" table:style-name="ce14">
            <text:p>Allowance Charge</text:p>
          </table:table-cell>
          <table:table-cell office:value-type="string" table:style-name="ce14">
            <text:p>Allowance Charge</text:p>
          </table:table-cell>
          <table:table-cell table:style-name="ce14"/>
          <table:table-cell office:value-type="string" table:style-name="ce14">
            <text:p>Reason</text:p>
          </table:table-cell>
          <table:table-cell office:value-type="string" office:string-value="Reason" table:formula="of:=IF([.G13]&lt;&gt;&quot;&quot;;CONCATENATE([.G13];&quot; &quot;;[.H13]);[.H13])" table:style-name="ce15">
            <text:p>Reason</text:p>
          </table:table-cell>
          <table:table-cell office:value-type="string" table:style-name="ce14">
            <text:p>Text</text:p>
          </table:table-cell>
          <table:table-cell table:style-name="ce14"/>
          <table:table-cell office:value-type="string" office:string-value="Text. Type" table:formula="of:=IF([.K13]&lt;&gt;&quot;&quot;;CONCATENATE([.K13];&quot;_ &quot;;[.J13];&quot;. Type&quot;);CONCATENATE([.J13];&quot;. Type&quot;))" table:style-name="ce15">
            <text:p>Text. Type</text:p>
          </table:table-cell>
          <table:table-cell table:number-columns-repeated="3" table:style-name="ce14"/>
          <table:table-cell office:value-type="string" table:style-name="ce14">
            <text:p>0..n</text:p>
          </table:table-cell>
          <table:table-cell office:value-type="string" table:style-name="ce14">
            <text:p>BBIE</text:p>
          </table:table-cell>
          <table:table-cell office:value-type="string" table:style-name="ce14">
            <text:p>The reason for this allowance or charge.</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Change for UBL 2.0 Update Package: DEN Allowance Charge. Reason. Text changed to Allowance Charge. Allowance Charge_ Reason. Text<text:s text:c="2"/></text:p>
          </table:table-cell>
          <table:table-cell table:style-name="ce14"/>
          <table:table-cell table:number-columns-repeated="16351"/>
        </table:table-row>
        <table:table-row table:style-name="ro2">
          <table:table-cell office:value-type="string" table:style-name="ce13">
            <text:p>Rate</text:p>
          </table:table-cell>
          <table:table-cell office:value-type="string" table:style-name="ce13">
            <text:p>MultiplierFactorNumeric</text:p>
          </table:table-cell>
          <table:table-cell office:value-type="string" table:style-name="ce14">
            <text:p>Allowance Charge. Multiplier_ Factor. Numeric</text:p>
          </table:table-cell>
          <table:table-cell table:style-name="ce14"/>
          <table:table-cell office:value-type="string" table:style-name="ce14">
            <text:p>Allowance Charge</text:p>
          </table:table-cell>
          <table:table-cell office:value-type="string" table:style-name="ce14">
            <text:p>Multiplier</text:p>
          </table:table-cell>
          <table:table-cell table:style-name="ce14"/>
          <table:table-cell office:value-type="string" table:style-name="ce14">
            <text:p>Factor</text:p>
          </table:table-cell>
          <table:table-cell office:value-type="string" office:string-value="Factor" table:formula="of:=IF([.G14]&lt;&gt;&quot;&quot;;CONCATENATE([.G14];&quot; &quot;;[.H14]);[.H14])" table:style-name="ce15">
            <text:p>Factor</text:p>
          </table:table-cell>
          <table:table-cell office:value-type="string" table:style-name="ce14">
            <text:p>Numeric</text:p>
          </table:table-cell>
          <table:table-cell table:style-name="ce14"/>
          <table:table-cell office:value-type="string" office:string-value="Numeric. Type" table:formula="of:=IF([.K14]&lt;&gt;&quot;&quot;;CONCATENATE([.K14];&quot;_ &quot;;[.J14];&quot;. Type&quot;);CONCATENATE([.J14];&quot;. Type&quot;))" table:style-name="ce15">
            <text:p>Numeric.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 number by which the base amount is multiplied to calculate the actual amount of this allowance or charge.</text:p>
          </table:table-cell>
          <table:table-cell office:value-type="string" table:style-name="ce14">
            <text:p>0.20</text:p>
          </table:table-cell>
          <table:table-cell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Amount</text:p>
          </table:table-cell>
          <table:table-cell office:value-type="string" table:style-name="ce13">
            <text:p>Amount</text:p>
          </table:table-cell>
          <table:table-cell office:value-type="string" table:style-name="ce14">
            <text:p>Allowance Charge. Amount</text:p>
          </table:table-cell>
          <table:table-cell table:style-name="ce14"/>
          <table:table-cell office:value-type="string" table:style-name="ce14">
            <text:p>Allowance Charge</text:p>
          </table:table-cell>
          <table:table-cell table:number-columns-repeated="2" table:style-name="ce14"/>
          <table:table-cell office:value-type="string" table:style-name="ce14">
            <text:p>Amount</text:p>
          </table:table-cell>
          <table:table-cell office:value-type="string" office:string-value="Amount" table:formula="of:=IF([.G15]&lt;&gt;&quot;&quot;;CONCATENATE([.G15];&quot; &quot;;[.H15]);[.H15])" table:style-name="ce15">
            <text:p>Amount</text:p>
          </table:table-cell>
          <table:table-cell office:value-type="string" table:style-name="ce14">
            <text:p>Amount</text:p>
          </table:table-cell>
          <table:table-cell table:style-name="ce14"/>
          <table:table-cell office:value-type="string" office:string-value="Amount. Type" table:formula="of:=IF([.K15]&lt;&gt;&quot;&quot;;CONCATENATE([.K15];&quot;_ &quot;;[.J15];&quot;. Type&quot;);CONCATENATE([.J15];&quot;. Type&quot;))" table:style-name="ce15">
            <text:p>Amount.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The monetary amount of this allowance or charge to be applied.</text:p>
          </table:table-cell>
          <table:table-cell office:value-type="string" table:style-name="ce14">
            <text:p>35,23</text:p>
          </table:table-cell>
          <table:table-cell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Base Amount</text:p>
          </table:table-cell>
          <table:table-cell office:value-type="string" table:style-name="ce13">
            <text:p>BaseAmount</text:p>
          </table:table-cell>
          <table:table-cell office:value-type="string" table:style-name="ce14">
            <text:p>Allowance Charge. Base_ Amount. Amount</text:p>
          </table:table-cell>
          <table:table-cell table:style-name="ce14"/>
          <table:table-cell office:value-type="string" table:style-name="ce14">
            <text:p>Allowance Charge</text:p>
          </table:table-cell>
          <table:table-cell office:value-type="string" table:style-name="ce14">
            <text:p>Base</text:p>
          </table:table-cell>
          <table:table-cell table:style-name="ce14"/>
          <table:table-cell office:value-type="string" table:style-name="ce14">
            <text:p>Amount</text:p>
          </table:table-cell>
          <table:table-cell office:value-type="string" office:string-value="Amount" table:formula="of:=IF([.G16]&lt;&gt;&quot;&quot;;CONCATENATE([.G16];&quot; &quot;;[.H16]);[.H16])" table:style-name="ce15">
            <text:p>Amount</text:p>
          </table:table-cell>
          <table:table-cell office:value-type="string" table:style-name="ce14">
            <text:p>Amount</text:p>
          </table:table-cell>
          <table:table-cell table:style-name="ce14"/>
          <table:table-cell office:value-type="string" office:string-value="Amount. Type" table:formula="of:=IF([.K16]&lt;&gt;&quot;&quot;;CONCATENATE([.K16];&quot;_ &quot;;[.J16];&quot;. Type&quot;);CONCATENATE([.J16];&quot;. Type&quot;))" table:style-name="ce15">
            <text:p>Amoun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monetary amount to which the multiplier factor is applied in calculating the amount of this allowance or charge.</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6">
            <text:p>GST Category</text:p>
          </table:table-cell>
          <table:table-cell office:value-type="string" table:style-name="ce16">
            <text:p>TaxCategory</text:p>
          </table:table-cell>
          <table:table-cell office:value-type="string" table:style-name="ce17">
            <text:p>Allowance Charge. Tax Category</text:p>
          </table:table-cell>
          <table:table-cell table:style-name="ce17"/>
          <table:table-cell office:value-type="string" table:style-name="ce17">
            <text:p>Allowance Charge</text:p>
          </table:table-cell>
          <table:table-cell table:number-columns-repeated="3" table:style-name="ce17"/>
          <table:table-cell office:value-type="string" office:string-value="Tax Category" table:formula="of:=[.N17]" table:style-name="ce17">
            <text:p>Tax Category</text:p>
          </table:table-cell>
          <table:table-cell office:value-type="string" table:style-name="ce17">
            <text:p>Tax Category</text:p>
          </table:table-cell>
          <table:table-cell table:number-columns-repeated="3" table:style-name="ce17"/>
          <table:table-cell office:value-type="string" table:style-name="ce17">
            <text:p>Tax Category</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 tax category applicable to this allowance or charge.</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16">
            <text:p>Tax Total</text:p>
          </table:table-cell>
          <table:table-cell office:value-type="string" table:style-name="ce16">
            <text:p>TaxTotal</text:p>
          </table:table-cell>
          <table:table-cell office:value-type="string" table:style-name="ce17">
            <text:p>Allowance Charge. Tax Total</text:p>
          </table:table-cell>
          <table:table-cell table:style-name="ce17"/>
          <table:table-cell office:value-type="string" table:style-name="ce17">
            <text:p>Allowance Charge</text:p>
          </table:table-cell>
          <table:table-cell table:number-columns-repeated="3" table:style-name="ce17"/>
          <table:table-cell office:value-type="string" office:string-value="Tax Total" table:formula="of:=[.N18]" table:style-name="ce17">
            <text:p>Tax Total</text:p>
          </table:table-cell>
          <table:table-cell office:value-type="string" table:style-name="ce17">
            <text:p>Tax Total</text:p>
          </table:table-cell>
          <table:table-cell table:number-columns-repeated="3" table:style-name="ce17"/>
          <table:table-cell office:value-type="string" table:style-name="ce17">
            <text:p>Tax Total</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total of all the taxes applicable to this allowance or charge.</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7">
            <text:p>Attachment</text:p>
          </table:table-cell>
          <table:table-cell office:value-type="string" table:style-name="ce7">
            <text:p>Attachment</text:p>
          </table:table-cell>
          <table:table-cell office:value-type="string" table:style-name="ce8">
            <text:p>Attachment. Details</text:p>
          </table:table-cell>
          <table:table-cell table:style-name="ce8"/>
          <table:table-cell office:value-type="string" table:style-name="ce8">
            <text:p>Attachment</text:p>
          </table:table-cell>
          <table:table-cell table:number-columns-repeated="11" table:style-name="ce8"/>
          <table:table-cell office:value-type="string" table:style-name="ce8">
            <text:p>ABIE</text:p>
          </table:table-cell>
          <table:table-cell office:value-type="string" table:style-name="ce8">
            <text:p>A class to describe an attached document. An attachment can refer to an external document or be included with the document being exchanged.</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Attached Document</text:p>
          </table:table-cell>
          <table:table-cell office:value-type="string" table:style-name="ce13">
            <text:p>EmbeddedDocumentBinaryObject</text:p>
          </table:table-cell>
          <table:table-cell office:value-type="string" table:style-name="ce14">
            <text:p>Attachment. Embedded_ Document. Binary Object</text:p>
          </table:table-cell>
          <table:table-cell table:style-name="ce14"/>
          <table:table-cell office:value-type="string" table:style-name="ce14">
            <text:p>Attachment</text:p>
          </table:table-cell>
          <table:table-cell office:value-type="string" table:style-name="ce14">
            <text:p>Embedded</text:p>
          </table:table-cell>
          <table:table-cell table:style-name="ce14"/>
          <table:table-cell office:value-type="string" table:style-name="ce14">
            <text:p>Document</text:p>
          </table:table-cell>
          <table:table-cell office:value-type="string" office:string-value="Document" table:formula="of:=IF([.G20]&lt;&gt;&quot;&quot;;CONCATENATE([.G20];&quot; &quot;;[.H20]);[.H20])" table:style-name="ce15">
            <text:p>Document</text:p>
          </table:table-cell>
          <table:table-cell office:value-type="string" table:style-name="ce14">
            <text:p>Binary Object</text:p>
          </table:table-cell>
          <table:table-cell table:style-name="ce14"/>
          <table:table-cell office:value-type="string" office:string-value="Binary Object. Type" table:formula="of:=IF([.K20]&lt;&gt;&quot;&quot;;CONCATENATE([.K20];&quot;_ &quot;;[.J20];&quot;. Type&quot;);CONCATENATE([.J20];&quot;. Type&quot;))" table:style-name="ce15">
            <text:p>Binary Objec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 binary large object containing an attached document.</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6">
            <text:p>External Document</text:p>
          </table:table-cell>
          <table:table-cell office:value-type="string" table:style-name="ce16">
            <text:p>ExternalReference</text:p>
          </table:table-cell>
          <table:table-cell office:value-type="string" table:style-name="ce17">
            <text:p>Attachment. External Reference</text:p>
          </table:table-cell>
          <table:table-cell table:style-name="ce17"/>
          <table:table-cell office:value-type="string" table:style-name="ce17">
            <text:p>Attachment</text:p>
          </table:table-cell>
          <table:table-cell table:number-columns-repeated="3" table:style-name="ce17"/>
          <table:table-cell office:value-type="string" office:string-value="External Reference" table:formula="of:=[.N21]" table:style-name="ce17">
            <text:p>External Reference</text:p>
          </table:table-cell>
          <table:table-cell office:value-type="string" table:style-name="ce17">
            <text:p>External Reference</text:p>
          </table:table-cell>
          <table:table-cell table:number-columns-repeated="3" table:style-name="ce17"/>
          <table:table-cell office:value-type="string" table:style-name="ce17">
            <text:p>External Reference</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A reference to an attached document that is external to the document(s) being exchanged.</text:p>
          </table:table-cell>
          <table:table-cell table:number-columns-repeated="2" table:style-name="ce17"/>
          <table:table-cell office:value-type="string" table:style-name="ce17">
            <text:p>2.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7">
            <text:p>Financial Institution Identifier</text:p>
          </table:table-cell>
          <table:table-cell office:value-type="string" table:style-name="ce7">
            <text:p>Branch</text:p>
          </table:table-cell>
          <table:table-cell office:value-type="string" table:style-name="ce8">
            <text:p>Branch. Details</text:p>
          </table:table-cell>
          <table:table-cell table:style-name="ce8"/>
          <table:table-cell office:value-type="string" table:style-name="ce8">
            <text:p>Branch</text:p>
          </table:table-cell>
          <table:table-cell table:number-columns-repeated="11" table:style-name="ce8"/>
          <table:table-cell office:value-type="string" table:style-name="ce8">
            <text:p>ABIE</text:p>
          </table:table-cell>
          <table:table-cell office:value-type="string" table:style-name="ce8">
            <text:p>A class to describe a branch or a division of an organization.</text:p>
          </table:table-cell>
          <table:table-cell table:number-columns-repeated="2" table:style-name="ce8"/>
          <table:table-cell office:value-type="string" table:style-name="ce8">
            <text:p>1.0</text:p>
          </table:table-cell>
          <table:table-cell table:number-columns-repeated="2" table:style-name="ce8"/>
          <table:table-cell office:value-type="string" table:style-name="ce8">
            <text:p>Procurement</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Identifier</text:p>
          </table:table-cell>
          <table:table-cell office:value-type="string" table:style-name="ce13">
            <text:p>ID</text:p>
          </table:table-cell>
          <table:table-cell office:value-type="string" table:style-name="ce14">
            <text:p>Branch. Identifier</text:p>
          </table:table-cell>
          <table:table-cell table:style-name="ce14"/>
          <table:table-cell office:value-type="string" table:style-name="ce14">
            <text:p>Branch</text:p>
          </table:table-cell>
          <table:table-cell table:number-columns-repeated="2" table:style-name="ce14"/>
          <table:table-cell office:value-type="string" table:style-name="ce14">
            <text:p>Identifier</text:p>
          </table:table-cell>
          <table:table-cell office:value-type="string" office:string-value="Identifier" table:formula="of:=IF([.G23]&lt;&gt;&quot;&quot;;CONCATENATE([.G23];&quot; &quot;;[.H23]);[.H23])" table:style-name="ce15">
            <text:p>Identifier</text:p>
          </table:table-cell>
          <table:table-cell office:value-type="string" table:style-name="ce14">
            <text:p>Identifier</text:p>
          </table:table-cell>
          <table:table-cell table:style-name="ce14"/>
          <table:table-cell office:value-type="string" office:string-value="Identifier. Type" table:formula="of:=IF([.K23]&lt;&gt;&quot;&quot;;CONCATENATE([.K23];&quot;_ &quot;;[.J23];&quot;. Type&quot;);CONCATENATE([.J23];&quot;. Type&quot;))" table:style-name="ce15">
            <text:p>Identifier.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n identifier for this branch or division of an organization.</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Name</text:p>
          </table:table-cell>
          <table:table-cell office:value-type="string" table:style-name="ce13">
            <text:p>Name</text:p>
          </table:table-cell>
          <table:table-cell office:value-type="string" table:style-name="ce14">
            <text:p>Branch. Name</text:p>
          </table:table-cell>
          <table:table-cell table:style-name="ce14"/>
          <table:table-cell office:value-type="string" table:style-name="ce14">
            <text:p>Branch</text:p>
          </table:table-cell>
          <table:table-cell table:number-columns-repeated="2" table:style-name="ce14"/>
          <table:table-cell office:value-type="string" table:style-name="ce14">
            <text:p>Name</text:p>
          </table:table-cell>
          <table:table-cell office:value-type="string" office:string-value="Name" table:formula="of:=IF([.G24]&lt;&gt;&quot;&quot;;CONCATENATE([.G24];&quot; &quot;;[.H24]);[.H24])" table:style-name="ce15">
            <text:p>Name</text:p>
          </table:table-cell>
          <table:table-cell office:value-type="string" table:style-name="ce14">
            <text:p>Name</text:p>
          </table:table-cell>
          <table:table-cell table:style-name="ce14"/>
          <table:table-cell office:value-type="string" office:string-value="Name. Type" table:formula="of:=IF([.K24]&lt;&gt;&quot;&quot;;CONCATENATE([.K24];&quot;_ &quot;;[.J24];&quot;. Type&quot;);CONCATENATE([.J24];&quot;. Type&quot;))" table:style-name="ce15">
            <text:p>Name.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name of this branch or division of an organization.</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7">
            <text:p>Item Classification</text:p>
          </table:table-cell>
          <table:table-cell office:value-type="string" table:style-name="ce7">
            <text:p>CommodityClassification</text:p>
          </table:table-cell>
          <table:table-cell office:value-type="string" table:style-name="ce8">
            <text:p>Commodity Classification. Details</text:p>
          </table:table-cell>
          <table:table-cell table:style-name="ce8"/>
          <table:table-cell office:value-type="string" table:style-name="ce8">
            <text:p>Commodity Classification</text:p>
          </table:table-cell>
          <table:table-cell table:number-columns-repeated="11" table:style-name="ce8"/>
          <table:table-cell office:value-type="string" table:style-name="ce8">
            <text:p>ABIE</text:p>
          </table:table-cell>
          <table:table-cell office:value-type="string" table:style-name="ce8">
            <text:p>A class to describe the classification of a commodity.</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Item Classification Code</text:p>
          </table:table-cell>
          <table:table-cell office:value-type="string" table:style-name="ce13">
            <text:p>ItemClassificationCode</text:p>
          </table:table-cell>
          <table:table-cell office:value-type="string" table:style-name="ce14">
            <text:p>Commodity Classification. Item Classification Code. Code</text:p>
          </table:table-cell>
          <table:table-cell table:style-name="ce14"/>
          <table:table-cell office:value-type="string" table:style-name="ce14">
            <text:p>Commodity Classification</text:p>
          </table:table-cell>
          <table:table-cell table:style-name="ce14"/>
          <table:table-cell office:value-type="string" table:style-name="ce14">
            <text:p>Item Classification</text:p>
          </table:table-cell>
          <table:table-cell office:value-type="string" table:style-name="ce14">
            <text:p>Code</text:p>
          </table:table-cell>
          <table:table-cell office:value-type="string" office:string-value="Item Classification Code" table:formula="of:=IF([.G26]&lt;&gt;&quot;&quot;;CONCATENATE([.G26];&quot; &quot;;[.H26]);[.H26])" table:style-name="ce15">
            <text:p>Item Classification Code</text:p>
          </table:table-cell>
          <table:table-cell office:value-type="string" table:style-name="ce14">
            <text:p>Code</text:p>
          </table:table-cell>
          <table:table-cell table:style-name="ce14"/>
          <table:table-cell office:value-type="string" office:string-value="Code. Type" table:formula="of:=IF([.K26]&lt;&gt;&quot;&quot;;CONCATENATE([.K26];&quot;_ &quot;;[.J26];&quot;. Type&quot;);CONCATENATE([.J26];&quot;. Type&quot;))" table:style-name="ce15">
            <text:p>Code. Type</text:p>
          </table:table-cell>
          <table:table-cell table:number-columns-repeated="2" table:style-name="ce14"/>
          <table:table-cell office:value-type="string" table:style-name="ce14">
            <text:p>UN/SPSC Code</text:p>
          </table:table-cell>
          <table:table-cell office:value-type="string" table:style-name="ce14">
            <text:p>0..1</text:p>
          </table:table-cell>
          <table:table-cell office:value-type="string" table:style-name="ce14">
            <text:p>BBIE</text:p>
          </table:table-cell>
          <table:table-cell office:value-type="string" table:style-name="ce14">
            <text:p>A code signifying the trade classification of the commodity.</text:p>
          </table:table-cell>
          <table:table-cell office:value-type="string" table:style-name="ce14">
            <text:p>3440234</text:p>
          </table:table-cell>
          <table:table-cell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7">
            <text:p>Contact</text:p>
          </table:table-cell>
          <table:table-cell office:value-type="string" table:style-name="ce7">
            <text:p>Contact</text:p>
          </table:table-cell>
          <table:table-cell office:value-type="string" table:style-name="ce8">
            <text:p>Contact. Details</text:p>
          </table:table-cell>
          <table:table-cell table:style-name="ce8"/>
          <table:table-cell office:value-type="string" table:style-name="ce8">
            <text:p>Contact</text:p>
          </table:table-cell>
          <table:table-cell table:number-columns-repeated="11" table:style-name="ce8"/>
          <table:table-cell office:value-type="string" table:style-name="ce8">
            <text:p>ABIE</text:p>
          </table:table-cell>
          <table:table-cell office:value-type="string" table:style-name="ce8">
            <text:p>A class to describe a contactable person or department in an organization.</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Contact Point</text:p>
          </table:table-cell>
          <table:table-cell office:value-type="string" table:style-name="ce13">
            <text:p>ID</text:p>
          </table:table-cell>
          <table:table-cell office:value-type="string" table:style-name="ce14">
            <text:p>Contact. Identifier</text:p>
          </table:table-cell>
          <table:table-cell table:style-name="ce14"/>
          <table:table-cell office:value-type="string" table:style-name="ce14">
            <text:p>Contact</text:p>
          </table:table-cell>
          <table:table-cell table:number-columns-repeated="2" table:style-name="ce14"/>
          <table:table-cell office:value-type="string" table:style-name="ce14">
            <text:p>Identifier</text:p>
          </table:table-cell>
          <table:table-cell office:value-type="string" office:string-value="Identifier" table:formula="of:=IF([.G28]&lt;&gt;&quot;&quot;;CONCATENATE([.G28];&quot; &quot;;[.H28]);[.H28])" table:style-name="ce15">
            <text:p>Identifier</text:p>
          </table:table-cell>
          <table:table-cell office:value-type="string" table:style-name="ce14">
            <text:p>Identifier</text:p>
          </table:table-cell>
          <table:table-cell table:style-name="ce14"/>
          <table:table-cell office:value-type="string" office:string-value="Identifier. Type" table:formula="of:=IF([.K28]&lt;&gt;&quot;&quot;;CONCATENATE([.K28];&quot;_ &quot;;[.J28];&quot;. Type&quot;);CONCATENATE([.J28];&quot;. Type&quot;))" table:style-name="ce15">
            <text:p>Identifier.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n identifier for this contact.</text:p>
          </table:table-cell>
          <table:table-cell office:value-type="string" table:style-name="ce14">
            <text:p>Receivals Clerk</text:p>
          </table:table-cell>
          <table:table-cell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Telephone</text:p>
          </table:table-cell>
          <table:table-cell office:value-type="string" table:style-name="ce13">
            <text:p>Telephone</text:p>
          </table:table-cell>
          <table:table-cell office:value-type="string" table:style-name="ce14">
            <text:p>Contact. Telephone. Text</text:p>
          </table:table-cell>
          <table:table-cell table:style-name="ce14"/>
          <table:table-cell office:value-type="string" table:style-name="ce14">
            <text:p>Contact</text:p>
          </table:table-cell>
          <table:table-cell table:number-columns-repeated="2" table:style-name="ce14"/>
          <table:table-cell office:value-type="string" table:style-name="ce14">
            <text:p>Telephone</text:p>
          </table:table-cell>
          <table:table-cell office:value-type="string" office:string-value="Telephone" table:formula="of:=IF([.G29]&lt;&gt;&quot;&quot;;CONCATENATE([.G29];&quot; &quot;;[.H29]);[.H29])" table:style-name="ce15">
            <text:p>Telephone</text:p>
          </table:table-cell>
          <table:table-cell office:value-type="string" table:style-name="ce14">
            <text:p>Text</text:p>
          </table:table-cell>
          <table:table-cell table:style-name="ce14"/>
          <table:table-cell office:value-type="string" office:string-value="Text. Type" table:formula="of:=IF([.K29]&lt;&gt;&quot;&quot;;CONCATENATE([.K29];&quot;_ &quot;;[.J29];&quot;. Type&quot;);CONCATENATE([.J29];&quot;. Type&quot;))" table:style-name="ce15">
            <text:p>Tex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primary telephone number of this contact.</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Electronic Mail Address</text:p>
          </table:table-cell>
          <table:table-cell office:value-type="string" table:style-name="ce13">
            <text:p>ElectronicMail</text:p>
          </table:table-cell>
          <table:table-cell office:value-type="string" table:style-name="ce14">
            <text:p>Contact. Electronic_ Mail. Text</text:p>
          </table:table-cell>
          <table:table-cell table:style-name="ce14"/>
          <table:table-cell office:value-type="string" table:style-name="ce14">
            <text:p>Contact</text:p>
          </table:table-cell>
          <table:table-cell office:value-type="string" table:style-name="ce14">
            <text:p>Electronic</text:p>
          </table:table-cell>
          <table:table-cell table:style-name="ce14"/>
          <table:table-cell office:value-type="string" table:style-name="ce14">
            <text:p>Mail</text:p>
          </table:table-cell>
          <table:table-cell office:value-type="string" office:string-value="Mail" table:formula="of:=IF([.G30]&lt;&gt;&quot;&quot;;CONCATENATE([.G30];&quot; &quot;;[.H30]);[.H30])" table:style-name="ce15">
            <text:p>Mail</text:p>
          </table:table-cell>
          <table:table-cell office:value-type="string" table:style-name="ce14">
            <text:p>Text</text:p>
          </table:table-cell>
          <table:table-cell table:style-name="ce14"/>
          <table:table-cell office:value-type="string" office:string-value="Text. Type" table:formula="of:=IF([.K30]&lt;&gt;&quot;&quot;;CONCATENATE([.K30];&quot;_ &quot;;[.J30];&quot;. Type&quot;);CONCATENATE([.J30];&quot;. Type&quot;))" table:style-name="ce15">
            <text:p>Tex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primary email address of this contact.</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7">
            <text:p>Country</text:p>
          </table:table-cell>
          <table:table-cell office:value-type="string" table:style-name="ce7">
            <text:p>Country</text:p>
          </table:table-cell>
          <table:table-cell office:value-type="string" table:style-name="ce8">
            <text:p>Country. Details</text:p>
          </table:table-cell>
          <table:table-cell table:style-name="ce8"/>
          <table:table-cell office:value-type="string" table:style-name="ce8">
            <text:p>Country</text:p>
          </table:table-cell>
          <table:table-cell table:number-columns-repeated="11" table:style-name="ce8"/>
          <table:table-cell office:value-type="string" table:style-name="ce8">
            <text:p>ABIE</text:p>
          </table:table-cell>
          <table:table-cell office:value-type="string" table:style-name="ce8">
            <text:p>A class to describe a country.</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Country Code</text:p>
          </table:table-cell>
          <table:table-cell office:value-type="string" table:style-name="ce13">
            <text:p>IdentificationCode</text:p>
          </table:table-cell>
          <table:table-cell office:value-type="string" table:style-name="ce14">
            <text:p>Country. Identification Code. Code</text:p>
          </table:table-cell>
          <table:table-cell table:style-name="ce14"/>
          <table:table-cell office:value-type="string" table:style-name="ce14">
            <text:p>Country</text:p>
          </table:table-cell>
          <table:table-cell table:style-name="ce14"/>
          <table:table-cell office:value-type="string" table:style-name="ce14">
            <text:p>Identification</text:p>
          </table:table-cell>
          <table:table-cell office:value-type="string" table:style-name="ce14">
            <text:p>Code</text:p>
          </table:table-cell>
          <table:table-cell office:value-type="string" office:string-value="Identification Code" table:formula="of:=IF([.G32]&lt;&gt;&quot;&quot;;CONCATENATE([.G32];&quot; &quot;;[.H32]);[.H32])" table:style-name="ce15">
            <text:p>Identification Code</text:p>
          </table:table-cell>
          <table:table-cell office:value-type="string" table:style-name="ce14">
            <text:p>Code</text:p>
          </table:table-cell>
          <table:table-cell office:value-type="string" table:style-name="ce14">
            <text:p>Country Identification</text:p>
          </table:table-cell>
          <table:table-cell office:value-type="string" office:string-value="Country Identification_ Code. Type" table:formula="of:=IF([.K32]&lt;&gt;&quot;&quot;;CONCATENATE([.K32];&quot;_ &quot;;[.J32];&quot;. Type&quot;);CONCATENATE([.J32];&quot;. Type&quot;))" table:style-name="ce15">
            <text:p>Country Identification_ Code.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 code signifying this country.</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7">
            <text:p>Buyer</text:p>
          </table:table-cell>
          <table:table-cell office:value-type="string" table:style-name="ce7">
            <text:p>CustomerParty</text:p>
          </table:table-cell>
          <table:table-cell office:value-type="string" table:style-name="ce8">
            <text:p>Customer Party. Details</text:p>
          </table:table-cell>
          <table:table-cell table:style-name="ce8"/>
          <table:table-cell office:value-type="string" table:style-name="ce8">
            <text:p>Customer Party</text:p>
          </table:table-cell>
          <table:table-cell table:number-columns-repeated="11" table:style-name="ce8"/>
          <table:table-cell office:value-type="string" table:style-name="ce8">
            <text:p>ABIE</text:p>
          </table:table-cell>
          <table:table-cell office:value-type="string" table:style-name="ce8">
            <text:p>A class to describe a customer party.</text:p>
          </table:table-cell>
          <table:table-cell table:number-columns-repeated="2" table:style-name="ce8"/>
          <table:table-cell office:value-type="string" table:style-name="ce8">
            <text:p>1.0</text:p>
          </table:table-cell>
          <table:table-cell table:number-columns-repeated="2" table:style-name="ce8"/>
          <table:table-cell office:value-type="string" table:style-name="ce8">
            <text:p>Procurement</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33">
            <text:p>Customer Assigned AccountID</text:p>
          </table:table-cell>
          <table:table-cell office:value-type="string" table:style-name="ce34">
            <text:p>CustomerAssignedAccountID</text:p>
          </table:table-cell>
          <table:table-cell office:value-type="string" table:style-name="ce35">
            <text:p>Customer Party. Customer Assigned_ Account Identifier. Identifier</text:p>
          </table:table-cell>
          <table:table-cell table:style-name="ce35"/>
          <table:table-cell office:value-type="string" table:style-name="ce35">
            <text:p>Customer Party</text:p>
          </table:table-cell>
          <table:table-cell office:value-type="string" table:style-name="ce35">
            <text:p>Customer Assigned</text:p>
          </table:table-cell>
          <table:table-cell office:value-type="string" table:style-name="ce35">
            <text:p>Account</text:p>
          </table:table-cell>
          <table:table-cell office:value-type="string" table:style-name="ce35">
            <text:p>Identifier</text:p>
          </table:table-cell>
          <table:table-cell office:value-type="string" table:style-name="ce35">
            <text:p>Account Identifier</text:p>
          </table:table-cell>
          <table:table-cell office:value-type="string" table:style-name="ce35">
            <text:p>Identifier</text:p>
          </table:table-cell>
          <table:table-cell table:style-name="ce35"/>
          <table:table-cell office:value-type="string" table:style-name="ce35">
            <text:p>Identifier. Type</text:p>
          </table:table-cell>
          <table:table-cell table:number-columns-repeated="3" table:style-name="ce35"/>
          <table:table-cell office:value-type="string" table:style-name="ce35">
            <text:p>0..1</text:p>
          </table:table-cell>
          <table:table-cell office:value-type="string" table:style-name="ce35">
            <text:p>BBIE</text:p>
          </table:table-cell>
          <table:table-cell office:value-type="string" table:style-name="ce35">
            <text:p>An identifier for the customer's account, assigned by the customer itself.</text:p>
          </table:table-cell>
          <table:table-cell table:number-columns-repeated="2" table:style-name="ce35"/>
          <table:table-cell office:value-type="string" table:style-name="ce35">
            <text:p>1.0</text:p>
          </table:table-cell>
          <table:table-cell table:number-columns-repeated="2" table:style-name="ce35"/>
          <table:table-cell office:value-type="string" table:style-name="ce35">
            <text:p>Procurement</text:p>
          </table:table-cell>
          <table:table-cell office:value-type="string" table:style-name="ce35">
            <text:p>In All Contexts</text:p>
          </table:table-cell>
          <table:table-cell office:value-type="string" table:style-name="ce35">
            <text:p>None</text:p>
          </table:table-cell>
          <table:table-cell office:value-type="string" table:style-name="ce35">
            <text:p>In All Contexts</text:p>
          </table:table-cell>
          <table:table-cell office:value-type="string" table:style-name="ce35">
            <text:p>In All Contexts</text:p>
          </table:table-cell>
          <table:table-cell office:value-type="string" table:style-name="ce35">
            <text:p>In All Contexts</text:p>
          </table:table-cell>
          <table:table-cell office:value-type="string" table:style-name="ce35">
            <text:p>In All Contexts</text:p>
          </table:table-cell>
          <table:table-cell office:value-type="string" table:style-name="ce35">
            <text:p>In All Contexts</text:p>
          </table:table-cell>
          <table:table-cell office:value-type="string" table:style-name="ce35">
            <text:p><text:s/></text:p>
          </table:table-cell>
          <table:table-cell table:style-name="ce36"/>
          <table:table-cell table:number-columns-repeated="5" table:style-name="ce33"/>
          <table:table-cell table:number-columns-repeated="16346"/>
        </table:table-row>
        <table:table-row table:style-name="ro2">
          <table:table-cell office:value-type="string" table:style-name="ce33">
            <text:p>Supplier Assigned AccountID</text:p>
          </table:table-cell>
          <table:table-cell office:value-type="string" table:style-name="ce34">
            <text:p>SupplierAssignedAccountID</text:p>
          </table:table-cell>
          <table:table-cell office:value-type="string" table:style-name="ce35">
            <text:p>Customer Party. Supplier Assigned_ Account Identifier. Identifier</text:p>
          </table:table-cell>
          <table:table-cell table:style-name="ce35"/>
          <table:table-cell office:value-type="string" table:style-name="ce35">
            <text:p>Customer Party</text:p>
          </table:table-cell>
          <table:table-cell office:value-type="string" table:style-name="ce35">
            <text:p>Supplier Assigned</text:p>
          </table:table-cell>
          <table:table-cell office:value-type="string" table:style-name="ce35">
            <text:p>Account</text:p>
          </table:table-cell>
          <table:table-cell office:value-type="string" table:style-name="ce35">
            <text:p>Identifier</text:p>
          </table:table-cell>
          <table:table-cell office:value-type="string" table:style-name="ce35">
            <text:p>Account Identifier</text:p>
          </table:table-cell>
          <table:table-cell office:value-type="string" table:style-name="ce35">
            <text:p>Identifier</text:p>
          </table:table-cell>
          <table:table-cell table:style-name="ce35"/>
          <table:table-cell office:value-type="string" table:style-name="ce35">
            <text:p>Identifier. Type</text:p>
          </table:table-cell>
          <table:table-cell table:number-columns-repeated="3" table:style-name="ce35"/>
          <table:table-cell office:value-type="string" table:style-name="ce35">
            <text:p>0..1</text:p>
          </table:table-cell>
          <table:table-cell office:value-type="string" table:style-name="ce35">
            <text:p>BBIE</text:p>
          </table:table-cell>
          <table:table-cell office:value-type="string" table:style-name="ce35">
            <text:p>An identifier for the customer's account, assigned by the supplier.</text:p>
          </table:table-cell>
          <table:table-cell table:number-columns-repeated="2" table:style-name="ce35"/>
          <table:table-cell office:value-type="string" table:style-name="ce35">
            <text:p>1.0</text:p>
          </table:table-cell>
          <table:table-cell table:number-columns-repeated="2" table:style-name="ce35"/>
          <table:table-cell office:value-type="string" table:style-name="ce35">
            <text:p>Procurement</text:p>
          </table:table-cell>
          <table:table-cell office:value-type="string" table:style-name="ce35">
            <text:p>In All Contexts</text:p>
          </table:table-cell>
          <table:table-cell office:value-type="string" table:style-name="ce35">
            <text:p>None</text:p>
          </table:table-cell>
          <table:table-cell office:value-type="string" table:style-name="ce35">
            <text:p>In All Contexts</text:p>
          </table:table-cell>
          <table:table-cell office:value-type="string" table:style-name="ce35">
            <text:p>In All Contexts</text:p>
          </table:table-cell>
          <table:table-cell office:value-type="string" table:style-name="ce35">
            <text:p>In All Contexts</text:p>
          </table:table-cell>
          <table:table-cell office:value-type="string" table:style-name="ce35">
            <text:p>In All Contexts</text:p>
          </table:table-cell>
          <table:table-cell office:value-type="string" table:style-name="ce35">
            <text:p>In All Contexts</text:p>
          </table:table-cell>
          <table:table-cell office:value-type="string" table:style-name="ce35">
            <text:p><text:s/></text:p>
          </table:table-cell>
          <table:table-cell table:style-name="ce36"/>
          <table:table-cell table:number-columns-repeated="5" table:style-name="ce33"/>
          <table:table-cell table:number-columns-repeated="16346"/>
        </table:table-row>
        <table:table-row table:style-name="ro2">
          <table:table-cell office:value-type="string" table:style-name="ce16">
            <text:p>Party</text:p>
          </table:table-cell>
          <table:table-cell office:value-type="string" table:style-name="ce16">
            <text:p>Party</text:p>
          </table:table-cell>
          <table:table-cell office:value-type="string" table:style-name="ce17">
            <text:p>Customer Party. Party</text:p>
          </table:table-cell>
          <table:table-cell table:style-name="ce17"/>
          <table:table-cell office:value-type="string" table:style-name="ce17">
            <text:p>Customer Party</text:p>
          </table:table-cell>
          <table:table-cell table:number-columns-repeated="3" table:style-name="ce17"/>
          <table:table-cell office:value-type="string" office:string-value="Party" table:formula="of:=[.N36]" table:style-name="ce17">
            <text:p>Party</text:p>
          </table:table-cell>
          <table:table-cell office:value-type="string" table:style-name="ce17">
            <text:p>Party</text:p>
          </table:table-cell>
          <table:table-cell table:number-columns-repeated="3" table:style-name="ce17"/>
          <table:table-cell office:value-type="string" table:style-name="ce17">
            <text:p>Party</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customer party itself.</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16">
            <text:p>Buyer Contact</text:p>
          </table:table-cell>
          <table:table-cell office:value-type="string" table:style-name="ce16">
            <text:p>BuyerContact</text:p>
          </table:table-cell>
          <table:table-cell office:value-type="string" table:style-name="ce17">
            <text:p>Customer Party. Buyer_ Contact. Contact</text:p>
          </table:table-cell>
          <table:table-cell table:style-name="ce17"/>
          <table:table-cell office:value-type="string" table:style-name="ce17">
            <text:p>Customer Party</text:p>
          </table:table-cell>
          <table:table-cell office:value-type="string" table:style-name="ce17">
            <text:p>Buyer</text:p>
          </table:table-cell>
          <table:table-cell table:number-columns-repeated="2" table:style-name="ce17"/>
          <table:table-cell office:value-type="string" office:string-value="Contact" table:formula="of:=[.N37]" table:style-name="ce17">
            <text:p>Contact</text:p>
          </table:table-cell>
          <table:table-cell office:value-type="string" table:style-name="ce17">
            <text:p>Contact</text:p>
          </table:table-cell>
          <table:table-cell table:number-columns-repeated="3" table:style-name="ce17"/>
          <table:table-cell office:value-type="string" table:style-name="ce17">
            <text:p>Contact</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A customer contact for purchasing.</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7">
            <text:p>Delivery Address</text:p>
          </table:table-cell>
          <table:table-cell office:value-type="string" table:style-name="ce7">
            <text:p>Delivery</text:p>
          </table:table-cell>
          <table:table-cell office:value-type="string" table:style-name="ce8">
            <text:p>Delivery. Details</text:p>
          </table:table-cell>
          <table:table-cell table:style-name="ce8"/>
          <table:table-cell office:value-type="string" table:style-name="ce8">
            <text:p>Delivery</text:p>
          </table:table-cell>
          <table:table-cell table:number-columns-repeated="11" table:style-name="ce8"/>
          <table:table-cell office:value-type="string" table:style-name="ce8">
            <text:p>ABIE</text:p>
          </table:table-cell>
          <table:table-cell office:value-type="string" table:style-name="ce8">
            <text:p>A class to describe a delivery.</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Delivery Date</text:p>
          </table:table-cell>
          <table:table-cell office:value-type="string" table:style-name="ce13">
            <text:p>ActualDeliveryDate</text:p>
          </table:table-cell>
          <table:table-cell office:value-type="string" table:style-name="ce14">
            <text:p>Delivery. Actual_ Delivery Date. Date</text:p>
          </table:table-cell>
          <table:table-cell table:style-name="ce14"/>
          <table:table-cell office:value-type="string" table:style-name="ce14">
            <text:p>Delivery</text:p>
          </table:table-cell>
          <table:table-cell office:value-type="string" table:style-name="ce14">
            <text:p>Actual</text:p>
          </table:table-cell>
          <table:table-cell office:value-type="string" table:style-name="ce14">
            <text:p>Delivery</text:p>
          </table:table-cell>
          <table:table-cell office:value-type="string" table:style-name="ce14">
            <text:p>Date</text:p>
          </table:table-cell>
          <table:table-cell office:value-type="string" office:string-value="Delivery Date" table:formula="of:=IF([.G39]&lt;&gt;&quot;&quot;;CONCATENATE([.G39];&quot; &quot;;[.H39]);[.H39])" table:style-name="ce15">
            <text:p>Delivery Date</text:p>
          </table:table-cell>
          <table:table-cell office:value-type="string" table:style-name="ce14">
            <text:p>Date</text:p>
          </table:table-cell>
          <table:table-cell table:style-name="ce14"/>
          <table:table-cell office:value-type="string" office:string-value="Date. Type" table:formula="of:=IF([.K39]&lt;&gt;&quot;&quot;;CONCATENATE([.K39];&quot;_ &quot;;[.J39];&quot;. Type&quot;);CONCATENATE([.J39];&quot;. Type&quot;))" table:style-name="ce15">
            <text:p>Date.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actual date of delivery.</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6">
            <text:p>Delivery Address</text:p>
          </table:table-cell>
          <table:table-cell office:value-type="string" table:style-name="ce16">
            <text:p>DeliveryAddress</text:p>
          </table:table-cell>
          <table:table-cell office:value-type="string" table:style-name="ce17">
            <text:p>Delivery. Delivery_ Address. Address</text:p>
          </table:table-cell>
          <table:table-cell table:style-name="ce17"/>
          <table:table-cell office:value-type="string" table:style-name="ce17">
            <text:p>Delivery</text:p>
          </table:table-cell>
          <table:table-cell office:value-type="string" table:style-name="ce17">
            <text:p>Delivery</text:p>
          </table:table-cell>
          <table:table-cell table:number-columns-repeated="2" table:style-name="ce17"/>
          <table:table-cell office:value-type="string" office:string-value="Address" table:formula="of:=[.N40]" table:style-name="ce17">
            <text:p>Address</text:p>
          </table:table-cell>
          <table:table-cell office:value-type="string" table:style-name="ce17">
            <text:p>Address</text:p>
          </table:table-cell>
          <table:table-cell table:number-columns-repeated="3" table:style-name="ce17"/>
          <table:table-cell office:value-type="string" table:style-name="ce17">
            <text:p>Address</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delivery address.</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37">
            <text:p>Delivery Location</text:p>
          </table:table-cell>
          <table:table-cell office:value-type="string" table:style-name="ce38">
            <text:p>DeliveryLocation</text:p>
          </table:table-cell>
          <table:table-cell office:value-type="string" table:style-name="ce39">
            <text:p>Delivery. Delivery_ Location. Location</text:p>
          </table:table-cell>
          <table:table-cell table:style-name="ce39"/>
          <table:table-cell office:value-type="string" table:style-name="ce39">
            <text:p>Delivery</text:p>
          </table:table-cell>
          <table:table-cell office:value-type="string" table:style-name="ce39">
            <text:p>Delivery</text:p>
          </table:table-cell>
          <table:table-cell table:number-columns-repeated="2" table:style-name="ce39"/>
          <table:table-cell office:value-type="string" table:style-name="ce39">
            <text:p>Location</text:p>
          </table:table-cell>
          <table:table-cell office:value-type="string" table:style-name="ce39">
            <text:p>Location</text:p>
          </table:table-cell>
          <table:table-cell table:number-columns-repeated="3" table:style-name="ce39"/>
          <table:table-cell office:value-type="string" table:style-name="ce39">
            <text:p>Location</text:p>
          </table:table-cell>
          <table:table-cell table:style-name="ce39"/>
          <table:table-cell office:value-type="string" table:style-name="ce39">
            <text:p>0..1</text:p>
          </table:table-cell>
          <table:table-cell office:value-type="string" table:style-name="ce39">
            <text:p>ASBIE</text:p>
          </table:table-cell>
          <table:table-cell office:value-type="string" table:style-name="ce39">
            <text:p>The delivery location.</text:p>
          </table:table-cell>
          <table:table-cell table:number-columns-repeated="2" table:style-name="ce39"/>
          <table:table-cell office:value-type="string" table:style-name="ce39">
            <text:p>1.0</text:p>
          </table:table-cell>
          <table:table-cell table:number-columns-repeated="2" table:style-name="ce39"/>
          <table:table-cell office:value-type="string" table:style-name="ce39">
            <text:p>In All Contexts</text:p>
          </table:table-cell>
          <table:table-cell office:value-type="string" table:style-name="ce39">
            <text:p>In All Contexts</text:p>
          </table:table-cell>
          <table:table-cell office:value-type="string" table:style-name="ce39">
            <text:p>None</text:p>
          </table:table-cell>
          <table:table-cell office:value-type="string" table:style-name="ce39">
            <text:p>In All Contexts</text:p>
          </table:table-cell>
          <table:table-cell office:value-type="string" table:style-name="ce39">
            <text:p>In All Contexts</text:p>
          </table:table-cell>
          <table:table-cell office:value-type="string" table:style-name="ce39">
            <text:p>In All Contexts</text:p>
          </table:table-cell>
          <table:table-cell office:value-type="string" table:style-name="ce39">
            <text:p>In All Contexts</text:p>
          </table:table-cell>
          <table:table-cell office:value-type="string" table:style-name="ce39">
            <text:p>In All Contexts</text:p>
          </table:table-cell>
          <table:table-cell office:value-type="string" table:style-name="ce39">
            <text:p><text:s/></text:p>
          </table:table-cell>
          <table:table-cell table:style-name="ce40"/>
          <table:table-cell table:number-columns-repeated="991" table:style-name="ce6"/>
          <table:table-cell table:number-columns-repeated="15360"/>
        </table:table-row>
        <table:table-row table:style-name="ro2">
          <table:table-cell office:value-type="string" table:style-name="ce16">
            <text:p>Delivery Party</text:p>
          </table:table-cell>
          <table:table-cell office:value-type="string" table:style-name="ce16">
            <text:p>DeliveryParty</text:p>
          </table:table-cell>
          <table:table-cell office:value-type="string" table:style-name="ce17">
            <text:p>Delivery. Delivery_ Party. Party</text:p>
          </table:table-cell>
          <table:table-cell table:style-name="ce17"/>
          <table:table-cell office:value-type="string" table:style-name="ce17">
            <text:p>Delivery</text:p>
          </table:table-cell>
          <table:table-cell office:value-type="string" table:style-name="ce17">
            <text:p>Delivery</text:p>
          </table:table-cell>
          <table:table-cell table:number-columns-repeated="2" table:style-name="ce17"/>
          <table:table-cell office:value-type="string" office:string-value="Party" table:formula="of:=[.N42]" table:style-name="ce17">
            <text:p>Party</text:p>
          </table:table-cell>
          <table:table-cell office:value-type="string" table:style-name="ce17">
            <text:p>Party</text:p>
          </table:table-cell>
          <table:table-cell table:number-columns-repeated="3" table:style-name="ce17"/>
          <table:table-cell office:value-type="string" table:style-name="ce17">
            <text:p>Party</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party to whom the goods are delivered.</text:p>
          </table:table-cell>
          <table:table-cell table:number-columns-repeated="2" table:style-name="ce17"/>
          <table:table-cell office:value-type="string" table:style-name="ce17">
            <text:p>2.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7">
            <text:p>Reference</text:p>
          </table:table-cell>
          <table:table-cell office:value-type="string" table:style-name="ce7">
            <text:p>DocumentReference</text:p>
          </table:table-cell>
          <table:table-cell office:value-type="string" table:style-name="ce8">
            <text:p>Document Reference. Details</text:p>
          </table:table-cell>
          <table:table-cell table:style-name="ce8"/>
          <table:table-cell office:value-type="string" table:style-name="ce8">
            <text:p>Document Reference</text:p>
          </table:table-cell>
          <table:table-cell table:number-columns-repeated="11" table:style-name="ce8"/>
          <table:table-cell office:value-type="string" table:style-name="ce8">
            <text:p>ABIE</text:p>
          </table:table-cell>
          <table:table-cell office:value-type="string" table:style-name="ce8">
            <text:p>A class to define a reference to a document.</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Identifier</text:p>
          </table:table-cell>
          <table:table-cell office:value-type="string" table:style-name="ce13">
            <text:p>ID</text:p>
          </table:table-cell>
          <table:table-cell office:value-type="string" table:style-name="ce14">
            <text:p>Document Reference. Identifier</text:p>
          </table:table-cell>
          <table:table-cell table:style-name="ce14"/>
          <table:table-cell office:value-type="string" table:style-name="ce14">
            <text:p>Document Reference</text:p>
          </table:table-cell>
          <table:table-cell table:number-columns-repeated="2" table:style-name="ce14"/>
          <table:table-cell office:value-type="string" table:style-name="ce14">
            <text:p>Identifier</text:p>
          </table:table-cell>
          <table:table-cell office:value-type="string" office:string-value="Identifier" table:formula="of:=IF([.G44]&lt;&gt;&quot;&quot;;CONCATENATE([.G44];&quot; &quot;;[.H44]);[.H44])" table:style-name="ce15">
            <text:p>Identifier</text:p>
          </table:table-cell>
          <table:table-cell office:value-type="string" table:style-name="ce14">
            <text:p>Identifier</text:p>
          </table:table-cell>
          <table:table-cell table:style-name="ce14"/>
          <table:table-cell office:value-type="string" office:string-value="Identifier. Type" table:formula="of:=IF([.K44]&lt;&gt;&quot;&quot;;CONCATENATE([.K44];&quot;_ &quot;;[.J44];&quot;. Type&quot;);CONCATENATE([.J44];&quot;. Type&quot;))" table:style-name="ce15">
            <text:p>Identifier.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An identifier for the referenced document.</text:p>
          </table:table-cell>
          <table:table-cell office:value-type="string" table:style-name="ce14">
            <text:p>PO-001 3333-44-123</text:p>
          </table:table-cell>
          <table:table-cell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Document Type Code</text:p>
          </table:table-cell>
          <table:table-cell office:value-type="string" table:style-name="ce13">
            <text:p>DocumentType</text:p>
          </table:table-cell>
          <table:table-cell office:value-type="string" table:style-name="ce14">
            <text:p>Document Reference. Document Type. Text</text:p>
          </table:table-cell>
          <table:table-cell table:style-name="ce14"/>
          <table:table-cell office:value-type="string" table:style-name="ce14">
            <text:p>Document Reference</text:p>
          </table:table-cell>
          <table:table-cell table:style-name="ce14"/>
          <table:table-cell office:value-type="string" table:style-name="ce14">
            <text:p>Document</text:p>
          </table:table-cell>
          <table:table-cell office:value-type="string" table:style-name="ce14">
            <text:p>Type</text:p>
          </table:table-cell>
          <table:table-cell office:value-type="string" office:string-value="Document Type" table:formula="of:=IF([.G45]&lt;&gt;&quot;&quot;;CONCATENATE([.G45];&quot; &quot;;[.H45]);[.H45])" table:style-name="ce15">
            <text:p>Document Type</text:p>
          </table:table-cell>
          <table:table-cell office:value-type="string" table:style-name="ce14">
            <text:p>Text</text:p>
          </table:table-cell>
          <table:table-cell table:style-name="ce14"/>
          <table:table-cell office:value-type="string" office:string-value="Text. Type" table:formula="of:=IF([.K45]&lt;&gt;&quot;&quot;;CONCATENATE([.K45];&quot;_ &quot;;[.J45];&quot;. Type&quot;);CONCATENATE([.J45];&quot;. Type&quot;))" table:style-name="ce15">
            <text:p>Tex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type of document being referenced, expressed as text.</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27">
            <text:p>Attachment</text:p>
          </table:table-cell>
          <table:table-cell office:value-type="string" office:string-value="Attachment" table:formula="of:=SUBSTITUTE(SUBSTITUTE(CONCATENATE(IF([.F46]=&quot;Universally Unique&quot;;&quot;UU&quot;;[.F46]);[.G46];IF([.I46]&lt;&gt;[.J46];[.I46];&quot;&quot;);CONCATENATE(IF([.J46]=&quot;Identifier&quot;;&quot;ID&quot;;IF([.J46]=&quot;Text&quot;;&quot;&quot;;[.J46]))));&quot; &quot;;&quot;&quot;);&quot;'&quot;;&quot;&quot;)" table:style-name="ce28">
            <text:p>Attachment</text:p>
          </table:table-cell>
          <table:table-cell office:value-type="string" table:style-name="ce27">
            <text:p>Document Reference. Attachment</text:p>
          </table:table-cell>
          <table:table-cell table:style-name="ce27"/>
          <table:table-cell office:value-type="string" table:style-name="ce27">
            <text:p>Document Reference</text:p>
          </table:table-cell>
          <table:table-cell table:number-columns-repeated="3" table:style-name="ce27"/>
          <table:table-cell office:value-type="string" office:string-value="Attachment" table:formula="of:=[.N46]" table:style-name="ce27">
            <text:p>Attachment</text:p>
          </table:table-cell>
          <table:table-cell office:value-type="string" table:style-name="ce27">
            <text:p>Attachment</text:p>
          </table:table-cell>
          <table:table-cell table:number-columns-repeated="3" table:style-name="ce27"/>
          <table:table-cell office:value-type="string" table:style-name="ce27">
            <text:p>Attachment</text:p>
          </table:table-cell>
          <table:table-cell table:style-name="ce27"/>
          <table:table-cell office:value-type="string" table:style-name="ce27">
            <text:p>0..1</text:p>
          </table:table-cell>
          <table:table-cell office:value-type="string" table:style-name="ce27">
            <text:p>ASBIE</text:p>
          </table:table-cell>
          <table:table-cell office:value-type="string" table:style-name="ce27">
            <text:p>The referenced document as an attachment to the document from which it is referenced.</text:p>
          </table:table-cell>
          <table:table-cell table:number-columns-repeated="2" table:style-name="ce27"/>
          <table:table-cell office:value-type="string" table:style-name="ce27">
            <text:p>1.0</text:p>
          </table:table-cell>
          <table:table-cell table:number-columns-repeated="2" table:style-name="ce27"/>
          <table:table-cell office:value-type="string" table:style-name="ce27">
            <text:p>In All Contexts</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5" table:style-name="ce1"/>
          <table:table-cell table:number-columns-repeated="16346"/>
        </table:table-row>
        <table:table-row table:style-name="ro2">
          <table:table-cell office:value-type="string" table:style-name="ce24">
            <text:p>Document Response</text:p>
          </table:table-cell>
          <table:table-cell office:value-type="string" office:string-value="DocumentResponse" table:formula="of:=SUBSTITUTE(SUBSTITUTE(CONCATENATE(IF([.D47]=&quot;&quot;;&quot;&quot;;CONCATENATE([.D47];&quot;&quot;));&quot;&quot;;[.E47]);&quot; &quot;;&quot;&quot;);&quot;'&quot;;&quot;&quot;)" table:style-name="ce25">
            <text:p>DocumentResponse</text:p>
          </table:table-cell>
          <table:table-cell office:value-type="string" table:style-name="ce24">
            <text:p>Document Response. Details</text:p>
          </table:table-cell>
          <table:table-cell table:style-name="ce24"/>
          <table:table-cell office:value-type="string" table:style-name="ce24">
            <text:p>Document Response</text:p>
          </table:table-cell>
          <table:table-cell table:number-columns-repeated="11" table:style-name="ce24"/>
          <table:table-cell office:value-type="string" table:style-name="ce24">
            <text:p>ABIE</text:p>
          </table:table-cell>
          <table:table-cell office:value-type="string" table:style-name="ce24">
            <text:p>A class to describe an application-level response to a document.</text:p>
          </table:table-cell>
          <table:table-cell table:number-columns-repeated="2" table:style-name="ce24"/>
          <table:table-cell office:value-type="string" table:style-name="ce24">
            <text:p>2.0</text:p>
          </table:table-cell>
          <table:table-cell table:number-columns-repeated="2" table:style-name="ce24"/>
          <table:table-cell office:value-type="string" table:style-name="ce24">
            <text:p>In All Contexts</text:p>
          </table:table-cell>
          <table:table-cell office:value-type="string" table:style-name="ce24">
            <text:p>In All Contexts</text:p>
          </table:table-cell>
          <table:table-cell office:value-type="string" table:style-name="ce24">
            <text:p>None</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Change from UBL 1.0: Y</text:p>
          </table:table-cell>
          <table:table-cell table:style-name="ce26"/>
          <table:table-cell table:number-columns-repeated="2" table:style-name="ce1"/>
          <table:table-cell table:number-columns-repeated="989" table:style-name="ce6"/>
          <table:table-cell table:number-columns-repeated="15360"/>
        </table:table-row>
        <table:table-row table:style-name="ro2">
          <table:table-cell office:value-type="string" table:style-name="ce27">
            <text:p>Response</text:p>
          </table:table-cell>
          <table:table-cell office:value-type="string" office:string-value="Response" table:formula="of:=SUBSTITUTE(SUBSTITUTE(CONCATENATE(IF([.F48]=&quot;Universally Unique&quot;;&quot;UU&quot;;[.F48]);[.G48];IF([.I48]&lt;&gt;[.J48];[.I48];&quot;&quot;);CONCATENATE(IF([.J48]=&quot;Identifier&quot;;&quot;ID&quot;;IF([.J48]=&quot;Text&quot;;&quot;&quot;;[.J48]))));&quot; &quot;;&quot;&quot;);&quot;'&quot;;&quot;&quot;)" table:style-name="ce28">
            <text:p>Response</text:p>
          </table:table-cell>
          <table:table-cell office:value-type="string" table:style-name="ce27">
            <text:p>Document Response. Response</text:p>
          </table:table-cell>
          <table:table-cell table:style-name="ce27"/>
          <table:table-cell office:value-type="string" table:style-name="ce27">
            <text:p>Document Response</text:p>
          </table:table-cell>
          <table:table-cell table:number-columns-repeated="3" table:style-name="ce27"/>
          <table:table-cell office:value-type="string" office:string-value="Response" table:formula="of:=[.N48]" table:style-name="ce27">
            <text:p>Response</text:p>
          </table:table-cell>
          <table:table-cell office:value-type="string" table:style-name="ce27">
            <text:p>Response</text:p>
          </table:table-cell>
          <table:table-cell table:number-columns-repeated="3" table:style-name="ce27"/>
          <table:table-cell office:value-type="string" table:style-name="ce27">
            <text:p>Response</text:p>
          </table:table-cell>
          <table:table-cell table:style-name="ce27"/>
          <table:table-cell office:value-type="string" table:style-name="ce27">
            <text:p>1</text:p>
          </table:table-cell>
          <table:table-cell office:value-type="string" table:style-name="ce27">
            <text:p>ASBIE</text:p>
          </table:table-cell>
          <table:table-cell office:value-type="string" table:style-name="ce27">
            <text:p>A response to the document as a whole.</text:p>
          </table:table-cell>
          <table:table-cell table:number-columns-repeated="2" table:style-name="ce27"/>
          <table:table-cell office:value-type="string" table:style-name="ce27">
            <text:p>2.0</text:p>
          </table:table-cell>
          <table:table-cell table:number-columns-repeated="2" table:style-name="ce27"/>
          <table:table-cell office:value-type="string" table:style-name="ce27">
            <text:p>In All Contexts</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2" table:style-name="ce1"/>
          <table:table-cell table:number-columns-repeated="989" table:style-name="ce6"/>
          <table:table-cell table:number-columns-repeated="15360"/>
        </table:table-row>
        <table:table-row table:style-name="ro2">
          <table:table-cell office:value-type="string" table:style-name="ce27">
            <text:p>Document Reference</text:p>
          </table:table-cell>
          <table:table-cell office:value-type="string" office:string-value="DocumentReference" table:formula="of:=SUBSTITUTE(SUBSTITUTE(CONCATENATE(IF([.F49]=&quot;Universally Unique&quot;;&quot;UU&quot;;[.F49]);[.G49];IF([.I49]&lt;&gt;[.J49];[.I49];&quot;&quot;);CONCATENATE(IF([.J49]=&quot;Identifier&quot;;&quot;ID&quot;;IF([.J49]=&quot;Text&quot;;&quot;&quot;;[.J49]))));&quot; &quot;;&quot;&quot;);&quot;'&quot;;&quot;&quot;)" table:style-name="ce28">
            <text:p>DocumentReference</text:p>
          </table:table-cell>
          <table:table-cell office:value-type="string" table:style-name="ce27">
            <text:p>Document Response. Document Reference</text:p>
          </table:table-cell>
          <table:table-cell table:style-name="ce27"/>
          <table:table-cell office:value-type="string" table:style-name="ce27">
            <text:p>Document Response</text:p>
          </table:table-cell>
          <table:table-cell table:number-columns-repeated="3" table:style-name="ce27"/>
          <table:table-cell office:value-type="string" office:string-value="Document Reference" table:formula="of:=[.N49]" table:style-name="ce27">
            <text:p>Document Reference</text:p>
          </table:table-cell>
          <table:table-cell office:value-type="string" table:style-name="ce27">
            <text:p>Document Reference</text:p>
          </table:table-cell>
          <table:table-cell table:number-columns-repeated="3" table:style-name="ce27"/>
          <table:table-cell office:value-type="string" table:style-name="ce27">
            <text:p>Document Reference</text:p>
          </table:table-cell>
          <table:table-cell table:style-name="ce27"/>
          <table:table-cell office:value-type="string" table:style-name="ce27">
            <text:p>1..n</text:p>
          </table:table-cell>
          <table:table-cell office:value-type="string" table:style-name="ce27">
            <text:p>ASBIE</text:p>
          </table:table-cell>
          <table:table-cell office:value-type="string" table:style-name="ce27">
            <text:p>A referenced document.</text:p>
          </table:table-cell>
          <table:table-cell table:number-columns-repeated="2" table:style-name="ce27"/>
          <table:table-cell office:value-type="string" table:style-name="ce27">
            <text:p>2.0</text:p>
          </table:table-cell>
          <table:table-cell table:number-columns-repeated="2" table:style-name="ce27"/>
          <table:table-cell office:value-type="string" table:style-name="ce27">
            <text:p>In All Contexts</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2" table:style-name="ce1"/>
          <table:table-cell table:number-columns-repeated="16349"/>
        </table:table-row>
        <table:table-row table:style-name="ro2">
          <table:table-cell office:value-type="string" table:style-name="ce27">
            <text:p>Line Response</text:p>
          </table:table-cell>
          <table:table-cell office:value-type="string" office:string-value="LineResponse" table:formula="of:=SUBSTITUTE(SUBSTITUTE(CONCATENATE(IF([.F50]=&quot;Universally Unique&quot;;&quot;UU&quot;;[.F50]);[.G50];IF([.I50]&lt;&gt;[.J50];[.I50];&quot;&quot;);CONCATENATE(IF([.J50]=&quot;Identifier&quot;;&quot;ID&quot;;IF([.J50]=&quot;Text&quot;;&quot;&quot;;[.J50]))));&quot; &quot;;&quot;&quot;);&quot;'&quot;;&quot;&quot;)" table:style-name="ce28">
            <text:p>LineResponse</text:p>
          </table:table-cell>
          <table:table-cell office:value-type="string" table:style-name="ce27">
            <text:p>Document Response. Line Response</text:p>
          </table:table-cell>
          <table:table-cell table:style-name="ce27"/>
          <table:table-cell office:value-type="string" table:style-name="ce27">
            <text:p>Document Response</text:p>
          </table:table-cell>
          <table:table-cell table:number-columns-repeated="3" table:style-name="ce27"/>
          <table:table-cell office:value-type="string" office:string-value="Line Response" table:formula="of:=[.N50]" table:style-name="ce27">
            <text:p>Line Response</text:p>
          </table:table-cell>
          <table:table-cell office:value-type="string" table:style-name="ce27">
            <text:p>Line Response</text:p>
          </table:table-cell>
          <table:table-cell table:number-columns-repeated="3" table:style-name="ce27"/>
          <table:table-cell office:value-type="string" table:style-name="ce27">
            <text:p>Line Response</text:p>
          </table:table-cell>
          <table:table-cell table:style-name="ce27"/>
          <table:table-cell office:value-type="string" table:style-name="ce27">
            <text:p>0..n</text:p>
          </table:table-cell>
          <table:table-cell office:value-type="string" table:style-name="ce27">
            <text:p>ASBIE</text:p>
          </table:table-cell>
          <table:table-cell office:value-type="string" table:style-name="ce27">
            <text:p>A response to a particular line in the document.</text:p>
          </table:table-cell>
          <table:table-cell table:number-columns-repeated="2" table:style-name="ce27"/>
          <table:table-cell office:value-type="string" table:style-name="ce27">
            <text:p>2.0</text:p>
          </table:table-cell>
          <table:table-cell table:number-columns-repeated="2" table:style-name="ce27"/>
          <table:table-cell office:value-type="string" table:style-name="ce27">
            <text:p>In All Contexts</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2" table:style-name="ce1"/>
          <table:table-cell table:number-columns-repeated="16349"/>
        </table:table-row>
        <table:table-row table:style-name="ro2">
          <table:table-cell office:value-type="string" table:style-name="ce7">
            <text:p>External Document</text:p>
          </table:table-cell>
          <table:table-cell office:value-type="string" table:style-name="ce7">
            <text:p>ExternalReference</text:p>
          </table:table-cell>
          <table:table-cell office:value-type="string" table:style-name="ce8">
            <text:p>External Reference. Details</text:p>
          </table:table-cell>
          <table:table-cell table:style-name="ce8"/>
          <table:table-cell office:value-type="string" table:style-name="ce8">
            <text:p>External Reference</text:p>
          </table:table-cell>
          <table:table-cell table:number-columns-repeated="11" table:style-name="ce8"/>
          <table:table-cell office:value-type="string" table:style-name="ce8">
            <text:p>ABIE</text:p>
          </table:table-cell>
          <table:table-cell office:value-type="string" table:style-name="ce8">
            <text:p>A class to describe an external object, such as a document stored at a remote location.</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URI</text:p>
          </table:table-cell>
          <table:table-cell office:value-type="string" table:style-name="ce13">
            <text:p>URI</text:p>
          </table:table-cell>
          <table:table-cell office:value-type="string" table:style-name="ce14">
            <text:p>External Reference. URI. Identifier</text:p>
          </table:table-cell>
          <table:table-cell table:style-name="ce14"/>
          <table:table-cell office:value-type="string" table:style-name="ce14">
            <text:p>External Reference</text:p>
          </table:table-cell>
          <table:table-cell table:number-columns-repeated="2" table:style-name="ce14"/>
          <table:table-cell office:value-type="string" table:style-name="ce14">
            <text:p>URI</text:p>
          </table:table-cell>
          <table:table-cell office:value-type="string" office:string-value="URI" table:formula="of:=IF([.G52]&lt;&gt;&quot;&quot;;CONCATENATE([.G52];&quot; &quot;;[.H52]);[.H52])" table:style-name="ce15">
            <text:p>URI</text:p>
          </table:table-cell>
          <table:table-cell office:value-type="string" table:style-name="ce14">
            <text:p>Identifier</text:p>
          </table:table-cell>
          <table:table-cell table:style-name="ce14"/>
          <table:table-cell office:value-type="string" office:string-value="Identifier. Type" table:formula="of:=IF([.K52]&lt;&gt;&quot;&quot;;CONCATENATE([.K52];&quot;_ &quot;;[.J52];&quot;. Type&quot;);CONCATENATE([.J52];&quot;. Type&quot;))" table:style-name="ce15">
            <text:p>Identifier.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Uniform Resource Identifier (URI) that identifies the external object as an Internet resource.</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7">
            <text:p>Financial Institution Account</text:p>
          </table:table-cell>
          <table:table-cell office:value-type="string" table:style-name="ce7">
            <text:p>FinancialAccount</text:p>
          </table:table-cell>
          <table:table-cell office:value-type="string" table:style-name="ce8">
            <text:p>Financial Account. Details</text:p>
          </table:table-cell>
          <table:table-cell table:style-name="ce8"/>
          <table:table-cell office:value-type="string" table:style-name="ce8">
            <text:p>Financial Account</text:p>
          </table:table-cell>
          <table:table-cell table:number-columns-repeated="11" table:style-name="ce8"/>
          <table:table-cell office:value-type="string" table:style-name="ce8">
            <text:p>ABIE</text:p>
          </table:table-cell>
          <table:table-cell office:value-type="string" table:style-name="ce8">
            <text:p>A class to describe a financial account.</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Procurement</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Account Identifier</text:p>
          </table:table-cell>
          <table:table-cell office:value-type="string" table:style-name="ce13">
            <text:p>ID</text:p>
          </table:table-cell>
          <table:table-cell office:value-type="string" table:style-name="ce14">
            <text:p>Financial Account. Identifier</text:p>
          </table:table-cell>
          <table:table-cell table:style-name="ce14"/>
          <table:table-cell office:value-type="string" table:style-name="ce14">
            <text:p>Financial Account</text:p>
          </table:table-cell>
          <table:table-cell table:number-columns-repeated="2" table:style-name="ce14"/>
          <table:table-cell office:value-type="string" table:style-name="ce14">
            <text:p>Identifier</text:p>
          </table:table-cell>
          <table:table-cell office:value-type="string" office:string-value="Identifier" table:formula="of:=IF([.G54]&lt;&gt;&quot;&quot;;CONCATENATE([.G54];&quot; &quot;;[.H54]);[.H54])" table:style-name="ce15">
            <text:p>Identifier</text:p>
          </table:table-cell>
          <table:table-cell office:value-type="string" table:style-name="ce14">
            <text:p>Identifier</text:p>
          </table:table-cell>
          <table:table-cell table:style-name="ce14"/>
          <table:table-cell office:value-type="string" office:string-value="Identifier. Type" table:formula="of:=IF([.K54]&lt;&gt;&quot;&quot;;CONCATENATE([.K54];&quot;_ &quot;;[.J54];&quot;. Type&quot;);CONCATENATE([.J54];&quot;. Type&quot;))" table:style-name="ce15">
            <text:p>Identifier.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identifier for this financial account; the bank account number.</text:p>
          </table:table-cell>
          <table:table-cell office:value-type="string" table:style-name="ce14">
            <text:p>SWIFT(BIC) and IBAN are defined in ISO 9362 and ISO 13616.</text:p>
          </table:table-cell>
          <table:table-cell table:style-name="ce14"/>
          <table:table-cell office:value-type="string" table:style-name="ce14">
            <text:p>2.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6">
            <text:p>Financial Institution Identifier</text:p>
          </table:table-cell>
          <table:table-cell office:value-type="string" table:style-name="ce16">
            <text:p>FinancialInstitutionBranch</text:p>
          </table:table-cell>
          <table:table-cell office:value-type="string" table:style-name="ce17">
            <text:p>Financial Account. Financial Institution_ Branch. Branch</text:p>
          </table:table-cell>
          <table:table-cell table:style-name="ce17"/>
          <table:table-cell office:value-type="string" table:style-name="ce17">
            <text:p>Financial Account</text:p>
          </table:table-cell>
          <table:table-cell office:value-type="string" table:style-name="ce17">
            <text:p>Financial Institution</text:p>
          </table:table-cell>
          <table:table-cell table:number-columns-repeated="2" table:style-name="ce17"/>
          <table:table-cell office:value-type="string" office:string-value="Branch" table:formula="of:=[.N55]" table:style-name="ce17">
            <text:p>Branch</text:p>
          </table:table-cell>
          <table:table-cell office:value-type="string" table:style-name="ce17">
            <text:p>Branch</text:p>
          </table:table-cell>
          <table:table-cell table:number-columns-repeated="3" table:style-name="ce17"/>
          <table:table-cell office:value-type="string" table:style-name="ce17">
            <text:p>Branch</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branch of the financial institution associated with this financial account.</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7">
            <text:p>Invoice Line</text:p>
          </table:table-cell>
          <table:table-cell office:value-type="string" table:style-name="ce7">
            <text:p>InvoiceLine</text:p>
          </table:table-cell>
          <table:table-cell office:value-type="string" table:style-name="ce8">
            <text:p>Invoice Line. Details</text:p>
          </table:table-cell>
          <table:table-cell table:style-name="ce8"/>
          <table:table-cell office:value-type="string" table:style-name="ce8">
            <text:p>Invoice Line</text:p>
          </table:table-cell>
          <table:table-cell table:number-columns-repeated="11" table:style-name="ce8"/>
          <table:table-cell office:value-type="string" table:style-name="ce8">
            <text:p>ABIE</text:p>
          </table:table-cell>
          <table:table-cell office:value-type="string" table:style-name="ce8">
            <text:p>A class to define a line in an Invoice.</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Procurement</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Identifier</text:p>
          </table:table-cell>
          <table:table-cell office:value-type="string" table:style-name="ce13">
            <text:p>ID</text:p>
          </table:table-cell>
          <table:table-cell office:value-type="string" table:style-name="ce14">
            <text:p>Invoice Line. Identifier</text:p>
          </table:table-cell>
          <table:table-cell table:style-name="ce14"/>
          <table:table-cell office:value-type="string" table:style-name="ce14">
            <text:p>Invoice Line</text:p>
          </table:table-cell>
          <table:table-cell table:number-columns-repeated="2" table:style-name="ce14"/>
          <table:table-cell office:value-type="string" table:style-name="ce14">
            <text:p>Identifier</text:p>
          </table:table-cell>
          <table:table-cell office:value-type="string" office:string-value="Identifier" table:formula="of:=IF([.G57]&lt;&gt;&quot;&quot;;CONCATENATE([.G57];&quot; &quot;;[.H57]);[.H57])" table:style-name="ce15">
            <text:p>Identifier</text:p>
          </table:table-cell>
          <table:table-cell office:value-type="string" table:style-name="ce14">
            <text:p>Identifier</text:p>
          </table:table-cell>
          <table:table-cell table:style-name="ce14"/>
          <table:table-cell office:value-type="string" office:string-value="Identifier. Type" table:formula="of:=IF([.K57]&lt;&gt;&quot;&quot;;CONCATENATE([.K57];&quot;_ &quot;;[.J57];&quot;. Type&quot;);CONCATENATE([.J57];&quot;. Type&quot;))" table:style-name="ce15">
            <text:p>Identifier.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An identifier for this invoice line.</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Note</text:p>
          </table:table-cell>
          <table:table-cell office:value-type="string" table:style-name="ce13">
            <text:p>Note</text:p>
          </table:table-cell>
          <table:table-cell office:value-type="string" table:style-name="ce14">
            <text:p>Invoice Line. Note. Text</text:p>
          </table:table-cell>
          <table:table-cell table:style-name="ce14"/>
          <table:table-cell office:value-type="string" table:style-name="ce14">
            <text:p>Invoice Line</text:p>
          </table:table-cell>
          <table:table-cell table:number-columns-repeated="2" table:style-name="ce14"/>
          <table:table-cell office:value-type="string" table:style-name="ce14">
            <text:p>Note</text:p>
          </table:table-cell>
          <table:table-cell office:value-type="string" office:string-value="Note" table:formula="of:=IF([.G58]&lt;&gt;&quot;&quot;;CONCATENATE([.G58];&quot; &quot;;[.H58]);[.H58])" table:style-name="ce15">
            <text:p>Note</text:p>
          </table:table-cell>
          <table:table-cell office:value-type="string" table:style-name="ce14">
            <text:p>Text</text:p>
          </table:table-cell>
          <table:table-cell table:style-name="ce14"/>
          <table:table-cell office:value-type="string" office:string-value="Text. Type" table:formula="of:=IF([.K58]&lt;&gt;&quot;&quot;;CONCATENATE([.K58];&quot;_ &quot;;[.J58];&quot;. Type&quot;);CONCATENATE([.J58];&quot;. Type&quot;))" table:style-name="ce15">
            <text:p>Text. Type</text:p>
          </table:table-cell>
          <table:table-cell table:number-columns-repeated="3" table:style-name="ce14"/>
          <table:table-cell office:value-type="string" table:style-name="ce14">
            <text:p>0..n</text:p>
          </table:table-cell>
          <table:table-cell office:value-type="string" table:style-name="ce14">
            <text:p>BBIE</text:p>
          </table:table-cell>
          <table:table-cell office:value-type="string" table:style-name="ce14">
            <text:p>Free-form text conveying information that is not contained explicitly in other structures.</text:p>
          </table:table-cell>
          <table:table-cell table:number-columns-repeated="2" table:style-name="ce14"/>
          <table:table-cell office:value-type="string" table:style-name="ce14">
            <text:p>2.1</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Invoiced Quantity</text:p>
          </table:table-cell>
          <table:table-cell office:value-type="string" table:style-name="ce13">
            <text:p>InvoicedQuantity</text:p>
          </table:table-cell>
          <table:table-cell office:value-type="string" table:style-name="ce14">
            <text:p>Invoice Line. Invoiced_ Quantity. Quantity</text:p>
          </table:table-cell>
          <table:table-cell table:style-name="ce14"/>
          <table:table-cell office:value-type="string" table:style-name="ce14">
            <text:p>Invoice Line</text:p>
          </table:table-cell>
          <table:table-cell office:value-type="string" table:style-name="ce14">
            <text:p>Invoiced</text:p>
          </table:table-cell>
          <table:table-cell table:style-name="ce14"/>
          <table:table-cell office:value-type="string" table:style-name="ce14">
            <text:p>Quantity</text:p>
          </table:table-cell>
          <table:table-cell office:value-type="string" office:string-value="Quantity" table:formula="of:=IF([.G59]&lt;&gt;&quot;&quot;;CONCATENATE([.G59];&quot; &quot;;[.H59]);[.H59])" table:style-name="ce15">
            <text:p>Quantity</text:p>
          </table:table-cell>
          <table:table-cell office:value-type="string" table:style-name="ce14">
            <text:p>Quantity</text:p>
          </table:table-cell>
          <table:table-cell table:style-name="ce14"/>
          <table:table-cell office:value-type="string" office:string-value="Quantity. Type" table:formula="of:=IF([.K59]&lt;&gt;&quot;&quot;;CONCATENATE([.K59];&quot;_ &quot;;[.J59];&quot;. Type&quot;);CONCATENATE([.J59];&quot;. Type&quot;))" table:style-name="ce15">
            <text:p>Quantity.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quantity (of items) on this invoice line.</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Line Extension Amount</text:p>
          </table:table-cell>
          <table:table-cell office:value-type="string" table:style-name="ce13">
            <text:p>LineExtensionAmount</text:p>
          </table:table-cell>
          <table:table-cell office:value-type="string" table:style-name="ce14">
            <text:p>Invoice Line. Line Extension Amount. Amount</text:p>
          </table:table-cell>
          <table:table-cell table:style-name="ce14"/>
          <table:table-cell office:value-type="string" table:style-name="ce14">
            <text:p>Invoice Line</text:p>
          </table:table-cell>
          <table:table-cell table:style-name="ce14"/>
          <table:table-cell office:value-type="string" table:style-name="ce14">
            <text:p>Line Extension</text:p>
          </table:table-cell>
          <table:table-cell office:value-type="string" table:style-name="ce14">
            <text:p>Amount</text:p>
          </table:table-cell>
          <table:table-cell office:value-type="string" office:string-value="Line Extension Amount" table:formula="of:=IF([.G60]&lt;&gt;&quot;&quot;;CONCATENATE([.G60];&quot; &quot;;[.H60]);[.H60])" table:style-name="ce15">
            <text:p>Line Extension Amount</text:p>
          </table:table-cell>
          <table:table-cell office:value-type="string" table:style-name="ce14">
            <text:p>Amount</text:p>
          </table:table-cell>
          <table:table-cell table:style-name="ce14"/>
          <table:table-cell office:value-type="string" office:string-value="Amount. Type" table:formula="of:=IF([.K60]&lt;&gt;&quot;&quot;;CONCATENATE([.K60];&quot;_ &quot;;[.J60];&quot;. Type&quot;);CONCATENATE([.J60];&quot;. Type&quot;))" table:style-name="ce15">
            <text:p>Amount.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The total amount for this invoice line, including allowance charges but net of taxes.</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Buyer Accounting Reference</text:p>
          </table:table-cell>
          <table:table-cell office:value-type="string" table:style-name="ce13">
            <text:p>AccountingCost</text:p>
          </table:table-cell>
          <table:table-cell office:value-type="string" table:style-name="ce14">
            <text:p>Invoice Line. Accounting Cost. Text</text:p>
          </table:table-cell>
          <table:table-cell table:style-name="ce14"/>
          <table:table-cell office:value-type="string" table:style-name="ce14">
            <text:p>Invoice Line</text:p>
          </table:table-cell>
          <table:table-cell table:style-name="ce14"/>
          <table:table-cell office:value-type="string" table:style-name="ce14">
            <text:p>Accounting</text:p>
          </table:table-cell>
          <table:table-cell office:value-type="string" table:style-name="ce14">
            <text:p>Cost</text:p>
          </table:table-cell>
          <table:table-cell office:value-type="string" office:string-value="Accounting Cost" table:formula="of:=IF([.G61]&lt;&gt;&quot;&quot;;CONCATENATE([.G61];&quot; &quot;;[.H61]);[.H61])" table:style-name="ce15">
            <text:p>Accounting Cost</text:p>
          </table:table-cell>
          <table:table-cell office:value-type="string" table:style-name="ce14">
            <text:p>Text</text:p>
          </table:table-cell>
          <table:table-cell table:style-name="ce14"/>
          <table:table-cell office:value-type="string" office:string-value="Text. Type" table:formula="of:=IF([.K61]&lt;&gt;&quot;&quot;;CONCATENATE([.K61];&quot;_ &quot;;[.J61];&quot;. Type&quot;);CONCATENATE([.J61];&quot;. Type&quot;))" table:style-name="ce15">
            <text:p>Tex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buyer's accounting cost centre for this invoice line, expressed as text.</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Change for UBL 2.0 Update Package: Definition (cell Q480) changed from The buyer s accounting code applied to the Invoice Line, expressed as text. to The buyer s accounting cost centre applied to the Invoice Line, expressed as text.<text:s text:c="2"/></text:p>
          </table:table-cell>
          <table:table-cell table:style-name="ce14"/>
          <table:table-cell table:number-columns-repeated="991" table:style-name="ce6"/>
          <table:table-cell table:number-columns-repeated="15360"/>
        </table:table-row>
        <table:table-row table:style-name="ro2">
          <table:table-cell office:value-type="string" table:style-name="ce16">
            <text:p>Invoice Period</text:p>
          </table:table-cell>
          <table:table-cell office:value-type="string" table:style-name="ce16">
            <text:p>InvoicePeriod</text:p>
          </table:table-cell>
          <table:table-cell office:value-type="string" table:style-name="ce17">
            <text:p>Invoice Line. Invoice_ Period. Period</text:p>
          </table:table-cell>
          <table:table-cell table:style-name="ce17"/>
          <table:table-cell office:value-type="string" table:style-name="ce17">
            <text:p>Invoice Line</text:p>
          </table:table-cell>
          <table:table-cell office:value-type="string" table:style-name="ce17">
            <text:p>Invoice</text:p>
          </table:table-cell>
          <table:table-cell table:number-columns-repeated="2" table:style-name="ce17"/>
          <table:table-cell office:value-type="string" office:string-value="Period" table:formula="of:=[.N62]" table:style-name="ce17">
            <text:p>Period</text:p>
          </table:table-cell>
          <table:table-cell office:value-type="string" table:style-name="ce17">
            <text:p>Period</text:p>
          </table:table-cell>
          <table:table-cell table:number-columns-repeated="3" table:style-name="ce17"/>
          <table:table-cell office:value-type="string" table:style-name="ce17">
            <text:p>Period</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n invoice period to which this invoice line applies.</text:p>
          </table:table-cell>
          <table:table-cell table:number-columns-repeated="2" table:style-name="ce17"/>
          <table:table-cell office:value-type="string" table:style-name="ce17">
            <text:p>2.1</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Change from UBL 1.0: Modified definition text</text:p>
          </table:table-cell>
          <table:table-cell table:style-name="ce17"/>
          <table:table-cell table:number-columns-repeated="991" table:style-name="ce6"/>
          <table:table-cell table:number-columns-repeated="15360"/>
        </table:table-row>
        <table:table-row table:style-name="ro2">
          <table:table-cell office:value-type="string" table:style-name="ce16">
            <text:p>Document Reference</text:p>
          </table:table-cell>
          <table:table-cell office:value-type="string" table:style-name="ce16">
            <text:p>DocumentReference</text:p>
          </table:table-cell>
          <table:table-cell office:value-type="string" table:style-name="ce17">
            <text:p>Invoice Line. Document Reference</text:p>
          </table:table-cell>
          <table:table-cell table:style-name="ce17"/>
          <table:table-cell office:value-type="string" table:style-name="ce17">
            <text:p>Invoice Line</text:p>
          </table:table-cell>
          <table:table-cell table:number-columns-repeated="3" table:style-name="ce17"/>
          <table:table-cell office:value-type="string" office:string-value="Document Reference" table:formula="of:=[.N63]" table:style-name="ce17">
            <text:p>Document Reference</text:p>
          </table:table-cell>
          <table:table-cell office:value-type="string" table:style-name="ce17">
            <text:p>Document Reference</text:p>
          </table:table-cell>
          <table:table-cell table:number-columns-repeated="3" table:style-name="ce17"/>
          <table:table-cell office:value-type="string" table:style-name="ce17">
            <text:p>Document Reference</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 reference to a document associated with this invoice line.</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16">
            <text:p>Allowance or Charge</text:p>
          </table:table-cell>
          <table:table-cell office:value-type="string" table:style-name="ce16">
            <text:p>AllowanceCharge</text:p>
          </table:table-cell>
          <table:table-cell office:value-type="string" table:style-name="ce17">
            <text:p>Invoice Line. Allowance Charge</text:p>
          </table:table-cell>
          <table:table-cell table:style-name="ce17"/>
          <table:table-cell office:value-type="string" table:style-name="ce17">
            <text:p>Invoice Line</text:p>
          </table:table-cell>
          <table:table-cell table:number-columns-repeated="3" table:style-name="ce17"/>
          <table:table-cell office:value-type="string" office:string-value="Allowance Charge" table:formula="of:=[.N64]" table:style-name="ce17">
            <text:p>Allowance Charge</text:p>
          </table:table-cell>
          <table:table-cell office:value-type="string" table:style-name="ce17">
            <text:p>Allowance Charge</text:p>
          </table:table-cell>
          <table:table-cell table:number-columns-repeated="3" table:style-name="ce17"/>
          <table:table-cell office:value-type="string" table:style-name="ce17">
            <text:p>Allowance Charge</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n allowance or charge associated with this invoice line.</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16">
            <text:p>Tax Total</text:p>
          </table:table-cell>
          <table:table-cell office:value-type="string" table:style-name="ce16">
            <text:p>TaxTotal</text:p>
          </table:table-cell>
          <table:table-cell office:value-type="string" table:style-name="ce17">
            <text:p>Invoice Line. Tax Total</text:p>
          </table:table-cell>
          <table:table-cell table:style-name="ce17"/>
          <table:table-cell office:value-type="string" table:style-name="ce17">
            <text:p>Invoice Line</text:p>
          </table:table-cell>
          <table:table-cell table:number-columns-repeated="3" table:style-name="ce17"/>
          <table:table-cell office:value-type="string" office:string-value="Tax Total" table:formula="of:=[.N65]" table:style-name="ce17">
            <text:p>Tax Total</text:p>
          </table:table-cell>
          <table:table-cell office:value-type="string" table:style-name="ce17">
            <text:p>Tax Total</text:p>
          </table:table-cell>
          <table:table-cell table:number-columns-repeated="3" table:style-name="ce17"/>
          <table:table-cell office:value-type="string" table:style-name="ce17">
            <text:p>Tax Total</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 total amount of taxes of a particular kind applicable to this invoice line.</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16">
            <text:p>Item</text:p>
          </table:table-cell>
          <table:table-cell office:value-type="string" table:style-name="ce16">
            <text:p>Item</text:p>
          </table:table-cell>
          <table:table-cell office:value-type="string" table:style-name="ce17">
            <text:p>Invoice Line. Item</text:p>
          </table:table-cell>
          <table:table-cell table:style-name="ce17"/>
          <table:table-cell office:value-type="string" table:style-name="ce17">
            <text:p>Invoice Line</text:p>
          </table:table-cell>
          <table:table-cell table:number-columns-repeated="3" table:style-name="ce17"/>
          <table:table-cell office:value-type="string" office:string-value="Item" table:formula="of:=[.N66]" table:style-name="ce17">
            <text:p>Item</text:p>
          </table:table-cell>
          <table:table-cell office:value-type="string" table:style-name="ce17">
            <text:p>Item</text:p>
          </table:table-cell>
          <table:table-cell table:number-columns-repeated="3" table:style-name="ce17"/>
          <table:table-cell office:value-type="string" table:style-name="ce17">
            <text:p>Item</text:p>
          </table:table-cell>
          <table:table-cell table:style-name="ce17"/>
          <table:table-cell office:value-type="string" table:style-name="ce17">
            <text:p>1</text:p>
          </table:table-cell>
          <table:table-cell office:value-type="string" table:style-name="ce17">
            <text:p>ASBIE</text:p>
          </table:table-cell>
          <table:table-cell office:value-type="string" table:style-name="ce17">
            <text:p>The item associated with this invoice line.</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16">
            <text:p>Price</text:p>
          </table:table-cell>
          <table:table-cell office:value-type="string" table:style-name="ce16">
            <text:p>Price</text:p>
          </table:table-cell>
          <table:table-cell office:value-type="string" table:style-name="ce17">
            <text:p>Invoice Line. Price</text:p>
          </table:table-cell>
          <table:table-cell table:style-name="ce17"/>
          <table:table-cell office:value-type="string" table:style-name="ce17">
            <text:p>Invoice Line</text:p>
          </table:table-cell>
          <table:table-cell table:number-columns-repeated="3" table:style-name="ce17"/>
          <table:table-cell office:value-type="string" office:string-value="Price" table:formula="of:=[.N67]" table:style-name="ce17">
            <text:p>Price</text:p>
          </table:table-cell>
          <table:table-cell office:value-type="string" table:style-name="ce17">
            <text:p>Price</text:p>
          </table:table-cell>
          <table:table-cell table:number-columns-repeated="3" table:style-name="ce17"/>
          <table:table-cell office:value-type="string" table:style-name="ce17">
            <text:p>Price</text:p>
          </table:table-cell>
          <table:table-cell office:value-type="string" table:style-name="ce17">
            <text:p>Unit Price, Base Price</text:p>
          </table:table-cell>
          <table:table-cell office:value-type="string" table:style-name="ce17">
            <text:p>0..1</text:p>
          </table:table-cell>
          <table:table-cell office:value-type="string" table:style-name="ce17">
            <text:p>ASBIE</text:p>
          </table:table-cell>
          <table:table-cell office:value-type="string" table:style-name="ce17">
            <text:p>The price of the item associated with this invoice line.</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Change from UBL 1.0: Changed from Baseprice</text:p>
          </table:table-cell>
          <table:table-cell table:style-name="ce17"/>
          <table:table-cell table:number-columns-repeated="16351"/>
        </table:table-row>
        <table:table-row table:style-name="ro2">
          <table:table-cell office:value-type="string" table:style-name="ce7">
            <text:p>Item</text:p>
          </table:table-cell>
          <table:table-cell office:value-type="string" table:style-name="ce7">
            <text:p>Item</text:p>
          </table:table-cell>
          <table:table-cell office:value-type="string" table:style-name="ce8">
            <text:p>Item. Details</text:p>
          </table:table-cell>
          <table:table-cell table:style-name="ce8"/>
          <table:table-cell office:value-type="string" table:style-name="ce8">
            <text:p>Item</text:p>
          </table:table-cell>
          <table:table-cell table:number-columns-repeated="9" table:style-name="ce8"/>
          <table:table-cell office:value-type="string" table:style-name="ce8">
            <text:p>article, product, goods item</text:p>
          </table:table-cell>
          <table:table-cell table:style-name="ce8"/>
          <table:table-cell office:value-type="string" table:style-name="ce8">
            <text:p>ABIE</text:p>
          </table:table-cell>
          <table:table-cell office:value-type="string" table:style-name="ce8">
            <text:p>A class to describe an item of trade. It includes a generic description applicable to all examples of the item together with optional subsidiary descriptions of any number of actual instances of the type.</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Description</text:p>
          </table:table-cell>
          <table:table-cell office:value-type="string" table:style-name="ce13">
            <text:p>Description</text:p>
          </table:table-cell>
          <table:table-cell office:value-type="string" table:style-name="ce14">
            <text:p>Item. Description. Text</text:p>
          </table:table-cell>
          <table:table-cell table:style-name="ce14"/>
          <table:table-cell office:value-type="string" table:style-name="ce14">
            <text:p>Item</text:p>
          </table:table-cell>
          <table:table-cell table:number-columns-repeated="2" table:style-name="ce14"/>
          <table:table-cell office:value-type="string" table:style-name="ce14">
            <text:p>Description</text:p>
          </table:table-cell>
          <table:table-cell office:value-type="string" office:string-value="Description" table:formula="of:=IF([.G69]&lt;&gt;&quot;&quot;;CONCATENATE([.G69];&quot; &quot;;[.H69]);[.H69])" table:style-name="ce15">
            <text:p>Description</text:p>
          </table:table-cell>
          <table:table-cell office:value-type="string" table:style-name="ce14">
            <text:p>Text</text:p>
          </table:table-cell>
          <table:table-cell table:style-name="ce14"/>
          <table:table-cell office:value-type="string" office:string-value="Text. Type" table:formula="of:=IF([.K69]&lt;&gt;&quot;&quot;;CONCATENATE([.K69];&quot;_ &quot;;[.J69];&quot;. Type&quot;);CONCATENATE([.J69];&quot;. Type&quot;))" table:style-name="ce15">
            <text:p>Text. Type</text:p>
          </table:table-cell>
          <table:table-cell table:number-columns-repeated="3" table:style-name="ce14"/>
          <table:table-cell office:value-type="string" table:style-name="ce14">
            <text:p>0..n</text:p>
          </table:table-cell>
          <table:table-cell office:value-type="string" table:style-name="ce14">
            <text:p>BBIE</text:p>
          </table:table-cell>
          <table:table-cell office:value-type="string" table:style-name="ce14">
            <text:p>Text describing this item.</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Name</text:p>
          </table:table-cell>
          <table:table-cell office:value-type="string" table:style-name="ce13">
            <text:p>Name</text:p>
          </table:table-cell>
          <table:table-cell office:value-type="string" table:style-name="ce14">
            <text:p>Item. Name</text:p>
          </table:table-cell>
          <table:table-cell table:style-name="ce14"/>
          <table:table-cell office:value-type="string" table:style-name="ce14">
            <text:p>Item</text:p>
          </table:table-cell>
          <table:table-cell table:number-columns-repeated="2" table:style-name="ce14"/>
          <table:table-cell office:value-type="string" table:style-name="ce14">
            <text:p>Name</text:p>
          </table:table-cell>
          <table:table-cell office:value-type="string" office:string-value="Name" table:formula="of:=IF([.G70]&lt;&gt;&quot;&quot;;CONCATENATE([.G70];&quot; &quot;;[.H70]);[.H70])" table:style-name="ce15">
            <text:p>Name</text:p>
          </table:table-cell>
          <table:table-cell office:value-type="string" table:style-name="ce14">
            <text:p>Name</text:p>
          </table:table-cell>
          <table:table-cell table:style-name="ce14"/>
          <table:table-cell office:value-type="string" office:string-value="Name. Type" table:formula="of:=IF([.K70]&lt;&gt;&quot;&quot;;CONCATENATE([.K70];&quot;_ &quot;;[.J70];&quot;. Type&quot;);CONCATENATE([.J70];&quot;. Type&quot;))" table:style-name="ce15">
            <text:p>Name.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 short name optionally given to this item, such as a name from a catalogue, as distinct from a description.</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Specification</text:p>
          </table:table-cell>
          <table:table-cell office:value-type="string" table:style-name="ce13">
            <text:p>AdditionalInformation</text:p>
          </table:table-cell>
          <table:table-cell office:value-type="string" table:style-name="ce14">
            <text:p>Item. Additional_ Information. Text</text:p>
          </table:table-cell>
          <table:table-cell table:style-name="ce14"/>
          <table:table-cell office:value-type="string" table:style-name="ce14">
            <text:p>Item</text:p>
          </table:table-cell>
          <table:table-cell office:value-type="string" table:style-name="ce14">
            <text:p>Additional</text:p>
          </table:table-cell>
          <table:table-cell table:style-name="ce14"/>
          <table:table-cell office:value-type="string" table:style-name="ce14">
            <text:p>Information</text:p>
          </table:table-cell>
          <table:table-cell office:value-type="string" office:string-value="Information" table:formula="of:=IF([.G71]&lt;&gt;&quot;&quot;;CONCATENATE([.G71];&quot; &quot;;[.H71]);[.H71])" table:style-name="ce15">
            <text:p>Information</text:p>
          </table:table-cell>
          <table:table-cell office:value-type="string" table:style-name="ce14">
            <text:p>Text</text:p>
          </table:table-cell>
          <table:table-cell table:style-name="ce14"/>
          <table:table-cell office:value-type="string" office:string-value="Text. Type" table:formula="of:=IF([.K71]&lt;&gt;&quot;&quot;;CONCATENATE([.K71];&quot;_ &quot;;[.J71];&quot;. Type&quot;);CONCATENATE([.J71];&quot;. Type&quot;))" table:style-name="ce15">
            <text:p>Text. Type</text:p>
          </table:table-cell>
          <table:table-cell table:number-columns-repeated="3" table:style-name="ce14"/>
          <table:table-cell office:value-type="string" table:style-name="ce14">
            <text:p>0..n</text:p>
          </table:table-cell>
          <table:table-cell office:value-type="string" table:style-name="ce14">
            <text:p>BBIE</text:p>
          </table:table-cell>
          <table:table-cell office:value-type="string" table:style-name="ce14">
            <text:p>Further details regarding this item (e.g., the URL of a relevant web page).</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6">
            <text:p>Suppliers Item Identification</text:p>
          </table:table-cell>
          <table:table-cell office:value-type="string" table:style-name="ce16">
            <text:p>SellersItemIdentification</text:p>
          </table:table-cell>
          <table:table-cell office:value-type="string" table:style-name="ce17">
            <text:p>Item. Sellers_ Item Identification. Item Identification</text:p>
          </table:table-cell>
          <table:table-cell table:style-name="ce17"/>
          <table:table-cell office:value-type="string" table:style-name="ce17">
            <text:p>Item</text:p>
          </table:table-cell>
          <table:table-cell office:value-type="string" table:style-name="ce17">
            <text:p>Sellers</text:p>
          </table:table-cell>
          <table:table-cell table:number-columns-repeated="2" table:style-name="ce17"/>
          <table:table-cell office:value-type="string" office:string-value="Item Identification" table:formula="of:=[.N72]" table:style-name="ce17">
            <text:p>Item Identification</text:p>
          </table:table-cell>
          <table:table-cell office:value-type="string" table:style-name="ce17">
            <text:p>Item Identification</text:p>
          </table:table-cell>
          <table:table-cell table:number-columns-repeated="3" table:style-name="ce17"/>
          <table:table-cell office:value-type="string" table:style-name="ce17">
            <text:p>Item Identification</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Identifying information for this item, assigned by the seller.</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16">
            <text:p>Standard Item Identification</text:p>
          </table:table-cell>
          <table:table-cell office:value-type="string" table:style-name="ce16">
            <text:p>StandardItemIdentification</text:p>
          </table:table-cell>
          <table:table-cell office:value-type="string" table:style-name="ce17">
            <text:p>Item. Standard_ Item Identification. Item Identification</text:p>
          </table:table-cell>
          <table:table-cell table:style-name="ce17"/>
          <table:table-cell office:value-type="string" table:style-name="ce17">
            <text:p>Item</text:p>
          </table:table-cell>
          <table:table-cell office:value-type="string" table:style-name="ce17">
            <text:p>Standard</text:p>
          </table:table-cell>
          <table:table-cell table:number-columns-repeated="2" table:style-name="ce17"/>
          <table:table-cell office:value-type="string" office:string-value="Item Identification" table:formula="of:=[.N73]" table:style-name="ce17">
            <text:p>Item Identification</text:p>
          </table:table-cell>
          <table:table-cell office:value-type="string" table:style-name="ce17">
            <text:p>Item Identification</text:p>
          </table:table-cell>
          <table:table-cell table:number-columns-repeated="3" table:style-name="ce17"/>
          <table:table-cell office:value-type="string" table:style-name="ce17">
            <text:p>Item Identification</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Identifying information for this item, assigned according to a standard system.</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16">
            <text:p>Item Classification</text:p>
          </table:table-cell>
          <table:table-cell office:value-type="string" table:style-name="ce16">
            <text:p>CommodityClassification</text:p>
          </table:table-cell>
          <table:table-cell office:value-type="string" table:style-name="ce17">
            <text:p>Item. Commodity Classification</text:p>
          </table:table-cell>
          <table:table-cell table:style-name="ce17"/>
          <table:table-cell office:value-type="string" table:style-name="ce17">
            <text:p>Item</text:p>
          </table:table-cell>
          <table:table-cell table:number-columns-repeated="3" table:style-name="ce17"/>
          <table:table-cell office:value-type="string" office:string-value="Commodity Classification" table:formula="of:=[.N74]" table:style-name="ce17">
            <text:p>Commodity Classification</text:p>
          </table:table-cell>
          <table:table-cell office:value-type="string" table:style-name="ce17">
            <text:p>Commodity Classification</text:p>
          </table:table-cell>
          <table:table-cell table:number-columns-repeated="3" table:style-name="ce17"/>
          <table:table-cell office:value-type="string" table:style-name="ce17">
            <text:p>Commodity Classification</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 classification of this item according to a specific system for classifying commodities.</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16">
            <text:p>Additional Item Property</text:p>
          </table:table-cell>
          <table:table-cell office:value-type="string" table:style-name="ce16">
            <text:p>AdditionalItemProperty</text:p>
          </table:table-cell>
          <table:table-cell office:value-type="string" table:style-name="ce17">
            <text:p>Item. Additional_ Item Property. Item Property</text:p>
          </table:table-cell>
          <table:table-cell table:style-name="ce17"/>
          <table:table-cell office:value-type="string" table:style-name="ce17">
            <text:p>Item</text:p>
          </table:table-cell>
          <table:table-cell office:value-type="string" table:style-name="ce17">
            <text:p>Additional</text:p>
          </table:table-cell>
          <table:table-cell table:number-columns-repeated="2" table:style-name="ce17"/>
          <table:table-cell office:value-type="string" office:string-value="Item Property" table:formula="of:=[.N75]" table:style-name="ce17">
            <text:p>Item Property</text:p>
          </table:table-cell>
          <table:table-cell office:value-type="string" table:style-name="ce17">
            <text:p>Item Property</text:p>
          </table:table-cell>
          <table:table-cell table:number-columns-repeated="3" table:style-name="ce17"/>
          <table:table-cell office:value-type="string" table:style-name="ce17">
            <text:p>Item Property</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n additional property of this item.</text:p>
          </table:table-cell>
          <table:table-cell table:number-columns-repeated="2" table:style-name="ce17"/>
          <table:table-cell office:value-type="string" table:style-name="ce17">
            <text:p>2.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16351"/>
        </table:table-row>
        <table:table-row table:style-name="ro2">
          <table:table-cell office:value-type="string" table:style-name="ce7">
            <text:p>Item Identification</text:p>
          </table:table-cell>
          <table:table-cell office:value-type="string" table:style-name="ce7">
            <text:p>ItemIdentification</text:p>
          </table:table-cell>
          <table:table-cell office:value-type="string" table:style-name="ce8">
            <text:p>Item Identification. Details</text:p>
          </table:table-cell>
          <table:table-cell table:style-name="ce8"/>
          <table:table-cell office:value-type="string" table:style-name="ce8">
            <text:p>Item Identification</text:p>
          </table:table-cell>
          <table:table-cell table:number-columns-repeated="11" table:style-name="ce8"/>
          <table:table-cell office:value-type="string" table:style-name="ce8">
            <text:p>ABIE</text:p>
          </table:table-cell>
          <table:table-cell office:value-type="string" table:style-name="ce8">
            <text:p>A class for assigning identifying information to an item.</text:p>
          </table:table-cell>
          <table:table-cell table:number-columns-repeated="2" table:style-name="ce8"/>
          <table:table-cell office:value-type="string" table:style-name="ce8">
            <text:p>1.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Identifier</text:p>
          </table:table-cell>
          <table:table-cell office:value-type="string" table:style-name="ce13">
            <text:p>ID</text:p>
          </table:table-cell>
          <table:table-cell office:value-type="string" table:style-name="ce14">
            <text:p>Item Identification. Identifier</text:p>
          </table:table-cell>
          <table:table-cell table:style-name="ce14"/>
          <table:table-cell office:value-type="string" table:style-name="ce14">
            <text:p>Item Identification</text:p>
          </table:table-cell>
          <table:table-cell table:number-columns-repeated="2" table:style-name="ce14"/>
          <table:table-cell office:value-type="string" table:style-name="ce14">
            <text:p>Identifier</text:p>
          </table:table-cell>
          <table:table-cell office:value-type="string" office:string-value="Identifier" table:formula="of:=IF([.G77]&lt;&gt;&quot;&quot;;CONCATENATE([.G77];&quot; &quot;;[.H77]);[.H77])" table:style-name="ce15">
            <text:p>Identifier</text:p>
          </table:table-cell>
          <table:table-cell office:value-type="string" table:style-name="ce14">
            <text:p>Identifier</text:p>
          </table:table-cell>
          <table:table-cell table:style-name="ce14"/>
          <table:table-cell office:value-type="string" office:string-value="Identifier. Type" table:formula="of:=IF([.K77]&lt;&gt;&quot;&quot;;CONCATENATE([.K77];&quot;_ &quot;;[.J77];&quot;. Type&quot;);CONCATENATE([.J77];&quot;. Type&quot;))" table:style-name="ce15">
            <text:p>Identifier.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An identifier for the item.</text:p>
          </table:table-cell>
          <table:table-cell office:value-type="string" table:style-name="ce14">
            <text:p>CUST001 3333-44-123</text:p>
          </table:table-cell>
          <table:table-cell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7">
            <text:p>Item Property</text:p>
          </table:table-cell>
          <table:table-cell office:value-type="string" table:style-name="ce7">
            <text:p>ItemProperty</text:p>
          </table:table-cell>
          <table:table-cell office:value-type="string" table:style-name="ce8">
            <text:p>Item Property. Details</text:p>
          </table:table-cell>
          <table:table-cell table:style-name="ce8"/>
          <table:table-cell office:value-type="string" table:style-name="ce8">
            <text:p>Item Property</text:p>
          </table:table-cell>
          <table:table-cell table:number-columns-repeated="11" table:style-name="ce8"/>
          <table:table-cell office:value-type="string" table:style-name="ce8">
            <text:p>ABIE</text:p>
          </table:table-cell>
          <table:table-cell office:value-type="string" table:style-name="ce8">
            <text:p>A class to describe a specific property of an item.</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Name</text:p>
          </table:table-cell>
          <table:table-cell office:value-type="string" table:style-name="ce13">
            <text:p>Name</text:p>
          </table:table-cell>
          <table:table-cell office:value-type="string" table:style-name="ce14">
            <text:p>Item Property. Name</text:p>
          </table:table-cell>
          <table:table-cell table:style-name="ce14"/>
          <table:table-cell office:value-type="string" table:style-name="ce14">
            <text:p>Item Property</text:p>
          </table:table-cell>
          <table:table-cell table:number-columns-repeated="2" table:style-name="ce14"/>
          <table:table-cell office:value-type="string" table:style-name="ce14">
            <text:p>Name</text:p>
          </table:table-cell>
          <table:table-cell office:value-type="string" office:string-value="Name" table:formula="of:=IF([.G79]&lt;&gt;&quot;&quot;;CONCATENATE([.G79];&quot; &quot;;[.H79]);[.H79])" table:style-name="ce15">
            <text:p>Name</text:p>
          </table:table-cell>
          <table:table-cell office:value-type="string" table:style-name="ce14">
            <text:p>Name</text:p>
          </table:table-cell>
          <table:table-cell table:style-name="ce14"/>
          <table:table-cell office:value-type="string" office:string-value="Name. Type" table:formula="of:=IF([.K79]&lt;&gt;&quot;&quot;;CONCATENATE([.K79];&quot;_ &quot;;[.J79];&quot;. Type&quot;);CONCATENATE([.J79];&quot;. Type&quot;))" table:style-name="ce15">
            <text:p>Name.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The name of this item property.</text:p>
          </table:table-cell>
          <table:table-cell office:value-type="string" table:style-name="ce14">
            <text:p>Energy Rating , Collar Size , Fat Content</text:p>
          </table:table-cell>
          <table:table-cell table:style-name="ce14"/>
          <table:table-cell office:value-type="string" table:style-name="ce14">
            <text:p>2.1</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Value</text:p>
          </table:table-cell>
          <table:table-cell office:value-type="string" table:style-name="ce13">
            <text:p>Value</text:p>
          </table:table-cell>
          <table:table-cell office:value-type="string" table:style-name="ce14">
            <text:p>Item Property. Value. Text</text:p>
          </table:table-cell>
          <table:table-cell table:style-name="ce14"/>
          <table:table-cell office:value-type="string" table:style-name="ce14">
            <text:p>Item Property</text:p>
          </table:table-cell>
          <table:table-cell table:number-columns-repeated="2" table:style-name="ce14"/>
          <table:table-cell office:value-type="string" table:style-name="ce14">
            <text:p>Value</text:p>
          </table:table-cell>
          <table:table-cell office:value-type="string" office:string-value="Value" table:formula="of:=IF([.G80]&lt;&gt;&quot;&quot;;CONCATENATE([.G80];&quot; &quot;;[.H80]);[.H80])" table:style-name="ce15">
            <text:p>Value</text:p>
          </table:table-cell>
          <table:table-cell office:value-type="string" table:style-name="ce14">
            <text:p>Text</text:p>
          </table:table-cell>
          <table:table-cell table:style-name="ce14"/>
          <table:table-cell office:value-type="string" office:string-value="Text. Type" table:formula="of:=IF([.K80]&lt;&gt;&quot;&quot;;CONCATENATE([.K80];&quot;_ &quot;;[.J80];&quot;. Type&quot;);CONCATENATE([.J80];&quot;. Type&quot;))" table:style-name="ce15">
            <text:p>Tex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value of this item property, expressed as text.</text:p>
          </table:table-cell>
          <table:table-cell office:value-type="string" table:style-name="ce14">
            <text:p>100 watts , 15 European , 20% +/- 5%</text:p>
          </table:table-cell>
          <table:table-cell table:style-name="ce14"/>
          <table:table-cell office:value-type="string" table:style-name="ce14">
            <text:p>2.1</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24">
            <text:p>Line Reference</text:p>
          </table:table-cell>
          <table:table-cell office:value-type="string" office:string-value="LineReference" table:formula="of:=SUBSTITUTE(SUBSTITUTE(CONCATENATE(IF([.D81]=&quot;&quot;;&quot;&quot;;CONCATENATE([.D81];&quot;&quot;));&quot;&quot;;[.E81]);&quot; &quot;;&quot;&quot;);&quot;'&quot;;&quot;&quot;)" table:style-name="ce25">
            <text:p>LineReference</text:p>
          </table:table-cell>
          <table:table-cell office:value-type="string" table:style-name="ce24">
            <text:p>Line Reference. Details</text:p>
          </table:table-cell>
          <table:table-cell table:style-name="ce24"/>
          <table:table-cell office:value-type="string" table:style-name="ce24">
            <text:p>Line Reference</text:p>
          </table:table-cell>
          <table:table-cell table:number-columns-repeated="11" table:style-name="ce24"/>
          <table:table-cell office:value-type="string" table:style-name="ce24">
            <text:p>ABIE</text:p>
          </table:table-cell>
          <table:table-cell office:value-type="string" table:style-name="ce24">
            <text:p>A class to define a reference to a line in a document.</text:p>
          </table:table-cell>
          <table:table-cell table:number-columns-repeated="2" table:style-name="ce24"/>
          <table:table-cell office:value-type="string" table:style-name="ce24">
            <text:p>1.0</text:p>
          </table:table-cell>
          <table:table-cell table:number-columns-repeated="2" table:style-name="ce24"/>
          <table:table-cell office:value-type="string" table:style-name="ce24">
            <text:p>Procurement</text:p>
          </table:table-cell>
          <table:table-cell office:value-type="string" table:style-name="ce24">
            <text:p>In All Contexts</text:p>
          </table:table-cell>
          <table:table-cell office:value-type="string" table:style-name="ce24">
            <text:p>None</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text:s/></text:p>
          </table:table-cell>
          <table:table-cell table:style-name="ce26"/>
          <table:table-cell table:number-columns-repeated="16351"/>
        </table:table-row>
        <table:table-row table:style-name="ro2">
          <table:table-cell office:value-type="string" table:style-name="ce9">
            <text:p>Line Identifier</text:p>
          </table:table-cell>
          <table:table-cell office:value-type="string" office:string-value="LineID" table:formula="of:=IF([.H82]=&quot;UUID&quot;;&quot;UUID&quot;;SUBSTITUTE(SUBSTITUTE(CONCATENATE(IF([.F82]=&quot;Universally Unique&quot;;&quot;UU&quot;;[.F82]);IF([.H82]&lt;&gt;[.J82];[.I82];[.G82]);CONCATENATE(IF([.J82]=&quot;Identifier&quot;;&quot;ID&quot;;IF([.J82]=&quot;Text&quot;;&quot;&quot;;[.J82]))));&quot; &quot;;&quot;&quot;);&quot;'&quot;;&quot;&quot;))" table:style-name="ce10">
            <text:p>LineID</text:p>
          </table:table-cell>
          <table:table-cell office:value-type="string" table:style-name="ce9">
            <text:p>Line Reference. Line Identifier. Identifier</text:p>
          </table:table-cell>
          <table:table-cell table:style-name="ce9"/>
          <table:table-cell office:value-type="string" table:style-name="ce9">
            <text:p>Line Reference</text:p>
          </table:table-cell>
          <table:table-cell table:style-name="ce9"/>
          <table:table-cell office:value-type="string" table:style-name="ce9">
            <text:p>Line</text:p>
          </table:table-cell>
          <table:table-cell office:value-type="string" table:style-name="ce9">
            <text:p>Identifier</text:p>
          </table:table-cell>
          <table:table-cell office:value-type="string" office:string-value="Line Identifier" table:formula="of:=IF([.G82]&lt;&gt;&quot;&quot;;CONCATENATE([.G82];&quot; &quot;;[.H82]);[.H82])" table:style-name="ce11">
            <text:p>Line Identifier</text:p>
          </table:table-cell>
          <table:table-cell office:value-type="string" table:style-name="ce9">
            <text:p>Identifier</text:p>
          </table:table-cell>
          <table:table-cell table:style-name="ce9"/>
          <table:table-cell office:value-type="string" office:string-value="Identifier. Type" table:formula="of:=IF([.K82]&lt;&gt;&quot;&quot;;CONCATENATE([.K82];&quot;_ &quot;;[.J82];&quot;. Type&quot;);CONCATENATE([.J82];&quot;. Type&quot;))" table:style-name="ce11">
            <text:p>Identifier. Type</text:p>
          </table:table-cell>
          <table:table-cell table:number-columns-repeated="3" table:style-name="ce9"/>
          <table:table-cell office:value-type="string" table:style-name="ce9">
            <text:p>1</text:p>
          </table:table-cell>
          <table:table-cell office:value-type="string" table:style-name="ce9">
            <text:p>BBIE</text:p>
          </table:table-cell>
          <table:table-cell office:value-type="string" table:style-name="ce9">
            <text:p>Identifies the referenced line in the document.</text:p>
          </table:table-cell>
          <table:table-cell table:number-columns-repeated="2" table:style-name="ce9"/>
          <table:table-cell office:value-type="string" table:style-name="ce9">
            <text:p>1.0</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text:s/></text:p>
          </table:table-cell>
          <table:table-cell table:style-name="ce12"/>
          <table:table-cell table:number-columns-repeated="16351"/>
        </table:table-row>
        <table:table-row table:style-name="ro2">
          <table:table-cell office:value-type="string" table:style-name="ce27">
            <text:p>Document Reference</text:p>
          </table:table-cell>
          <table:table-cell office:value-type="string" office:string-value="DocumentReference" table:formula="of:=SUBSTITUTE(SUBSTITUTE(CONCATENATE(IF([.F83]=&quot;Universally Unique&quot;;&quot;UU&quot;;[.F83]);[.G83];IF([.I83]&lt;&gt;[.J83];[.I83];&quot;&quot;);CONCATENATE(IF([.J83]=&quot;Identifier&quot;;&quot;ID&quot;;IF([.J83]=&quot;Text&quot;;&quot;&quot;;[.J83]))));&quot; &quot;;&quot;&quot;);&quot;'&quot;;&quot;&quot;)" table:style-name="ce28">
            <text:p>DocumentReference</text:p>
          </table:table-cell>
          <table:table-cell office:value-type="string" table:style-name="ce27">
            <text:p>Line Reference. Document Reference</text:p>
          </table:table-cell>
          <table:table-cell table:style-name="ce27"/>
          <table:table-cell office:value-type="string" table:style-name="ce27">
            <text:p>Line Reference</text:p>
          </table:table-cell>
          <table:table-cell table:number-columns-repeated="3" table:style-name="ce27"/>
          <table:table-cell office:value-type="string" office:string-value="Document Reference" table:formula="of:=[.N83]" table:style-name="ce27">
            <text:p>Document Reference</text:p>
          </table:table-cell>
          <table:table-cell office:value-type="string" table:style-name="ce27">
            <text:p>Document Reference</text:p>
          </table:table-cell>
          <table:table-cell table:number-columns-repeated="3" table:style-name="ce27"/>
          <table:table-cell office:value-type="string" table:style-name="ce27">
            <text:p>Document Reference</text:p>
          </table:table-cell>
          <table:table-cell table:style-name="ce27"/>
          <table:table-cell office:value-type="string" table:style-name="ce27">
            <text:p>0..1</text:p>
          </table:table-cell>
          <table:table-cell office:value-type="string" table:style-name="ce27">
            <text:p>ASBIE</text:p>
          </table:table-cell>
          <table:table-cell office:value-type="string" table:style-name="ce27">
            <text:p>A reference to the document containing the referenced line.</text:p>
          </table:table-cell>
          <table:table-cell table:number-columns-repeated="2" table:style-name="ce27"/>
          <table:table-cell office:value-type="string" table:style-name="ce27">
            <text:p>1.0</text:p>
          </table:table-cell>
          <table:table-cell table:number-columns-repeated="2" table:style-name="ce27"/>
          <table:table-cell office:value-type="string" table:style-name="ce27">
            <text:p>Procurement</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16351"/>
        </table:table-row>
        <table:table-row table:style-name="ro2">
          <table:table-cell office:value-type="string" table:style-name="ce24">
            <text:p>Line Response</text:p>
          </table:table-cell>
          <table:table-cell office:value-type="string" office:string-value="LineResponse" table:formula="of:=SUBSTITUTE(SUBSTITUTE(CONCATENATE(IF([.D84]=&quot;&quot;;&quot;&quot;;CONCATENATE([.D84];&quot;&quot;));&quot;&quot;;[.E84]);&quot; &quot;;&quot;&quot;);&quot;'&quot;;&quot;&quot;)" table:style-name="ce25">
            <text:p>LineResponse</text:p>
          </table:table-cell>
          <table:table-cell office:value-type="string" table:style-name="ce24">
            <text:p>Line Response. Details</text:p>
          </table:table-cell>
          <table:table-cell table:style-name="ce24"/>
          <table:table-cell office:value-type="string" table:style-name="ce24">
            <text:p>Line Response</text:p>
          </table:table-cell>
          <table:table-cell table:number-columns-repeated="11" table:style-name="ce24"/>
          <table:table-cell office:value-type="string" table:style-name="ce24">
            <text:p>ABIE</text:p>
          </table:table-cell>
          <table:table-cell office:value-type="string" table:style-name="ce24">
            <text:p>A class to describe responses to a line in a document.</text:p>
          </table:table-cell>
          <table:table-cell table:number-columns-repeated="2" table:style-name="ce24"/>
          <table:table-cell office:value-type="string" table:style-name="ce24">
            <text:p>2.0</text:p>
          </table:table-cell>
          <table:table-cell table:number-columns-repeated="2" table:style-name="ce24"/>
          <table:table-cell office:value-type="string" table:style-name="ce24">
            <text:p>Procurement</text:p>
          </table:table-cell>
          <table:table-cell office:value-type="string" table:style-name="ce24">
            <text:p>In All Contexts</text:p>
          </table:table-cell>
          <table:table-cell office:value-type="string" table:style-name="ce24">
            <text:p>None</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text:s/></text:p>
          </table:table-cell>
          <table:table-cell table:style-name="ce26"/>
          <table:table-cell table:number-columns-repeated="16351"/>
        </table:table-row>
        <table:table-row table:style-name="ro2">
          <table:table-cell office:value-type="string" table:style-name="ce27">
            <text:p>Line Reference</text:p>
          </table:table-cell>
          <table:table-cell office:value-type="string" office:string-value="LineReference" table:formula="of:=SUBSTITUTE(SUBSTITUTE(CONCATENATE(IF([.F85]=&quot;Universally Unique&quot;;&quot;UU&quot;;[.F85]);[.G85];IF([.I85]&lt;&gt;[.J85];[.I85];&quot;&quot;);CONCATENATE(IF([.J85]=&quot;Identifier&quot;;&quot;ID&quot;;IF([.J85]=&quot;Text&quot;;&quot;&quot;;[.J85]))));&quot; &quot;;&quot;&quot;);&quot;'&quot;;&quot;&quot;)" table:style-name="ce28">
            <text:p>LineReference</text:p>
          </table:table-cell>
          <table:table-cell office:value-type="string" table:style-name="ce27">
            <text:p>Line Response. Line Reference</text:p>
          </table:table-cell>
          <table:table-cell table:style-name="ce27"/>
          <table:table-cell office:value-type="string" table:style-name="ce27">
            <text:p>Line Response</text:p>
          </table:table-cell>
          <table:table-cell table:number-columns-repeated="3" table:style-name="ce27"/>
          <table:table-cell office:value-type="string" office:string-value="Line Reference" table:formula="of:=[.N85]" table:style-name="ce27">
            <text:p>Line Reference</text:p>
          </table:table-cell>
          <table:table-cell office:value-type="string" table:style-name="ce27">
            <text:p>Line Reference</text:p>
          </table:table-cell>
          <table:table-cell table:number-columns-repeated="3" table:style-name="ce27"/>
          <table:table-cell office:value-type="string" table:style-name="ce27">
            <text:p>Line Reference</text:p>
          </table:table-cell>
          <table:table-cell table:style-name="ce27"/>
          <table:table-cell office:value-type="string" table:style-name="ce27">
            <text:p>1</text:p>
          </table:table-cell>
          <table:table-cell office:value-type="string" table:style-name="ce27">
            <text:p>ASBIE</text:p>
          </table:table-cell>
          <table:table-cell office:value-type="string" table:style-name="ce27">
            <text:p>A reference to the line being responded to.</text:p>
          </table:table-cell>
          <table:table-cell table:number-columns-repeated="2" table:style-name="ce27"/>
          <table:table-cell office:value-type="string" table:style-name="ce27">
            <text:p>2.0</text:p>
          </table:table-cell>
          <table:table-cell table:number-columns-repeated="2" table:style-name="ce27"/>
          <table:table-cell office:value-type="string" table:style-name="ce27">
            <text:p>Procurement</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16351"/>
        </table:table-row>
        <table:table-row table:style-name="ro2">
          <table:table-cell office:value-type="string" table:style-name="ce27">
            <text:p>Response</text:p>
          </table:table-cell>
          <table:table-cell office:value-type="string" office:string-value="Response" table:formula="of:=SUBSTITUTE(SUBSTITUTE(CONCATENATE(IF([.F86]=&quot;Universally Unique&quot;;&quot;UU&quot;;[.F86]);[.G86];IF([.I86]&lt;&gt;[.J86];[.I86];&quot;&quot;);CONCATENATE(IF([.J86]=&quot;Identifier&quot;;&quot;ID&quot;;IF([.J86]=&quot;Text&quot;;&quot;&quot;;[.J86]))));&quot; &quot;;&quot;&quot;);&quot;'&quot;;&quot;&quot;)" table:style-name="ce28">
            <text:p>Response</text:p>
          </table:table-cell>
          <table:table-cell office:value-type="string" table:style-name="ce27">
            <text:p>Line Response. Response</text:p>
          </table:table-cell>
          <table:table-cell table:style-name="ce27"/>
          <table:table-cell office:value-type="string" table:style-name="ce27">
            <text:p>Line Response</text:p>
          </table:table-cell>
          <table:table-cell table:number-columns-repeated="3" table:style-name="ce27"/>
          <table:table-cell office:value-type="string" office:string-value="Response" table:formula="of:=[.N86]" table:style-name="ce27">
            <text:p>Response</text:p>
          </table:table-cell>
          <table:table-cell office:value-type="string" table:style-name="ce27">
            <text:p>Response</text:p>
          </table:table-cell>
          <table:table-cell table:number-columns-repeated="3" table:style-name="ce27"/>
          <table:table-cell office:value-type="string" table:style-name="ce27">
            <text:p>Response</text:p>
          </table:table-cell>
          <table:table-cell table:style-name="ce27"/>
          <table:table-cell office:value-type="string" table:style-name="ce27">
            <text:p>1..n</text:p>
          </table:table-cell>
          <table:table-cell office:value-type="string" table:style-name="ce27">
            <text:p>ASBIE</text:p>
          </table:table-cell>
          <table:table-cell office:value-type="string" table:style-name="ce27">
            <text:p>A response to the referenced line.</text:p>
          </table:table-cell>
          <table:table-cell table:number-columns-repeated="2" table:style-name="ce27"/>
          <table:table-cell office:value-type="string" table:style-name="ce27">
            <text:p>2.0</text:p>
          </table:table-cell>
          <table:table-cell table:number-columns-repeated="2" table:style-name="ce27"/>
          <table:table-cell office:value-type="string" table:style-name="ce27">
            <text:p>Procurement</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16351"/>
        </table:table-row>
        <table:table-row table:style-name="ro2">
          <table:table-cell office:value-type="string" table:style-name="ce41">
            <text:p>Location<text:s/></text:p>
          </table:table-cell>
          <table:table-cell office:value-type="string" table:style-name="ce42">
            <text:p>Location</text:p>
          </table:table-cell>
          <table:table-cell office:value-type="string" table:style-name="ce41">
            <text:p>Location. Details</text:p>
          </table:table-cell>
          <table:table-cell table:style-name="ce41"/>
          <table:table-cell office:value-type="string" table:style-name="ce41">
            <text:p>Location</text:p>
          </table:table-cell>
          <table:table-cell table:number-columns-repeated="11" table:style-name="ce41"/>
          <table:table-cell office:value-type="string" table:style-name="ce41">
            <text:p>ABIE</text:p>
          </table:table-cell>
          <table:table-cell office:value-type="string" table:style-name="ce41">
            <text:p>A class to describe a location.</text:p>
          </table:table-cell>
          <table:table-cell table:number-columns-repeated="2" table:style-name="ce41"/>
          <table:table-cell office:value-type="string" table:style-name="ce41">
            <text:p>1.0</text:p>
          </table:table-cell>
          <table:table-cell table:number-columns-repeated="2" table:style-name="ce41"/>
          <table:table-cell office:value-type="string" table:style-name="ce41">
            <text:p>In All Contexts</text:p>
          </table:table-cell>
          <table:table-cell office:value-type="string" table:style-name="ce41">
            <text:p>In All Contexts</text:p>
          </table:table-cell>
          <table:table-cell office:value-type="string" table:style-name="ce41">
            <text:p>None</text:p>
          </table:table-cell>
          <table:table-cell office:value-type="string" table:style-name="ce41">
            <text:p>In All Contexts</text:p>
          </table:table-cell>
          <table:table-cell office:value-type="string" table:style-name="ce41">
            <text:p>In All Contexts</text:p>
          </table:table-cell>
          <table:table-cell office:value-type="string" table:style-name="ce41">
            <text:p>In All Contexts</text:p>
          </table:table-cell>
          <table:table-cell office:value-type="string" table:style-name="ce41">
            <text:p>In All Contexts</text:p>
          </table:table-cell>
          <table:table-cell office:value-type="string" table:style-name="ce41">
            <text:p>In All Contexts</text:p>
          </table:table-cell>
          <table:table-cell office:value-type="string" table:style-name="ce41">
            <text:p><text:s/></text:p>
          </table:table-cell>
          <table:table-cell table:style-name="ce43"/>
          <table:table-cell table:number-columns-repeated="16351"/>
        </table:table-row>
        <table:table-row table:style-name="ro2">
          <table:table-cell office:value-type="string" table:style-name="ce44">
            <text:p>Location Identifier</text:p>
          </table:table-cell>
          <table:table-cell office:value-type="string" table:style-name="ce45">
            <text:p>ID</text:p>
          </table:table-cell>
          <table:table-cell office:value-type="string" table:style-name="ce44">
            <text:p>Location. Identifier</text:p>
          </table:table-cell>
          <table:table-cell table:style-name="ce44"/>
          <table:table-cell office:value-type="string" table:style-name="ce44">
            <text:p>Location</text:p>
          </table:table-cell>
          <table:table-cell table:number-columns-repeated="2" table:style-name="ce44"/>
          <table:table-cell office:value-type="string" table:style-name="ce44">
            <text:p>Identifier</text:p>
          </table:table-cell>
          <table:table-cell office:value-type="string" table:style-name="ce46">
            <text:p>Identifier</text:p>
          </table:table-cell>
          <table:table-cell office:value-type="string" table:style-name="ce44">
            <text:p>Identifier</text:p>
          </table:table-cell>
          <table:table-cell table:style-name="ce44"/>
          <table:table-cell office:value-type="string" table:style-name="ce46">
            <text:p>Identifier. Type</text:p>
          </table:table-cell>
          <table:table-cell table:number-columns-repeated="3" table:style-name="ce44"/>
          <table:table-cell office:value-type="string" table:style-name="ce44">
            <text:p>0..1</text:p>
          </table:table-cell>
          <table:table-cell office:value-type="string" table:style-name="ce44">
            <text:p>BBIE</text:p>
          </table:table-cell>
          <table:table-cell office:value-type="string" table:style-name="ce44">
            <text:p>An identifier for this location, e.g., the EAN Location Number, GLN.</text:p>
          </table:table-cell>
          <table:table-cell office:value-type="string" table:style-name="ce44">
            <text:p>5790002221134</text:p>
          </table:table-cell>
          <table:table-cell table:style-name="ce44"/>
          <table:table-cell office:value-type="string" table:style-name="ce44">
            <text:p>2.0</text:p>
          </table:table-cell>
          <table:table-cell table:number-columns-repeated="2" table:style-name="ce44"/>
          <table:table-cell office:value-type="string" table:style-name="ce44">
            <text:p>In All Contexts</text:p>
          </table:table-cell>
          <table:table-cell office:value-type="string" table:style-name="ce44">
            <text:p>In All Contexts</text:p>
          </table:table-cell>
          <table:table-cell office:value-type="string" table:style-name="ce44">
            <text:p>None</text:p>
          </table:table-cell>
          <table:table-cell office:value-type="string" table:style-name="ce44">
            <text:p>In All Contexts</text:p>
          </table:table-cell>
          <table:table-cell office:value-type="string" table:style-name="ce44">
            <text:p>In All Contexts</text:p>
          </table:table-cell>
          <table:table-cell office:value-type="string" table:style-name="ce44">
            <text:p>In All Contexts</text:p>
          </table:table-cell>
          <table:table-cell office:value-type="string" table:style-name="ce44">
            <text:p>In All Contexts</text:p>
          </table:table-cell>
          <table:table-cell office:value-type="string" table:style-name="ce44">
            <text:p>In All Contexts</text:p>
          </table:table-cell>
          <table:table-cell office:value-type="string" table:style-name="ce44">
            <text:p><text:s/></text:p>
          </table:table-cell>
          <table:table-cell table:style-name="ce47"/>
          <table:table-cell table:number-columns-repeated="16351"/>
        </table:table-row>
        <table:table-row table:style-name="ro2">
          <table:table-cell office:value-type="string" table:style-name="ce7">
            <text:p>Total Amount</text:p>
          </table:table-cell>
          <table:table-cell office:value-type="string" table:style-name="ce7">
            <text:p>MonetaryTotal</text:p>
          </table:table-cell>
          <table:table-cell office:value-type="string" table:style-name="ce8">
            <text:p>Monetary Total. Details</text:p>
          </table:table-cell>
          <table:table-cell table:style-name="ce8"/>
          <table:table-cell office:value-type="string" table:style-name="ce8">
            <text:p>Monetary Total</text:p>
          </table:table-cell>
          <table:table-cell table:number-columns-repeated="11" table:style-name="ce8"/>
          <table:table-cell office:value-type="string" table:style-name="ce8">
            <text:p>ABIE</text:p>
          </table:table-cell>
          <table:table-cell office:value-type="string" table:style-name="ce8">
            <text:p>A class to define a monetary total.</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Line Extension Amount</text:p>
          </table:table-cell>
          <table:table-cell office:value-type="string" table:style-name="ce13">
            <text:p>LineExtensionAmount</text:p>
          </table:table-cell>
          <table:table-cell office:value-type="string" table:style-name="ce14">
            <text:p>Monetary Total. Line Extension Amount. Amount</text:p>
          </table:table-cell>
          <table:table-cell table:style-name="ce14"/>
          <table:table-cell office:value-type="string" table:style-name="ce14">
            <text:p>Monetary Total</text:p>
          </table:table-cell>
          <table:table-cell table:style-name="ce14"/>
          <table:table-cell office:value-type="string" table:style-name="ce14">
            <text:p>Line Extension</text:p>
          </table:table-cell>
          <table:table-cell office:value-type="string" table:style-name="ce14">
            <text:p>Amount</text:p>
          </table:table-cell>
          <table:table-cell office:value-type="string" office:string-value="Line Extension Amount" table:formula="of:=IF([.G90]&lt;&gt;&quot;&quot;;CONCATENATE([.G90];&quot; &quot;;[.H90]);[.H90])" table:style-name="ce15">
            <text:p>Line Extension Amount</text:p>
          </table:table-cell>
          <table:table-cell office:value-type="string" table:style-name="ce14">
            <text:p>Amount</text:p>
          </table:table-cell>
          <table:table-cell table:style-name="ce14"/>
          <table:table-cell office:value-type="string" office:string-value="Amount. Type" table:formula="of:=IF([.K90]&lt;&gt;&quot;&quot;;CONCATENATE([.K90];&quot;_ &quot;;[.J90];&quot;. Type&quot;);CONCATENATE([.J90];&quot;. Type&quot;))" table:style-name="ce15">
            <text:p>Amoun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monetary amount of an extended transaction line, net of tax and settlement discounts, but inclusive of any applicable rounding amount.</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Net Amount</text:p>
          </table:table-cell>
          <table:table-cell office:value-type="string" table:style-name="ce13">
            <text:p>TaxExclusiveAmount</text:p>
          </table:table-cell>
          <table:table-cell office:value-type="string" table:style-name="ce14">
            <text:p>Monetary Total. Tax Exclusive Amount. Amount</text:p>
          </table:table-cell>
          <table:table-cell table:style-name="ce14"/>
          <table:table-cell office:value-type="string" table:style-name="ce14">
            <text:p>Monetary Total</text:p>
          </table:table-cell>
          <table:table-cell table:style-name="ce14"/>
          <table:table-cell office:value-type="string" table:style-name="ce14">
            <text:p>Tax Exclusive</text:p>
          </table:table-cell>
          <table:table-cell office:value-type="string" table:style-name="ce14">
            <text:p>Amount</text:p>
          </table:table-cell>
          <table:table-cell office:value-type="string" office:string-value="Tax Exclusive Amount" table:formula="of:=IF([.G91]&lt;&gt;&quot;&quot;;CONCATENATE([.G91];&quot; &quot;;[.H91]);[.H91])" table:style-name="ce15">
            <text:p>Tax Exclusive Amount</text:p>
          </table:table-cell>
          <table:table-cell office:value-type="string" table:style-name="ce14">
            <text:p>Amount</text:p>
          </table:table-cell>
          <table:table-cell table:style-name="ce14"/>
          <table:table-cell office:value-type="string" office:string-value="Amount. Type" table:formula="of:=IF([.K91]&lt;&gt;&quot;&quot;;CONCATENATE([.K91];&quot;_ &quot;;[.J91];&quot;. Type&quot;);CONCATENATE([.J91];&quot;. Type&quot;))" table:style-name="ce15">
            <text:p>Amoun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monetary amount of an extended transaction line, exclusive of taxes.</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Total Amount</text:p>
          </table:table-cell>
          <table:table-cell office:value-type="string" table:style-name="ce13">
            <text:p>TaxInclusiveAmount</text:p>
          </table:table-cell>
          <table:table-cell office:value-type="string" table:style-name="ce14">
            <text:p>Monetary Total. Tax Inclusive Amount. Amount</text:p>
          </table:table-cell>
          <table:table-cell table:style-name="ce14"/>
          <table:table-cell office:value-type="string" table:style-name="ce14">
            <text:p>Monetary Total</text:p>
          </table:table-cell>
          <table:table-cell table:style-name="ce14"/>
          <table:table-cell office:value-type="string" table:style-name="ce14">
            <text:p>Tax Inclusive</text:p>
          </table:table-cell>
          <table:table-cell office:value-type="string" table:style-name="ce14">
            <text:p>Amount</text:p>
          </table:table-cell>
          <table:table-cell office:value-type="string" office:string-value="Tax Inclusive Amount" table:formula="of:=IF([.G92]&lt;&gt;&quot;&quot;;CONCATENATE([.G92];&quot; &quot;;[.H92]);[.H92])" table:style-name="ce15">
            <text:p>Tax Inclusive Amount</text:p>
          </table:table-cell>
          <table:table-cell office:value-type="string" table:style-name="ce14">
            <text:p>Amount</text:p>
          </table:table-cell>
          <table:table-cell table:style-name="ce14"/>
          <table:table-cell office:value-type="string" office:string-value="Amount. Type" table:formula="of:=IF([.K92]&lt;&gt;&quot;&quot;;CONCATENATE([.K92];&quot;_ &quot;;[.J92];&quot;. Type&quot;);CONCATENATE([.J92];&quot;. Type&quot;))" table:style-name="ce15">
            <text:p>Amoun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monetary amount including taxes; the sum of payable amount and prepaid amount.</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Total Allowances</text:p>
          </table:table-cell>
          <table:table-cell office:value-type="string" table:style-name="ce13">
            <text:p>AllowanceTotalAmount</text:p>
          </table:table-cell>
          <table:table-cell office:value-type="string" table:style-name="ce14">
            <text:p>Monetary Total. Allowance_ Total Amount. Amount</text:p>
          </table:table-cell>
          <table:table-cell table:style-name="ce14"/>
          <table:table-cell office:value-type="string" table:style-name="ce14">
            <text:p>Monetary Total</text:p>
          </table:table-cell>
          <table:table-cell office:value-type="string" table:style-name="ce14">
            <text:p>Allowance</text:p>
          </table:table-cell>
          <table:table-cell office:value-type="string" table:style-name="ce14">
            <text:p>Total</text:p>
          </table:table-cell>
          <table:table-cell office:value-type="string" table:style-name="ce14">
            <text:p>Amount</text:p>
          </table:table-cell>
          <table:table-cell office:value-type="string" office:string-value="Total Amount" table:formula="of:=IF([.G93]&lt;&gt;&quot;&quot;;CONCATENATE([.G93];&quot; &quot;;[.H93]);[.H93])" table:style-name="ce15">
            <text:p>Total Amount</text:p>
          </table:table-cell>
          <table:table-cell office:value-type="string" table:style-name="ce14">
            <text:p>Amount</text:p>
          </table:table-cell>
          <table:table-cell table:style-name="ce14"/>
          <table:table-cell office:value-type="string" office:string-value="Amount. Type" table:formula="of:=IF([.K93]&lt;&gt;&quot;&quot;;CONCATENATE([.K93];&quot;_ &quot;;[.J93];&quot;. Type&quot;);CONCATENATE([.J93];&quot;. Type&quot;))" table:style-name="ce15">
            <text:p>Amoun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total monetary amount of all allowances.</text:p>
          </table:table-cell>
          <table:table-cell table:number-columns-repeated="2" table:style-name="ce14"/>
          <table:table-cell office:value-type="string" table:style-name="ce14">
            <text:p>2.1</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Total Charges</text:p>
          </table:table-cell>
          <table:table-cell office:value-type="string" table:style-name="ce13">
            <text:p>ChargeTotalAmount</text:p>
          </table:table-cell>
          <table:table-cell office:value-type="string" table:style-name="ce14">
            <text:p>Monetary Total. Charge_ Total Amount. Amount</text:p>
          </table:table-cell>
          <table:table-cell table:style-name="ce14"/>
          <table:table-cell office:value-type="string" table:style-name="ce14">
            <text:p>Monetary Total</text:p>
          </table:table-cell>
          <table:table-cell office:value-type="string" table:style-name="ce14">
            <text:p>Charge</text:p>
          </table:table-cell>
          <table:table-cell office:value-type="string" table:style-name="ce14">
            <text:p>Total</text:p>
          </table:table-cell>
          <table:table-cell office:value-type="string" table:style-name="ce14">
            <text:p>Amount</text:p>
          </table:table-cell>
          <table:table-cell office:value-type="string" office:string-value="Total Amount" table:formula="of:=IF([.G94]&lt;&gt;&quot;&quot;;CONCATENATE([.G94];&quot; &quot;;[.H94]);[.H94])" table:style-name="ce15">
            <text:p>Total Amount</text:p>
          </table:table-cell>
          <table:table-cell office:value-type="string" table:style-name="ce14">
            <text:p>Amount</text:p>
          </table:table-cell>
          <table:table-cell table:style-name="ce14"/>
          <table:table-cell office:value-type="string" office:string-value="Amount. Type" table:formula="of:=IF([.K94]&lt;&gt;&quot;&quot;;CONCATENATE([.K94];&quot;_ &quot;;[.J94];&quot;. Type&quot;);CONCATENATE([.J94];&quot;. Type&quot;))" table:style-name="ce15">
            <text:p>Amoun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total monetary amount of all charges.</text:p>
          </table:table-cell>
          <table:table-cell table:number-columns-repeated="2" table:style-name="ce14"/>
          <table:table-cell office:value-type="string" table:style-name="ce14">
            <text:p>2.1</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16351"/>
        </table:table-row>
        <table:table-row table:style-name="ro2">
          <table:table-cell office:value-type="string" table:style-name="ce13">
            <text:p>Payable Amount</text:p>
          </table:table-cell>
          <table:table-cell office:value-type="string" table:style-name="ce13">
            <text:p>PayableAmount</text:p>
          </table:table-cell>
          <table:table-cell office:value-type="string" table:style-name="ce14">
            <text:p>Monetary Total. Payable_ Amount. Amount</text:p>
          </table:table-cell>
          <table:table-cell table:style-name="ce14"/>
          <table:table-cell office:value-type="string" table:style-name="ce14">
            <text:p>Monetary Total</text:p>
          </table:table-cell>
          <table:table-cell office:value-type="string" table:style-name="ce14">
            <text:p>Payable</text:p>
          </table:table-cell>
          <table:table-cell table:style-name="ce14"/>
          <table:table-cell office:value-type="string" table:style-name="ce14">
            <text:p>Amount</text:p>
          </table:table-cell>
          <table:table-cell office:value-type="string" office:string-value="Amount" table:formula="of:=IF([.G95]&lt;&gt;&quot;&quot;;CONCATENATE([.G95];&quot; &quot;;[.H95]);[.H95])" table:style-name="ce15">
            <text:p>Amount</text:p>
          </table:table-cell>
          <table:table-cell office:value-type="string" table:style-name="ce14">
            <text:p>Amount</text:p>
          </table:table-cell>
          <table:table-cell table:style-name="ce14"/>
          <table:table-cell office:value-type="string" office:string-value="Amount. Type" table:formula="of:=IF([.K95]&lt;&gt;&quot;&quot;;CONCATENATE([.K95];&quot;_ &quot;;[.J95];&quot;. Type&quot;);CONCATENATE([.J95];&quot;. Type&quot;))" table:style-name="ce15">
            <text:p>Amount.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The amount of the monetary total to be paid.</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Change from UBL 1.0: Change order of property terms</text:p>
          </table:table-cell>
          <table:table-cell table:style-name="ce14"/>
          <table:table-cell table:number-columns-repeated="16351"/>
        </table:table-row>
        <table:table-row table:style-name="ro2">
          <table:table-cell office:value-type="string" table:style-name="ce7">
            <text:p>Purchase Order Reference</text:p>
          </table:table-cell>
          <table:table-cell office:value-type="string" table:style-name="ce7">
            <text:p>OrderReference</text:p>
          </table:table-cell>
          <table:table-cell office:value-type="string" table:style-name="ce8">
            <text:p>Order Reference. Details</text:p>
          </table:table-cell>
          <table:table-cell table:style-name="ce8"/>
          <table:table-cell office:value-type="string" table:style-name="ce8">
            <text:p>Order Reference</text:p>
          </table:table-cell>
          <table:table-cell table:number-columns-repeated="11" table:style-name="ce8"/>
          <table:table-cell office:value-type="string" table:style-name="ce8">
            <text:p>ABIE</text:p>
          </table:table-cell>
          <table:table-cell office:value-type="string" table:style-name="ce8">
            <text:p>A class to define a reference to an Order.</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Procurement</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16351"/>
        </table:table-row>
        <table:table-row table:style-name="ro2">
          <table:table-cell office:value-type="string" table:style-name="ce13">
            <text:p>Identifier</text:p>
          </table:table-cell>
          <table:table-cell office:value-type="string" table:style-name="ce13">
            <text:p>ID</text:p>
          </table:table-cell>
          <table:table-cell office:value-type="string" table:style-name="ce14">
            <text:p>Order Reference. Identifier</text:p>
          </table:table-cell>
          <table:table-cell table:style-name="ce14"/>
          <table:table-cell office:value-type="string" table:style-name="ce14">
            <text:p>Order Reference</text:p>
          </table:table-cell>
          <table:table-cell table:number-columns-repeated="2" table:style-name="ce14"/>
          <table:table-cell office:value-type="string" table:style-name="ce14">
            <text:p>Identifier</text:p>
          </table:table-cell>
          <table:table-cell office:value-type="string" office:string-value="Identifier" table:formula="of:=IF([.G97]&lt;&gt;&quot;&quot;;CONCATENATE([.G97];&quot; &quot;;[.H97]);[.H97])" table:style-name="ce15">
            <text:p>Identifier</text:p>
          </table:table-cell>
          <table:table-cell office:value-type="string" table:style-name="ce14">
            <text:p>Identifier</text:p>
          </table:table-cell>
          <table:table-cell table:style-name="ce14"/>
          <table:table-cell office:value-type="string" office:string-value="Identifier. Type" table:formula="of:=IF([.K97]&lt;&gt;&quot;&quot;;CONCATENATE([.K97];&quot;_ &quot;;[.J97];&quot;. Type&quot;);CONCATENATE([.J97];&quot;. Type&quot;))" table:style-name="ce15">
            <text:p>Identifier.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An identifier for this order reference, assigned by the buyer.</text:p>
          </table:table-cell>
          <table:table-cell office:value-type="string" table:style-name="ce14">
            <text:p>PO-001 3333-44-123</text:p>
          </table:table-cell>
          <table:table-cell table:style-name="ce14"/>
          <table:table-cell office:value-type="string" table:style-name="ce14">
            <text:p>1.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Sales Order Identifier</text:p>
          </table:table-cell>
          <table:table-cell office:value-type="string" table:style-name="ce13">
            <text:p>SalesOrderID</text:p>
          </table:table-cell>
          <table:table-cell office:value-type="string" table:style-name="ce14">
            <text:p>Order Reference. Sales_ Order Identifier. Identifier</text:p>
          </table:table-cell>
          <table:table-cell table:style-name="ce14"/>
          <table:table-cell office:value-type="string" table:style-name="ce14">
            <text:p>Order Reference</text:p>
          </table:table-cell>
          <table:table-cell office:value-type="string" table:style-name="ce14">
            <text:p>Sales</text:p>
          </table:table-cell>
          <table:table-cell office:value-type="string" table:style-name="ce14">
            <text:p>Order</text:p>
          </table:table-cell>
          <table:table-cell office:value-type="string" table:style-name="ce14">
            <text:p>Identifier</text:p>
          </table:table-cell>
          <table:table-cell office:value-type="string" office:string-value="Order Identifier" table:formula="of:=IF([.G98]&lt;&gt;&quot;&quot;;CONCATENATE([.G98];&quot; &quot;;[.H98]);[.H98])" table:style-name="ce15">
            <text:p>Order Identifier</text:p>
          </table:table-cell>
          <table:table-cell office:value-type="string" table:style-name="ce14">
            <text:p>Identifier</text:p>
          </table:table-cell>
          <table:table-cell table:style-name="ce14"/>
          <table:table-cell office:value-type="string" office:string-value="Identifier. Type" table:formula="of:=IF([.K98]&lt;&gt;&quot;&quot;;CONCATENATE([.K98];&quot;_ &quot;;[.J98];&quot;. Type&quot;);CONCATENATE([.J98];&quot;. Type&quot;))" table:style-name="ce15">
            <text:p>Identifier.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n identifier for this order reference, assigned by the seller.</text:p>
          </table:table-cell>
          <table:table-cell table:number-columns-repeated="2" table:style-name="ce14"/>
          <table:table-cell office:value-type="string" table:style-name="ce14">
            <text:p>2.1</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7">
            <text:p>Party</text:p>
          </table:table-cell>
          <table:table-cell office:value-type="string" table:style-name="ce7">
            <text:p>Party</text:p>
          </table:table-cell>
          <table:table-cell office:value-type="string" table:style-name="ce8">
            <text:p>Party. Details</text:p>
          </table:table-cell>
          <table:table-cell table:style-name="ce8"/>
          <table:table-cell office:value-type="string" table:style-name="ce8">
            <text:p>Party</text:p>
          </table:table-cell>
          <table:table-cell table:number-columns-repeated="11" table:style-name="ce8"/>
          <table:table-cell office:value-type="string" table:style-name="ce8">
            <text:p>ABIE</text:p>
          </table:table-cell>
          <table:table-cell office:value-type="string" table:style-name="ce8">
            <text:p>A class to describe an organization, sub-organization, or individual fulfilling a role in a business process.</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Electronic Address</text:p>
          </table:table-cell>
          <table:table-cell office:value-type="string" table:style-name="ce13">
            <text:p>EndpointID</text:p>
          </table:table-cell>
          <table:table-cell office:value-type="string" table:style-name="ce14">
            <text:p>Party. Endpoint Identifier. Identifier</text:p>
          </table:table-cell>
          <table:table-cell table:style-name="ce14"/>
          <table:table-cell office:value-type="string" table:style-name="ce14">
            <text:p>Party</text:p>
          </table:table-cell>
          <table:table-cell table:style-name="ce14"/>
          <table:table-cell office:value-type="string" table:style-name="ce14">
            <text:p>Endpoint</text:p>
          </table:table-cell>
          <table:table-cell office:value-type="string" table:style-name="ce14">
            <text:p>Identifier</text:p>
          </table:table-cell>
          <table:table-cell office:value-type="string" office:string-value="Endpoint Identifier" table:formula="of:=IF([.G100]&lt;&gt;&quot;&quot;;CONCATENATE([.G100];&quot; &quot;;[.H100]);[.H100])" table:style-name="ce15">
            <text:p>Endpoint Identifier</text:p>
          </table:table-cell>
          <table:table-cell office:value-type="string" table:style-name="ce14">
            <text:p>Identifier</text:p>
          </table:table-cell>
          <table:table-cell table:style-name="ce14"/>
          <table:table-cell office:value-type="string" office:string-value="Identifier. Type" table:formula="of:=IF([.K100]&lt;&gt;&quot;&quot;;CONCATENATE([.K100];&quot;_ &quot;;[.J100];&quot;. Type&quot;);CONCATENATE([.J100];&quot;. Type&quot;))" table:style-name="ce15">
            <text:p>Identifier.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n identifier for the end point of the routing service (e.g., EAN Location Number, GLN).</text:p>
          </table:table-cell>
          <table:table-cell office:value-type="string" table:style-name="ce14">
            <text:p>5790002221134</text:p>
          </table:table-cell>
          <table:table-cell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6">
            <text:p>Party Identification</text:p>
          </table:table-cell>
          <table:table-cell office:value-type="string" table:style-name="ce16">
            <text:p>PartyIdentification</text:p>
          </table:table-cell>
          <table:table-cell office:value-type="string" table:style-name="ce17">
            <text:p>Party. Party Identification</text:p>
          </table:table-cell>
          <table:table-cell table:style-name="ce17"/>
          <table:table-cell office:value-type="string" table:style-name="ce17">
            <text:p>Party</text:p>
          </table:table-cell>
          <table:table-cell table:number-columns-repeated="3" table:style-name="ce17"/>
          <table:table-cell office:value-type="string" office:string-value="Party Identification" table:formula="of:=[.N101]" table:style-name="ce17">
            <text:p>Party Identification</text:p>
          </table:table-cell>
          <table:table-cell office:value-type="string" table:style-name="ce17">
            <text:p>Party Identification</text:p>
          </table:table-cell>
          <table:table-cell table:number-columns-repeated="3" table:style-name="ce17"/>
          <table:table-cell office:value-type="string" table:style-name="ce17">
            <text:p>Party Identification</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n identifier for this party.</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16">
            <text:p>Business Name</text:p>
          </table:table-cell>
          <table:table-cell office:value-type="string" office:string-value="PartyName" table:formula="of:=SUBSTITUTE(SUBSTITUTE(CONCATENATE(IF([.F102]=&quot;Universally Unique&quot;;&quot;UU&quot;;[.F102]);[.G102];IF([.I102]&lt;&gt;[.J102];[.I102];&quot;&quot;);CONCATENATE(IF([.J102]=&quot;Identifier&quot;;&quot;ID&quot;;IF([.J102]=&quot;Text&quot;;&quot;&quot;;[.J102]))));&quot; &quot;;&quot;&quot;);&quot;'&quot;;&quot;&quot;)" table:style-name="ce28">
            <text:p>PartyName</text:p>
          </table:table-cell>
          <table:table-cell office:value-type="string" table:style-name="ce27">
            <text:p>Party. Party Name</text:p>
          </table:table-cell>
          <table:table-cell table:style-name="ce27"/>
          <table:table-cell office:value-type="string" table:style-name="ce27">
            <text:p>Party</text:p>
          </table:table-cell>
          <table:table-cell table:number-columns-repeated="3" table:style-name="ce27"/>
          <table:table-cell office:value-type="string" office:string-value="Party Name" table:formula="of:=[.N102]" table:style-name="ce27">
            <text:p>Party Name</text:p>
          </table:table-cell>
          <table:table-cell office:value-type="string" table:style-name="ce27">
            <text:p>Party Name</text:p>
          </table:table-cell>
          <table:table-cell table:number-columns-repeated="3" table:style-name="ce27"/>
          <table:table-cell office:value-type="string" table:style-name="ce27">
            <text:p>Party Name</text:p>
          </table:table-cell>
          <table:table-cell table:style-name="ce27"/>
          <table:table-cell office:value-type="string" table:style-name="ce27">
            <text:p>0..n</text:p>
          </table:table-cell>
          <table:table-cell office:value-type="string" table:style-name="ce27">
            <text:p>ASBIE</text:p>
          </table:table-cell>
          <table:table-cell office:value-type="string" table:style-name="ce27">
            <text:p>A name for this party.</text:p>
          </table:table-cell>
          <table:table-cell table:number-columns-repeated="2" table:style-name="ce27"/>
          <table:table-cell office:value-type="string" table:style-name="ce27">
            <text:p>2.0</text:p>
          </table:table-cell>
          <table:table-cell table:number-columns-repeated="2" table:style-name="ce27"/>
          <table:table-cell office:value-type="string" table:style-name="ce27">
            <text:p>In All Contexts</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Change from UBL 1.0: changed cardinality</text:p>
          </table:table-cell>
          <table:table-cell table:style-name="ce29"/>
          <table:table-cell table:number-columns-repeated="5" table:style-name="ce1"/>
          <table:table-cell table:number-columns-repeated="16346"/>
        </table:table-row>
        <table:table-row table:style-name="ro2">
          <table:table-cell office:value-type="string" table:style-name="ce16">
            <text:p>Address</text:p>
          </table:table-cell>
          <table:table-cell office:value-type="string" table:style-name="ce16">
            <text:p>PostalAddress</text:p>
          </table:table-cell>
          <table:table-cell office:value-type="string" table:style-name="ce17">
            <text:p>Party. Postal_ Address. Address</text:p>
          </table:table-cell>
          <table:table-cell table:style-name="ce17"/>
          <table:table-cell office:value-type="string" table:style-name="ce17">
            <text:p>Party</text:p>
          </table:table-cell>
          <table:table-cell office:value-type="string" table:style-name="ce17">
            <text:p>Postal</text:p>
          </table:table-cell>
          <table:table-cell table:number-columns-repeated="2" table:style-name="ce17"/>
          <table:table-cell office:value-type="string" office:string-value="Address" table:formula="of:=[.N103]" table:style-name="ce17">
            <text:p>Address</text:p>
          </table:table-cell>
          <table:table-cell office:value-type="string" table:style-name="ce17">
            <text:p>Address</text:p>
          </table:table-cell>
          <table:table-cell table:number-columns-repeated="3" table:style-name="ce17"/>
          <table:table-cell office:value-type="string" table:style-name="ce17">
            <text:p>Address</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party's postal address.</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16">
            <text:p>Party GST Registration</text:p>
          </table:table-cell>
          <table:table-cell office:value-type="string" table:style-name="ce16">
            <text:p>PartyTaxScheme</text:p>
          </table:table-cell>
          <table:table-cell office:value-type="string" table:style-name="ce17">
            <text:p>Party. Party Tax Scheme</text:p>
          </table:table-cell>
          <table:table-cell table:style-name="ce17"/>
          <table:table-cell office:value-type="string" table:style-name="ce17">
            <text:p>Party</text:p>
          </table:table-cell>
          <table:table-cell table:number-columns-repeated="3" table:style-name="ce17"/>
          <table:table-cell office:value-type="string" office:string-value="Party Tax Scheme" table:formula="of:=[.N104]" table:style-name="ce17">
            <text:p>Party Tax Scheme</text:p>
          </table:table-cell>
          <table:table-cell office:value-type="string" table:style-name="ce17">
            <text:p>Party Tax Scheme</text:p>
          </table:table-cell>
          <table:table-cell table:number-columns-repeated="3" table:style-name="ce17"/>
          <table:table-cell office:value-type="string" table:style-name="ce17">
            <text:p>Party Tax Scheme</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 tax scheme applying to this party.</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16">
            <text:p>Party Legal Entity</text:p>
          </table:table-cell>
          <table:table-cell office:value-type="string" table:style-name="ce16">
            <text:p>PartyLegalEntity</text:p>
          </table:table-cell>
          <table:table-cell office:value-type="string" table:style-name="ce17">
            <text:p>Party. Party Legal Entity</text:p>
          </table:table-cell>
          <table:table-cell table:style-name="ce17"/>
          <table:table-cell office:value-type="string" table:style-name="ce17">
            <text:p>Party</text:p>
          </table:table-cell>
          <table:table-cell table:number-columns-repeated="3" table:style-name="ce17"/>
          <table:table-cell office:value-type="string" office:string-value="Party Legal Entity" table:formula="of:=[.N105]" table:style-name="ce17">
            <text:p>Party Legal Entity</text:p>
          </table:table-cell>
          <table:table-cell office:value-type="string" table:style-name="ce17">
            <text:p>Party Legal Entity</text:p>
          </table:table-cell>
          <table:table-cell table:number-columns-repeated="3" table:style-name="ce17"/>
          <table:table-cell office:value-type="string" table:style-name="ce17">
            <text:p>Party Legal Entity</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A description of this party as a legal entity.</text:p>
          </table:table-cell>
          <table:table-cell table:number-columns-repeated="2" table:style-name="ce17"/>
          <table:table-cell office:value-type="string" table:style-name="ce17">
            <text:p>2.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7">
            <text:p>Party Identification</text:p>
          </table:table-cell>
          <table:table-cell office:value-type="string" table:style-name="ce7">
            <text:p>PartyIdentification</text:p>
          </table:table-cell>
          <table:table-cell office:value-type="string" table:style-name="ce8">
            <text:p>Party Identification. Details</text:p>
          </table:table-cell>
          <table:table-cell table:style-name="ce8"/>
          <table:table-cell office:value-type="string" table:style-name="ce8">
            <text:p>Party Identification</text:p>
          </table:table-cell>
          <table:table-cell table:number-columns-repeated="11" table:style-name="ce8"/>
          <table:table-cell office:value-type="string" table:style-name="ce8">
            <text:p>ABIE</text:p>
          </table:table-cell>
          <table:table-cell office:value-type="string" table:style-name="ce8">
            <text:p>A class to define an identifier for a party.</text:p>
          </table:table-cell>
          <table:table-cell table:number-columns-repeated="2" table:style-name="ce8"/>
          <table:table-cell office:value-type="string" table:style-name="ce8">
            <text:p>1.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Identifier</text:p>
          </table:table-cell>
          <table:table-cell office:value-type="string" table:style-name="ce13">
            <text:p>ID</text:p>
          </table:table-cell>
          <table:table-cell office:value-type="string" table:style-name="ce14">
            <text:p>Party Identification. Identifier</text:p>
          </table:table-cell>
          <table:table-cell table:style-name="ce14"/>
          <table:table-cell office:value-type="string" table:style-name="ce14">
            <text:p>Party Identification</text:p>
          </table:table-cell>
          <table:table-cell table:number-columns-repeated="2" table:style-name="ce14"/>
          <table:table-cell office:value-type="string" table:style-name="ce14">
            <text:p>Identifier</text:p>
          </table:table-cell>
          <table:table-cell office:value-type="string" office:string-value="Identifier" table:formula="of:=IF([.G107]&lt;&gt;&quot;&quot;;CONCATENATE([.G107];&quot; &quot;;[.H107]);[.H107])" table:style-name="ce15">
            <text:p>Identifier</text:p>
          </table:table-cell>
          <table:table-cell office:value-type="string" table:style-name="ce14">
            <text:p>Identifier</text:p>
          </table:table-cell>
          <table:table-cell table:style-name="ce14"/>
          <table:table-cell office:value-type="string" office:string-value="Identifier. Type" table:formula="of:=IF([.K107]&lt;&gt;&quot;&quot;;CONCATENATE([.K107];&quot;_ &quot;;[.J107];&quot;. Type&quot;);CONCATENATE([.J107];&quot;. Type&quot;))" table:style-name="ce15">
            <text:p>Identifier.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An identifier for the party.</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7">
            <text:p>Company</text:p>
          </table:table-cell>
          <table:table-cell office:value-type="string" table:style-name="ce7">
            <text:p>PartyLegalEntity</text:p>
          </table:table-cell>
          <table:table-cell office:value-type="string" table:style-name="ce8">
            <text:p>Party Legal Entity. Details</text:p>
          </table:table-cell>
          <table:table-cell table:style-name="ce8"/>
          <table:table-cell office:value-type="string" table:style-name="ce8">
            <text:p>Party Legal Entity</text:p>
          </table:table-cell>
          <table:table-cell table:number-columns-repeated="11" table:style-name="ce8"/>
          <table:table-cell office:value-type="string" table:style-name="ce8">
            <text:p>ABIE</text:p>
          </table:table-cell>
          <table:table-cell office:value-type="string" table:style-name="ce8">
            <text:p>A class to describe a party as a legal entity.</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Company Name</text:p>
          </table:table-cell>
          <table:table-cell office:value-type="string" table:style-name="ce13">
            <text:p>RegistrationName</text:p>
          </table:table-cell>
          <table:table-cell office:value-type="string" table:style-name="ce14">
            <text:p>Party Legal Entity. Registration_ Name. Name</text:p>
          </table:table-cell>
          <table:table-cell table:style-name="ce14"/>
          <table:table-cell office:value-type="string" table:style-name="ce14">
            <text:p>Party Legal Entity</text:p>
          </table:table-cell>
          <table:table-cell office:value-type="string" table:style-name="ce14">
            <text:p>Registration</text:p>
          </table:table-cell>
          <table:table-cell table:style-name="ce14"/>
          <table:table-cell office:value-type="string" table:style-name="ce14">
            <text:p>Name</text:p>
          </table:table-cell>
          <table:table-cell office:value-type="string" office:string-value="Name" table:formula="of:=IF([.G109]&lt;&gt;&quot;&quot;;CONCATENATE([.G109];&quot; &quot;;[.H109]);[.H109])" table:style-name="ce15">
            <text:p>Name</text:p>
          </table:table-cell>
          <table:table-cell office:value-type="string" table:style-name="ce14">
            <text:p>Name</text:p>
          </table:table-cell>
          <table:table-cell table:style-name="ce14"/>
          <table:table-cell office:value-type="string" office:string-value="Name. Type" table:formula="of:=IF([.K109]&lt;&gt;&quot;&quot;;CONCATENATE([.K109];&quot;_ &quot;;[.J109];&quot;. Type&quot;);CONCATENATE([.J109];&quot;. Type&quot;))" table:style-name="ce15">
            <text:p>Name.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name of the party as registered with the relevant legal authority.</text:p>
          </table:table-cell>
          <table:table-cell office:value-type="string" table:style-name="ce14">
            <text:p>Microsoft Corporation</text:p>
          </table:table-cell>
          <table:table-cell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Company Identifier</text:p>
          </table:table-cell>
          <table:table-cell office:value-type="string" table:style-name="ce13">
            <text:p>CompanyID</text:p>
          </table:table-cell>
          <table:table-cell office:value-type="string" table:style-name="ce14">
            <text:p>Party Legal Entity. Company Identifier. Identifier</text:p>
          </table:table-cell>
          <table:table-cell table:style-name="ce14"/>
          <table:table-cell office:value-type="string" table:style-name="ce14">
            <text:p>Party Legal Entity</text:p>
          </table:table-cell>
          <table:table-cell table:style-name="ce14"/>
          <table:table-cell office:value-type="string" table:style-name="ce14">
            <text:p>Company</text:p>
          </table:table-cell>
          <table:table-cell office:value-type="string" table:style-name="ce14">
            <text:p>Identifier</text:p>
          </table:table-cell>
          <table:table-cell office:value-type="string" office:string-value="Company Identifier" table:formula="of:=IF([.G110]&lt;&gt;&quot;&quot;;CONCATENATE([.G110];&quot; &quot;;[.H110]);[.H110])" table:style-name="ce15">
            <text:p>Company Identifier</text:p>
          </table:table-cell>
          <table:table-cell office:value-type="string" table:style-name="ce14">
            <text:p>Identifier</text:p>
          </table:table-cell>
          <table:table-cell table:style-name="ce14"/>
          <table:table-cell office:value-type="string" office:string-value="Identifier. Type" table:formula="of:=IF([.K110]&lt;&gt;&quot;&quot;;CONCATENATE([.K110];&quot;_ &quot;;[.J110];&quot;. Type&quot;);CONCATENATE([.J110];&quot;. Type&quot;))" table:style-name="ce15">
            <text:p>Identifier. Type</text:p>
          </table:table-cell>
          <table:table-cell table:number-columns-repeated="2" table:style-name="ce14"/>
          <table:table-cell office:value-type="string" table:style-name="ce14">
            <text:p>Business Registration Number, Company Number</text:p>
          </table:table-cell>
          <table:table-cell office:value-type="string" table:style-name="ce14">
            <text:p>0..1</text:p>
          </table:table-cell>
          <table:table-cell office:value-type="string" table:style-name="ce14">
            <text:p>BBIE</text:p>
          </table:table-cell>
          <table:table-cell office:value-type="string" table:style-name="ce14">
            <text:p>An identifier for the party as registered within a company registration scheme.</text:p>
          </table:table-cell>
          <table:table-cell office:value-type="string" table:style-name="ce14">
            <text:p>3556625</text:p>
          </table:table-cell>
          <table:table-cell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7">
            <text:p>Business Name</text:p>
          </table:table-cell>
          <table:table-cell office:value-type="string" table:style-name="ce7">
            <text:p>PartyName</text:p>
          </table:table-cell>
          <table:table-cell office:value-type="string" table:style-name="ce8">
            <text:p>Party Name. Details</text:p>
          </table:table-cell>
          <table:table-cell table:style-name="ce8"/>
          <table:table-cell office:value-type="string" table:style-name="ce8">
            <text:p>Party Name</text:p>
          </table:table-cell>
          <table:table-cell table:number-columns-repeated="11" table:style-name="ce8"/>
          <table:table-cell office:value-type="string" table:style-name="ce8">
            <text:p>ABIE</text:p>
          </table:table-cell>
          <table:table-cell office:value-type="string" table:style-name="ce8">
            <text:p>A class for defining the name of a party.</text:p>
          </table:table-cell>
          <table:table-cell table:number-columns-repeated="2" table:style-name="ce8"/>
          <table:table-cell office:value-type="string" table:style-name="ce8">
            <text:p>1.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Name</text:p>
          </table:table-cell>
          <table:table-cell office:value-type="string" table:style-name="ce13">
            <text:p>Name</text:p>
          </table:table-cell>
          <table:table-cell office:value-type="string" table:style-name="ce14">
            <text:p>Party Name. Name</text:p>
          </table:table-cell>
          <table:table-cell table:style-name="ce14"/>
          <table:table-cell office:value-type="string" table:style-name="ce14">
            <text:p>Party Name</text:p>
          </table:table-cell>
          <table:table-cell table:number-columns-repeated="2" table:style-name="ce14"/>
          <table:table-cell office:value-type="string" table:style-name="ce14">
            <text:p>Name</text:p>
          </table:table-cell>
          <table:table-cell office:value-type="string" office:string-value="Name" table:formula="of:=IF([.G112]&lt;&gt;&quot;&quot;;CONCATENATE([.G112];&quot; &quot;;[.H112]);[.H112])" table:style-name="ce15">
            <text:p>Name</text:p>
          </table:table-cell>
          <table:table-cell office:value-type="string" table:style-name="ce14">
            <text:p>Name</text:p>
          </table:table-cell>
          <table:table-cell table:style-name="ce14"/>
          <table:table-cell office:value-type="string" office:string-value="Name. Type" table:formula="of:=IF([.K112]&lt;&gt;&quot;&quot;;CONCATENATE([.K112];&quot;_ &quot;;[.J112];&quot;. Type&quot;);CONCATENATE([.J112];&quot;. Type&quot;))" table:style-name="ce15">
            <text:p>Name.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The name of the party.</text:p>
          </table:table-cell>
          <table:table-cell office:value-type="string" table:style-name="ce14">
            <text:p>Microsoft</text:p>
          </table:table-cell>
          <table:table-cell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Change from UBL 1.0: changed cardinality</text:p>
          </table:table-cell>
          <table:table-cell table:style-name="ce14"/>
          <table:table-cell table:number-columns-repeated="991" table:style-name="ce6"/>
          <table:table-cell table:number-columns-repeated="15360"/>
        </table:table-row>
        <table:table-row table:style-name="ro2">
          <table:table-cell office:value-type="string" table:style-name="ce7">
            <text:p>Party GST Registration</text:p>
          </table:table-cell>
          <table:table-cell office:value-type="string" table:style-name="ce7">
            <text:p>PartyTaxScheme</text:p>
          </table:table-cell>
          <table:table-cell office:value-type="string" table:style-name="ce8">
            <text:p>Party Tax Scheme. Details</text:p>
          </table:table-cell>
          <table:table-cell table:style-name="ce8"/>
          <table:table-cell office:value-type="string" table:style-name="ce8">
            <text:p>Party Tax Scheme</text:p>
          </table:table-cell>
          <table:table-cell table:number-columns-repeated="11" table:style-name="ce8"/>
          <table:table-cell office:value-type="string" table:style-name="ce8">
            <text:p>ABIE</text:p>
          </table:table-cell>
          <table:table-cell office:value-type="string" table:style-name="ce8">
            <text:p>A class to describe a taxation scheme applying to a party.</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Change from UBL 1.0: Y</text:p>
          </table:table-cell>
          <table:table-cell table:style-name="ce8"/>
          <table:table-cell table:number-columns-repeated="991" table:style-name="ce6"/>
          <table:table-cell table:number-columns-repeated="15360"/>
        </table:table-row>
        <table:table-row table:style-name="ro2">
          <table:table-cell office:value-type="string" table:style-name="ce13">
            <text:p>Australian Business Number</text:p>
          </table:table-cell>
          <table:table-cell office:value-type="string" table:style-name="ce13">
            <text:p>CompanyID</text:p>
          </table:table-cell>
          <table:table-cell office:value-type="string" table:style-name="ce14">
            <text:p>Party Tax Scheme. Company Identifier. Identifier</text:p>
          </table:table-cell>
          <table:table-cell table:style-name="ce14"/>
          <table:table-cell office:value-type="string" table:style-name="ce14">
            <text:p>Party Tax Scheme</text:p>
          </table:table-cell>
          <table:table-cell table:style-name="ce14"/>
          <table:table-cell office:value-type="string" table:style-name="ce14">
            <text:p>Company</text:p>
          </table:table-cell>
          <table:table-cell office:value-type="string" table:style-name="ce14">
            <text:p>Identifier</text:p>
          </table:table-cell>
          <table:table-cell office:value-type="string" office:string-value="Company Identifier" table:formula="of:=IF([.G114]&lt;&gt;&quot;&quot;;CONCATENATE([.G114];&quot; &quot;;[.H114]);[.H114])" table:style-name="ce15">
            <text:p>Company Identifier</text:p>
          </table:table-cell>
          <table:table-cell office:value-type="string" table:style-name="ce14">
            <text:p>Identifier</text:p>
          </table:table-cell>
          <table:table-cell table:style-name="ce14"/>
          <table:table-cell office:value-type="string" office:string-value="Identifier. Type" table:formula="of:=IF([.K114]&lt;&gt;&quot;&quot;;CONCATENATE([.K114];&quot;_ &quot;;[.J114];&quot;. Type&quot;);CONCATENATE([.J114];&quot;. Type&quot;))" table:style-name="ce15">
            <text:p>Identifier. Type</text:p>
          </table:table-cell>
          <table:table-cell table:number-columns-repeated="2" table:style-name="ce14"/>
          <table:table-cell office:value-type="string" table:style-name="ce14">
            <text:p>VAT Number</text:p>
          </table:table-cell>
          <table:table-cell office:value-type="string" table:style-name="ce14">
            <text:p>0..1</text:p>
          </table:table-cell>
          <table:table-cell office:value-type="string" table:style-name="ce14">
            <text:p>BBIE</text:p>
          </table:table-cell>
          <table:table-cell office:value-type="string" table:style-name="ce14">
            <text:p>An identifier for the party assigned for tax purposes by the taxation authority.</text:p>
          </table:table-cell>
          <table:table-cell office:value-type="string" table:style-name="ce14">
            <text:p>3556625</text:p>
          </table:table-cell>
          <table:table-cell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Change from UBL 1.0: Y</text:p>
          </table:table-cell>
          <table:table-cell table:style-name="ce14"/>
          <table:table-cell table:number-columns-repeated="991" table:style-name="ce6"/>
          <table:table-cell table:number-columns-repeated="15360"/>
        </table:table-row>
        <table:table-row table:style-name="ro2">
          <table:table-cell office:value-type="string" table:style-name="ce13">
            <text:p>GST Status</text:p>
          </table:table-cell>
          <table:table-cell office:value-type="string" table:style-name="ce13">
            <text:p>TaxLevelCode</text:p>
          </table:table-cell>
          <table:table-cell office:value-type="string" table:style-name="ce14">
            <text:p>Party Tax Scheme. Tax Level Code. Code</text:p>
          </table:table-cell>
          <table:table-cell table:style-name="ce14"/>
          <table:table-cell office:value-type="string" table:style-name="ce14">
            <text:p>Party Tax Scheme</text:p>
          </table:table-cell>
          <table:table-cell table:style-name="ce14"/>
          <table:table-cell office:value-type="string" table:style-name="ce14">
            <text:p>Tax Level</text:p>
          </table:table-cell>
          <table:table-cell office:value-type="string" table:style-name="ce14">
            <text:p>Code</text:p>
          </table:table-cell>
          <table:table-cell office:value-type="string" office:string-value="Tax Level Code" table:formula="of:=IF([.G115]&lt;&gt;&quot;&quot;;CONCATENATE([.G115];&quot; &quot;;[.H115]);[.H115])" table:style-name="ce15">
            <text:p>Tax Level Code</text:p>
          </table:table-cell>
          <table:table-cell office:value-type="string" table:style-name="ce14">
            <text:p>Code</text:p>
          </table:table-cell>
          <table:table-cell table:style-name="ce14"/>
          <table:table-cell office:value-type="string" office:string-value="Code. Type" table:formula="of:=IF([.K115]&lt;&gt;&quot;&quot;;CONCATENATE([.K115];&quot;_ &quot;;[.J115];&quot;. Type&quot;);CONCATENATE([.J115];&quot;. Type&quot;))" table:style-name="ce15">
            <text:p>Code.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 code signifying the tax level applicable to the party within this taxation scheme.</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27">
            <text:p>Tax Scheme</text:p>
          </table:table-cell>
          <table:table-cell office:value-type="string" office:string-value="TaxScheme" table:formula="of:=SUBSTITUTE(SUBSTITUTE(CONCATENATE(IF([.F116]=&quot;Universally Unique&quot;;&quot;UU&quot;;[.F116]);[.G116];IF([.I116]&lt;&gt;[.J116];[.I116];&quot;&quot;);CONCATENATE(IF([.J116]=&quot;Identifier&quot;;&quot;ID&quot;;IF([.J116]=&quot;Text&quot;;&quot;&quot;;[.J116]))));&quot; &quot;;&quot;&quot;);&quot;'&quot;;&quot;&quot;)" table:style-name="ce28">
            <text:p>TaxScheme</text:p>
          </table:table-cell>
          <table:table-cell office:value-type="string" table:style-name="ce27">
            <text:p>Party Tax Scheme. Tax Scheme</text:p>
          </table:table-cell>
          <table:table-cell table:style-name="ce27"/>
          <table:table-cell office:value-type="string" table:style-name="ce27">
            <text:p>Party Tax Scheme</text:p>
          </table:table-cell>
          <table:table-cell table:number-columns-repeated="3" table:style-name="ce27"/>
          <table:table-cell office:value-type="string" office:string-value="Tax Scheme" table:formula="of:=[.N116]" table:style-name="ce27">
            <text:p>Tax Scheme</text:p>
          </table:table-cell>
          <table:table-cell office:value-type="string" table:style-name="ce27">
            <text:p>Tax Scheme</text:p>
          </table:table-cell>
          <table:table-cell table:number-columns-repeated="3" table:style-name="ce27"/>
          <table:table-cell office:value-type="string" table:style-name="ce27">
            <text:p>Tax Scheme</text:p>
          </table:table-cell>
          <table:table-cell table:style-name="ce27"/>
          <table:table-cell office:value-type="string" table:style-name="ce27">
            <text:p>1</text:p>
          </table:table-cell>
          <table:table-cell office:value-type="string" table:style-name="ce27">
            <text:p>ASBIE</text:p>
          </table:table-cell>
          <table:table-cell office:value-type="string" table:style-name="ce27">
            <text:p>The taxation scheme applicable to the party.</text:p>
          </table:table-cell>
          <table:table-cell table:number-columns-repeated="2" table:style-name="ce27"/>
          <table:table-cell office:value-type="string" table:style-name="ce27">
            <text:p>1.0</text:p>
          </table:table-cell>
          <table:table-cell table:number-columns-repeated="2" table:style-name="ce27"/>
          <table:table-cell office:value-type="string" table:style-name="ce27">
            <text:p>In All Contexts</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Change from UBL 1.0: Y</text:p>
          </table:table-cell>
          <table:table-cell table:style-name="ce29"/>
          <table:table-cell table:number-columns-repeated="2" table:style-name="ce1"/>
          <table:table-cell table:number-columns-repeated="989" table:style-name="ce6"/>
          <table:table-cell table:number-columns-repeated="15360"/>
        </table:table-row>
        <table:table-row table:style-name="ro2">
          <table:table-cell office:value-type="string" table:style-name="ce7">
            <text:p>Payment Means</text:p>
          </table:table-cell>
          <table:table-cell office:value-type="string" table:style-name="ce7">
            <text:p>PaymentMeans</text:p>
          </table:table-cell>
          <table:table-cell office:value-type="string" table:style-name="ce8">
            <text:p>Payment Means. Details</text:p>
          </table:table-cell>
          <table:table-cell table:style-name="ce8"/>
          <table:table-cell office:value-type="string" table:style-name="ce8">
            <text:p>Payment Means</text:p>
          </table:table-cell>
          <table:table-cell table:number-columns-repeated="11" table:style-name="ce8"/>
          <table:table-cell office:value-type="string" table:style-name="ce8">
            <text:p>ABIE</text:p>
          </table:table-cell>
          <table:table-cell office:value-type="string" table:style-name="ce8">
            <text:p>A class to describe a means of payment.</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Procurement</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Identifier</text:p>
          </table:table-cell>
          <table:table-cell office:value-type="string" table:style-name="ce13">
            <text:p>ID</text:p>
          </table:table-cell>
          <table:table-cell office:value-type="string" table:style-name="ce14">
            <text:p>Payment Means. Identifier</text:p>
          </table:table-cell>
          <table:table-cell table:style-name="ce14"/>
          <table:table-cell office:value-type="string" table:style-name="ce14">
            <text:p>Payment Means</text:p>
          </table:table-cell>
          <table:table-cell table:number-columns-repeated="2" table:style-name="ce14"/>
          <table:table-cell office:value-type="string" table:style-name="ce14">
            <text:p>Identifier</text:p>
          </table:table-cell>
          <table:table-cell office:value-type="string" office:string-value="Identifier" table:formula="of:=IF([.G118]&lt;&gt;&quot;&quot;;CONCATENATE([.G118];&quot; &quot;;[.H118]);[.H118])" table:style-name="ce15">
            <text:p>Identifier</text:p>
          </table:table-cell>
          <table:table-cell office:value-type="string" table:style-name="ce14">
            <text:p>Identifier</text:p>
          </table:table-cell>
          <table:table-cell table:style-name="ce14"/>
          <table:table-cell office:value-type="string" office:string-value="Identifier. Type" table:formula="of:=IF([.K118]&lt;&gt;&quot;&quot;;CONCATENATE([.K118];&quot;_ &quot;;[.J118];&quot;. Type&quot;);CONCATENATE([.J118];&quot;. Type&quot;))" table:style-name="ce15">
            <text:p>Identifier.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n identifier for this means of payment.</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Payment Means Code</text:p>
          </table:table-cell>
          <table:table-cell office:value-type="string" table:style-name="ce13">
            <text:p>PaymentMeansCode</text:p>
          </table:table-cell>
          <table:table-cell office:value-type="string" table:style-name="ce14">
            <text:p>Payment Means. Payment Means Code. Code</text:p>
          </table:table-cell>
          <table:table-cell table:style-name="ce14"/>
          <table:table-cell office:value-type="string" table:style-name="ce14">
            <text:p>Payment Means</text:p>
          </table:table-cell>
          <table:table-cell table:style-name="ce14"/>
          <table:table-cell office:value-type="string" table:style-name="ce14">
            <text:p>Payment Means</text:p>
          </table:table-cell>
          <table:table-cell office:value-type="string" table:style-name="ce14">
            <text:p>Code</text:p>
          </table:table-cell>
          <table:table-cell office:value-type="string" office:string-value="Payment Means Code" table:formula="of:=IF([.G119]&lt;&gt;&quot;&quot;;CONCATENATE([.G119];&quot; &quot;;[.H119]);[.H119])" table:style-name="ce15">
            <text:p>Payment Means Code</text:p>
          </table:table-cell>
          <table:table-cell office:value-type="string" table:style-name="ce14">
            <text:p>Code</text:p>
          </table:table-cell>
          <table:table-cell office:value-type="string" table:style-name="ce14">
            <text:p>Payment Means</text:p>
          </table:table-cell>
          <table:table-cell office:value-type="string" office:string-value="Payment Means_ Code. Type" table:formula="of:=IF([.K119]&lt;&gt;&quot;&quot;;CONCATENATE([.K119];&quot;_ &quot;;[.J119];&quot;. Type&quot;);CONCATENATE([.J119];&quot;. Type&quot;))" table:style-name="ce15">
            <text:p>Payment Means_ Code.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A code signifying the type of this means of payment.</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Instruction Identifier</text:p>
          </table:table-cell>
          <table:table-cell office:value-type="string" table:style-name="ce13">
            <text:p>InstructionID</text:p>
          </table:table-cell>
          <table:table-cell office:value-type="string" table:style-name="ce14">
            <text:p>Payment Means. Instruction Identifier. Identifier</text:p>
          </table:table-cell>
          <table:table-cell table:style-name="ce14"/>
          <table:table-cell office:value-type="string" table:style-name="ce14">
            <text:p>Payment Means</text:p>
          </table:table-cell>
          <table:table-cell table:style-name="ce14"/>
          <table:table-cell office:value-type="string" table:style-name="ce14">
            <text:p>Instruction</text:p>
          </table:table-cell>
          <table:table-cell office:value-type="string" table:style-name="ce14">
            <text:p>Identifier</text:p>
          </table:table-cell>
          <table:table-cell office:value-type="string" office:string-value="Instruction Identifier" table:formula="of:=IF([.G120]&lt;&gt;&quot;&quot;;CONCATENATE([.G120];&quot; &quot;;[.H120]);[.H120])" table:style-name="ce15">
            <text:p>Instruction Identifier</text:p>
          </table:table-cell>
          <table:table-cell office:value-type="string" table:style-name="ce14">
            <text:p>Identifier</text:p>
          </table:table-cell>
          <table:table-cell table:style-name="ce14"/>
          <table:table-cell office:value-type="string" office:string-value="Identifier. Type" table:formula="of:=IF([.K120]&lt;&gt;&quot;&quot;;CONCATENATE([.K120];&quot;_ &quot;;[.J120];&quot;. Type&quot;);CONCATENATE([.J120];&quot;. Type&quot;))" table:style-name="ce15">
            <text:p>Identifier.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n identifier for the payment instruction.</text:p>
          </table:table-cell>
          <table:table-cell table:number-columns-repeated="2" table:style-name="ce14"/>
          <table:table-cell office:value-type="string" table:style-name="ce14">
            <text:p>2.0</text:p>
          </table:table-cell>
          <table:table-cell table:number-columns-repeated="2" table:style-name="ce14"/>
          <table:table-cell office:value-type="string" table:style-name="ce14">
            <text:p>Procurement</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48">
            <text:p>Instruction Note</text:p>
          </table:table-cell>
          <table:table-cell office:value-type="string" office:string-value="InstructionNote" table:formula="of:=IF([.H121]=&quot;UUID&quot;;&quot;UUID&quot;;SUBSTITUTE(SUBSTITUTE(CONCATENATE(IF([.F121]=&quot;Universally Unique&quot;;&quot;UU&quot;;[.F121]);IF([.H121]&lt;&gt;[.J121];[.I121];[.G121]);CONCATENATE(IF([.J121]=&quot;Identifier&quot;;&quot;ID&quot;;IF([.J121]=&quot;Text&quot;;&quot;&quot;;[.J121]))));&quot; &quot;;&quot;&quot;);&quot;'&quot;;&quot;&quot;))" table:style-name="ce49">
            <text:p>InstructionNote</text:p>
          </table:table-cell>
          <table:table-cell office:value-type="string" table:style-name="ce9">
            <text:p>Payment Means. Instruction_ Note. Text</text:p>
          </table:table-cell>
          <table:table-cell table:style-name="ce9"/>
          <table:table-cell office:value-type="string" table:style-name="ce9">
            <text:p>Payment Means</text:p>
          </table:table-cell>
          <table:table-cell office:value-type="string" table:style-name="ce9">
            <text:p>Instruction</text:p>
          </table:table-cell>
          <table:table-cell table:style-name="ce9"/>
          <table:table-cell office:value-type="string" table:style-name="ce9">
            <text:p>Note</text:p>
          </table:table-cell>
          <table:table-cell office:value-type="string" office:string-value="Note" table:formula="of:=IF([.G121]&lt;&gt;&quot;&quot;;CONCATENATE([.G121];&quot; &quot;;[.H121]);[.H121])" table:style-name="ce50">
            <text:p>Note</text:p>
          </table:table-cell>
          <table:table-cell office:value-type="string" table:style-name="ce9">
            <text:p>Text</text:p>
          </table:table-cell>
          <table:table-cell table:style-name="ce9"/>
          <table:table-cell office:value-type="string" office:string-value="Text. Type" table:formula="of:=IF([.K121]&lt;&gt;&quot;&quot;;CONCATENATE([.K121];&quot;_ &quot;;[.J121];&quot;. Type&quot;);CONCATENATE([.J121];&quot;. Type&quot;))" table:style-name="ce50">
            <text:p>Text. Type</text:p>
          </table:table-cell>
          <table:table-cell table:number-columns-repeated="3" table:style-name="ce9"/>
          <table:table-cell office:value-type="string" table:style-name="ce9">
            <text:p>0..n</text:p>
          </table:table-cell>
          <table:table-cell office:value-type="string" table:style-name="ce9">
            <text:p>BBIE</text:p>
          </table:table-cell>
          <table:table-cell office:value-type="string" table:style-name="ce9">
            <text:p>Free-form text conveying information that is not contained explicitly in other structures.</text:p>
          </table:table-cell>
          <table:table-cell table:number-columns-repeated="2" table:style-name="ce9"/>
          <table:table-cell office:value-type="string" table:style-name="ce9">
            <text:p>2.0</text:p>
          </table:table-cell>
          <table:table-cell table:number-columns-repeated="2" table:style-name="ce9"/>
          <table:table-cell office:value-type="string" table:style-name="ce9">
            <text:p>Procurement</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text:s/></text:p>
          </table:table-cell>
          <table:table-cell table:style-name="ce12"/>
          <table:table-cell table:number-columns-repeated="16351" table:style-name="ce1"/>
        </table:table-row>
        <table:table-row table:style-name="ro2">
          <table:table-cell office:value-type="string" table:style-name="ce16">
            <text:p>Payer Financial Institution Account</text:p>
          </table:table-cell>
          <table:table-cell office:value-type="string" table:style-name="ce16">
            <text:p>PayerFinancialAccount</text:p>
          </table:table-cell>
          <table:table-cell office:value-type="string" table:style-name="ce17">
            <text:p>Payment Means. Payer_ Financial Account. Financial Account</text:p>
          </table:table-cell>
          <table:table-cell table:style-name="ce17"/>
          <table:table-cell office:value-type="string" table:style-name="ce17">
            <text:p>Payment Means</text:p>
          </table:table-cell>
          <table:table-cell office:value-type="string" table:style-name="ce17">
            <text:p>Payer</text:p>
          </table:table-cell>
          <table:table-cell table:number-columns-repeated="2" table:style-name="ce17"/>
          <table:table-cell office:value-type="string" office:string-value="Financial Account" table:formula="of:=[.N122]" table:style-name="ce17">
            <text:p>Financial Account</text:p>
          </table:table-cell>
          <table:table-cell office:value-type="string" table:style-name="ce17">
            <text:p>Financial Account</text:p>
          </table:table-cell>
          <table:table-cell table:number-columns-repeated="3" table:style-name="ce17"/>
          <table:table-cell office:value-type="string" table:style-name="ce17">
            <text:p>Financial Account</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payer's financial account.</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16">
            <text:p>Payee Financial Institution Account</text:p>
          </table:table-cell>
          <table:table-cell office:value-type="string" table:style-name="ce16">
            <text:p>PayeeFinancialAccount</text:p>
          </table:table-cell>
          <table:table-cell office:value-type="string" table:style-name="ce17">
            <text:p>Payment Means. Payee_ Financial Account. Financial Account</text:p>
          </table:table-cell>
          <table:table-cell table:style-name="ce17"/>
          <table:table-cell office:value-type="string" table:style-name="ce17">
            <text:p>Payment Means</text:p>
          </table:table-cell>
          <table:table-cell office:value-type="string" table:style-name="ce17">
            <text:p>Payee</text:p>
          </table:table-cell>
          <table:table-cell table:number-columns-repeated="2" table:style-name="ce17"/>
          <table:table-cell office:value-type="string" office:string-value="Financial Account" table:formula="of:=[.N123]" table:style-name="ce17">
            <text:p>Financial Account</text:p>
          </table:table-cell>
          <table:table-cell office:value-type="string" table:style-name="ce17">
            <text:p>Financial Account</text:p>
          </table:table-cell>
          <table:table-cell table:number-columns-repeated="3" table:style-name="ce17"/>
          <table:table-cell office:value-type="string" table:style-name="ce17">
            <text:p>Financial Account</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payee's financial account.</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7">
            <text:p>Period</text:p>
          </table:table-cell>
          <table:table-cell office:value-type="string" table:style-name="ce7">
            <text:p>Period</text:p>
          </table:table-cell>
          <table:table-cell office:value-type="string" table:style-name="ce8">
            <text:p>Period. Details</text:p>
          </table:table-cell>
          <table:table-cell table:style-name="ce8"/>
          <table:table-cell office:value-type="string" table:style-name="ce8">
            <text:p>Period</text:p>
          </table:table-cell>
          <table:table-cell table:number-columns-repeated="11" table:style-name="ce8"/>
          <table:table-cell office:value-type="string" table:style-name="ce8">
            <text:p>ABIE</text:p>
          </table:table-cell>
          <table:table-cell office:value-type="string" table:style-name="ce8">
            <text:p>A class to describe a period of time.</text:p>
          </table:table-cell>
          <table:table-cell table:number-columns-repeated="2" table:style-name="ce8"/>
          <table:table-cell office:value-type="string" table:style-name="ce8">
            <text:p>1.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Start Date</text:p>
          </table:table-cell>
          <table:table-cell office:value-type="string" table:style-name="ce13">
            <text:p>StartDate</text:p>
          </table:table-cell>
          <table:table-cell office:value-type="string" table:style-name="ce14">
            <text:p>Period. Start Date. Date</text:p>
          </table:table-cell>
          <table:table-cell table:style-name="ce14"/>
          <table:table-cell office:value-type="string" table:style-name="ce14">
            <text:p>Period</text:p>
          </table:table-cell>
          <table:table-cell table:style-name="ce14"/>
          <table:table-cell office:value-type="string" table:style-name="ce14">
            <text:p>Start</text:p>
          </table:table-cell>
          <table:table-cell office:value-type="string" table:style-name="ce14">
            <text:p>Date</text:p>
          </table:table-cell>
          <table:table-cell office:value-type="string" office:string-value="Start Date" table:formula="of:=IF([.G125]&lt;&gt;&quot;&quot;;CONCATENATE([.G125];&quot; &quot;;[.H125]);[.H125])" table:style-name="ce15">
            <text:p>Start Date</text:p>
          </table:table-cell>
          <table:table-cell office:value-type="string" table:style-name="ce14">
            <text:p>Date</text:p>
          </table:table-cell>
          <table:table-cell table:style-name="ce14"/>
          <table:table-cell office:value-type="string" office:string-value="Date. Type" table:formula="of:=IF([.K125]&lt;&gt;&quot;&quot;;CONCATENATE([.K125];&quot;_ &quot;;[.J125];&quot;. Type&quot;);CONCATENATE([.J125];&quot;. Type&quot;))" table:style-name="ce15">
            <text:p>Date.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date on which this period begins.</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End Date</text:p>
          </table:table-cell>
          <table:table-cell office:value-type="string" table:style-name="ce13">
            <text:p>EndDate</text:p>
          </table:table-cell>
          <table:table-cell office:value-type="string" table:style-name="ce14">
            <text:p>Period. End Date. Date</text:p>
          </table:table-cell>
          <table:table-cell table:style-name="ce14"/>
          <table:table-cell office:value-type="string" table:style-name="ce14">
            <text:p>Period</text:p>
          </table:table-cell>
          <table:table-cell table:style-name="ce14"/>
          <table:table-cell office:value-type="string" table:style-name="ce14">
            <text:p>End</text:p>
          </table:table-cell>
          <table:table-cell office:value-type="string" table:style-name="ce14">
            <text:p>Date</text:p>
          </table:table-cell>
          <table:table-cell office:value-type="string" office:string-value="End Date" table:formula="of:=IF([.G126]&lt;&gt;&quot;&quot;;CONCATENATE([.G126];&quot; &quot;;[.H126]);[.H126])" table:style-name="ce15">
            <text:p>End Date</text:p>
          </table:table-cell>
          <table:table-cell office:value-type="string" table:style-name="ce14">
            <text:p>Date</text:p>
          </table:table-cell>
          <table:table-cell table:style-name="ce14"/>
          <table:table-cell office:value-type="string" office:string-value="Date. Type" table:formula="of:=IF([.K126]&lt;&gt;&quot;&quot;;CONCATENATE([.K126];&quot;_ &quot;;[.J126];&quot;. Type&quot;);CONCATENATE([.J126];&quot;. Type&quot;))" table:style-name="ce15">
            <text:p>Date.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date on which this period ends.</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7">
            <text:p>Price</text:p>
          </table:table-cell>
          <table:table-cell office:value-type="string" table:style-name="ce7">
            <text:p>Price</text:p>
          </table:table-cell>
          <table:table-cell office:value-type="string" table:style-name="ce8">
            <text:p>Price. Details</text:p>
          </table:table-cell>
          <table:table-cell table:style-name="ce8"/>
          <table:table-cell office:value-type="string" table:style-name="ce8">
            <text:p>Price</text:p>
          </table:table-cell>
          <table:table-cell table:number-columns-repeated="11" table:style-name="ce8"/>
          <table:table-cell office:value-type="string" table:style-name="ce8">
            <text:p>ABIE</text:p>
          </table:table-cell>
          <table:table-cell office:value-type="string" table:style-name="ce8">
            <text:p>A class to describe a price, expressed in a data structure containing multiple properties (compare with UnstructuredPrice).</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Gross Price</text:p>
          </table:table-cell>
          <table:table-cell office:value-type="string" table:style-name="ce13">
            <text:p>PriceAmount</text:p>
          </table:table-cell>
          <table:table-cell office:value-type="string" table:style-name="ce14">
            <text:p>Price. Price Amount. Amount</text:p>
          </table:table-cell>
          <table:table-cell table:style-name="ce14"/>
          <table:table-cell office:value-type="string" table:style-name="ce14">
            <text:p>Price</text:p>
          </table:table-cell>
          <table:table-cell table:style-name="ce14"/>
          <table:table-cell office:value-type="string" table:style-name="ce14">
            <text:p>Price</text:p>
          </table:table-cell>
          <table:table-cell office:value-type="string" table:style-name="ce14">
            <text:p>Amount</text:p>
          </table:table-cell>
          <table:table-cell office:value-type="string" office:string-value="Price Amount" table:formula="of:=IF([.G128]&lt;&gt;&quot;&quot;;CONCATENATE([.G128];&quot; &quot;;[.H128]);[.H128])" table:style-name="ce15">
            <text:p>Price Amount</text:p>
          </table:table-cell>
          <table:table-cell office:value-type="string" table:style-name="ce14">
            <text:p>Amount</text:p>
          </table:table-cell>
          <table:table-cell table:style-name="ce14"/>
          <table:table-cell office:value-type="string" office:string-value="Amount. Type" table:formula="of:=IF([.K128]&lt;&gt;&quot;&quot;;CONCATENATE([.K128];&quot;_ &quot;;[.J128];&quot;. Type&quot;);CONCATENATE([.J128];&quot;. Type&quot;))" table:style-name="ce15">
            <text:p>Amount. Type</text:p>
          </table:table-cell>
          <table:table-cell table:number-columns-repeated="2" table:style-name="ce14"/>
          <table:table-cell office:value-type="string" table:style-name="ce14">
            <text:p>unit price</text:p>
          </table:table-cell>
          <table:table-cell office:value-type="string" table:style-name="ce14">
            <text:p>1</text:p>
          </table:table-cell>
          <table:table-cell office:value-type="string" table:style-name="ce14">
            <text:p>BBIE</text:p>
          </table:table-cell>
          <table:table-cell office:value-type="string" table:style-name="ce14">
            <text:p>The amount of the price.</text:p>
          </table:table-cell>
          <table:table-cell office:value-type="string" table:style-name="ce14">
            <text:p>23.45</text:p>
          </table:table-cell>
          <table:table-cell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Price Base Quantity</text:p>
          </table:table-cell>
          <table:table-cell office:value-type="string" table:style-name="ce13">
            <text:p>BaseQuantity</text:p>
          </table:table-cell>
          <table:table-cell office:value-type="string" table:style-name="ce14">
            <text:p>Price. Base_ Quantity. Quantity</text:p>
          </table:table-cell>
          <table:table-cell table:style-name="ce14"/>
          <table:table-cell office:value-type="string" table:style-name="ce14">
            <text:p>Price</text:p>
          </table:table-cell>
          <table:table-cell office:value-type="string" table:style-name="ce14">
            <text:p>Base</text:p>
          </table:table-cell>
          <table:table-cell table:style-name="ce14"/>
          <table:table-cell office:value-type="string" table:style-name="ce14">
            <text:p>Quantity</text:p>
          </table:table-cell>
          <table:table-cell office:value-type="string" office:string-value="Quantity" table:formula="of:=IF([.G129]&lt;&gt;&quot;&quot;;CONCATENATE([.G129];&quot; &quot;;[.H129]);[.H129])" table:style-name="ce15">
            <text:p>Quantity</text:p>
          </table:table-cell>
          <table:table-cell office:value-type="string" table:style-name="ce14">
            <text:p>Quantity</text:p>
          </table:table-cell>
          <table:table-cell table:style-name="ce14"/>
          <table:table-cell office:value-type="string" office:string-value="Quantity. Type" table:formula="of:=IF([.K129]&lt;&gt;&quot;&quot;;CONCATENATE([.K129];&quot;_ &quot;;[.J129];&quot;. Type&quot;);CONCATENATE([.J129];&quot;. Type&quot;))" table:style-name="ce15">
            <text:p>Quantity.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quantity at which this price applies.</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24">
            <text:p>Response</text:p>
          </table:table-cell>
          <table:table-cell office:value-type="string" office:string-value="Response" table:formula="of:=SUBSTITUTE(SUBSTITUTE(CONCATENATE(IF([.D130]=&quot;&quot;;&quot;&quot;;CONCATENATE([.D130];&quot;&quot;));&quot;&quot;;[.E130]);&quot; &quot;;&quot;&quot;);&quot;'&quot;;&quot;&quot;)" table:style-name="ce25">
            <text:p>Response</text:p>
          </table:table-cell>
          <table:table-cell office:value-type="string" table:style-name="ce24">
            <text:p>Response. Details</text:p>
          </table:table-cell>
          <table:table-cell table:style-name="ce24"/>
          <table:table-cell office:value-type="string" table:style-name="ce24">
            <text:p>Response</text:p>
          </table:table-cell>
          <table:table-cell table:number-columns-repeated="11" table:style-name="ce24"/>
          <table:table-cell office:value-type="string" table:style-name="ce24">
            <text:p>ABIE</text:p>
          </table:table-cell>
          <table:table-cell office:value-type="string" table:style-name="ce24">
            <text:p>A class to describe an application-level response to a document.</text:p>
          </table:table-cell>
          <table:table-cell table:number-columns-repeated="2" table:style-name="ce24"/>
          <table:table-cell office:value-type="string" table:style-name="ce24">
            <text:p>2.0</text:p>
          </table:table-cell>
          <table:table-cell table:number-columns-repeated="2" table:style-name="ce24"/>
          <table:table-cell office:value-type="string" table:style-name="ce24">
            <text:p>In All Contexts</text:p>
          </table:table-cell>
          <table:table-cell office:value-type="string" table:style-name="ce24">
            <text:p>In All Contexts</text:p>
          </table:table-cell>
          <table:table-cell office:value-type="string" table:style-name="ce24">
            <text:p>None</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Change from UBL 1.0: Y</text:p>
          </table:table-cell>
          <table:table-cell table:style-name="ce26"/>
          <table:table-cell table:number-columns-repeated="4" table:style-name="ce1"/>
          <table:table-cell table:number-columns-repeated="987" table:style-name="ce6"/>
          <table:table-cell table:number-columns-repeated="15360"/>
        </table:table-row>
        <table:table-row table:style-name="ro2">
          <table:table-cell office:value-type="string" table:style-name="ce9">
            <text:p>Response Code</text:p>
          </table:table-cell>
          <table:table-cell office:value-type="string" office:string-value="ResponseCode" table:formula="of:=IF([.H131]=&quot;UUID&quot;;&quot;UUID&quot;;SUBSTITUTE(SUBSTITUTE(CONCATENATE(IF([.F131]=&quot;Universally Unique&quot;;&quot;UU&quot;;[.F131]);IF([.H131]&lt;&gt;[.J131];[.I131];[.G131]);CONCATENATE(IF([.J131]=&quot;Identifier&quot;;&quot;ID&quot;;IF([.J131]=&quot;Text&quot;;&quot;&quot;;[.J131]))));&quot; &quot;;&quot;&quot;);&quot;'&quot;;&quot;&quot;))" table:style-name="ce10">
            <text:p>ResponseCode</text:p>
          </table:table-cell>
          <table:table-cell office:value-type="string" table:style-name="ce9">
            <text:p>Response. Response Code. Code</text:p>
          </table:table-cell>
          <table:table-cell table:style-name="ce9"/>
          <table:table-cell office:value-type="string" table:style-name="ce9">
            <text:p>Response</text:p>
          </table:table-cell>
          <table:table-cell table:style-name="ce9"/>
          <table:table-cell office:value-type="string" table:style-name="ce9">
            <text:p>Response</text:p>
          </table:table-cell>
          <table:table-cell office:value-type="string" table:style-name="ce9">
            <text:p>Code</text:p>
          </table:table-cell>
          <table:table-cell office:value-type="string" office:string-value="Response Code" table:formula="of:=IF([.G131]&lt;&gt;&quot;&quot;;CONCATENATE([.G131];&quot; &quot;;[.H131]);[.H131])" table:style-name="ce11">
            <text:p>Response Code</text:p>
          </table:table-cell>
          <table:table-cell office:value-type="string" table:style-name="ce9">
            <text:p>Code</text:p>
          </table:table-cell>
          <table:table-cell table:style-name="ce9"/>
          <table:table-cell office:value-type="string" office:string-value="Code. Type" table:formula="of:=IF([.K131]&lt;&gt;&quot;&quot;;CONCATENATE([.K131];&quot;_ &quot;;[.J131];&quot;. Type&quot;);CONCATENATE([.J131];&quot;. Type&quot;))" table:style-name="ce11">
            <text:p>Code. Type</text:p>
          </table:table-cell>
          <table:table-cell table:number-columns-repeated="3" table:style-name="ce9"/>
          <table:table-cell office:value-type="string" table:style-name="ce9">
            <text:p>0..1</text:p>
          </table:table-cell>
          <table:table-cell office:value-type="string" table:style-name="ce9">
            <text:p>BBIE</text:p>
          </table:table-cell>
          <table:table-cell office:value-type="string" table:style-name="ce9">
            <text:p>A code signifying the type of response.</text:p>
          </table:table-cell>
          <table:table-cell table:number-columns-repeated="2" table:style-name="ce9"/>
          <table:table-cell office:value-type="string" table:style-name="ce9">
            <text:p>2.1</text:p>
          </table:table-cell>
          <table:table-cell table:number-columns-repeated="2" table:style-name="ce9"/>
          <table:table-cell office:value-type="string" table:style-name="ce9">
            <text:p>In All Contexts</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Change from UBL 1.0: Y</text:p>
          </table:table-cell>
          <table:table-cell table:style-name="ce12"/>
          <table:table-cell table:number-columns-repeated="4" table:style-name="ce1"/>
          <table:table-cell table:number-columns-repeated="987" table:style-name="ce6"/>
          <table:table-cell table:number-columns-repeated="15360"/>
        </table:table-row>
        <table:table-row table:style-name="ro2">
          <table:table-cell office:value-type="string" table:style-name="ce9">
            <text:p>Description</text:p>
          </table:table-cell>
          <table:table-cell office:value-type="string" office:string-value="Description" table:formula="of:=IF([.H132]=&quot;UUID&quot;;&quot;UUID&quot;;SUBSTITUTE(SUBSTITUTE(CONCATENATE(IF([.F132]=&quot;Universally Unique&quot;;&quot;UU&quot;;[.F132]);IF([.H132]&lt;&gt;[.J132];[.I132];[.G132]);CONCATENATE(IF([.J132]=&quot;Identifier&quot;;&quot;ID&quot;;IF([.J132]=&quot;Text&quot;;&quot;&quot;;[.J132]))));&quot; &quot;;&quot;&quot;);&quot;'&quot;;&quot;&quot;))" table:style-name="ce10">
            <text:p>Description</text:p>
          </table:table-cell>
          <table:table-cell office:value-type="string" table:style-name="ce9">
            <text:p>Response. Description. Text</text:p>
          </table:table-cell>
          <table:table-cell table:style-name="ce9"/>
          <table:table-cell office:value-type="string" table:style-name="ce9">
            <text:p>Response</text:p>
          </table:table-cell>
          <table:table-cell table:number-columns-repeated="2" table:style-name="ce9"/>
          <table:table-cell office:value-type="string" table:style-name="ce9">
            <text:p>Description</text:p>
          </table:table-cell>
          <table:table-cell office:value-type="string" office:string-value="Description" table:formula="of:=IF([.G132]&lt;&gt;&quot;&quot;;CONCATENATE([.G132];&quot; &quot;;[.H132]);[.H132])" table:style-name="ce11">
            <text:p>Description</text:p>
          </table:table-cell>
          <table:table-cell office:value-type="string" table:style-name="ce9">
            <text:p>Text</text:p>
          </table:table-cell>
          <table:table-cell table:style-name="ce9"/>
          <table:table-cell office:value-type="string" office:string-value="Text. Type" table:formula="of:=IF([.K132]&lt;&gt;&quot;&quot;;CONCATENATE([.K132];&quot;_ &quot;;[.J132];&quot;. Type&quot;);CONCATENATE([.J132];&quot;. Type&quot;))" table:style-name="ce11">
            <text:p>Text. Type</text:p>
          </table:table-cell>
          <table:table-cell table:number-columns-repeated="3" table:style-name="ce9"/>
          <table:table-cell office:value-type="string" table:style-name="ce9">
            <text:p>0..n</text:p>
          </table:table-cell>
          <table:table-cell office:value-type="string" table:style-name="ce9">
            <text:p>BBIE</text:p>
          </table:table-cell>
          <table:table-cell office:value-type="string" table:style-name="ce9">
            <text:p>Text describing this response.</text:p>
          </table:table-cell>
          <table:table-cell table:number-columns-repeated="2" table:style-name="ce9"/>
          <table:table-cell office:value-type="string" table:style-name="ce9">
            <text:p>2.0</text:p>
          </table:table-cell>
          <table:table-cell table:number-columns-repeated="2" table:style-name="ce9"/>
          <table:table-cell office:value-type="string" table:style-name="ce9">
            <text:p>In All Contexts</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Change from UBL 1.0: Y</text:p>
          </table:table-cell>
          <table:table-cell table:style-name="ce12"/>
          <table:table-cell table:number-columns-repeated="4" table:style-name="ce1"/>
          <table:table-cell table:number-columns-repeated="987" table:style-name="ce6"/>
          <table:table-cell table:number-columns-repeated="15360"/>
        </table:table-row>
        <table:table-row table:style-name="ro2">
          <table:table-cell office:value-type="string" table:style-name="ce27">
            <text:p>Status</text:p>
          </table:table-cell>
          <table:table-cell office:value-type="string" office:string-value="Status" table:formula="of:=SUBSTITUTE(SUBSTITUTE(CONCATENATE(IF([.F133]=&quot;Universally Unique&quot;;&quot;UU&quot;;[.F133]);[.G133];IF([.I133]&lt;&gt;[.J133];[.I133];&quot;&quot;);CONCATENATE(IF([.J133]=&quot;Identifier&quot;;&quot;ID&quot;;IF([.J133]=&quot;Text&quot;;&quot;&quot;;[.J133]))));&quot; &quot;;&quot;&quot;);&quot;'&quot;;&quot;&quot;)" table:style-name="ce28">
            <text:p>Status</text:p>
          </table:table-cell>
          <table:table-cell office:value-type="string" table:style-name="ce27">
            <text:p>Response. Status</text:p>
          </table:table-cell>
          <table:table-cell table:style-name="ce27"/>
          <table:table-cell office:value-type="string" table:style-name="ce27">
            <text:p>Response</text:p>
          </table:table-cell>
          <table:table-cell table:number-columns-repeated="3" table:style-name="ce27"/>
          <table:table-cell office:value-type="string" office:string-value="Status" table:formula="of:=[.N133]" table:style-name="ce27">
            <text:p>Status</text:p>
          </table:table-cell>
          <table:table-cell office:value-type="string" table:style-name="ce27">
            <text:p>Status</text:p>
          </table:table-cell>
          <table:table-cell table:number-columns-repeated="3" table:style-name="ce27"/>
          <table:table-cell office:value-type="string" table:style-name="ce27">
            <text:p>Status</text:p>
          </table:table-cell>
          <table:table-cell table:style-name="ce27"/>
          <table:table-cell office:value-type="string" table:style-name="ce27">
            <text:p>0..n</text:p>
          </table:table-cell>
          <table:table-cell office:value-type="string" table:style-name="ce27">
            <text:p>ASBIE</text:p>
          </table:table-cell>
          <table:table-cell office:value-type="string" table:style-name="ce27">
            <text:p>A status report associated with this response.</text:p>
          </table:table-cell>
          <table:table-cell table:number-columns-repeated="2" table:style-name="ce27"/>
          <table:table-cell office:value-type="string" table:style-name="ce27">
            <text:p>2.1</text:p>
          </table:table-cell>
          <table:table-cell table:number-columns-repeated="2" table:style-name="ce27"/>
          <table:table-cell office:value-type="string" table:style-name="ce27">
            <text:p>In All Contexts</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4" table:style-name="ce1"/>
          <table:table-cell table:number-columns-repeated="987" table:style-name="ce6"/>
          <table:table-cell table:number-columns-repeated="15360"/>
        </table:table-row>
        <table:table-row table:style-name="ro2">
          <table:table-cell office:value-type="string" table:style-name="ce24">
            <text:p>Status</text:p>
          </table:table-cell>
          <table:table-cell office:value-type="string" office:string-value="Status" table:formula="of:=SUBSTITUTE(SUBSTITUTE(CONCATENATE(IF([.D134]=&quot;&quot;;&quot;&quot;;CONCATENATE([.D134];&quot;&quot;));&quot;&quot;;[.E134]);&quot; &quot;;&quot;&quot;);&quot;'&quot;;&quot;&quot;)" table:style-name="ce25">
            <text:p>Status</text:p>
          </table:table-cell>
          <table:table-cell office:value-type="string" table:style-name="ce24">
            <text:p>Status. Details</text:p>
          </table:table-cell>
          <table:table-cell table:style-name="ce24"/>
          <table:table-cell office:value-type="string" table:style-name="ce24">
            <text:p>Status</text:p>
          </table:table-cell>
          <table:table-cell table:number-columns-repeated="11" table:style-name="ce24"/>
          <table:table-cell office:value-type="string" table:style-name="ce24">
            <text:p>ABIE</text:p>
          </table:table-cell>
          <table:table-cell office:value-type="string" table:style-name="ce24">
            <text:p>A class to describe the condition or position of an object.</text:p>
          </table:table-cell>
          <table:table-cell table:number-columns-repeated="2" table:style-name="ce24"/>
          <table:table-cell office:value-type="string" table:style-name="ce24">
            <text:p>2.0</text:p>
          </table:table-cell>
          <table:table-cell table:number-columns-repeated="2" table:style-name="ce24"/>
          <table:table-cell office:value-type="string" table:style-name="ce24">
            <text:p>In All Contexts</text:p>
          </table:table-cell>
          <table:table-cell office:value-type="string" table:style-name="ce24">
            <text:p>In All Contexts</text:p>
          </table:table-cell>
          <table:table-cell office:value-type="string" table:style-name="ce24">
            <text:p>None</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text:s/></text:p>
          </table:table-cell>
          <table:table-cell table:style-name="ce26"/>
          <table:table-cell table:number-columns-repeated="5" table:style-name="ce1"/>
          <table:table-cell table:number-columns-repeated="16346"/>
        </table:table-row>
        <table:table-row table:style-name="ro2">
          <table:table-cell office:value-type="string" table:style-name="ce9">
            <text:p>Reason Code</text:p>
          </table:table-cell>
          <table:table-cell office:value-type="string" office:string-value="StatusReasonCode" table:formula="of:=IF([.H135]=&quot;UUID&quot;;&quot;UUID&quot;;SUBSTITUTE(SUBSTITUTE(CONCATENATE(IF([.F135]=&quot;Universally Unique&quot;;&quot;UU&quot;;[.F135]);IF([.H135]&lt;&gt;[.J135];[.I135];[.G135]);CONCATENATE(IF([.J135]=&quot;Identifier&quot;;&quot;ID&quot;;IF([.J135]=&quot;Text&quot;;&quot;&quot;;[.J135]))));&quot; &quot;;&quot;&quot;);&quot;'&quot;;&quot;&quot;))" table:style-name="ce10">
            <text:p>StatusReasonCode</text:p>
          </table:table-cell>
          <table:table-cell office:value-type="string" table:style-name="ce9">
            <text:p>Status. Status Reason Code. Code</text:p>
          </table:table-cell>
          <table:table-cell table:style-name="ce9"/>
          <table:table-cell office:value-type="string" table:style-name="ce9">
            <text:p>Status</text:p>
          </table:table-cell>
          <table:table-cell table:style-name="ce9"/>
          <table:table-cell office:value-type="string" table:style-name="ce9">
            <text:p>Status Reason</text:p>
          </table:table-cell>
          <table:table-cell office:value-type="string" table:style-name="ce9">
            <text:p>Code</text:p>
          </table:table-cell>
          <table:table-cell office:value-type="string" office:string-value="Status Reason Code" table:formula="of:=IF([.G135]&lt;&gt;&quot;&quot;;CONCATENATE([.G135];&quot; &quot;;[.H135]);[.H135])" table:style-name="ce11">
            <text:p>Status Reason Code</text:p>
          </table:table-cell>
          <table:table-cell office:value-type="string" table:style-name="ce9">
            <text:p>Code</text:p>
          </table:table-cell>
          <table:table-cell table:style-name="ce9"/>
          <table:table-cell office:value-type="string" office:string-value="Code. Type" table:formula="of:=IF([.K135]&lt;&gt;&quot;&quot;;CONCATENATE([.K135];&quot;_ &quot;;[.J135];&quot;. Type&quot;);CONCATENATE([.J135];&quot;. Type&quot;))" table:style-name="ce11">
            <text:p>Code. Type</text:p>
          </table:table-cell>
          <table:table-cell table:number-columns-repeated="3" table:style-name="ce9"/>
          <table:table-cell office:value-type="string" table:style-name="ce9">
            <text:p>0..1</text:p>
          </table:table-cell>
          <table:table-cell office:value-type="string" table:style-name="ce9">
            <text:p>BBIE</text:p>
          </table:table-cell>
          <table:table-cell office:value-type="string" table:style-name="ce9">
            <text:p>The reason for this status condition or position, expressed as a code.</text:p>
          </table:table-cell>
          <table:table-cell table:number-columns-repeated="2" table:style-name="ce9"/>
          <table:table-cell office:value-type="string" table:style-name="ce9">
            <text:p>2.0</text:p>
          </table:table-cell>
          <table:table-cell table:number-columns-repeated="2" table:style-name="ce9"/>
          <table:table-cell office:value-type="string" table:style-name="ce9">
            <text:p>In All Contexts</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text:s/></text:p>
          </table:table-cell>
          <table:table-cell table:style-name="ce12"/>
          <table:table-cell table:number-columns-repeated="5" table:style-name="ce1"/>
          <table:table-cell table:number-columns-repeated="16346"/>
        </table:table-row>
        <table:table-row table:style-name="ro2">
          <table:table-cell office:value-type="string" table:style-name="ce7">
            <text:p>Supplier</text:p>
          </table:table-cell>
          <table:table-cell office:value-type="string" table:style-name="ce7">
            <text:p>SupplierParty</text:p>
          </table:table-cell>
          <table:table-cell office:value-type="string" table:style-name="ce8">
            <text:p>Supplier Party. Details</text:p>
          </table:table-cell>
          <table:table-cell table:style-name="ce8"/>
          <table:table-cell office:value-type="string" table:style-name="ce8">
            <text:p>Supplier Party</text:p>
          </table:table-cell>
          <table:table-cell table:number-columns-repeated="11" table:style-name="ce8"/>
          <table:table-cell office:value-type="string" table:style-name="ce8">
            <text:p>ABIE</text:p>
          </table:table-cell>
          <table:table-cell office:value-type="string" table:style-name="ce8">
            <text:p>A class to describe a supplier party.</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Procurement</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Change from UBL 1.0: Y</text:p>
          </table:table-cell>
          <table:table-cell table:style-name="ce8"/>
          <table:table-cell table:number-columns-repeated="991" table:style-name="ce6"/>
          <table:table-cell table:number-columns-repeated="15360"/>
        </table:table-row>
        <table:table-row table:style-name="ro2">
          <table:table-cell office:value-type="string" table:style-name="ce16">
            <text:p>Party</text:p>
          </table:table-cell>
          <table:table-cell office:value-type="string" table:style-name="ce16">
            <text:p>Party</text:p>
          </table:table-cell>
          <table:table-cell office:value-type="string" table:style-name="ce17">
            <text:p>Supplier Party. Party</text:p>
          </table:table-cell>
          <table:table-cell table:style-name="ce17"/>
          <table:table-cell office:value-type="string" table:style-name="ce17">
            <text:p>Supplier Party</text:p>
          </table:table-cell>
          <table:table-cell table:number-columns-repeated="3" table:style-name="ce17"/>
          <table:table-cell office:value-type="string" office:string-value="Party" table:formula="of:=[.N137]" table:style-name="ce17">
            <text:p>Party</text:p>
          </table:table-cell>
          <table:table-cell office:value-type="string" table:style-name="ce17">
            <text:p>Party</text:p>
          </table:table-cell>
          <table:table-cell table:number-columns-repeated="3" table:style-name="ce17"/>
          <table:table-cell office:value-type="string" table:style-name="ce17">
            <text:p>Party</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supplier party itself.</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Change from UBL 1.0: Y</text:p>
          </table:table-cell>
          <table:table-cell table:style-name="ce17"/>
          <table:table-cell table:number-columns-repeated="991" table:style-name="ce6"/>
          <table:table-cell table:number-columns-repeated="15360"/>
        </table:table-row>
        <table:table-row table:style-name="ro2">
          <table:table-cell office:value-type="string" table:style-name="ce16">
            <text:p>Supplier Contact</text:p>
          </table:table-cell>
          <table:table-cell office:value-type="string" table:style-name="ce16">
            <text:p>SellerContact</text:p>
          </table:table-cell>
          <table:table-cell office:value-type="string" table:style-name="ce17">
            <text:p>Supplier Party. Seller_ Contact. Contact</text:p>
          </table:table-cell>
          <table:table-cell table:style-name="ce17"/>
          <table:table-cell office:value-type="string" table:style-name="ce17">
            <text:p>Supplier Party</text:p>
          </table:table-cell>
          <table:table-cell office:value-type="string" table:style-name="ce17">
            <text:p>Seller</text:p>
          </table:table-cell>
          <table:table-cell table:number-columns-repeated="2" table:style-name="ce17"/>
          <table:table-cell office:value-type="string" office:string-value="Contact" table:formula="of:=[.N138]" table:style-name="ce17">
            <text:p>Contact</text:p>
          </table:table-cell>
          <table:table-cell office:value-type="string" table:style-name="ce17">
            <text:p>Contact</text:p>
          </table:table-cell>
          <table:table-cell table:number-columns-repeated="3" table:style-name="ce17"/>
          <table:table-cell office:value-type="string" table:style-name="ce17">
            <text:p>Contact</text:p>
          </table:table-cell>
          <table:table-cell table:style-name="ce17"/>
          <table:table-cell office:value-type="string" table:style-name="ce17">
            <text:p>0..1</text:p>
          </table:table-cell>
          <table:table-cell office:value-type="string" table:style-name="ce17">
            <text:p>ASBIE</text:p>
          </table:table-cell>
          <table:table-cell office:value-type="string" table:style-name="ce17">
            <text:p>The primary contact for this supplier party.</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Procurement</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Change for UBL 2.0 Update Package: Definition (cell Q951) changed from An association to Seller. to An association to Seller Contact.<text:s text:c="2"/></text:p>
          </table:table-cell>
          <table:table-cell table:style-name="ce17"/>
          <table:table-cell table:number-columns-repeated="991" table:style-name="ce6"/>
          <table:table-cell table:number-columns-repeated="15360"/>
        </table:table-row>
        <table:table-row table:style-name="ro2">
          <table:table-cell office:value-type="string" table:style-name="ce7">
            <text:p>GST Category</text:p>
          </table:table-cell>
          <table:table-cell office:value-type="string" table:style-name="ce7">
            <text:p>TaxCategory</text:p>
          </table:table-cell>
          <table:table-cell office:value-type="string" table:style-name="ce8">
            <text:p>Tax Category. Details</text:p>
          </table:table-cell>
          <table:table-cell table:style-name="ce8"/>
          <table:table-cell office:value-type="string" table:style-name="ce8">
            <text:p>Tax Category</text:p>
          </table:table-cell>
          <table:table-cell table:number-columns-repeated="11" table:style-name="ce8"/>
          <table:table-cell office:value-type="string" table:style-name="ce8">
            <text:p>ABIE</text:p>
          </table:table-cell>
          <table:table-cell office:value-type="string" table:style-name="ce8">
            <text:p>A class to describe one of the tax categories within a taxation scheme (e.g., High Rate VAT, Low Rate VAT).</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Identifier</text:p>
          </table:table-cell>
          <table:table-cell office:value-type="string" table:style-name="ce13">
            <text:p>ID</text:p>
          </table:table-cell>
          <table:table-cell office:value-type="string" table:style-name="ce14">
            <text:p>Tax Category. Identifier</text:p>
          </table:table-cell>
          <table:table-cell table:style-name="ce14"/>
          <table:table-cell office:value-type="string" table:style-name="ce14">
            <text:p>Tax Category</text:p>
          </table:table-cell>
          <table:table-cell table:number-columns-repeated="2" table:style-name="ce14"/>
          <table:table-cell office:value-type="string" table:style-name="ce14">
            <text:p>Identifier</text:p>
          </table:table-cell>
          <table:table-cell office:value-type="string" office:string-value="Identifier" table:formula="of:=IF([.G140]&lt;&gt;&quot;&quot;;CONCATENATE([.G140];&quot; &quot;;[.H140]);[.H140])" table:style-name="ce15">
            <text:p>Identifier</text:p>
          </table:table-cell>
          <table:table-cell office:value-type="string" table:style-name="ce14">
            <text:p>Identifier</text:p>
          </table:table-cell>
          <table:table-cell table:style-name="ce14"/>
          <table:table-cell office:value-type="string" office:string-value="Identifier. Type" table:formula="of:=IF([.K140]&lt;&gt;&quot;&quot;;CONCATENATE([.K140];&quot;_ &quot;;[.J140];&quot;. Type&quot;);CONCATENATE([.J140];&quot;. Type&quot;))" table:style-name="ce15">
            <text:p>Identifier.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An identifier for this tax category.</text:p>
          </table:table-cell>
          <table:table-cell office:value-type="string" table:style-name="ce14">
            <text:p>http://www.unece.org/uncefact/codelist/standard/UNECE_DutyorTaxorFeeCategoryCode_D09B.xsd</text:p>
          </table:table-cell>
          <table:table-cell table:style-name="ce14"/>
          <table:table-cell office:value-type="string" table:style-name="ce14">
            <text:p>2.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Percent</text:p>
          </table:table-cell>
          <table:table-cell office:value-type="string" table:style-name="ce13">
            <text:p>Percent</text:p>
          </table:table-cell>
          <table:table-cell office:value-type="string" table:style-name="ce14">
            <text:p>Tax Category. Percent</text:p>
          </table:table-cell>
          <table:table-cell table:style-name="ce14"/>
          <table:table-cell office:value-type="string" table:style-name="ce14">
            <text:p>Tax Category</text:p>
          </table:table-cell>
          <table:table-cell table:number-columns-repeated="2" table:style-name="ce14"/>
          <table:table-cell office:value-type="string" table:style-name="ce14">
            <text:p>Percent</text:p>
          </table:table-cell>
          <table:table-cell office:value-type="string" office:string-value="Percent" table:formula="of:=IF([.G141]&lt;&gt;&quot;&quot;;CONCATENATE([.G141];&quot; &quot;;[.H141]);[.H141])" table:style-name="ce15">
            <text:p>Percent</text:p>
          </table:table-cell>
          <table:table-cell office:value-type="string" table:style-name="ce14">
            <text:p>Percent</text:p>
          </table:table-cell>
          <table:table-cell table:style-name="ce14"/>
          <table:table-cell office:value-type="string" office:string-value="Percent. Type" table:formula="of:=IF([.K141]&lt;&gt;&quot;&quot;;CONCATENATE([.K141];&quot;_ &quot;;[.J141];&quot;. Type&quot;);CONCATENATE([.J141];&quot;. Type&quot;))" table:style-name="ce15">
            <text:p>Percen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tax rate for this category, expressed as a percentage.</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Tax Exemption Reason</text:p>
          </table:table-cell>
          <table:table-cell office:value-type="string" table:style-name="ce13">
            <text:p>TaxExemptionReason</text:p>
          </table:table-cell>
          <table:table-cell office:value-type="string" table:style-name="ce14">
            <text:p>Tax Category. Tax Exemption Reason. Text</text:p>
          </table:table-cell>
          <table:table-cell table:style-name="ce14"/>
          <table:table-cell office:value-type="string" table:style-name="ce14">
            <text:p>Tax Category</text:p>
          </table:table-cell>
          <table:table-cell table:style-name="ce14"/>
          <table:table-cell office:value-type="string" table:style-name="ce14">
            <text:p>Tax Exemption</text:p>
          </table:table-cell>
          <table:table-cell office:value-type="string" table:style-name="ce14">
            <text:p>Reason</text:p>
          </table:table-cell>
          <table:table-cell office:value-type="string" office:string-value="Tax Exemption Reason" table:formula="of:=IF([.G142]&lt;&gt;&quot;&quot;;CONCATENATE([.G142];&quot; &quot;;[.H142]);[.H142])" table:style-name="ce15">
            <text:p>Tax Exemption Reason</text:p>
          </table:table-cell>
          <table:table-cell office:value-type="string" table:style-name="ce14">
            <text:p>Text</text:p>
          </table:table-cell>
          <table:table-cell table:style-name="ce14"/>
          <table:table-cell office:value-type="string" office:string-value="Text. Type" table:formula="of:=IF([.K142]&lt;&gt;&quot;&quot;;CONCATENATE([.K142];&quot;_ &quot;;[.J142];&quot;. Type&quot;);CONCATENATE([.J142];&quot;. Type&quot;))" table:style-name="ce15">
            <text:p>Text. Type</text:p>
          </table:table-cell>
          <table:table-cell table:number-columns-repeated="3" table:style-name="ce14"/>
          <table:table-cell office:value-type="string" table:style-name="ce14">
            <text:p>0..n</text:p>
          </table:table-cell>
          <table:table-cell office:value-type="string" table:style-name="ce14">
            <text:p>BBIE</text:p>
          </table:table-cell>
          <table:table-cell office:value-type="string" table:style-name="ce14">
            <text:p>The reason for tax being exempted, expressed as text.</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27">
            <text:p>Tax Scheme</text:p>
          </table:table-cell>
          <table:table-cell office:value-type="string" office:string-value="TaxScheme" table:formula="of:=SUBSTITUTE(SUBSTITUTE(CONCATENATE(IF([.F143]=&quot;Universally Unique&quot;;&quot;UU&quot;;[.F143]);[.G143];IF([.I143]&lt;&gt;[.J143];[.I143];&quot;&quot;);CONCATENATE(IF([.J143]=&quot;Identifier&quot;;&quot;ID&quot;;IF([.J143]=&quot;Text&quot;;&quot;&quot;;[.J143]))));&quot; &quot;;&quot;&quot;);&quot;'&quot;;&quot;&quot;)" table:style-name="ce28">
            <text:p>TaxScheme</text:p>
          </table:table-cell>
          <table:table-cell office:value-type="string" table:style-name="ce27">
            <text:p>Tax Category. Tax Scheme</text:p>
          </table:table-cell>
          <table:table-cell table:style-name="ce27"/>
          <table:table-cell office:value-type="string" table:style-name="ce27">
            <text:p>Tax Category</text:p>
          </table:table-cell>
          <table:table-cell table:number-columns-repeated="3" table:style-name="ce27"/>
          <table:table-cell office:value-type="string" office:string-value="Tax Scheme" table:formula="of:=[.N143]" table:style-name="ce27">
            <text:p>Tax Scheme</text:p>
          </table:table-cell>
          <table:table-cell office:value-type="string" table:style-name="ce27">
            <text:p>Tax Scheme</text:p>
          </table:table-cell>
          <table:table-cell table:number-columns-repeated="3" table:style-name="ce27"/>
          <table:table-cell office:value-type="string" table:style-name="ce27">
            <text:p>Tax Scheme</text:p>
          </table:table-cell>
          <table:table-cell table:style-name="ce27"/>
          <table:table-cell office:value-type="string" table:style-name="ce27">
            <text:p>1</text:p>
          </table:table-cell>
          <table:table-cell office:value-type="string" table:style-name="ce27">
            <text:p>ASBIE</text:p>
          </table:table-cell>
          <table:table-cell office:value-type="string" table:style-name="ce27">
            <text:p>The taxation scheme within which this tax category is defined.</text:p>
          </table:table-cell>
          <table:table-cell table:number-columns-repeated="2" table:style-name="ce27"/>
          <table:table-cell office:value-type="string" table:style-name="ce27">
            <text:p>1.0</text:p>
          </table:table-cell>
          <table:table-cell table:number-columns-repeated="2" table:style-name="ce27"/>
          <table:table-cell office:value-type="string" table:style-name="ce27">
            <text:p>In All Contexts</text:p>
          </table:table-cell>
          <table:table-cell office:value-type="string" table:style-name="ce27">
            <text:p>In All Contexts</text:p>
          </table:table-cell>
          <table:table-cell office:value-type="string" table:style-name="ce27">
            <text:p>None</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In All Contexts</text:p>
          </table:table-cell>
          <table:table-cell office:value-type="string" table:style-name="ce27">
            <text:p><text:s/></text:p>
          </table:table-cell>
          <table:table-cell table:style-name="ce29"/>
          <table:table-cell table:number-columns-repeated="2" table:style-name="ce1"/>
          <table:table-cell table:number-columns-repeated="989" table:style-name="ce6"/>
          <table:table-cell table:number-columns-repeated="15360"/>
        </table:table-row>
        <table:table-row table:style-name="ro2">
          <table:table-cell office:value-type="string" table:style-name="ce24">
            <text:p>Tax Scheme</text:p>
          </table:table-cell>
          <table:table-cell office:value-type="string" office:string-value="TaxScheme" table:formula="of:=SUBSTITUTE(SUBSTITUTE(CONCATENATE(IF([.D144]=&quot;&quot;;&quot;&quot;;CONCATENATE([.D144];&quot;&quot;));&quot;&quot;;[.E144]);&quot; &quot;;&quot;&quot;);&quot;'&quot;;&quot;&quot;)" table:style-name="ce25">
            <text:p>TaxScheme</text:p>
          </table:table-cell>
          <table:table-cell office:value-type="string" table:style-name="ce24">
            <text:p>Tax Scheme. Details</text:p>
          </table:table-cell>
          <table:table-cell table:style-name="ce24"/>
          <table:table-cell office:value-type="string" table:style-name="ce24">
            <text:p>Tax Scheme</text:p>
          </table:table-cell>
          <table:table-cell table:number-columns-repeated="11" table:style-name="ce24"/>
          <table:table-cell office:value-type="string" table:style-name="ce24">
            <text:p>ABIE</text:p>
          </table:table-cell>
          <table:table-cell office:value-type="string" table:style-name="ce24">
            <text:p>A class to describe a taxation scheme (e.g., VAT, State tax, County tax).</text:p>
          </table:table-cell>
          <table:table-cell table:number-columns-repeated="2" table:style-name="ce24"/>
          <table:table-cell office:value-type="string" table:style-name="ce24">
            <text:p>2.0</text:p>
          </table:table-cell>
          <table:table-cell table:number-columns-repeated="2" table:style-name="ce24"/>
          <table:table-cell office:value-type="string" table:style-name="ce24">
            <text:p>In All Contexts</text:p>
          </table:table-cell>
          <table:table-cell office:value-type="string" table:style-name="ce24">
            <text:p>In All Contexts</text:p>
          </table:table-cell>
          <table:table-cell office:value-type="string" table:style-name="ce24">
            <text:p>None</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In All Contexts</text:p>
          </table:table-cell>
          <table:table-cell office:value-type="string" table:style-name="ce24">
            <text:p>Change from UBL 1.0: Y</text:p>
          </table:table-cell>
          <table:table-cell table:style-name="ce26"/>
          <table:table-cell table:style-name="ce1"/>
          <table:table-cell table:number-columns-repeated="990" table:style-name="ce6"/>
          <table:table-cell table:number-columns-repeated="15360"/>
        </table:table-row>
        <table:table-row table:style-name="ro2">
          <table:table-cell office:value-type="string" table:style-name="ce13">
            <text:p>Identifier</text:p>
          </table:table-cell>
          <table:table-cell office:value-type="string" office:string-value="ID" table:formula="of:=IF([.H145]=&quot;UUID&quot;;&quot;UUID&quot;;SUBSTITUTE(SUBSTITUTE(CONCATENATE(IF([.F145]=&quot;Universally Unique&quot;;&quot;UU&quot;;[.F145]);IF([.H145]&lt;&gt;[.J145];[.I145];[.G145]);CONCATENATE(IF([.J145]=&quot;Identifier&quot;;&quot;ID&quot;;IF([.J145]=&quot;Text&quot;;&quot;&quot;;[.J145]))));&quot; &quot;;&quot;&quot;);&quot;'&quot;;&quot;&quot;))" table:style-name="ce10">
            <text:p>ID</text:p>
          </table:table-cell>
          <table:table-cell office:value-type="string" table:style-name="ce9">
            <text:p>Tax Scheme. Identifier</text:p>
          </table:table-cell>
          <table:table-cell table:style-name="ce9"/>
          <table:table-cell office:value-type="string" table:style-name="ce9">
            <text:p>Tax Scheme</text:p>
          </table:table-cell>
          <table:table-cell table:number-columns-repeated="2" table:style-name="ce9"/>
          <table:table-cell office:value-type="string" table:style-name="ce9">
            <text:p>Identifier</text:p>
          </table:table-cell>
          <table:table-cell office:value-type="string" office:string-value="Identifier" table:formula="of:=IF([.G145]&lt;&gt;&quot;&quot;;CONCATENATE([.G145];&quot; &quot;;[.H145]);[.H145])" table:style-name="ce11">
            <text:p>Identifier</text:p>
          </table:table-cell>
          <table:table-cell office:value-type="string" table:style-name="ce9">
            <text:p>Identifier</text:p>
          </table:table-cell>
          <table:table-cell table:style-name="ce9"/>
          <table:table-cell office:value-type="string" office:string-value="Identifier. Type" table:formula="of:=IF([.K145]&lt;&gt;&quot;&quot;;CONCATENATE([.K145];&quot;_ &quot;;[.J145];&quot;. Type&quot;);CONCATENATE([.J145];&quot;. Type&quot;))" table:style-name="ce11">
            <text:p>Identifier. Type</text:p>
          </table:table-cell>
          <table:table-cell table:number-columns-repeated="3" table:style-name="ce9"/>
          <table:table-cell office:value-type="string" table:style-name="ce9">
            <text:p>0..1</text:p>
          </table:table-cell>
          <table:table-cell office:value-type="string" table:style-name="ce9">
            <text:p>BBIE</text:p>
          </table:table-cell>
          <table:table-cell office:value-type="string" table:style-name="ce9">
            <text:p>An identifier for this taxation scheme.</text:p>
          </table:table-cell>
          <table:table-cell office:value-type="string" table:style-name="ce9">
            <text:p>http://www.unece.org/uncefact/codelist/standard/EDIFICASEU_TaxExemptionReason_D09B.xsd</text:p>
          </table:table-cell>
          <table:table-cell table:style-name="ce9"/>
          <table:table-cell office:value-type="string" table:style-name="ce9">
            <text:p>1.0</text:p>
          </table:table-cell>
          <table:table-cell table:number-columns-repeated="2" table:style-name="ce9"/>
          <table:table-cell office:value-type="string" table:style-name="ce9">
            <text:p>In All Contexts</text:p>
          </table:table-cell>
          <table:table-cell office:value-type="string" table:style-name="ce9">
            <text:p>In All Contexts</text:p>
          </table:table-cell>
          <table:table-cell office:value-type="string" table:style-name="ce9">
            <text:p>None</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In All Contexts</text:p>
          </table:table-cell>
          <table:table-cell office:value-type="string" table:style-name="ce9">
            <text:p>Change from UBL 1.0: Y</text:p>
          </table:table-cell>
          <table:table-cell table:style-name="ce12"/>
          <table:table-cell table:style-name="ce1"/>
          <table:table-cell table:number-columns-repeated="990" table:style-name="ce6"/>
          <table:table-cell table:number-columns-repeated="15360"/>
        </table:table-row>
        <table:table-row table:style-name="ro2">
          <table:table-cell office:value-type="string" table:style-name="ce7">
            <text:p>Tax Subtotal</text:p>
          </table:table-cell>
          <table:table-cell office:value-type="string" table:style-name="ce7">
            <text:p>TaxSubtotal</text:p>
          </table:table-cell>
          <table:table-cell office:value-type="string" table:style-name="ce8">
            <text:p>Tax Subtotal. Details</text:p>
          </table:table-cell>
          <table:table-cell table:style-name="ce8"/>
          <table:table-cell office:value-type="string" table:style-name="ce8">
            <text:p>Tax Subtotal</text:p>
          </table:table-cell>
          <table:table-cell table:number-columns-repeated="11" table:style-name="ce8"/>
          <table:table-cell office:value-type="string" table:style-name="ce8">
            <text:p>ABIE</text:p>
          </table:table-cell>
          <table:table-cell office:value-type="string" table:style-name="ce8">
            <text:p>A class to define the subtotal for a particular tax category within a particular taxation scheme, such as standard rate within VAT.</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Taxable Amount</text:p>
          </table:table-cell>
          <table:table-cell office:value-type="string" table:style-name="ce13">
            <text:p>TaxableAmount</text:p>
          </table:table-cell>
          <table:table-cell office:value-type="string" table:style-name="ce14">
            <text:p>Tax Subtotal. Taxable_ Amount. Amount</text:p>
          </table:table-cell>
          <table:table-cell table:style-name="ce14"/>
          <table:table-cell office:value-type="string" table:style-name="ce14">
            <text:p>Tax Subtotal</text:p>
          </table:table-cell>
          <table:table-cell office:value-type="string" table:style-name="ce14">
            <text:p>Taxable</text:p>
          </table:table-cell>
          <table:table-cell table:style-name="ce14"/>
          <table:table-cell office:value-type="string" table:style-name="ce14">
            <text:p>Amount</text:p>
          </table:table-cell>
          <table:table-cell office:value-type="string" office:string-value="Amount" table:formula="of:=IF([.G147]&lt;&gt;&quot;&quot;;CONCATENATE([.G147];&quot; &quot;;[.H147]);[.H147])" table:style-name="ce15">
            <text:p>Amount</text:p>
          </table:table-cell>
          <table:table-cell office:value-type="string" table:style-name="ce14">
            <text:p>Amount</text:p>
          </table:table-cell>
          <table:table-cell table:style-name="ce14"/>
          <table:table-cell office:value-type="string" office:string-value="Amount. Type" table:formula="of:=IF([.K147]&lt;&gt;&quot;&quot;;CONCATENATE([.K147];&quot;_ &quot;;[.J147];&quot;. Type&quot;);CONCATENATE([.J147];&quot;. Type&quot;))" table:style-name="ce15">
            <text:p>Amount. Type</text:p>
          </table:table-cell>
          <table:table-cell table:number-columns-repeated="3" table:style-name="ce14"/>
          <table:table-cell office:value-type="string" table:style-name="ce14">
            <text:p>0..1</text:p>
          </table:table-cell>
          <table:table-cell office:value-type="string" table:style-name="ce14">
            <text:p>BBIE</text:p>
          </table:table-cell>
          <table:table-cell office:value-type="string" table:style-name="ce14">
            <text:p>The net amount to which the tax percent (rate) is applied to calculate the tax amount.</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3">
            <text:p>Tax Amount</text:p>
          </table:table-cell>
          <table:table-cell office:value-type="string" table:style-name="ce13">
            <text:p>TaxAmount</text:p>
          </table:table-cell>
          <table:table-cell office:value-type="string" table:style-name="ce14">
            <text:p>Tax Subtotal. Tax Amount. Amount</text:p>
          </table:table-cell>
          <table:table-cell table:style-name="ce14"/>
          <table:table-cell office:value-type="string" table:style-name="ce14">
            <text:p>Tax Subtotal</text:p>
          </table:table-cell>
          <table:table-cell table:style-name="ce14"/>
          <table:table-cell office:value-type="string" table:style-name="ce14">
            <text:p>Tax</text:p>
          </table:table-cell>
          <table:table-cell office:value-type="string" table:style-name="ce14">
            <text:p>Amount</text:p>
          </table:table-cell>
          <table:table-cell office:value-type="string" office:string-value="Tax Amount" table:formula="of:=IF([.G148]&lt;&gt;&quot;&quot;;CONCATENATE([.G148];&quot; &quot;;[.H148]);[.H148])" table:style-name="ce15">
            <text:p>Tax Amount</text:p>
          </table:table-cell>
          <table:table-cell office:value-type="string" table:style-name="ce14">
            <text:p>Amount</text:p>
          </table:table-cell>
          <table:table-cell table:style-name="ce14"/>
          <table:table-cell office:value-type="string" office:string-value="Amount. Type" table:formula="of:=IF([.K148]&lt;&gt;&quot;&quot;;CONCATENATE([.K148];&quot;_ &quot;;[.J148];&quot;. Type&quot;);CONCATENATE([.J148];&quot;. Type&quot;))" table:style-name="ce15">
            <text:p>Amount.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The amount of this tax subtotal.</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6">
            <text:p>GST Category</text:p>
          </table:table-cell>
          <table:table-cell office:value-type="string" table:style-name="ce16">
            <text:p>TaxCategory</text:p>
          </table:table-cell>
          <table:table-cell office:value-type="string" table:style-name="ce17">
            <text:p>Tax Subtotal. Tax Category</text:p>
          </table:table-cell>
          <table:table-cell table:style-name="ce17"/>
          <table:table-cell office:value-type="string" table:style-name="ce17">
            <text:p>Tax Subtotal</text:p>
          </table:table-cell>
          <table:table-cell table:number-columns-repeated="3" table:style-name="ce17"/>
          <table:table-cell office:value-type="string" office:string-value="Tax Category" table:formula="of:=[.N149]" table:style-name="ce17">
            <text:p>Tax Category</text:p>
          </table:table-cell>
          <table:table-cell office:value-type="string" table:style-name="ce17">
            <text:p>Tax Category</text:p>
          </table:table-cell>
          <table:table-cell table:number-columns-repeated="3" table:style-name="ce17"/>
          <table:table-cell office:value-type="string" table:style-name="ce17">
            <text:p>Tax Category</text:p>
          </table:table-cell>
          <table:table-cell table:style-name="ce17"/>
          <table:table-cell office:value-type="string" table:style-name="ce17">
            <text:p>1</text:p>
          </table:table-cell>
          <table:table-cell office:value-type="string" table:style-name="ce17">
            <text:p>ASBIE</text:p>
          </table:table-cell>
          <table:table-cell office:value-type="string" table:style-name="ce17">
            <text:p>The tax category applicable to this subtotal.</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office:value-type="string" table:style-name="ce7">
            <text:p>Tax Total</text:p>
          </table:table-cell>
          <table:table-cell office:value-type="string" table:style-name="ce7">
            <text:p>TaxTotal</text:p>
          </table:table-cell>
          <table:table-cell office:value-type="string" table:style-name="ce8">
            <text:p>Tax Total. Details</text:p>
          </table:table-cell>
          <table:table-cell table:style-name="ce8"/>
          <table:table-cell office:value-type="string" table:style-name="ce8">
            <text:p>Tax Total</text:p>
          </table:table-cell>
          <table:table-cell table:number-columns-repeated="11" table:style-name="ce8"/>
          <table:table-cell office:value-type="string" table:style-name="ce8">
            <text:p>ABIE</text:p>
          </table:table-cell>
          <table:table-cell office:value-type="string" table:style-name="ce8">
            <text:p>A class to describe the total tax for a particular taxation scheme.</text:p>
          </table:table-cell>
          <table:table-cell table:number-columns-repeated="2" table:style-name="ce8"/>
          <table:table-cell office:value-type="string" table:style-name="ce8">
            <text:p>2.0</text:p>
          </table:table-cell>
          <table:table-cell table:number-columns-repeated="2" table:style-name="ce8"/>
          <table:table-cell office:value-type="string" table:style-name="ce8">
            <text:p>In All Contexts</text:p>
          </table:table-cell>
          <table:table-cell office:value-type="string" table:style-name="ce8">
            <text:p>In All Contexts</text:p>
          </table:table-cell>
          <table:table-cell office:value-type="string" table:style-name="ce8">
            <text:p>None</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In All Contexts</text:p>
          </table:table-cell>
          <table:table-cell office:value-type="string" table:style-name="ce8">
            <text:p><text:s/></text:p>
          </table:table-cell>
          <table:table-cell table:style-name="ce8"/>
          <table:table-cell table:number-columns-repeated="991" table:style-name="ce6"/>
          <table:table-cell table:number-columns-repeated="15360"/>
        </table:table-row>
        <table:table-row table:style-name="ro2">
          <table:table-cell office:value-type="string" table:style-name="ce13">
            <text:p>Tax Total Amount</text:p>
          </table:table-cell>
          <table:table-cell office:value-type="string" table:style-name="ce13">
            <text:p>TaxAmount</text:p>
          </table:table-cell>
          <table:table-cell office:value-type="string" table:style-name="ce14">
            <text:p>Tax Total. Tax Amount. Amount</text:p>
          </table:table-cell>
          <table:table-cell table:style-name="ce14"/>
          <table:table-cell office:value-type="string" table:style-name="ce14">
            <text:p>Tax Total</text:p>
          </table:table-cell>
          <table:table-cell table:style-name="ce14"/>
          <table:table-cell office:value-type="string" table:style-name="ce14">
            <text:p>Tax</text:p>
          </table:table-cell>
          <table:table-cell office:value-type="string" table:style-name="ce14">
            <text:p>Amount</text:p>
          </table:table-cell>
          <table:table-cell office:value-type="string" office:string-value="Tax Amount" table:formula="of:=IF([.G151]&lt;&gt;&quot;&quot;;CONCATENATE([.G151];&quot; &quot;;[.H151]);[.H151])" table:style-name="ce15">
            <text:p>Tax Amount</text:p>
          </table:table-cell>
          <table:table-cell office:value-type="string" table:style-name="ce14">
            <text:p>Amount</text:p>
          </table:table-cell>
          <table:table-cell table:style-name="ce14"/>
          <table:table-cell office:value-type="string" office:string-value="Amount. Type" table:formula="of:=IF([.K151]&lt;&gt;&quot;&quot;;CONCATENATE([.K151];&quot;_ &quot;;[.J151];&quot;. Type&quot;);CONCATENATE([.J151];&quot;. Type&quot;))" table:style-name="ce15">
            <text:p>Amount. Type</text:p>
          </table:table-cell>
          <table:table-cell table:number-columns-repeated="3" table:style-name="ce14"/>
          <table:table-cell office:value-type="string" table:style-name="ce14">
            <text:p>1</text:p>
          </table:table-cell>
          <table:table-cell office:value-type="string" table:style-name="ce14">
            <text:p>BBIE</text:p>
          </table:table-cell>
          <table:table-cell office:value-type="string" table:style-name="ce14">
            <text:p>The total tax amount for a particular taxation scheme, e.g., VAT; the sum of the tax subtotals for each tax category within the taxation scheme.</text:p>
          </table:table-cell>
          <table:table-cell table:number-columns-repeated="2" table:style-name="ce14"/>
          <table:table-cell office:value-type="string" table:style-name="ce14">
            <text:p>1.0</text:p>
          </table:table-cell>
          <table:table-cell table:number-columns-repeated="2" table:style-name="ce14"/>
          <table:table-cell office:value-type="string" table:style-name="ce14">
            <text:p>In All Contexts</text:p>
          </table:table-cell>
          <table:table-cell office:value-type="string" table:style-name="ce14">
            <text:p>In All Contexts</text:p>
          </table:table-cell>
          <table:table-cell office:value-type="string" table:style-name="ce14">
            <text:p>None</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In All Contexts</text:p>
          </table:table-cell>
          <table:table-cell office:value-type="string" table:style-name="ce14">
            <text:p><text:s/></text:p>
          </table:table-cell>
          <table:table-cell table:style-name="ce14"/>
          <table:table-cell table:number-columns-repeated="991" table:style-name="ce6"/>
          <table:table-cell table:number-columns-repeated="15360"/>
        </table:table-row>
        <table:table-row table:style-name="ro2">
          <table:table-cell office:value-type="string" table:style-name="ce16">
            <text:p>Tax Subtotal</text:p>
          </table:table-cell>
          <table:table-cell office:value-type="string" table:style-name="ce16">
            <text:p>TaxSubtotal</text:p>
          </table:table-cell>
          <table:table-cell office:value-type="string" table:style-name="ce17">
            <text:p>Tax Total. Tax Subtotal</text:p>
          </table:table-cell>
          <table:table-cell table:style-name="ce17"/>
          <table:table-cell office:value-type="string" table:style-name="ce17">
            <text:p>Tax Total</text:p>
          </table:table-cell>
          <table:table-cell table:number-columns-repeated="3" table:style-name="ce17"/>
          <table:table-cell office:value-type="string" office:string-value="Tax Subtotal" table:formula="of:=[.N152]" table:style-name="ce17">
            <text:p>Tax Subtotal</text:p>
          </table:table-cell>
          <table:table-cell office:value-type="string" table:style-name="ce17">
            <text:p>Tax Subtotal</text:p>
          </table:table-cell>
          <table:table-cell table:number-columns-repeated="3" table:style-name="ce17"/>
          <table:table-cell office:value-type="string" table:style-name="ce17">
            <text:p>Tax Subtotal</text:p>
          </table:table-cell>
          <table:table-cell table:style-name="ce17"/>
          <table:table-cell office:value-type="string" table:style-name="ce17">
            <text:p>0..n</text:p>
          </table:table-cell>
          <table:table-cell office:value-type="string" table:style-name="ce17">
            <text:p>ASBIE</text:p>
          </table:table-cell>
          <table:table-cell office:value-type="string" table:style-name="ce17">
            <text:p>One of the subtotals the sum of which equals the total tax amount for a particular taxation scheme.</text:p>
          </table:table-cell>
          <table:table-cell table:number-columns-repeated="2" table:style-name="ce17"/>
          <table:table-cell office:value-type="string" table:style-name="ce17">
            <text:p>1.0</text:p>
          </table:table-cell>
          <table:table-cell table:number-columns-repeated="2" table:style-name="ce17"/>
          <table:table-cell office:value-type="string" table:style-name="ce17">
            <text:p>In All Contexts</text:p>
          </table:table-cell>
          <table:table-cell office:value-type="string" table:style-name="ce17">
            <text:p>In All Contexts</text:p>
          </table:table-cell>
          <table:table-cell office:value-type="string" table:style-name="ce17">
            <text:p>None</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In All Contexts</text:p>
          </table:table-cell>
          <table:table-cell office:value-type="string" table:style-name="ce17">
            <text:p><text:s/></text:p>
          </table:table-cell>
          <table:table-cell table:style-name="ce17"/>
          <table:table-cell table:number-columns-repeated="991" table:style-name="ce6"/>
          <table:table-cell table:number-columns-repeated="15360"/>
        </table:table-row>
        <table:table-row table:style-name="ro2">
          <table:table-cell table:number-columns-spanned="1024" table:number-rows-spanned="1" table:style-name="ce19"/>
          <table:covered-table-cell table:number-columns-repeated="1023"/>
          <table:table-cell table:number-columns-repeated="15360"/>
        </table:table-row>
        <table:table-row table:number-rows-repeated="7" table:style-name="ro2">
          <table:table-cell table:number-columns-repeated="16384" table:style-name="ce1"/>
        </table:table-row>
        <table:table-row table:style-name="ro2">
          <table:table-cell table:number-columns-repeated="16384"/>
        </table:table-row>
        <table:table-row table:style-name="ro6">
          <table:table-cell table:number-columns-repeated="16384"/>
        </table:table-row>
        <table:table-row table:number-rows-repeated="1048224" table:style-name="ro2">
          <table:table-cell table:number-columns-repeated="16384"/>
        </table:table-row>
        <table:table-row table:number-rows-repeated="179" table:style-name="ro4">
          <table:table-cell table:number-columns-repeated="16384"/>
        </table:table-row>
        <table:table-row table:number-rows-repeated="2" table:style-name="ro5">
          <table:table-cell table:number-columns-repeated="16384"/>
        </table:table-row>
        <table:table-row table:number-rows-repeated="9" table:style-name="ro2">
          <table:table-cell table:number-columns-repeated="16384"/>
        </table:table-row>
        <table:named-expressions>
          <table:named-range table:name="Print_Area" table:cell-range-address="DBC-CommonLibrary-1_0.$B$1:DBC-CommonLibrary-1_0.$AG$1" table:base-cell-address="DBC-CommonLibrary-1_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2" svg:font-family="Arial2"/>
    <style:font-face style:name="Arial" svg:font-family="Arial"/>
    <style:font-face style:name="Arial3" svg:font-family="Arial3"/>
    <style:font-face style:name="Arial1" svg:font-family="Arial1"/>
  </office:font-face-decls>
  <office:styles>
    <number:number-style style:name="N0">
      <number:number number:min-integer-digits="1"/>
    </number:number-style>
    <number:text-style style:name="N30">
      <number:text-content/>
    </number:text-style>
    <number:date-style style:name="N36">
      <number:day number:style="long"/>
      <number:text>/</number:text>
      <number:month number:style="long"/>
      <number:text>/</number:text>
      <number:year/>
    </number:date-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2" style:font-name-asian="Arial2" style:font-name-complex="Arial2"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4in" fo:margin-bottom="0.5in" fo:margin-left="0.3in" fo:margin-right="0.3in" style:print-orientation="portrait" style:print-page-order="ltr" style:first-page-number="continue" style:scale-to="80%" style:table-centering="none" style:print="headers grid objects charts drawings"/>
      <style:header-style>
        <style:header-footer-properties fo:min-height="0.295669291338583in" fo:margin-left="0in" fo:margin-right="0in" fo:margin-bottom="0in"/>
      </style:header-style>
      <style:footer-style>
        <style:header-footer-properties fo:min-height="0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style style:name="T1" style:family="text">
      <style:text-properties fo:color="#000000" style:font-name="Arial2" style:font-name-asian="Arial2" style:font-name-complex="Arial2" fo:font-size="10pt" style:font-size-asian="10pt" style:font-size-complex="10pt"/>
    </style:style>
  </office:automatic-styles>
  <office:master-styles>
    <style:master-page style:name="mp1" style:page-layout-name="pm1">
      <style:header/>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text:s/></text:span><text:span text:style-name="T1">(</text:span><text:span text:style-name="T1"><text:page-count>99</text:page-count></text:span><text:span text:style-name="T1">)</text:span></text:p>
        </style:region-center>
        <style:region-right>
          <text:p><text:span text:style-name="T1"><text:date>???</text:date></text:span><text:span text:style-name="T1"><text:s/></text:span><text:span text:style-name="T1">GMT</text:span><text:span text:style-name="T1"><text:s text:c="2"/></text:span><text:span text:style-name="T1"><text:time>???</text:time></text:span></text:p>
        </style:region-right>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dc:creator>Matt Lewis</dc:creator>
    <dc:date>2017-10-20T03:05:19Z</dc:date>
    <meta:editing-cycles>81</meta:editing-cycles>
    <meta:editing-duration>PT858920S</meta:editing-duration>
  </office:meta>
</office:document-meta>
</file>